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>
      <style:table-cell-properties style:rotation-align="none"/>
    </style:style>
    <style:style style:name="ce3" style:family="table-cell" style:parent-style-name="Default"/>
    <style:style style:name="ce2" style:family="table-cell" style:parent-style-name="Default" style:data-style-name="N37"/>
    <style:style style:name="ce6" style:family="table-cell" style:parent-style-name="Default">
      <style:table-cell-properties style:rotation-align="none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cost struct 2" table:style-name="ta1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up_to_kg</text:p>
          </table:table-cell>
          <table:table-cell office:value-type="string" calcext:value-type="string">
            <text:p>fixed costs</text:p>
          </table:table-cell>
          <table:table-cell office:value-type="string" calcext:value-type="string">
            <text:p>cost per kg</text:p>
          </table:table-cell>
          <table:table-cell office:value-type="string" calcext:value-type="string">
            <text:p>cost per km</text:p>
          </table:table-cell>
          <table:table-cell office:value-type="string" calcext:value-type="string">
            <text:p>total cost full load/max dist</text:p>
          </table:table-cell>
          <table:table-cell office:value-type="string" calcext:value-type="string">
            <text:p>tariff_costs</text:p>
          </table:table-cell>
          <table:table-cell office:value-type="string" calcext:value-type="string">
            <text:p>diff</text:p>
          </table:table-cell>
          <table:table-cell/>
          <table:table-cell office:value-type="float" office:value="1.64" calcext:value-type="float">
            <text:p>1.64</text:p>
          </table:table-cell>
          <table:table-cell/>
          <table:table-cell table:style-name="ce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+[.D4]+[.E4]*[.C4]+[.F4]*[.B4]" office:value-type="float" office:value="15" calcext:value-type="float">
            <text:p>15</text:p>
          </table:table-cell>
          <table:table-cell office:value-type="float" office:value="19.25" calcext:value-type="float">
            <text:p>19.25</text:p>
          </table:table-cell>
          <table:table-cell table:formula="of:=+[.H4]-[.G4]" office:value-type="float" office:value="4.25" calcext:value-type="float">
            <text:p>4.25</text:p>
          </table:table-cell>
          <table:table-cell/>
          <table:table-cell table:formula="of:=+[.I283]" office:value-type="float" office:value="115.492016530312" calcext:value-type="float">
            <text:p>115.492016530312</text:p>
          </table:table-cell>
          <table:table-cell/>
          <table:table-cell office:value-type="string" calcext:value-type="string">
            <text:p>.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.59" calcext:value-type="float">
            <text:p>0.59</text:p>
          </table:table-cell>
          <table:table-cell table:formula="of:=+[.E4]-([.C5]-[.C4])/[.C4]*[.E4]/2" office:value-type="float" office:value="0.225" calcext:value-type="float">
            <text:p>0.225</text:p>
          </table:table-cell>
          <table:table-cell table:formula="of:=+[.F4]+([.C5]-[.C4])/[.C5]*[.F4]/2" office:value-type="float" office:value="0" calcext:value-type="float">
            <text:p>0</text:p>
          </table:table-cell>
          <table:table-cell table:formula="of:=+[.D5]+[.E5]*[.C5]+[.F5]*[.B5]" office:value-type="float" office:value="17.465" calcext:value-type="float">
            <text:p>17.465</text:p>
          </table:table-cell>
          <table:table-cell office:value-type="float" office:value="23.09" calcext:value-type="float">
            <text:p>23.09</text:p>
          </table:table-cell>
          <table:table-cell table:formula="of:=+[.H5]-[.G5]" office:value-type="float" office:value="5.625" calcext:value-type="float">
            <text:p>5.625</text:p>
          </table:table-cell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.27" calcext:value-type="float">
            <text:p>1.27</text:p>
          </table:table-cell>
          <table:table-cell table:formula="of:=+[.E5]-([.C6]-[.C5])/[.C5]*[.E5]/2" office:value-type="float" office:value="0.1875" calcext:value-type="float">
            <text:p>0.1875</text:p>
          </table:table-cell>
          <table:table-cell table:formula="of:=+[.F5]+([.C6]-[.C5])/[.C6]*[.F5]/2" office:value-type="float" office:value="0" calcext:value-type="float">
            <text:p>0</text:p>
          </table:table-cell>
          <table:table-cell table:formula="of:=+[.D6]+[.E6]*[.C6]+[.F6]*[.B6]" office:value-type="float" office:value="20.02" calcext:value-type="float">
            <text:p>20.02</text:p>
          </table:table-cell>
          <table:table-cell office:value-type="float" office:value="26.27" calcext:value-type="float">
            <text:p>26.27</text:p>
          </table:table-cell>
          <table:table-cell table:formula="of:=+[.H6]-[.G6]" office:value-type="float" office:value="6.25" calcext:value-type="float">
            <text:p>6.25</text:p>
          </table:table-cell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+[.E6]-([.C7]-[.C6])/[.C6]*[.E6]/2" office:value-type="float" office:value="0.09375" calcext:value-type="float">
            <text:p>0.09375</text:p>
          </table:table-cell>
          <table:table-cell table:formula="of:=+[.F6]+([.C7]-[.C6])/[.C7]*[.F6]/2" office:value-type="float" office:value="0" calcext:value-type="float">
            <text:p>0</text:p>
          </table:table-cell>
          <table:table-cell table:formula="of:=+[.D7]+[.E7]*[.C7]+[.F7]*[.B7]" office:value-type="float" office:value="23.75" calcext:value-type="float">
            <text:p>23.75</text:p>
          </table:table-cell>
          <table:table-cell office:value-type="float" office:value="35.85" calcext:value-type="float">
            <text:p>35.85</text:p>
          </table:table-cell>
          <table:table-cell table:formula="of:=+[.H7]-[.G7]" office:value-type="float" office:value="12.1" calcext:value-type="float">
            <text:p>12.1</text:p>
          </table:table-cell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table:formula="of:=+[.E7]-([.C8]-[.C7])/[.C7]*[.E7]/2" office:value-type="float" office:value="0.0703125" calcext:value-type="float">
            <text:p>0.0703125</text:p>
          </table:table-cell>
          <table:table-cell table:formula="of:=+[.F7]+([.C8]-[.C7])/[.C8]*[.F7]/2" office:value-type="float" office:value="0" calcext:value-type="float">
            <text:p>0</text:p>
          </table:table-cell>
          <table:table-cell table:formula="of:=+[.D8]+[.E8]*[.C8]+[.F8]*[.B8]" office:value-type="float" office:value="28.09375" calcext:value-type="float">
            <text:p>28.09375</text:p>
          </table:table-cell>
          <table:table-cell office:value-type="float" office:value="43" calcext:value-type="float">
            <text:p>43</text:p>
          </table:table-cell>
          <table:table-cell table:formula="of:=+[.H8]-[.G8]" office:value-type="float" office:value="14.90625" calcext:value-type="float">
            <text:p>14.90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table:formula="of:=+[.E8]-([.C9]-[.C8])/[.C8]*[.E8]/2" office:value-type="float" office:value="0.05859375" calcext:value-type="float">
            <text:p>0.05859375</text:p>
          </table:table-cell>
          <table:table-cell table:formula="of:=+[.F8]+([.C9]-[.C8])/[.C9]*[.F8]/2" office:value-type="float" office:value="0" calcext:value-type="float">
            <text:p>0</text:p>
          </table:table-cell>
          <table:table-cell table:formula="of:=+[.D9]+[.E9]*[.C9]+[.F9]*[.B9]" office:value-type="float" office:value="33.4375" calcext:value-type="float">
            <text:p>33.4375</text:p>
          </table:table-cell>
          <table:table-cell office:value-type="float" office:value="48.92" calcext:value-type="float">
            <text:p>48.92</text:p>
          </table:table-cell>
          <table:table-cell table:formula="of:=+[.H9]-[.G9]" office:value-type="float" office:value="15.4825" calcext:value-type="float">
            <text:p>15.4825</text:p>
          </table:table-cell>
          <table:table-cell table:number-columns-repeated="3"/>
          <table:table-cell table:formula="of:=+28/2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table:formula="of:=+[.E9]-([.C10]-[.C9])/[.C9]*[.E9]/2" office:value-type="float" office:value="0.05126953125" calcext:value-type="float">
            <text:p>0.05126953125</text:p>
          </table:table-cell>
          <table:table-cell table:formula="of:=+[.F9]+([.C10]-[.C9])/[.C10]*[.F9]/2" office:value-type="float" office:value="0" calcext:value-type="float">
            <text:p>0</text:p>
          </table:table-cell>
          <table:table-cell table:formula="of:=+[.D10]+[.E10]*[.C10]+[.F10]*[.B10]" office:value-type="float" office:value="37.634765625" calcext:value-type="float">
            <text:p>37.634765625</text:p>
          </table:table-cell>
          <table:table-cell office:value-type="float" office:value="54.07" calcext:value-type="float">
            <text:p>54.07</text:p>
          </table:table-cell>
          <table:table-cell table:formula="of:=+[.H10]-[.G10]" office:value-type="float" office:value="16.435234375" calcext:value-type="float">
            <text:p>16.435234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table:formula="of:=+[.E10]-([.C11]-[.C10])/[.C10]*[.E10]/2" office:value-type="float" office:value="0.046142578125" calcext:value-type="float">
            <text:p>0.046142578125</text:p>
          </table:table-cell>
          <table:table-cell table:formula="of:=+[.F10]+([.C11]-[.C10])/[.C11]*[.F10]/2" office:value-type="float" office:value="0" calcext:value-type="float">
            <text:p>0</text:p>
          </table:table-cell>
          <table:table-cell table:formula="of:=+[.D11]+[.E11]*[.C11]+[.F11]*[.B11]" office:value-type="float" office:value="42.685546875" calcext:value-type="float">
            <text:p>42.685546875</text:p>
          </table:table-cell>
          <table:table-cell office:value-type="float" office:value="58.68" calcext:value-type="float">
            <text:p>58.68</text:p>
          </table:table-cell>
          <table:table-cell table:formula="of:=+[.H11]-[.G11]" office:value-type="float" office:value="15.994453125" calcext:value-type="float">
            <text:p>15.994453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17" calcext:value-type="float">
            <text:p>17</text:p>
          </table:table-cell>
          <table:table-cell table:formula="of:=+[.E11]-([.C12]-[.C11])/[.C11]*[.E11]/2" office:value-type="float" office:value="0.04229736328125" calcext:value-type="float">
            <text:p>0.04229736328125</text:p>
          </table:table-cell>
          <table:table-cell table:formula="of:=+[.F11]+([.C12]-[.C11])/[.C12]*[.F11]/2" office:value-type="float" office:value="0" calcext:value-type="float">
            <text:p>0</text:p>
          </table:table-cell>
          <table:table-cell table:formula="of:=+[.D12]+[.E12]*[.C12]+[.F12]*[.B12]" office:value-type="float" office:value="46.608154296875" calcext:value-type="float">
            <text:p>46.608154296875</text:p>
          </table:table-cell>
          <table:table-cell office:value-type="float" office:value="62.88" calcext:value-type="float">
            <text:p>62.88</text:p>
          </table:table-cell>
          <table:table-cell table:formula="of:=+[.H12]-[.G12]" office:value-type="float" office:value="16.271845703125" calcext:value-type="float">
            <text:p>16.271845703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18" calcext:value-type="float">
            <text:p>18</text:p>
          </table:table-cell>
          <table:table-cell table:formula="of:=+[.E12]-([.C13]-[.C12])/[.C12]*[.E12]/2" office:value-type="float" office:value="0.039276123046875" calcext:value-type="float">
            <text:p>0.039276123046875</text:p>
          </table:table-cell>
          <table:table-cell table:formula="of:=+[.F12]+([.C13]-[.C12])/[.C13]*[.F12]/2" office:value-type="float" office:value="0" calcext:value-type="float">
            <text:p>0</text:p>
          </table:table-cell>
          <table:table-cell table:formula="of:=+[.D13]+[.E13]*[.C13]+[.F13]*[.B13]" office:value-type="float" office:value="49.4208984375" calcext:value-type="float">
            <text:p>49.4208984375</text:p>
          </table:table-cell>
          <table:table-cell office:value-type="float" office:value="66.76" calcext:value-type="float">
            <text:p>66.76</text:p>
          </table:table-cell>
          <table:table-cell table:formula="of:=+[.H13]-[.G13]" office:value-type="float" office:value="17.3391015625" calcext:value-type="float">
            <text:p>17.3391015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20" calcext:value-type="float">
            <text:p>20</text:p>
          </table:table-cell>
          <table:table-cell table:formula="of:=+[.E13]-([.C14]-[.C13])/[.C13]*[.E13]/2" office:value-type="float" office:value="0.0368213653564453" calcext:value-type="float">
            <text:p>0.036821365356445</text:p>
          </table:table-cell>
          <table:table-cell table:formula="of:=+[.F13]+([.C14]-[.C13])/[.C14]*[.F13]/2" office:value-type="float" office:value="0" calcext:value-type="float">
            <text:p>0</text:p>
          </table:table-cell>
          <table:table-cell table:formula="of:=+[.D14]+[.E14]*[.C14]+[.F14]*[.B14]" office:value-type="float" office:value="53.1392288208008" calcext:value-type="float">
            <text:p>53.1392288208008</text:p>
          </table:table-cell>
          <table:table-cell office:value-type="float" office:value="70.39" calcext:value-type="float">
            <text:p>70.39</text:p>
          </table:table-cell>
          <table:table-cell table:formula="of:=+[.H14]-[.G14]" office:value-type="float" office:value="17.2507711791992" calcext:value-type="float">
            <text:p>17.25077117919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table:formula="of:=+[.E14]-([.C15]-[.C14])/[.C14]*[.E14]/2" office:value-type="float" office:value="0.0347757339477539" calcext:value-type="float">
            <text:p>0.034775733947754</text:p>
          </table:table-cell>
          <table:table-cell table:formula="of:=+[.F14]+([.C15]-[.C14])/[.C15]*[.F14]/2" office:value-type="float" office:value="0" calcext:value-type="float">
            <text:p>0</text:p>
          </table:table-cell>
          <table:table-cell table:formula="of:=+[.D15]+[.E15]*[.C15]+[.F15]*[.B15]" office:value-type="float" office:value="55.7757339477539" calcext:value-type="float">
            <text:p>55.7757339477539</text:p>
          </table:table-cell>
          <table:table-cell office:value-type="float" office:value="73.79" calcext:value-type="float">
            <text:p>73.79</text:p>
          </table:table-cell>
          <table:table-cell table:formula="of:=+[.H15]-[.G15]" office:value-type="float" office:value="18.0142660522461" calcext:value-type="float">
            <text:p>18.01426605224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250" calcext:value-type="float">
            <text:p>1250</text:p>
          </table:table-cell>
          <table:table-cell office:value-type="float" office:value="24" calcext:value-type="float">
            <text:p>24</text:p>
          </table:table-cell>
          <table:table-cell table:formula="of:=+[.E15]-([.C16]-[.C15])/[.C15]*[.E15]/2" office:value-type="float" office:value="0.0304287672042847" calcext:value-type="float">
            <text:p>0.030428767204285</text:p>
          </table:table-cell>
          <table:table-cell table:formula="of:=+[.F15]+([.C16]-[.C15])/[.C16]*[.F15]/2" office:value-type="float" office:value="0" calcext:value-type="float">
            <text:p>0</text:p>
          </table:table-cell>
          <table:table-cell table:formula="of:=+[.D16]+[.E16]*[.C16]+[.F16]*[.B16]" office:value-type="float" office:value="62.0359590053559" calcext:value-type="float">
            <text:p>62.0359590053559</text:p>
          </table:table-cell>
          <table:table-cell office:value-type="float" office:value="81.56" calcext:value-type="float">
            <text:p>81.56</text:p>
          </table:table-cell>
          <table:table-cell table:formula="of:=+[.H16]-[.G16]" office:value-type="float" office:value="19.5240409946442" calcext:value-type="float">
            <text:p>19.52404099464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7" calcext:value-type="float">
            <text:p>27</text:p>
          </table:table-cell>
          <table:table-cell table:formula="of:=+[.E16]-([.C17]-[.C16])/[.C16]*[.E16]/2" office:value-type="float" office:value="0.0273858904838562" calcext:value-type="float">
            <text:p>0.027385890483856</text:p>
          </table:table-cell>
          <table:table-cell table:formula="of:=+[.F16]+([.C17]-[.C16])/[.C17]*[.F16]/2" office:value-type="float" office:value="0" calcext:value-type="float">
            <text:p>0</text:p>
          </table:table-cell>
          <table:table-cell table:formula="of:=+[.D17]+[.E17]*[.C17]+[.F17]*[.B17]" office:value-type="float" office:value="68.0788357257843" calcext:value-type="float">
            <text:p>68.0788357257843</text:p>
          </table:table-cell>
          <table:table-cell office:value-type="float" office:value="88.51" calcext:value-type="float">
            <text:p>88.51</text:p>
          </table:table-cell>
          <table:table-cell table:formula="of:=+[.H17]-[.G17]" office:value-type="float" office:value="20.4311642742157" calcext:value-type="float">
            <text:p>20.43116427421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750" calcext:value-type="float">
            <text:p>1750</text:p>
          </table:table-cell>
          <table:table-cell office:value-type="float" office:value="30" calcext:value-type="float">
            <text:p>30</text:p>
          </table:table-cell>
          <table:table-cell table:formula="of:=+[.E17]-([.C18]-[.C17])/[.C17]*[.E17]/2" office:value-type="float" office:value="0.0251037329435349" calcext:value-type="float">
            <text:p>0.025103732943535</text:p>
          </table:table-cell>
          <table:table-cell table:formula="of:=+[.F17]+([.C18]-[.C17])/[.C18]*[.F17]/2" office:value-type="float" office:value="0" calcext:value-type="float">
            <text:p>0</text:p>
          </table:table-cell>
          <table:table-cell table:formula="of:=+[.D18]+[.E18]*[.C18]+[.F18]*[.B18]" office:value-type="float" office:value="73.931532651186" calcext:value-type="float">
            <text:p>73.931532651186</text:p>
          </table:table-cell>
          <table:table-cell office:value-type="float" office:value="94.84" calcext:value-type="float">
            <text:p>94.84</text:p>
          </table:table-cell>
          <table:table-cell table:formula="of:=+[.H18]-[.G18]" office:value-type="float" office:value="20.908467348814" calcext:value-type="float">
            <text:p>20.9084673488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table:formula="of:=+[.E18]-([.C19]-[.C18])/[.C18]*[.E18]/2" office:value-type="float" office:value="0.0233106091618538" calcext:value-type="float">
            <text:p>0.023310609161854</text:p>
          </table:table-cell>
          <table:table-cell table:formula="of:=+[.F18]+([.C19]-[.C18])/[.C19]*[.F18]/2" office:value-type="float" office:value="0" calcext:value-type="float">
            <text:p>0</text:p>
          </table:table-cell>
          <table:table-cell table:formula="of:=+[.D19]+[.E19]*[.C19]+[.F19]*[.B19]" office:value-type="float" office:value="78.6212183237076" calcext:value-type="float">
            <text:p>78.6212183237076</text:p>
          </table:table-cell>
          <table:table-cell office:value-type="float" office:value="100.7" calcext:value-type="float">
            <text:p>100.7</text:p>
          </table:table-cell>
          <table:table-cell table:formula="of:=+[.H19]-[.G19]" office:value-type="float" office:value="22.0787816762924" calcext:value-type="float">
            <text:p>22.07878167629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37" calcext:value-type="float">
            <text:p>37</text:p>
          </table:table-cell>
          <table:table-cell table:formula="of:=+[.E19]-([.C20]-[.C19])/[.C19]*[.E19]/2" office:value-type="float" office:value="0.0203967830166221" calcext:value-type="float">
            <text:p>0.020396783016622</text:p>
          </table:table-cell>
          <table:table-cell table:formula="of:=+[.F19]+([.C20]-[.C19])/[.C20]*[.F19]/2" office:value-type="float" office:value="0" calcext:value-type="float">
            <text:p>0</text:p>
          </table:table-cell>
          <table:table-cell table:formula="of:=+[.D20]+[.E20]*[.C20]+[.F20]*[.B20]" office:value-type="float" office:value="87.9919575415552" calcext:value-type="float">
            <text:p>87.9919575415552</text:p>
          </table:table-cell>
          <table:table-cell office:value-type="float" office:value="111.3" calcext:value-type="float">
            <text:p>111.3</text:p>
          </table:table-cell>
          <table:table-cell table:formula="of:=+[.H20]-[.G20]" office:value-type="float" office:value="23.3080424584448" calcext:value-type="float">
            <text:p>23.30804245844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40" calcext:value-type="float">
            <text:p>40</text:p>
          </table:table-cell>
          <table:table-cell table:formula="of:=+[.E20]-([.C21]-[.C20])/[.C20]*[.E20]/2" office:value-type="float" office:value="0.0183571047149599" calcext:value-type="float">
            <text:p>0.01835710471496</text:p>
          </table:table-cell>
          <table:table-cell table:formula="of:=+[.F20]+([.C21]-[.C20])/[.C21]*[.F20]/2" office:value-type="float" office:value="0" calcext:value-type="float">
            <text:p>0</text:p>
          </table:table-cell>
          <table:table-cell table:formula="of:=+[.D21]+[.E21]*[.C21]+[.F21]*[.B21]" office:value-type="float" office:value="95.0713141448796" calcext:value-type="float">
            <text:p>95.0713141448796</text:p>
          </table:table-cell>
          <table:table-cell office:value-type="float" office:value="120.78" calcext:value-type="float">
            <text:p>120.78</text:p>
          </table:table-cell>
          <table:table-cell table:formula="of:=+[.H21]-[.G21]" office:value-type="float" office:value="25.7086858551204" calcext:value-type="float">
            <text:p>25.70868585512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500" calcext:value-type="float">
            <text:p>3500</text:p>
          </table:table-cell>
          <table:table-cell office:value-type="float" office:value="48" calcext:value-type="float">
            <text:p>48</text:p>
          </table:table-cell>
          <table:table-cell table:formula="of:=+[.E21]-([.C22]-[.C21])/[.C21]*[.E21]/2" office:value-type="float" office:value="0.0168273459887132" calcext:value-type="float">
            <text:p>0.016827345988713</text:p>
          </table:table-cell>
          <table:table-cell table:formula="of:=+[.F21]+([.C22]-[.C21])/[.C22]*[.F21]/2" office:value-type="float" office:value="0" calcext:value-type="float">
            <text:p>0</text:p>
          </table:table-cell>
          <table:table-cell table:formula="of:=+[.D22]+[.E22]*[.C22]+[.F22]*[.B22]" office:value-type="float" office:value="106.895710960496" calcext:value-type="float">
            <text:p>106.895710960496</text:p>
          </table:table-cell>
          <table:table-cell office:value-type="float" office:value="129.43" calcext:value-type="float">
            <text:p>129.43</text:p>
          </table:table-cell>
          <table:table-cell table:formula="of:=+[.H22]-[.G22]" office:value-type="float" office:value="22.5342890395038" calcext:value-type="float">
            <text:p>22.5342890395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000" calcext:value-type="float">
            <text:p>4000</text:p>
          </table:table-cell>
          <table:table-cell office:value-type="float" office:value="52" calcext:value-type="float">
            <text:p>52</text:p>
          </table:table-cell>
          <table:table-cell table:formula="of:=+[.E22]-([.C23]-[.C22])/[.C22]*[.E22]/2" office:value-type="float" office:value="0.0156253927038051" calcext:value-type="float">
            <text:p>0.015625392703805</text:p>
          </table:table-cell>
          <table:table-cell table:formula="of:=+[.F22]+([.C23]-[.C22])/[.C23]*[.F22]/2" office:value-type="float" office:value="0" calcext:value-type="float">
            <text:p>0</text:p>
          </table:table-cell>
          <table:table-cell table:formula="of:=+[.D23]+[.E23]*[.C23]+[.F23]*[.B23]" office:value-type="float" office:value="114.501570815221" calcext:value-type="float">
            <text:p>114.501570815221</text:p>
          </table:table-cell>
          <table:table-cell office:value-type="float" office:value="137.42" calcext:value-type="float">
            <text:p>137.42</text:p>
          </table:table-cell>
          <table:table-cell table:formula="of:=+[.H23]-[.G23]" office:value-type="float" office:value="22.9184291847795" calcext:value-type="float">
            <text:p>22.91842918477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58" calcext:value-type="float">
            <text:p>58</text:p>
          </table:table-cell>
          <table:table-cell table:formula="of:=+[.E23]-([.C24]-[.C23])/[.C23]*[.E23]/2" office:value-type="float" office:value="0.0136722186158295" calcext:value-type="float">
            <text:p>0.01367221861583</text:p>
          </table:table-cell>
          <table:table-cell table:formula="of:=+[.F23]+([.C24]-[.C23])/[.C24]*[.F23]/2" office:value-type="float" office:value="0" calcext:value-type="float">
            <text:p>0</text:p>
          </table:table-cell>
          <table:table-cell table:formula="of:=+[.D24]+[.E24]*[.C24]+[.F24]*[.B24]" office:value-type="float" office:value="126.361093079147" calcext:value-type="float">
            <text:p>126.361093079147</text:p>
          </table:table-cell>
          <table:table-cell office:value-type="float" office:value="151.88" calcext:value-type="float">
            <text:p>151.88</text:p>
          </table:table-cell>
          <table:table-cell table:formula="of:=+[.H24]-[.G24]" office:value-type="float" office:value="25.5189069208525" calcext:value-type="float">
            <text:p>25.51890692085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6000" calcext:value-type="float">
            <text:p>6000</text:p>
          </table:table-cell>
          <table:table-cell office:value-type="float" office:value="65" calcext:value-type="float">
            <text:p>65</text:p>
          </table:table-cell>
          <table:table-cell table:formula="of:=+[.E24]-([.C25]-[.C24])/[.C24]*[.E24]/2" office:value-type="float" office:value="0.0123049967542465" calcext:value-type="float">
            <text:p>0.012304996754247</text:p>
          </table:table-cell>
          <table:table-cell table:formula="of:=+[.F24]+([.C25]-[.C24])/[.C25]*[.F24]/2" office:value-type="float" office:value="0" calcext:value-type="float">
            <text:p>0</text:p>
          </table:table-cell>
          <table:table-cell table:formula="of:=+[.D25]+[.E25]*[.C25]+[.F25]*[.B25]" office:value-type="float" office:value="138.829980525479" calcext:value-type="float">
            <text:p>138.829980525479</text:p>
          </table:table-cell>
          <table:table-cell office:value-type="float" office:value="164.82" calcext:value-type="float">
            <text:p>164.82</text:p>
          </table:table-cell>
          <table:table-cell table:formula="of:=+[.H25]-[.G25]" office:value-type="float" office:value="25.9900194745207" calcext:value-type="float">
            <text:p>25.99001947452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0" calcext:value-type="float">
            <text:p>7000</text:p>
          </table:table-cell>
          <table:table-cell office:value-type="float" office:value="70" calcext:value-type="float">
            <text:p>70</text:p>
          </table:table-cell>
          <table:table-cell table:formula="of:=+[.E25]-([.C26]-[.C25])/[.C25]*[.E25]/2" office:value-type="float" office:value="0.0112795803580593" calcext:value-type="float">
            <text:p>0.011279580358059</text:p>
          </table:table-cell>
          <table:table-cell table:formula="of:=+[.F25]+([.C26]-[.C25])/[.C26]*[.F25]/2" office:value-type="float" office:value="0" calcext:value-type="float">
            <text:p>0</text:p>
          </table:table-cell>
          <table:table-cell table:formula="of:=+[.D26]+[.E26]*[.C26]+[.F26]*[.B26]" office:value-type="float" office:value="148.957062506415" calcext:value-type="float">
            <text:p>148.957062506415</text:p>
          </table:table-cell>
          <table:table-cell office:value-type="float" office:value="176.62" calcext:value-type="float">
            <text:p>176.62</text:p>
          </table:table-cell>
          <table:table-cell table:formula="of:=+[.H26]-[.G26]" office:value-type="float" office:value="27.6629374935847" calcext:value-type="float">
            <text:p>27.66293749358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000" calcext:value-type="float">
            <text:p>8000</text:p>
          </table:table-cell>
          <table:table-cell office:value-type="float" office:value="74" calcext:value-type="float">
            <text:p>74</text:p>
          </table:table-cell>
          <table:table-cell table:formula="of:=+[.E26]-([.C27]-[.C26])/[.C26]*[.E26]/2" office:value-type="float" office:value="0.0104738960467694" calcext:value-type="float">
            <text:p>0.010473896046769</text:p>
          </table:table-cell>
          <table:table-cell table:formula="of:=+[.F26]+([.C27]-[.C26])/[.C27]*[.F26]/2" office:value-type="float" office:value="0" calcext:value-type="float">
            <text:p>0</text:p>
          </table:table-cell>
          <table:table-cell table:formula="of:=+[.D27]+[.E27]*[.C27]+[.F27]*[.B27]" office:value-type="float" office:value="157.791168374155" calcext:value-type="float">
            <text:p>157.791168374155</text:p>
          </table:table-cell>
          <table:table-cell office:value-type="float" office:value="187.52" calcext:value-type="float">
            <text:p>187.52</text:p>
          </table:table-cell>
          <table:table-cell table:formula="of:=+[.H27]-[.G27]" office:value-type="float" office:value="29.728831625845" calcext:value-type="float">
            <text:p>29.7288316258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000" calcext:value-type="float">
            <text:p>9000</text:p>
          </table:table-cell>
          <table:table-cell office:value-type="float" office:value="78" calcext:value-type="float">
            <text:p>78</text:p>
          </table:table-cell>
          <table:table-cell table:formula="of:=+[.E27]-([.C28]-[.C27])/[.C27]*[.E27]/2" office:value-type="float" office:value="0.00981927754384629" calcext:value-type="float">
            <text:p>0.009819277543846</text:p>
          </table:table-cell>
          <table:table-cell table:formula="of:=+[.F27]+([.C28]-[.C27])/[.C28]*[.F27]/2" office:value-type="float" office:value="0" calcext:value-type="float">
            <text:p>0</text:p>
          </table:table-cell>
          <table:table-cell table:formula="of:=+[.D28]+[.E28]*[.C28]+[.F28]*[.B28]" office:value-type="float" office:value="166.373497894617" calcext:value-type="float">
            <text:p>166.373497894617</text:p>
          </table:table-cell>
          <table:table-cell office:value-type="float" office:value="197.7" calcext:value-type="float">
            <text:p>197.7</text:p>
          </table:table-cell>
          <table:table-cell table:formula="of:=+[.H28]-[.G28]" office:value-type="float" office:value="31.3265021053834" calcext:value-type="float">
            <text:p>31.32650210538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3" calcext:value-type="float">
            <text:p>83</text:p>
          </table:table-cell>
          <table:table-cell table:formula="of:=+[.E28]-([.C29]-[.C28])/[.C28]*[.E28]/2" office:value-type="float" office:value="0.00927376212474372" calcext:value-type="float">
            <text:p>0.009273762124744</text:p>
          </table:table-cell>
          <table:table-cell table:formula="of:=+[.F28]+([.C29]-[.C28])/[.C29]*[.F28]/2" office:value-type="float" office:value="0" calcext:value-type="float">
            <text:p>0</text:p>
          </table:table-cell>
          <table:table-cell table:formula="of:=+[.D29]+[.E29]*[.C29]+[.F29]*[.B29]" office:value-type="float" office:value="175.737621247437" calcext:value-type="float">
            <text:p>175.737621247437</text:p>
          </table:table-cell>
          <table:table-cell office:value-type="float" office:value="207.26" calcext:value-type="float">
            <text:p>207.26</text:p>
          </table:table-cell>
          <table:table-cell table:formula="of:=+[.H29]-[.G29]" office:value-type="float" office:value="31.5223787525628" calcext:value-type="float">
            <text:p>31.52237875256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5000" calcext:value-type="float">
            <text:p>15000</text:p>
          </table:table-cell>
          <table:table-cell office:value-type="float" office:value="109.45" calcext:value-type="float">
            <text:p>109.45</text:p>
          </table:table-cell>
          <table:table-cell table:formula="of:=+[.E29]-([.C30]-[.C29])/[.C29]*[.E29]/2" office:value-type="float" office:value="0.00695532159355779" calcext:value-type="float">
            <text:p>0.006955321593558</text:p>
          </table:table-cell>
          <table:table-cell table:formula="of:=+[.F29]+([.C30]-[.C29])/[.C30]*[.F29]/2" office:value-type="float" office:value="0" calcext:value-type="float">
            <text:p>0</text:p>
          </table:table-cell>
          <table:table-cell table:formula="of:=+[.D30]+[.E30]*[.C30]+[.F30]*[.B30]" office:value-type="float" office:value="213.779823903367" calcext:value-type="float">
            <text:p>213.779823903367</text:p>
          </table:table-cell>
          <table:table-cell office:value-type="float" office:value="248.6" calcext:value-type="float">
            <text:p>248.6</text:p>
          </table:table-cell>
          <table:table-cell table:formula="of:=+[.H30]-[.G30]" office:value-type="float" office:value="34.8201760966331" calcext:value-type="float">
            <text:p>34.82017609663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4000" calcext:value-type="float">
            <text:p>24000</text:p>
          </table:table-cell>
          <table:table-cell office:value-type="float" office:value="151.1" calcext:value-type="float">
            <text:p>151.1</text:p>
          </table:table-cell>
          <table:table-cell table:formula="of:=+[.E30]-([.C31]-[.C30])/[.C30]*[.E30]/2" office:value-type="float" office:value="0.00486872511549045" calcext:value-type="float">
            <text:p>0.00486872511549</text:p>
          </table:table-cell>
          <table:table-cell table:formula="of:=+[.F30]+([.C31]-[.C30])/[.C31]*[.F30]/2" office:value-type="float" office:value="0" calcext:value-type="float">
            <text:p>0</text:p>
          </table:table-cell>
          <table:table-cell table:formula="of:=+[.D31]+[.E31]*[.C31]+[.F31]*[.B31]" office:value-type="float" office:value="267.949402771771" calcext:value-type="float">
            <text:p>267.949402771771</text:p>
          </table:table-cell>
          <table:table-cell office:value-type="float" office:value="306.94" calcext:value-type="float">
            <text:p>306.94</text:p>
          </table:table-cell>
          <table:table-cell table:formula="of:=+[.H31]-[.G31]" office:value-type="float" office:value="38.9905972282291" calcext:value-type="float">
            <text:p>38.99059722822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formula="of:=+[.D4]*[.$K$3]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table:formula="of:=+[.D32]+[.E32]*[.C32]+[.F32]*[.B32]" office:value-type="float" office:value="20" calcext:value-type="float">
            <text:p>20</text:p>
          </table:table-cell>
          <table:table-cell office:value-type="float" office:value="25.82" calcext:value-type="float">
            <text:p>25.82</text:p>
          </table:table-cell>
          <table:table-cell table:formula="of:=+[.H32]-[.G32]" office:value-type="float" office:value="5.82" calcext:value-type="float">
            <text:p>5.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75" calcext:value-type="float">
            <text:p>75</text:p>
          </table:table-cell>
          <table:table-cell table:formula="of:=+[.D5]*[.$K$3]" office:value-type="float" office:value="0.9676" calcext:value-type="float">
            <text:p>0.9676</text:p>
          </table:table-cell>
          <table:table-cell table:formula="of:=+[.E32]-([.C33]-[.C32])/[.C32]*[.E32]/2" office:value-type="float" office:value="0.225" calcext:value-type="float">
            <text:p>0.225</text:p>
          </table:table-cell>
          <table:table-cell table:formula="of:=+[.F32]+([.C33]-[.C32])/[.C33]*[.F32]/2" office:value-type="float" office:value="0.0233333333333333" calcext:value-type="float">
            <text:p>0.023333333333333</text:p>
          </table:table-cell>
          <table:table-cell table:formula="of:=+[.D33]+[.E33]*[.C33]+[.F33]*[.B33]" office:value-type="float" office:value="23.6759333333333" calcext:value-type="float">
            <text:p>23.6759333333333</text:p>
          </table:table-cell>
          <table:table-cell office:value-type="float" office:value="31.63" calcext:value-type="float">
            <text:p>31.63</text:p>
          </table:table-cell>
          <table:table-cell table:formula="of:=+[.H33]-[.G33]" office:value-type="float" office:value="7.95406666666666" calcext:value-type="float">
            <text:p>7.954066666666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formula="of:=+[.D6]*[.$K$3]" office:value-type="float" office:value="2.0828" calcext:value-type="float">
            <text:p>2.0828</text:p>
          </table:table-cell>
          <table:table-cell table:formula="of:=+[.E33]-([.C34]-[.C33])/[.C33]*[.E33]/2" office:value-type="float" office:value="0.1875" calcext:value-type="float">
            <text:p>0.1875</text:p>
          </table:table-cell>
          <table:table-cell table:formula="of:=+[.F33]+([.C34]-[.C33])/[.C34]*[.F33]/2" office:value-type="float" office:value="0.02625" calcext:value-type="float">
            <text:p>0.02625</text:p>
          </table:table-cell>
          <table:table-cell table:formula="of:=+[.D34]+[.E34]*[.C34]+[.F34]*[.B34]" office:value-type="float" office:value="27.3953" calcext:value-type="float">
            <text:p>27.3953</text:p>
          </table:table-cell>
          <table:table-cell office:value-type="float" office:value="36.53" calcext:value-type="float">
            <text:p>36.53</text:p>
          </table:table-cell>
          <table:table-cell table:formula="of:=+[.H34]-[.G34]" office:value-type="float" office:value="9.1347" calcext:value-type="float">
            <text:p>9.13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formula="of:=+[.D7]*[.$K$3]" office:value-type="float" office:value="8.2" calcext:value-type="float">
            <text:p>8.2</text:p>
          </table:table-cell>
          <table:table-cell table:formula="of:=+[.E34]-([.C35]-[.C34])/[.C34]*[.E34]/2" office:value-type="float" office:value="0.09375" calcext:value-type="float">
            <text:p>0.09375</text:p>
          </table:table-cell>
          <table:table-cell table:formula="of:=+[.F34]+([.C35]-[.C34])/[.C35]*[.F34]/2" office:value-type="float" office:value="0.0328125" calcext:value-type="float">
            <text:p>0.0328125</text:p>
          </table:table-cell>
          <table:table-cell table:formula="of:=+[.D35]+[.E35]*[.C35]+[.F35]*[.B35]" office:value-type="float" office:value="35.153125" calcext:value-type="float">
            <text:p>35.153125</text:p>
          </table:table-cell>
          <table:table-cell office:value-type="float" office:value="51.68" calcext:value-type="float">
            <text:p>51.68</text:p>
          </table:table-cell>
          <table:table-cell table:formula="of:=+[.H35]-[.G35]" office:value-type="float" office:value="16.526875" calcext:value-type="float">
            <text:p>16.526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table:formula="of:=+[.D8]*[.$K$3]" office:value-type="float" office:value="11.48" calcext:value-type="float">
            <text:p>11.48</text:p>
          </table:table-cell>
          <table:table-cell table:formula="of:=+[.E35]-([.C36]-[.C35])/[.C35]*[.E35]/2" office:value-type="float" office:value="0.0703125" calcext:value-type="float">
            <text:p>0.0703125</text:p>
          </table:table-cell>
          <table:table-cell table:formula="of:=+[.F35]+([.C36]-[.C35])/[.C36]*[.F35]/2" office:value-type="float" office:value="0.03828125" calcext:value-type="float">
            <text:p>0.03828125</text:p>
          </table:table-cell>
          <table:table-cell table:formula="of:=+[.D36]+[.E36]*[.C36]+[.F36]*[.B36]" office:value-type="float" office:value="42.1440625" calcext:value-type="float">
            <text:p>42.1440625</text:p>
          </table:table-cell>
          <table:table-cell office:value-type="float" office:value="63.3" calcext:value-type="float">
            <text:p>63.3</text:p>
          </table:table-cell>
          <table:table-cell table:formula="of:=+[.H36]-[.G36]" office:value-type="float" office:value="21.1559375" calcext:value-type="float">
            <text:p>21.1559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table:formula="of:=+[.D9]*[.$K$3]" office:value-type="float" office:value="16.4" calcext:value-type="float">
            <text:p>16.4</text:p>
          </table:table-cell>
          <table:table-cell table:formula="of:=+[.E36]-([.C37]-[.C36])/[.C36]*[.E36]/2" office:value-type="float" office:value="0.05859375" calcext:value-type="float">
            <text:p>0.05859375</text:p>
          </table:table-cell>
          <table:table-cell table:formula="of:=+[.F36]+([.C37]-[.C36])/[.C37]*[.F36]/2" office:value-type="float" office:value="0.04306640625" calcext:value-type="float">
            <text:p>0.04306640625</text:p>
          </table:table-cell>
          <table:table-cell table:formula="of:=+[.D37]+[.E37]*[.C37]+[.F37]*[.B37]" office:value-type="float" office:value="50.6041015625" calcext:value-type="float">
            <text:p>50.6041015625</text:p>
          </table:table-cell>
          <table:table-cell office:value-type="float" office:value="73.11" calcext:value-type="float">
            <text:p>73.11</text:p>
          </table:table-cell>
          <table:table-cell table:formula="of:=+[.H37]-[.G37]" office:value-type="float" office:value="22.5058984375" calcext:value-type="float">
            <text:p>22.5058984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table:formula="of:=+[.D10]*[.$K$3]" office:value-type="float" office:value="19.68" calcext:value-type="float">
            <text:p>19.68</text:p>
          </table:table-cell>
          <table:table-cell table:formula="of:=+[.E37]-([.C38]-[.C37])/[.C37]*[.E37]/2" office:value-type="float" office:value="0.05126953125" calcext:value-type="float">
            <text:p>0.05126953125</text:p>
          </table:table-cell>
          <table:table-cell table:formula="of:=+[.F37]+([.C38]-[.C37])/[.C38]*[.F37]/2" office:value-type="float" office:value="0.047373046875" calcext:value-type="float">
            <text:p>0.047373046875</text:p>
          </table:table-cell>
          <table:table-cell table:formula="of:=+[.D38]+[.E38]*[.C38]+[.F38]*[.B38]" office:value-type="float" office:value="57.15802734375" calcext:value-type="float">
            <text:p>57.15802734375</text:p>
          </table:table-cell>
          <table:table-cell office:value-type="float" office:value="81.74" calcext:value-type="float">
            <text:p>81.74</text:p>
          </table:table-cell>
          <table:table-cell table:formula="of:=+[.H38]-[.G38]" office:value-type="float" office:value="24.58197265625" calcext:value-type="float">
            <text:p>24.58197265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600" calcext:value-type="float">
            <text:p>600</text:p>
          </table:table-cell>
          <table:table-cell table:formula="of:=+[.D11]*[.$K$3]" office:value-type="float" office:value="24.6" calcext:value-type="float">
            <text:p>24.6</text:p>
          </table:table-cell>
          <table:table-cell table:formula="of:=+[.E38]-([.C39]-[.C38])/[.C38]*[.E38]/2" office:value-type="float" office:value="0.046142578125" calcext:value-type="float">
            <text:p>0.046142578125</text:p>
          </table:table-cell>
          <table:table-cell table:formula="of:=+[.F38]+([.C39]-[.C38])/[.C39]*[.F38]/2" office:value-type="float" office:value="0.05132080078125" calcext:value-type="float">
            <text:p>0.05132080078125</text:p>
          </table:table-cell>
          <table:table-cell table:formula="of:=+[.D39]+[.E39]*[.C39]+[.F39]*[.B39]" office:value-type="float" office:value="65.1157470703125" calcext:value-type="float">
            <text:p>65.1157470703125</text:p>
          </table:table-cell>
          <table:table-cell office:value-type="float" office:value="89.55" calcext:value-type="float">
            <text:p>89.55</text:p>
          </table:table-cell>
          <table:table-cell table:formula="of:=+[.H39]-[.G39]" office:value-type="float" office:value="24.4342529296875" calcext:value-type="float">
            <text:p>24.4342529296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700" calcext:value-type="float">
            <text:p>700</text:p>
          </table:table-cell>
          <table:table-cell table:formula="of:=+[.D12]*[.$K$3]" office:value-type="float" office:value="27.88" calcext:value-type="float">
            <text:p>27.88</text:p>
          </table:table-cell>
          <table:table-cell table:formula="of:=+[.E39]-([.C40]-[.C39])/[.C39]*[.E39]/2" office:value-type="float" office:value="0.04229736328125" calcext:value-type="float">
            <text:p>0.04229736328125</text:p>
          </table:table-cell>
          <table:table-cell table:formula="of:=+[.F39]+([.C40]-[.C39])/[.C40]*[.F39]/2" office:value-type="float" office:value="0.054986572265625" calcext:value-type="float">
            <text:p>0.054986572265625</text:p>
          </table:table-cell>
          <table:table-cell table:formula="of:=+[.D40]+[.E40]*[.C40]+[.F40]*[.B40]" office:value-type="float" office:value="71.2347973632813" calcext:value-type="float">
            <text:p>71.2347973632813</text:p>
          </table:table-cell>
          <table:table-cell office:value-type="float" office:value="96.73" calcext:value-type="float">
            <text:p>96.73</text:p>
          </table:table-cell>
          <table:table-cell table:formula="of:=+[.H40]-[.G40]" office:value-type="float" office:value="25.4952026367187" calcext:value-type="float">
            <text:p>25.49520263671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800" calcext:value-type="float">
            <text:p>800</text:p>
          </table:table-cell>
          <table:table-cell table:formula="of:=+[.D13]*[.$K$3]" office:value-type="float" office:value="29.52" calcext:value-type="float">
            <text:p>29.52</text:p>
          </table:table-cell>
          <table:table-cell table:formula="of:=+[.E40]-([.C41]-[.C40])/[.C40]*[.E40]/2" office:value-type="float" office:value="0.039276123046875" calcext:value-type="float">
            <text:p>0.039276123046875</text:p>
          </table:table-cell>
          <table:table-cell table:formula="of:=+[.F40]+([.C41]-[.C40])/[.C41]*[.F40]/2" office:value-type="float" office:value="0.0584232330322266" calcext:value-type="float">
            <text:p>0.058423233032227</text:p>
          </table:table-cell>
          <table:table-cell table:formula="of:=+[.D41]+[.E41]*[.C41]+[.F41]*[.B41]" office:value-type="float" office:value="75.5467066955567" calcext:value-type="float">
            <text:p>75.5467066955567</text:p>
          </table:table-cell>
          <table:table-cell office:value-type="float" office:value="103.42" calcext:value-type="float">
            <text:p>103.42</text:p>
          </table:table-cell>
          <table:table-cell table:formula="of:=+[.H41]-[.G41]" office:value-type="float" office:value="27.8732933044434" calcext:value-type="float">
            <text:p>27.87329330444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900" calcext:value-type="float">
            <text:p>900</text:p>
          </table:table-cell>
          <table:table-cell table:formula="of:=+[.D14]*[.$K$3]" office:value-type="float" office:value="32.8" calcext:value-type="float">
            <text:p>32.8</text:p>
          </table:table-cell>
          <table:table-cell table:formula="of:=+[.E41]-([.C42]-[.C41])/[.C41]*[.E41]/2" office:value-type="float" office:value="0.0368213653564453" calcext:value-type="float">
            <text:p>0.036821365356445</text:p>
          </table:table-cell>
          <table:table-cell table:formula="of:=+[.F41]+([.C42]-[.C41])/[.C42]*[.F41]/2" office:value-type="float" office:value="0.0616689682006836" calcext:value-type="float">
            <text:p>0.061668968200684</text:p>
          </table:table-cell>
          <table:table-cell table:formula="of:=+[.D42]+[.E42]*[.C42]+[.F42]*[.B42]" office:value-type="float" office:value="81.3564708709717" calcext:value-type="float">
            <text:p>81.3564708709717</text:p>
          </table:table-cell>
          <table:table-cell office:value-type="float" office:value="109.7" calcext:value-type="float">
            <text:p>109.7</text:p>
          </table:table-cell>
          <table:table-cell table:formula="of:=+[.H42]-[.G42]" office:value-type="float" office:value="28.3435291290283" calcext:value-type="float">
            <text:p>28.34352912902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formula="of:=+[.D15]*[.$K$3]" office:value-type="float" office:value="34.44" calcext:value-type="float">
            <text:p>34.44</text:p>
          </table:table-cell>
          <table:table-cell table:formula="of:=+[.E42]-([.C43]-[.C42])/[.C42]*[.E42]/2" office:value-type="float" office:value="0.0347757339477539" calcext:value-type="float">
            <text:p>0.034775733947754</text:p>
          </table:table-cell>
          <table:table-cell table:formula="of:=+[.F42]+([.C43]-[.C42])/[.C43]*[.F42]/2" office:value-type="float" office:value="0.0647524166107178" calcext:value-type="float">
            <text:p>0.064752416610718</text:p>
          </table:table-cell>
          <table:table-cell table:formula="of:=+[.D43]+[.E43]*[.C43]+[.F43]*[.B43]" office:value-type="float" office:value="85.4038381004334" calcext:value-type="float">
            <text:p>85.4038381004334</text:p>
          </table:table-cell>
          <table:table-cell office:value-type="float" office:value="115.64" calcext:value-type="float">
            <text:p>115.64</text:p>
          </table:table-cell>
          <table:table-cell table:formula="of:=+[.H43]-[.G43]" office:value-type="float" office:value="30.2361618995666" calcext:value-type="float">
            <text:p>30.23616189956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250" calcext:value-type="float">
            <text:p>1250</text:p>
          </table:table-cell>
          <table:table-cell table:formula="of:=+[.D16]*[.$K$3]" office:value-type="float" office:value="39.36" calcext:value-type="float">
            <text:p>39.36</text:p>
          </table:table-cell>
          <table:table-cell table:formula="of:=+[.E43]-([.C44]-[.C43])/[.C43]*[.E43]/2" office:value-type="float" office:value="0.0304287672042847" calcext:value-type="float">
            <text:p>0.030428767204285</text:p>
          </table:table-cell>
          <table:table-cell table:formula="of:=+[.F43]+([.C44]-[.C43])/[.C44]*[.F43]/2" office:value-type="float" office:value="0.0712276582717896" calcext:value-type="float">
            <text:p>0.07122765827179</text:p>
          </table:table-cell>
          <table:table-cell table:formula="of:=+[.D44]+[.E44]*[.C44]+[.F44]*[.B44]" office:value-type="float" office:value="95.2028735733032" calcext:value-type="float">
            <text:p>95.2028735733032</text:p>
          </table:table-cell>
          <table:table-cell office:value-type="float" office:value="129.3" calcext:value-type="float">
            <text:p>129.3</text:p>
          </table:table-cell>
          <table:table-cell table:formula="of:=+[.H44]-[.G44]" office:value-type="float" office:value="34.0971264266968" calcext:value-type="float">
            <text:p>34.09712642669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500" calcext:value-type="float">
            <text:p>1500</text:p>
          </table:table-cell>
          <table:table-cell table:formula="of:=+[.D17]*[.$K$3]" office:value-type="float" office:value="44.28" calcext:value-type="float">
            <text:p>44.28</text:p>
          </table:table-cell>
          <table:table-cell table:formula="of:=+[.E44]-([.C45]-[.C44])/[.C44]*[.E44]/2" office:value-type="float" office:value="0.0273858904838562" calcext:value-type="float">
            <text:p>0.027385890483856</text:p>
          </table:table-cell>
          <table:table-cell table:formula="of:=+[.F44]+([.C45]-[.C44])/[.C45]*[.F44]/2" office:value-type="float" office:value="0.0771632964611054" calcext:value-type="float">
            <text:p>0.077163296461105</text:p>
          </table:table-cell>
          <table:table-cell table:formula="of:=+[.D45]+[.E45]*[.C45]+[.F45]*[.B45]" office:value-type="float" office:value="104.649659841061" calcext:value-type="float">
            <text:p>104.649659841061</text:p>
          </table:table-cell>
          <table:table-cell office:value-type="float" office:value="141.65" calcext:value-type="float">
            <text:p>141.65</text:p>
          </table:table-cell>
          <table:table-cell table:formula="of:=+[.H45]-[.G45]" office:value-type="float" office:value="37.0003401589393" calcext:value-type="float">
            <text:p>37.00034015893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750" calcext:value-type="float">
            <text:p>1750</text:p>
          </table:table-cell>
          <table:table-cell table:formula="of:=+[.D18]*[.$K$3]" office:value-type="float" office:value="49.2" calcext:value-type="float">
            <text:p>49.2</text:p>
          </table:table-cell>
          <table:table-cell table:formula="of:=+[.E45]-([.C46]-[.C45])/[.C45]*[.E45]/2" office:value-type="float" office:value="0.0251037329435349" calcext:value-type="float">
            <text:p>0.025103732943535</text:p>
          </table:table-cell>
          <table:table-cell table:formula="of:=+[.F45]+([.C46]-[.C45])/[.C46]*[.F45]/2" office:value-type="float" office:value="0.0826749604940414" calcext:value-type="float">
            <text:p>0.082674960494042</text:p>
          </table:table-cell>
          <table:table-cell table:formula="of:=+[.D46]+[.E46]*[.C46]+[.F46]*[.B46]" office:value-type="float" office:value="113.800272774696" calcext:value-type="float">
            <text:p>113.800272774696</text:p>
          </table:table-cell>
          <table:table-cell office:value-type="float" office:value="153.01" calcext:value-type="float">
            <text:p>153.01</text:p>
          </table:table-cell>
          <table:table-cell table:formula="of:=+[.H46]-[.G46]" office:value-type="float" office:value="39.2097272253036" calcext:value-type="float">
            <text:p>39.2097272253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000" calcext:value-type="float">
            <text:p>2000</text:p>
          </table:table-cell>
          <table:table-cell table:formula="of:=+[.D19]*[.$K$3]" office:value-type="float" office:value="52.48" calcext:value-type="float">
            <text:p>52.48</text:p>
          </table:table-cell>
          <table:table-cell table:formula="of:=+[.E46]-([.C47]-[.C46])/[.C46]*[.E46]/2" office:value-type="float" office:value="0.0233106091618538" calcext:value-type="float">
            <text:p>0.023310609161854</text:p>
          </table:table-cell>
          <table:table-cell table:formula="of:=+[.F46]+([.C47]-[.C46])/[.C47]*[.F46]/2" office:value-type="float" office:value="0.0878421455249191" calcext:value-type="float">
            <text:p>0.087842145524919</text:p>
          </table:table-cell>
          <table:table-cell table:formula="of:=+[.D47]+[.E47]*[.C47]+[.F47]*[.B47]" office:value-type="float" office:value="121.061754704937" calcext:value-type="float">
            <text:p>121.061754704937</text:p>
          </table:table-cell>
          <table:table-cell office:value-type="float" office:value="163.59" calcext:value-type="float">
            <text:p>163.59</text:p>
          </table:table-cell>
          <table:table-cell table:formula="of:=+[.H47]-[.G47]" office:value-type="float" office:value="42.5282452950626" calcext:value-type="float">
            <text:p>42.52824529506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500" calcext:value-type="float">
            <text:p>2500</text:p>
          </table:table-cell>
          <table:table-cell table:formula="of:=+[.D20]*[.$K$3]" office:value-type="float" office:value="60.68" calcext:value-type="float">
            <text:p>60.68</text:p>
          </table:table-cell>
          <table:table-cell table:formula="of:=+[.E47]-([.C48]-[.C47])/[.C47]*[.E47]/2" office:value-type="float" office:value="0.0203967830166221" calcext:value-type="float">
            <text:p>0.020396783016622</text:p>
          </table:table-cell>
          <table:table-cell table:formula="of:=+[.F47]+([.C48]-[.C47])/[.C48]*[.F47]/2" office:value-type="float" office:value="0.096626360077411" calcext:value-type="float">
            <text:p>0.096626360077411</text:p>
          </table:table-cell>
          <table:table-cell table:formula="of:=+[.D48]+[.E48]*[.C48]+[.F48]*[.B48]" office:value-type="float" office:value="135.828547560908" calcext:value-type="float">
            <text:p>135.828547560908</text:p>
          </table:table-cell>
          <table:table-cell office:value-type="float" office:value="182.91" calcext:value-type="float">
            <text:p>182.91</text:p>
          </table:table-cell>
          <table:table-cell table:formula="of:=+[.H48]-[.G48]" office:value-type="float" office:value="47.0814524390921" calcext:value-type="float">
            <text:p>47.08145243909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table:formula="of:=+[.D21]*[.$K$3]" office:value-type="float" office:value="65.6" calcext:value-type="float">
            <text:p>65.6</text:p>
          </table:table-cell>
          <table:table-cell table:formula="of:=+[.E48]-([.C49]-[.C48])/[.C48]*[.E48]/2" office:value-type="float" office:value="0.0183571047149599" calcext:value-type="float">
            <text:p>0.01835710471496</text:p>
          </table:table-cell>
          <table:table-cell table:formula="of:=+[.F48]+([.C49]-[.C48])/[.C49]*[.F48]/2" office:value-type="float" office:value="0.104678556750529" calcext:value-type="float">
            <text:p>0.104678556750529</text:p>
          </table:table-cell>
          <table:table-cell table:formula="of:=+[.D49]+[.E49]*[.C49]+[.F49]*[.B49]" office:value-type="float" office:value="146.840953332512" calcext:value-type="float">
            <text:p>146.840953332512</text:p>
          </table:table-cell>
          <table:table-cell office:value-type="float" office:value="200.39" calcext:value-type="float">
            <text:p>200.39</text:p>
          </table:table-cell>
          <table:table-cell table:formula="of:=+[.H49]-[.G49]" office:value-type="float" office:value="53.5490466674882" calcext:value-type="float">
            <text:p>53.54904666748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3500" calcext:value-type="float">
            <text:p>3500</text:p>
          </table:table-cell>
          <table:table-cell table:formula="of:=+[.D22]*[.$K$3]" office:value-type="float" office:value="78.72" calcext:value-type="float">
            <text:p>78.72</text:p>
          </table:table-cell>
          <table:table-cell table:formula="of:=+[.E49]-([.C50]-[.C49])/[.C49]*[.E49]/2" office:value-type="float" office:value="0.0168273459887132" calcext:value-type="float">
            <text:p>0.016827345988713</text:p>
          </table:table-cell>
          <table:table-cell table:formula="of:=+[.F49]+([.C50]-[.C49])/[.C50]*[.F49]/2" office:value-type="float" office:value="0.112155596518423" calcext:value-type="float">
            <text:p>0.112155596518423</text:p>
          </table:table-cell>
          <table:table-cell table:formula="of:=+[.D50]+[.E50]*[.C50]+[.F50]*[.B50]" office:value-type="float" office:value="165.654610090102" calcext:value-type="float">
            <text:p>165.654610090102</text:p>
          </table:table-cell>
          <table:table-cell office:value-type="float" office:value="216.46" calcext:value-type="float">
            <text:p>216.46</text:p>
          </table:table-cell>
          <table:table-cell table:formula="of:=+[.H50]-[.G50]" office:value-type="float" office:value="50.8053899098979" calcext:value-type="float">
            <text:p>50.80538990989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4000" calcext:value-type="float">
            <text:p>4000</text:p>
          </table:table-cell>
          <table:table-cell table:formula="of:=+[.D23]*[.$K$3]" office:value-type="float" office:value="85.28" calcext:value-type="float">
            <text:p>85.28</text:p>
          </table:table-cell>
          <table:table-cell table:formula="of:=+[.E50]-([.C51]-[.C50])/[.C50]*[.E50]/2" office:value-type="float" office:value="0.0156253927038051" calcext:value-type="float">
            <text:p>0.015625392703805</text:p>
          </table:table-cell>
          <table:table-cell table:formula="of:=+[.F50]+([.C51]-[.C50])/[.C51]*[.F50]/2" office:value-type="float" office:value="0.119165321300825" calcext:value-type="float">
            <text:p>0.119165321300825</text:p>
          </table:table-cell>
          <table:table-cell table:formula="of:=+[.D51]+[.E51]*[.C51]+[.F51]*[.B51]" office:value-type="float" office:value="177.572901140427" calcext:value-type="float">
            <text:p>177.572901140427</text:p>
          </table:table-cell>
          <table:table-cell office:value-type="float" office:value="231.41" calcext:value-type="float">
            <text:p>231.41</text:p>
          </table:table-cell>
          <table:table-cell table:formula="of:=+[.H51]-[.G51]" office:value-type="float" office:value="53.8370988595733" calcext:value-type="float">
            <text:p>53.83709885957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table:formula="of:=+[.D24]*[.$K$3]" office:value-type="float" office:value="95.12" calcext:value-type="float">
            <text:p>95.12</text:p>
          </table:table-cell>
          <table:table-cell table:formula="of:=+[.E51]-([.C52]-[.C51])/[.C51]*[.E51]/2" office:value-type="float" office:value="0.0136722186158295" calcext:value-type="float">
            <text:p>0.01367221861583</text:p>
          </table:table-cell>
          <table:table-cell table:formula="of:=+[.F51]+([.C52]-[.C51])/[.C52]*[.F51]/2" office:value-type="float" office:value="0.131081853430907" calcext:value-type="float">
            <text:p>0.131081853430907</text:p>
          </table:table-cell>
          <table:table-cell table:formula="of:=+[.D52]+[.E52]*[.C52]+[.F52]*[.B52]" office:value-type="float" office:value="196.251556436874" calcext:value-type="float">
            <text:p>196.251556436874</text:p>
          </table:table-cell>
          <table:table-cell office:value-type="float" office:value="258.75" calcext:value-type="float">
            <text:p>258.75</text:p>
          </table:table-cell>
          <table:table-cell table:formula="of:=+[.H52]-[.G52]" office:value-type="float" office:value="62.4984435631257" calcext:value-type="float">
            <text:p>62.49844356312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6000" calcext:value-type="float">
            <text:p>6000</text:p>
          </table:table-cell>
          <table:table-cell table:formula="of:=+[.D25]*[.$K$3]" office:value-type="float" office:value="106.6" calcext:value-type="float">
            <text:p>106.6</text:p>
          </table:table-cell>
          <table:table-cell table:formula="of:=+[.E52]-([.C53]-[.C52])/[.C52]*[.E52]/2" office:value-type="float" office:value="0.0123049967542465" calcext:value-type="float">
            <text:p>0.012304996754247</text:p>
          </table:table-cell>
          <table:table-cell table:formula="of:=+[.F52]+([.C53]-[.C52])/[.C53]*[.F52]/2" office:value-type="float" office:value="0.142005341216816" calcext:value-type="float">
            <text:p>0.142005341216816</text:p>
          </table:table-cell>
          <table:table-cell table:formula="of:=+[.D53]+[.E53]*[.C53]+[.F53]*[.B53]" office:value-type="float" office:value="215.931315829683" calcext:value-type="float">
            <text:p>215.931315829683</text:p>
          </table:table-cell>
          <table:table-cell office:value-type="float" office:value="283.47" calcext:value-type="float">
            <text:p>283.47</text:p>
          </table:table-cell>
          <table:table-cell table:formula="of:=+[.H53]-[.G53]" office:value-type="float" office:value="67.5386841703167" calcext:value-type="float">
            <text:p>67.53868417031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7000" calcext:value-type="float">
            <text:p>7000</text:p>
          </table:table-cell>
          <table:table-cell table:formula="of:=+[.D26]*[.$K$3]" office:value-type="float" office:value="114.8" calcext:value-type="float">
            <text:p>114.8</text:p>
          </table:table-cell>
          <table:table-cell table:formula="of:=+[.E53]-([.C54]-[.C53])/[.C53]*[.E53]/2" office:value-type="float" office:value="0.0112795803580593" calcext:value-type="float">
            <text:p>0.011279580358059</text:p>
          </table:table-cell>
          <table:table-cell table:formula="of:=+[.F53]+([.C54]-[.C53])/[.C54]*[.F53]/2" office:value-type="float" office:value="0.15214857987516" calcext:value-type="float">
            <text:p>0.15214857987516</text:p>
          </table:table-cell>
          <table:table-cell table:formula="of:=+[.D54]+[.E54]*[.C54]+[.F54]*[.B54]" office:value-type="float" office:value="231.794207475205" calcext:value-type="float">
            <text:p>231.794207475205</text:p>
          </table:table-cell>
          <table:table-cell office:value-type="float" office:value="306.21" calcext:value-type="float">
            <text:p>306.21</text:p>
          </table:table-cell>
          <table:table-cell table:formula="of:=+[.H54]-[.G54]" office:value-type="float" office:value="74.4157925247946" calcext:value-type="float">
            <text:p>74.41579252479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8000" calcext:value-type="float">
            <text:p>8000</text:p>
          </table:table-cell>
          <table:table-cell table:formula="of:=+[.D27]*[.$K$3]" office:value-type="float" office:value="121.36" calcext:value-type="float">
            <text:p>121.36</text:p>
          </table:table-cell>
          <table:table-cell table:formula="of:=+[.E54]-([.C55]-[.C54])/[.C54]*[.E54]/2" office:value-type="float" office:value="0.0104738960467694" calcext:value-type="float">
            <text:p>0.010473896046769</text:p>
          </table:table-cell>
          <table:table-cell table:formula="of:=+[.F54]+([.C55]-[.C54])/[.C55]*[.F54]/2" office:value-type="float" office:value="0.161657866117358" calcext:value-type="float">
            <text:p>0.161657866117358</text:p>
          </table:table-cell>
          <table:table-cell table:formula="of:=+[.D55]+[.E55]*[.C55]+[.F55]*[.B55]" office:value-type="float" office:value="245.565634903494" calcext:value-type="float">
            <text:p>245.565634903494</text:p>
          </table:table-cell>
          <table:table-cell office:value-type="float" office:value="327.37" calcext:value-type="float">
            <text:p>327.37</text:p>
          </table:table-cell>
          <table:table-cell table:formula="of:=+[.H55]-[.G55]" office:value-type="float" office:value="81.8043650965055" calcext:value-type="float">
            <text:p>81.8043650965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9000" calcext:value-type="float">
            <text:p>9000</text:p>
          </table:table-cell>
          <table:table-cell table:formula="of:=+[.D28]*[.$K$3]" office:value-type="float" office:value="127.92" calcext:value-type="float">
            <text:p>127.92</text:p>
          </table:table-cell>
          <table:table-cell table:formula="of:=+[.E55]-([.C56]-[.C55])/[.C55]*[.E55]/2" office:value-type="float" office:value="0.00981927754384629" calcext:value-type="float">
            <text:p>0.009819277543846</text:p>
          </table:table-cell>
          <table:table-cell table:formula="of:=+[.F55]+([.C56]-[.C55])/[.C56]*[.F55]/2" office:value-type="float" office:value="0.170638858679433" calcext:value-type="float">
            <text:p>0.170638858679433</text:p>
          </table:table-cell>
          <table:table-cell table:formula="of:=+[.D56]+[.E56]*[.C56]+[.F56]*[.B56]" office:value-type="float" office:value="258.953212564475" calcext:value-type="float">
            <text:p>258.953212564475</text:p>
          </table:table-cell>
          <table:table-cell office:value-type="float" office:value="347.24" calcext:value-type="float">
            <text:p>347.24</text:p>
          </table:table-cell>
          <table:table-cell table:formula="of:=+[.H56]-[.G56]" office:value-type="float" office:value="88.286787435525" calcext:value-type="float">
            <text:p>88.2867874355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0000" calcext:value-type="float">
            <text:p>10000</text:p>
          </table:table-cell>
          <table:table-cell table:formula="of:=+[.D29]*[.$K$3]" office:value-type="float" office:value="136.12" calcext:value-type="float">
            <text:p>136.12</text:p>
          </table:table-cell>
          <table:table-cell table:formula="of:=+[.E56]-([.C57]-[.C56])/[.C56]*[.E56]/2" office:value-type="float" office:value="0.00927376212474372" calcext:value-type="float">
            <text:p>0.009273762124744</text:p>
          </table:table-cell>
          <table:table-cell table:formula="of:=+[.F56]+([.C57]-[.C56])/[.C57]*[.F56]/2" office:value-type="float" office:value="0.179170801613405" calcext:value-type="float">
            <text:p>0.179170801613405</text:p>
          </table:table-cell>
          <table:table-cell table:formula="of:=+[.D57]+[.E57]*[.C57]+[.F57]*[.B57]" office:value-type="float" office:value="273.650321650788" calcext:value-type="float">
            <text:p>273.650321650788</text:p>
          </table:table-cell>
          <table:table-cell office:value-type="float" office:value="366.05" calcext:value-type="float">
            <text:p>366.05</text:p>
          </table:table-cell>
          <table:table-cell table:formula="of:=+[.H57]-[.G57]" office:value-type="float" office:value="92.3996783492116" calcext:value-type="float">
            <text:p>92.3996783492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5000" calcext:value-type="float">
            <text:p>15000</text:p>
          </table:table-cell>
          <table:table-cell table:formula="of:=+[.D30]*[.$K$3]" office:value-type="float" office:value="179.498" calcext:value-type="float">
            <text:p>179.498</text:p>
          </table:table-cell>
          <table:table-cell table:formula="of:=+[.E57]-([.C58]-[.C57])/[.C57]*[.E57]/2" office:value-type="float" office:value="0.00695532159355779" calcext:value-type="float">
            <text:p>0.006955321593558</text:p>
          </table:table-cell>
          <table:table-cell table:formula="of:=+[.F57]+([.C58]-[.C57])/[.C58]*[.F57]/2" office:value-type="float" office:value="0.209032601882306" calcext:value-type="float">
            <text:p>0.209032601882306</text:p>
          </table:table-cell>
          <table:table-cell table:formula="of:=+[.D58]+[.E58]*[.C58]+[.F58]*[.B58]" office:value-type="float" office:value="336.085974373943" calcext:value-type="float">
            <text:p>336.085974373943</text:p>
          </table:table-cell>
          <table:table-cell office:value-type="float" office:value="448.39" calcext:value-type="float">
            <text:p>448.39</text:p>
          </table:table-cell>
          <table:table-cell table:formula="of:=+[.H58]-[.G58]" office:value-type="float" office:value="112.304025626057" calcext:value-type="float">
            <text:p>112.304025626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4000" calcext:value-type="float">
            <text:p>24000</text:p>
          </table:table-cell>
          <table:table-cell table:formula="of:=+[.D31]*[.$K$3]" office:value-type="float" office:value="247.804" calcext:value-type="float">
            <text:p>247.804</text:p>
          </table:table-cell>
          <table:table-cell table:formula="of:=+[.E58]-([.C59]-[.C58])/[.C58]*[.E58]/2" office:value-type="float" office:value="0.00486872511549045" calcext:value-type="float">
            <text:p>0.00486872511549</text:p>
          </table:table-cell>
          <table:table-cell table:formula="of:=+[.F58]+([.C59]-[.C58])/[.C59]*[.F58]/2" office:value-type="float" office:value="0.248226214735238" calcext:value-type="float">
            <text:p>0.248226214735238</text:p>
          </table:table-cell>
          <table:table-cell table:formula="of:=+[.D59]+[.E59]*[.C59]+[.F59]*[.B59]" office:value-type="float" office:value="426.70995645558" calcext:value-type="float">
            <text:p>426.70995645558</text:p>
          </table:table-cell>
          <table:table-cell office:value-type="float" office:value="567.29" calcext:value-type="float">
            <text:p>567.29</text:p>
          </table:table-cell>
          <table:table-cell table:formula="of:=+[.H59]-[.G59]" office:value-type="float" office:value="140.58004354442" calcext:value-type="float">
            <text:p>140.580043544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table:formula="of:=+[.D32]*[.$K$3]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35" calcext:value-type="float">
            <text:p>0.035</text:p>
          </table:table-cell>
          <table:table-cell table:formula="of:=+[.D60]+[.E60]*[.C60]+[.F60]*[.B60]" office:value-type="float" office:value="32.5" calcext:value-type="float">
            <text:p>32.5</text:p>
          </table:table-cell>
          <table:table-cell office:value-type="float" office:value="37" calcext:value-type="float">
            <text:p>37</text:p>
          </table:table-cell>
          <table:table-cell table:formula="of:=+[.H60]-[.G60]"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table:formula="of:=+[.D33]*[.$K$3]" office:value-type="float" office:value="1.586864" calcext:value-type="float">
            <text:p>1.586864</text:p>
          </table:table-cell>
          <table:table-cell table:formula="of:=+[.E60]-([.C61]-[.C60])/[.C60]*[.E60]/2" office:value-type="float" office:value="0.225" calcext:value-type="float">
            <text:p>0.225</text:p>
          </table:table-cell>
          <table:table-cell table:formula="of:=+[.F60]+([.C61]-[.C60])/[.C61]*[.F60]/2" office:value-type="float" office:value="0.0408333333333333" calcext:value-type="float">
            <text:p>0.040833333333333</text:p>
          </table:table-cell>
          <table:table-cell table:formula="of:=+[.D61]+[.E61]*[.C61]+[.F61]*[.B61]" office:value-type="float" office:value="38.8785306666667" calcext:value-type="float">
            <text:p>38.8785306666667</text:p>
          </table:table-cell>
          <table:table-cell office:value-type="float" office:value="45.99" calcext:value-type="float">
            <text:p>45.99</text:p>
          </table:table-cell>
          <table:table-cell table:formula="of:=+[.H61]-[.G61]" office:value-type="float" office:value="7.11146933333333" calcext:value-type="float">
            <text:p>7.1114693333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+[.D34]*[.$K$3]" office:value-type="float" office:value="3.415792" calcext:value-type="float">
            <text:p>3.415792</text:p>
          </table:table-cell>
          <table:table-cell table:formula="of:=+[.E61]-([.C62]-[.C61])/[.C61]*[.E61]/2" office:value-type="float" office:value="0.1875" calcext:value-type="float">
            <text:p>0.1875</text:p>
          </table:table-cell>
          <table:table-cell table:formula="of:=+[.F61]+([.C62]-[.C61])/[.C62]*[.F61]/2" office:value-type="float" office:value="0.0459375" calcext:value-type="float">
            <text:p>0.0459375</text:p>
          </table:table-cell>
          <table:table-cell table:formula="of:=+[.D62]+[.E62]*[.C62]+[.F62]*[.B62]" office:value-type="float" office:value="45.134542" calcext:value-type="float">
            <text:p>45.134542</text:p>
          </table:table-cell>
          <table:table-cell office:value-type="float" office:value="53.66" calcext:value-type="float">
            <text:p>53.66</text:p>
          </table:table-cell>
          <table:table-cell table:formula="of:=+[.H62]-[.G62]" office:value-type="float" office:value="8.52545799999999" calcext:value-type="float">
            <text:p>8.525457999999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formula="of:=+[.D35]*[.$K$3]" office:value-type="float" office:value="13.448" calcext:value-type="float">
            <text:p>13.448</text:p>
          </table:table-cell>
          <table:table-cell table:formula="of:=+[.E62]-([.C63]-[.C62])/[.C62]*[.E62]/2" office:value-type="float" office:value="0.09375" calcext:value-type="float">
            <text:p>0.09375</text:p>
          </table:table-cell>
          <table:table-cell table:formula="of:=+[.F62]+([.C63]-[.C62])/[.C63]*[.F62]/2" office:value-type="float" office:value="0.057421875" calcext:value-type="float">
            <text:p>0.057421875</text:p>
          </table:table-cell>
          <table:table-cell table:formula="of:=+[.D63]+[.E63]*[.C63]+[.F63]*[.B63]" office:value-type="float" office:value="60.9089375" calcext:value-type="float">
            <text:p>60.9089375</text:p>
          </table:table-cell>
          <table:table-cell office:value-type="float" office:value="77.82" calcext:value-type="float">
            <text:p>77.82</text:p>
          </table:table-cell>
          <table:table-cell table:formula="of:=+[.H63]-[.G63]" office:value-type="float" office:value="16.9110625" calcext:value-type="float">
            <text:p>16.9110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table:formula="of:=+[.D36]*[.$K$3]" office:value-type="float" office:value="18.8272" calcext:value-type="float">
            <text:p>18.8272</text:p>
          </table:table-cell>
          <table:table-cell table:formula="of:=+[.E63]-([.C64]-[.C63])/[.C63]*[.E63]/2" office:value-type="float" office:value="0.0703125" calcext:value-type="float">
            <text:p>0.0703125</text:p>
          </table:table-cell>
          <table:table-cell table:formula="of:=+[.F63]+([.C64]-[.C63])/[.C64]*[.F63]/2" office:value-type="float" office:value="0.0669921875" calcext:value-type="float">
            <text:p>0.0669921875</text:p>
          </table:table-cell>
          <table:table-cell table:formula="of:=+[.D64]+[.E64]*[.C64]+[.F64]*[.B64]" office:value-type="float" office:value="73.41704375" calcext:value-type="float">
            <text:p>73.41704375</text:p>
          </table:table-cell>
          <table:table-cell office:value-type="float" office:value="96.73" calcext:value-type="float">
            <text:p>96.73</text:p>
          </table:table-cell>
          <table:table-cell table:formula="of:=+[.H64]-[.G64]" office:value-type="float" office:value="23.31295625" calcext:value-type="float">
            <text:p>23.31295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table:formula="of:=+[.D37]*[.$K$3]" office:value-type="float" office:value="26.896" calcext:value-type="float">
            <text:p>26.896</text:p>
          </table:table-cell>
          <table:table-cell table:formula="of:=+[.E64]-([.C65]-[.C64])/[.C64]*[.E64]/2" office:value-type="float" office:value="0.05859375" calcext:value-type="float">
            <text:p>0.05859375</text:p>
          </table:table-cell>
          <table:table-cell table:formula="of:=+[.F64]+([.C65]-[.C64])/[.C65]*[.F64]/2" office:value-type="float" office:value="0.0753662109375" calcext:value-type="float">
            <text:p>0.0753662109375</text:p>
          </table:table-cell>
          <table:table-cell table:formula="of:=+[.D65]+[.E65]*[.C65]+[.F65]*[.B65]" office:value-type="float" office:value="88.01660546875" calcext:value-type="float">
            <text:p>88.01660546875</text:p>
          </table:table-cell>
          <table:table-cell office:value-type="float" office:value="112.86" calcext:value-type="float">
            <text:p>112.86</text:p>
          </table:table-cell>
          <table:table-cell table:formula="of:=+[.H65]-[.G65]" office:value-type="float" office:value="24.84339453125" calcext:value-type="float">
            <text:p>24.8433945312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500" calcext:value-type="float">
            <text:p>500</text:p>
          </table:table-cell>
          <table:table-cell table:formula="of:=+[.D38]*[.$K$3]" office:value-type="float" office:value="32.2752" calcext:value-type="float">
            <text:p>32.2752</text:p>
          </table:table-cell>
          <table:table-cell table:formula="of:=+[.E65]-([.C66]-[.C65])/[.C65]*[.E65]/2" office:value-type="float" office:value="0.05126953125" calcext:value-type="float">
            <text:p>0.05126953125</text:p>
          </table:table-cell>
          <table:table-cell table:formula="of:=+[.F65]+([.C66]-[.C65])/[.C66]*[.F65]/2" office:value-type="float" office:value="0.08290283203125" calcext:value-type="float">
            <text:p>0.08290283203125</text:p>
          </table:table-cell>
          <table:table-cell table:formula="of:=+[.D66]+[.E66]*[.C66]+[.F66]*[.B66]" office:value-type="float" office:value="99.361381640625" calcext:value-type="float">
            <text:p>99.361381640625</text:p>
          </table:table-cell>
          <table:table-cell office:value-type="float" office:value="127.21" calcext:value-type="float">
            <text:p>127.21</text:p>
          </table:table-cell>
          <table:table-cell table:formula="of:=+[.H66]-[.G66]" office:value-type="float" office:value="27.848618359375" calcext:value-type="float">
            <text:p>27.848618359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table:formula="of:=+[.D39]*[.$K$3]" office:value-type="float" office:value="40.344" calcext:value-type="float">
            <text:p>40.344</text:p>
          </table:table-cell>
          <table:table-cell table:formula="of:=+[.E66]-([.C67]-[.C66])/[.C66]*[.E66]/2" office:value-type="float" office:value="0.046142578125" calcext:value-type="float">
            <text:p>0.046142578125</text:p>
          </table:table-cell>
          <table:table-cell table:formula="of:=+[.F66]+([.C67]-[.C66])/[.C67]*[.F66]/2" office:value-type="float" office:value="0.0898114013671875" calcext:value-type="float">
            <text:p>0.089811401367188</text:p>
          </table:table-cell>
          <table:table-cell table:formula="of:=+[.D67]+[.E67]*[.C67]+[.F67]*[.B67]" office:value-type="float" office:value="112.935247558594" calcext:value-type="float">
            <text:p>112.935247558594</text:p>
          </table:table-cell>
          <table:table-cell office:value-type="float" office:value="140.28" calcext:value-type="float">
            <text:p>140.28</text:p>
          </table:table-cell>
          <table:table-cell table:formula="of:=+[.H67]-[.G67]" office:value-type="float" office:value="27.3447524414062" calcext:value-type="float">
            <text:p>27.34475244140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formula="of:=+[.D40]*[.$K$3]" office:value-type="float" office:value="45.7232" calcext:value-type="float">
            <text:p>45.7232</text:p>
          </table:table-cell>
          <table:table-cell table:formula="of:=+[.E67]-([.C68]-[.C67])/[.C67]*[.E67]/2" office:value-type="float" office:value="0.04229736328125" calcext:value-type="float">
            <text:p>0.04229736328125</text:p>
          </table:table-cell>
          <table:table-cell table:formula="of:=+[.F67]+([.C68]-[.C67])/[.C68]*[.F67]/2" office:value-type="float" office:value="0.0962265014648438" calcext:value-type="float">
            <text:p>0.096226501464844</text:p>
          </table:table-cell>
          <table:table-cell table:formula="of:=+[.D68]+[.E68]*[.C68]+[.F68]*[.B68]" office:value-type="float" office:value="123.444605029297" calcext:value-type="float">
            <text:p>123.444605029297</text:p>
          </table:table-cell>
          <table:table-cell office:value-type="float" office:value="152.37" calcext:value-type="float">
            <text:p>152.37</text:p>
          </table:table-cell>
          <table:table-cell table:formula="of:=+[.H68]-[.G68]" office:value-type="float" office:value="28.9253949707031" calcext:value-type="float">
            <text:p>28.9253949707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table:formula="of:=+[.D41]*[.$K$3]" office:value-type="float" office:value="48.4128" calcext:value-type="float">
            <text:p>48.4128</text:p>
          </table:table-cell>
          <table:table-cell table:formula="of:=+[.E68]-([.C69]-[.C68])/[.C68]*[.E68]/2" office:value-type="float" office:value="0.039276123046875" calcext:value-type="float">
            <text:p>0.039276123046875</text:p>
          </table:table-cell>
          <table:table-cell table:formula="of:=+[.F68]+([.C69]-[.C68])/[.C69]*[.F68]/2" office:value-type="float" office:value="0.102240657806397" calcext:value-type="float">
            <text:p>0.102240657806397</text:p>
          </table:table-cell>
          <table:table-cell table:formula="of:=+[.D69]+[.E69]*[.C69]+[.F69]*[.B69]" office:value-type="float" office:value="130.954027340698" calcext:value-type="float">
            <text:p>130.954027340698</text:p>
          </table:table-cell>
          <table:table-cell office:value-type="float" office:value="163.68" calcext:value-type="float">
            <text:p>163.68</text:p>
          </table:table-cell>
          <table:table-cell table:formula="of:=+[.H69]-[.G69]" office:value-type="float" office:value="32.7259726593017" calcext:value-type="float">
            <text:p>32.72597265930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table:formula="of:=+[.D42]*[.$K$3]" office:value-type="float" office:value="53.792" calcext:value-type="float">
            <text:p>53.792</text:p>
          </table:table-cell>
          <table:table-cell table:formula="of:=+[.E69]-([.C70]-[.C69])/[.C69]*[.E69]/2" office:value-type="float" office:value="0.0368213653564453" calcext:value-type="float">
            <text:p>0.036821365356445</text:p>
          </table:table-cell>
          <table:table-cell table:formula="of:=+[.F69]+([.C70]-[.C69])/[.C70]*[.F69]/2" office:value-type="float" office:value="0.107920694351196" calcext:value-type="float">
            <text:p>0.107920694351196</text:p>
          </table:table-cell>
          <table:table-cell table:formula="of:=+[.D70]+[.E70]*[.C70]+[.F70]*[.B70]" office:value-type="float" office:value="140.891575996399" calcext:value-type="float">
            <text:p>140.891575996399</text:p>
          </table:table-cell>
          <table:table-cell office:value-type="float" office:value="174.36" calcext:value-type="float">
            <text:p>174.36</text:p>
          </table:table-cell>
          <table:table-cell table:formula="of:=+[.H70]-[.G70]" office:value-type="float" office:value="33.4684240036011" calcext:value-type="float">
            <text:p>33.4684240036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+[.D43]*[.$K$3]" office:value-type="float" office:value="56.4816" calcext:value-type="float">
            <text:p>56.4816</text:p>
          </table:table-cell>
          <table:table-cell table:formula="of:=+[.E70]-([.C71]-[.C70])/[.C70]*[.E70]/2" office:value-type="float" office:value="0.0347757339477539" calcext:value-type="float">
            <text:p>0.034775733947754</text:p>
          </table:table-cell>
          <table:table-cell table:formula="of:=+[.F70]+([.C71]-[.C70])/[.C71]*[.F70]/2" office:value-type="float" office:value="0.113316729068756" calcext:value-type="float">
            <text:p>0.113316729068756</text:p>
          </table:table-cell>
          <table:table-cell table:formula="of:=+[.D71]+[.E71]*[.C71]+[.F71]*[.B71]" office:value-type="float" office:value="147.915698482132" calcext:value-type="float">
            <text:p>147.915698482132</text:p>
          </table:table-cell>
          <table:table-cell office:value-type="float" office:value="184.49" calcext:value-type="float">
            <text:p>184.49</text:p>
          </table:table-cell>
          <table:table-cell table:formula="of:=+[.H71]-[.G71]" office:value-type="float" office:value="36.574301517868" calcext:value-type="float">
            <text:p>36.5743015178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250" calcext:value-type="float">
            <text:p>1250</text:p>
          </table:table-cell>
          <table:table-cell table:formula="of:=+[.D44]*[.$K$3]" office:value-type="float" office:value="64.5504" calcext:value-type="float">
            <text:p>64.5504</text:p>
          </table:table-cell>
          <table:table-cell table:formula="of:=+[.E71]-([.C72]-[.C71])/[.C71]*[.E71]/2" office:value-type="float" office:value="0.0304287672042847" calcext:value-type="float">
            <text:p>0.030428767204285</text:p>
          </table:table-cell>
          <table:table-cell table:formula="of:=+[.F71]+([.C72]-[.C71])/[.C72]*[.F71]/2" office:value-type="float" office:value="0.124648401975632" calcext:value-type="float">
            <text:p>0.124648401975632</text:p>
          </table:table-cell>
          <table:table-cell table:formula="of:=+[.D72]+[.E72]*[.C72]+[.F72]*[.B72]" office:value-type="float" office:value="164.910559993172" calcext:value-type="float">
            <text:p>164.910559993172</text:p>
          </table:table-cell>
          <table:table-cell office:value-type="float" office:value="207.95" calcext:value-type="float">
            <text:p>207.95</text:p>
          </table:table-cell>
          <table:table-cell table:formula="of:=+[.H72]-[.G72]" office:value-type="float" office:value="43.0394400068283" calcext:value-type="float">
            <text:p>43.03944000682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table:formula="of:=+[.D45]*[.$K$3]" office:value-type="float" office:value="72.6192" calcext:value-type="float">
            <text:p>72.6192</text:p>
          </table:table-cell>
          <table:table-cell table:formula="of:=+[.E72]-([.C73]-[.C72])/[.C72]*[.E72]/2" office:value-type="float" office:value="0.0273858904838562" calcext:value-type="float">
            <text:p>0.027385890483856</text:p>
          </table:table-cell>
          <table:table-cell table:formula="of:=+[.F72]+([.C73]-[.C72])/[.C73]*[.F72]/2" office:value-type="float" office:value="0.135035768806934" calcext:value-type="float">
            <text:p>0.135035768806934</text:p>
          </table:table-cell>
          <table:table-cell table:formula="of:=+[.D73]+[.E73]*[.C73]+[.F73]*[.B73]" office:value-type="float" office:value="181.215920129252" calcext:value-type="float">
            <text:p>181.215920129252</text:p>
          </table:table-cell>
          <table:table-cell office:value-type="float" office:value="229.31" calcext:value-type="float">
            <text:p>229.31</text:p>
          </table:table-cell>
          <table:table-cell table:formula="of:=+[.H73]-[.G73]" office:value-type="float" office:value="48.0940798707485" calcext:value-type="float">
            <text:p>48.09407987074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 table:formula="of:=+[.D46]*[.$K$3]" office:value-type="float" office:value="80.688" calcext:value-type="float">
            <text:p>80.688</text:p>
          </table:table-cell>
          <table:table-cell table:formula="of:=+[.E73]-([.C74]-[.C73])/[.C73]*[.E73]/2" office:value-type="float" office:value="0.0251037329435349" calcext:value-type="float">
            <text:p>0.025103732943535</text:p>
          </table:table-cell>
          <table:table-cell table:formula="of:=+[.F73]+([.C74]-[.C73])/[.C74]*[.F73]/2" office:value-type="float" office:value="0.144681180864573" calcext:value-type="float">
            <text:p>0.144681180864573</text:p>
          </table:table-cell>
          <table:table-cell table:formula="of:=+[.D74]+[.E74]*[.C74]+[.F74]*[.B74]" office:value-type="float" office:value="196.960123083472" calcext:value-type="float">
            <text:p>196.960123083472</text:p>
          </table:table-cell>
          <table:table-cell office:value-type="float" office:value="249.07" calcext:value-type="float">
            <text:p>249.07</text:p>
          </table:table-cell>
          <table:table-cell table:formula="of:=+[.H74]-[.G74]" office:value-type="float" office:value="52.1098769165277" calcext:value-type="float">
            <text:p>52.10987691652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formula="of:=+[.D47]*[.$K$3]" office:value-type="float" office:value="86.0672" calcext:value-type="float">
            <text:p>86.0672</text:p>
          </table:table-cell>
          <table:table-cell table:formula="of:=+[.E74]-([.C75]-[.C74])/[.C74]*[.E74]/2" office:value-type="float" office:value="0.0233106091618538" calcext:value-type="float">
            <text:p>0.023310609161854</text:p>
          </table:table-cell>
          <table:table-cell table:formula="of:=+[.F74]+([.C75]-[.C74])/[.C75]*[.F74]/2" office:value-type="float" office:value="0.153723754668608" calcext:value-type="float">
            <text:p>0.153723754668608</text:p>
          </table:table-cell>
          <table:table-cell table:formula="of:=+[.D75]+[.E75]*[.C75]+[.F75]*[.B75]" office:value-type="float" office:value="209.550295658012" calcext:value-type="float">
            <text:p>209.550295658012</text:p>
          </table:table-cell>
          <table:table-cell office:value-type="float" office:value="267.57" calcext:value-type="float">
            <text:p>267.57</text:p>
          </table:table-cell>
          <table:table-cell table:formula="of:=+[.H75]-[.G75]" office:value-type="float" office:value="58.0197043419882" calcext:value-type="float">
            <text:p>58.01970434198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formula="of:=+[.D48]*[.$K$3]" office:value-type="float" office:value="99.5152" calcext:value-type="float">
            <text:p>99.5152</text:p>
          </table:table-cell>
          <table:table-cell table:formula="of:=+[.E75]-([.C76]-[.C75])/[.C75]*[.E75]/2" office:value-type="float" office:value="0.0203967830166221" calcext:value-type="float">
            <text:p>0.020396783016622</text:p>
          </table:table-cell>
          <table:table-cell table:formula="of:=+[.F75]+([.C76]-[.C75])/[.C76]*[.F75]/2" office:value-type="float" office:value="0.169096130135469" calcext:value-type="float">
            <text:p>0.169096130135469</text:p>
          </table:table-cell>
          <table:table-cell table:formula="of:=+[.D76]+[.E76]*[.C76]+[.F76]*[.B76]" office:value-type="float" office:value="235.05522260929" calcext:value-type="float">
            <text:p>235.05522260929</text:p>
          </table:table-cell>
          <table:table-cell office:value-type="float" office:value="301.58" calcext:value-type="float">
            <text:p>301.58</text:p>
          </table:table-cell>
          <table:table-cell table:formula="of:=+[.H76]-[.G76]" office:value-type="float" office:value="66.5247773907102" calcext:value-type="float">
            <text:p>66.5247773907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table:formula="of:=+[.D49]*[.$K$3]" office:value-type="float" office:value="107.584" calcext:value-type="float">
            <text:p>107.584</text:p>
          </table:table-cell>
          <table:table-cell table:formula="of:=+[.E76]-([.C77]-[.C76])/[.C76]*[.E76]/2" office:value-type="float" office:value="0.0183571047149599" calcext:value-type="float">
            <text:p>0.01835710471496</text:p>
          </table:table-cell>
          <table:table-cell table:formula="of:=+[.F76]+([.C77]-[.C76])/[.C77]*[.F76]/2" office:value-type="float" office:value="0.183187474313425" calcext:value-type="float">
            <text:p>0.183187474313425</text:p>
          </table:table-cell>
          <table:table-cell table:formula="of:=+[.D77]+[.E77]*[.C77]+[.F77]*[.B77]" office:value-type="float" office:value="254.249051301592" calcext:value-type="float">
            <text:p>254.249051301592</text:p>
          </table:table-cell>
          <table:table-cell office:value-type="float" office:value="332.56" calcext:value-type="float">
            <text:p>332.56</text:p>
          </table:table-cell>
          <table:table-cell table:formula="of:=+[.H77]-[.G77]" office:value-type="float" office:value="78.3109486984079" calcext:value-type="float">
            <text:p>78.31094869840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table:formula="of:=+[.D50]*[.$K$3]" office:value-type="float" office:value="129.1008" calcext:value-type="float">
            <text:p>129.1008</text:p>
          </table:table-cell>
          <table:table-cell table:formula="of:=+[.E77]-([.C78]-[.C77])/[.C77]*[.E77]/2" office:value-type="float" office:value="0.0168273459887132" calcext:value-type="float">
            <text:p>0.016827345988713</text:p>
          </table:table-cell>
          <table:table-cell table:formula="of:=+[.F77]+([.C78]-[.C77])/[.C78]*[.F77]/2" office:value-type="float" office:value="0.196272293907241" calcext:value-type="float">
            <text:p>0.196272293907241</text:p>
          </table:table-cell>
          <table:table-cell table:formula="of:=+[.D78]+[.E78]*[.C78]+[.F78]*[.B78]" office:value-type="float" office:value="286.132657914117" calcext:value-type="float">
            <text:p>286.132657914117</text:p>
          </table:table-cell>
          <table:table-cell office:value-type="float" office:value="361.23" calcext:value-type="float">
            <text:p>361.23</text:p>
          </table:table-cell>
          <table:table-cell table:formula="of:=+[.H78]-[.G78]" office:value-type="float" office:value="75.0973420858833" calcext:value-type="float">
            <text:p>75.09734208588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table:formula="of:=+[.D51]*[.$K$3]" office:value-type="float" office:value="139.8592" calcext:value-type="float">
            <text:p>139.8592</text:p>
          </table:table-cell>
          <table:table-cell table:formula="of:=+[.E78]-([.C79]-[.C78])/[.C78]*[.E78]/2" office:value-type="float" office:value="0.0156253927038051" calcext:value-type="float">
            <text:p>0.015625392703805</text:p>
          </table:table-cell>
          <table:table-cell table:formula="of:=+[.F78]+([.C79]-[.C78])/[.C79]*[.F78]/2" office:value-type="float" office:value="0.208539312276444" calcext:value-type="float">
            <text:p>0.208539312276444</text:p>
          </table:table-cell>
          <table:table-cell table:formula="of:=+[.D79]+[.E79]*[.C79]+[.F79]*[.B79]" office:value-type="float" office:value="306.630426953442" calcext:value-type="float">
            <text:p>306.630426953442</text:p>
          </table:table-cell>
          <table:table-cell office:value-type="float" office:value="388.05" calcext:value-type="float">
            <text:p>388.05</text:p>
          </table:table-cell>
          <table:table-cell table:formula="of:=+[.H79]-[.G79]" office:value-type="float" office:value="81.4195730465577" calcext:value-type="float">
            <text:p>81.41957304655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table:formula="of:=+[.D52]*[.$K$3]" office:value-type="float" office:value="155.9968" calcext:value-type="float">
            <text:p>155.9968</text:p>
          </table:table-cell>
          <table:table-cell table:formula="of:=+[.E79]-([.C80]-[.C79])/[.C79]*[.E79]/2" office:value-type="float" office:value="0.0136722186158295" calcext:value-type="float">
            <text:p>0.01367221861583</text:p>
          </table:table-cell>
          <table:table-cell table:formula="of:=+[.F79]+([.C80]-[.C79])/[.C80]*[.F79]/2" office:value-type="float" office:value="0.229393243504088" calcext:value-type="float">
            <text:p>0.229393243504088</text:p>
          </table:table-cell>
          <table:table-cell table:formula="of:=+[.D80]+[.E80]*[.C80]+[.F80]*[.B80]" office:value-type="float" office:value="339.054514831191" calcext:value-type="float">
            <text:p>339.054514831191</text:p>
          </table:table-cell>
          <table:table-cell office:value-type="float" office:value="437.38" calcext:value-type="float">
            <text:p>437.38</text:p>
          </table:table-cell>
          <table:table-cell table:formula="of:=+[.H80]-[.G80]" office:value-type="float" office:value="98.3254851688085" calcext:value-type="float">
            <text:p>98.3254851688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table:formula="of:=+[.D53]*[.$K$3]" office:value-type="float" office:value="174.824" calcext:value-type="float">
            <text:p>174.824</text:p>
          </table:table-cell>
          <table:table-cell table:formula="of:=+[.E80]-([.C81]-[.C80])/[.C80]*[.E80]/2" office:value-type="float" office:value="0.0123049967542465" calcext:value-type="float">
            <text:p>0.012304996754247</text:p>
          </table:table-cell>
          <table:table-cell table:formula="of:=+[.F80]+([.C81]-[.C80])/[.C81]*[.F80]/2" office:value-type="float" office:value="0.248509347129429" calcext:value-type="float">
            <text:p>0.248509347129429</text:p>
          </table:table-cell>
          <table:table-cell table:formula="of:=+[.D81]+[.E81]*[.C81]+[.F81]*[.B81]" office:value-type="float" office:value="372.908654090194" calcext:value-type="float">
            <text:p>372.908654090194</text:p>
          </table:table-cell>
          <table:table-cell office:value-type="float" office:value="482.31" calcext:value-type="float">
            <text:p>482.31</text:p>
          </table:table-cell>
          <table:table-cell table:formula="of:=+[.H81]-[.G81]" office:value-type="float" office:value="109.401345909806" calcext:value-type="float">
            <text:p>109.4013459098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table:formula="of:=+[.D54]*[.$K$3]" office:value-type="float" office:value="188.272" calcext:value-type="float">
            <text:p>188.272</text:p>
          </table:table-cell>
          <table:table-cell table:formula="of:=+[.E81]-([.C82]-[.C81])/[.C81]*[.E81]/2" office:value-type="float" office:value="0.0112795803580593" calcext:value-type="float">
            <text:p>0.011279580358059</text:p>
          </table:table-cell>
          <table:table-cell table:formula="of:=+[.F81]+([.C82]-[.C81])/[.C82]*[.F81]/2" office:value-type="float" office:value="0.266260014781531" calcext:value-type="float">
            <text:p>0.266260014781531</text:p>
          </table:table-cell>
          <table:table-cell table:formula="of:=+[.D82]+[.E82]*[.C82]+[.F82]*[.B82]" office:value-type="float" office:value="400.359069897181" calcext:value-type="float">
            <text:p>400.359069897181</text:p>
          </table:table-cell>
          <table:table-cell office:value-type="float" office:value="523.88" calcext:value-type="float">
            <text:p>523.88</text:p>
          </table:table-cell>
          <table:table-cell table:formula="of:=+[.H82]-[.G82]" office:value-type="float" office:value="123.520930102819" calcext:value-type="float">
            <text:p>123.5209301028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table:formula="of:=+[.D55]*[.$K$3]" office:value-type="float" office:value="199.0304" calcext:value-type="float">
            <text:p>199.0304</text:p>
          </table:table-cell>
          <table:table-cell table:formula="of:=+[.E82]-([.C83]-[.C82])/[.C82]*[.E82]/2" office:value-type="float" office:value="0.0104738960467694" calcext:value-type="float">
            <text:p>0.010473896046769</text:p>
          </table:table-cell>
          <table:table-cell table:formula="of:=+[.F82]+([.C83]-[.C82])/[.C83]*[.F82]/2" office:value-type="float" office:value="0.282901265705376" calcext:value-type="float">
            <text:p>0.282901265705376</text:p>
          </table:table-cell>
          <table:table-cell table:formula="of:=+[.D83]+[.E83]*[.C83]+[.F83]*[.B83]" office:value-type="float" office:value="424.272201226843" calcext:value-type="float">
            <text:p>424.272201226843</text:p>
          </table:table-cell>
          <table:table-cell office:value-type="float" office:value="562.78" calcext:value-type="float">
            <text:p>562.78</text:p>
          </table:table-cell>
          <table:table-cell table:formula="of:=+[.H83]-[.G83]" office:value-type="float" office:value="138.507798773157" calcext:value-type="float">
            <text:p>138.5077987731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table:formula="of:=+[.D56]*[.$K$3]" office:value-type="float" office:value="209.7888" calcext:value-type="float">
            <text:p>209.7888</text:p>
          </table:table-cell>
          <table:table-cell table:formula="of:=+[.E83]-([.C84]-[.C83])/[.C83]*[.E83]/2" office:value-type="float" office:value="0.00981927754384629" calcext:value-type="float">
            <text:p>0.009819277543846</text:p>
          </table:table-cell>
          <table:table-cell table:formula="of:=+[.F83]+([.C84]-[.C83])/[.C84]*[.F83]/2" office:value-type="float" office:value="0.298618002689008" calcext:value-type="float">
            <text:p>0.298618002689008</text:p>
          </table:table-cell>
          <table:table-cell table:formula="of:=+[.D84]+[.E84]*[.C84]+[.F84]*[.B84]" office:value-type="float" office:value="447.471299239121" calcext:value-type="float">
            <text:p>447.471299239121</text:p>
          </table:table-cell>
          <table:table-cell office:value-type="float" office:value="599.48" calcext:value-type="float">
            <text:p>599.48</text:p>
          </table:table-cell>
          <table:table-cell table:formula="of:=+[.H84]-[.G84]" office:value-type="float" office:value="152.008700760879" calcext:value-type="float">
            <text:p>152.0087007608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+[.D57]*[.$K$3]" office:value-type="float" office:value="223.2368" calcext:value-type="float">
            <text:p>223.2368</text:p>
          </table:table-cell>
          <table:table-cell table:formula="of:=+[.E84]-([.C85]-[.C84])/[.C84]*[.E84]/2" office:value-type="float" office:value="0.00927376212474372" calcext:value-type="float">
            <text:p>0.009273762124744</text:p>
          </table:table-cell>
          <table:table-cell table:formula="of:=+[.F84]+([.C85]-[.C84])/[.C85]*[.F84]/2" office:value-type="float" office:value="0.313548902823459" calcext:value-type="float">
            <text:p>0.313548902823459</text:p>
          </table:table-cell>
          <table:table-cell table:formula="of:=+[.D85]+[.E85]*[.C85]+[.F85]*[.B85]" office:value-type="float" office:value="472.748872659167" calcext:value-type="float">
            <text:p>472.748872659167</text:p>
          </table:table-cell>
          <table:table-cell office:value-type="float" office:value="634.33" calcext:value-type="float">
            <text:p>634.33</text:p>
          </table:table-cell>
          <table:table-cell table:formula="of:=+[.H85]-[.G85]" office:value-type="float" office:value="161.581127340833" calcext:value-type="float">
            <text:p>161.5811273408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5000" calcext:value-type="float">
            <text:p>15000</text:p>
          </table:table-cell>
          <table:table-cell table:formula="of:=+[.D58]*[.$K$3]" office:value-type="float" office:value="294.37672" calcext:value-type="float">
            <text:p>294.37672</text:p>
          </table:table-cell>
          <table:table-cell table:formula="of:=+[.E85]-([.C86]-[.C85])/[.C85]*[.E85]/2" office:value-type="float" office:value="0.00695532159355779" calcext:value-type="float">
            <text:p>0.006955321593558</text:p>
          </table:table-cell>
          <table:table-cell table:formula="of:=+[.F85]+([.C86]-[.C85])/[.C86]*[.F85]/2" office:value-type="float" office:value="0.365807053294035" calcext:value-type="float">
            <text:p>0.365807053294035</text:p>
          </table:table-cell>
          <table:table-cell table:formula="of:=+[.D86]+[.E86]*[.C86]+[.F86]*[.B86]" office:value-type="float" office:value="581.610070550385" calcext:value-type="float">
            <text:p>581.610070550385</text:p>
          </table:table-cell>
          <table:table-cell office:value-type="float" office:value="788.42" calcext:value-type="float">
            <text:p>788.42</text:p>
          </table:table-cell>
          <table:table-cell table:formula="of:=+[.H86]-[.G86]" office:value-type="float" office:value="206.809929449615" calcext:value-type="float">
            <text:p>206.8099294496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4000" calcext:value-type="float">
            <text:p>24000</text:p>
          </table:table-cell>
          <table:table-cell table:formula="of:=+[.D59]*[.$K$3]" office:value-type="float" office:value="406.39856" calcext:value-type="float">
            <text:p>406.39856</text:p>
          </table:table-cell>
          <table:table-cell table:formula="of:=+[.E86]-([.C87]-[.C86])/[.C86]*[.E86]/2" office:value-type="float" office:value="0.00486872511549045" calcext:value-type="float">
            <text:p>0.00486872511549</text:p>
          </table:table-cell>
          <table:table-cell table:formula="of:=+[.F86]+([.C87]-[.C86])/[.C87]*[.F86]/2" office:value-type="float" office:value="0.434395875786667" calcext:value-type="float">
            <text:p>0.434395875786667</text:p>
          </table:table-cell>
          <table:table-cell table:formula="of:=+[.D87]+[.E87]*[.C87]+[.F87]*[.B87]" office:value-type="float" office:value="740.445900665104" calcext:value-type="float">
            <text:p>740.445900665104</text:p>
          </table:table-cell>
          <table:table-cell office:value-type="float" office:value="1014.46" calcext:value-type="float">
            <text:p>1014.46</text:p>
          </table:table-cell>
          <table:table-cell table:formula="of:=+[.H87]-[.G87]" office:value-type="float" office:value="274.014099334896" calcext:value-type="float">
            <text:p>274.0140993348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+[.D60]*[.$K$3]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table:formula="of:=+[.D88]+[.E88]*[.C88]+[.F88]*[.B88]" office:value-type="float" office:value="35" calcext:value-type="float">
            <text:p>35</text:p>
          </table:table-cell>
          <table:table-cell office:value-type="float" office:value="37.44819232" calcext:value-type="float">
            <text:p>37.44819232</text:p>
          </table:table-cell>
          <table:table-cell table:formula="of:=+[.H88]-[.G88]" office:value-type="float" office:value="2.44819232" calcext:value-type="float">
            <text:p>2.448192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table:formula="of:=+[.D61]*[.$K$3]" office:value-type="float" office:value="2.60245696" calcext:value-type="float">
            <text:p>2.60245696</text:p>
          </table:table-cell>
          <table:table-cell table:formula="of:=+[.E88]-([.C89]-[.C88])/[.C88]*[.E88]/2" office:value-type="float" office:value="0.075" calcext:value-type="float">
            <text:p>0.075</text:p>
          </table:table-cell>
          <table:table-cell table:formula="of:=+[.F88]+([.C89]-[.C88])/[.C89]*[.F88]/2" office:value-type="float" office:value="0.035" calcext:value-type="float">
            <text:p>0.035</text:p>
          </table:table-cell>
          <table:table-cell table:formula="of:=+[.D89]+[.E89]*[.C89]+[.F89]*[.B89]" office:value-type="float" office:value="43.22745696" calcext:value-type="float">
            <text:p>43.22745696</text:p>
          </table:table-cell>
          <table:table-cell office:value-type="float" office:value="46.54709094" calcext:value-type="float">
            <text:p>46.54709094</text:p>
          </table:table-cell>
          <table:table-cell table:formula="of:=+[.H89]-[.G89]" office:value-type="float" office:value="3.31963398" calcext:value-type="float">
            <text:p>3.319633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+[.D62]*[.$K$3]" office:value-type="float" office:value="5.60189888" calcext:value-type="float">
            <text:p>5.60189888</text:p>
          </table:table-cell>
          <table:table-cell table:formula="of:=+[.E89]-([.C90]-[.C89])/[.C89]*[.E89]/2" office:value-type="float" office:value="0.0625" calcext:value-type="float">
            <text:p>0.0625</text:p>
          </table:table-cell>
          <table:table-cell table:formula="of:=+[.F89]+([.C90]-[.C89])/[.C90]*[.F89]/2" office:value-type="float" office:value="0.039375" calcext:value-type="float">
            <text:p>0.039375</text:p>
          </table:table-cell>
          <table:table-cell table:formula="of:=+[.D90]+[.E90]*[.C90]+[.F90]*[.B90]" office:value-type="float" office:value="51.22689888" calcext:value-type="float">
            <text:p>51.22689888</text:p>
          </table:table-cell>
          <table:table-cell office:value-type="float" office:value="54.31" calcext:value-type="float">
            <text:p>54.31</text:p>
          </table:table-cell>
          <table:table-cell table:formula="of:=+[.H90]-[.G90]" office:value-type="float" office:value="3.08310112000001" calcext:value-type="float">
            <text:p>3.08310112000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formula="of:=+[.D63]*[.$K$3]" office:value-type="float" office:value="22.05472" calcext:value-type="float">
            <text:p>22.05472</text:p>
          </table:table-cell>
          <table:table-cell table:formula="of:=+[.E90]-([.C91]-[.C90])/[.C90]*[.E90]/2" office:value-type="float" office:value="0.03125" calcext:value-type="float">
            <text:p>0.03125</text:p>
          </table:table-cell>
          <table:table-cell table:formula="of:=+[.F90]+([.C91]-[.C90])/[.C91]*[.F90]/2" office:value-type="float" office:value="0.04921875" calcext:value-type="float">
            <text:p>0.04921875</text:p>
          </table:table-cell>
          <table:table-cell table:formula="of:=+[.D91]+[.E91]*[.C91]+[.F91]*[.B91]" office:value-type="float" office:value="77.52347" calcext:value-type="float">
            <text:p>77.52347</text:p>
          </table:table-cell>
          <table:table-cell office:value-type="float" office:value="84.42" calcext:value-type="float">
            <text:p>84.42</text:p>
          </table:table-cell>
          <table:table-cell table:formula="of:=+[.H91]-[.G91]" office:value-type="float" office:value="6.89653" calcext:value-type="float">
            <text:p>6.896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formula="of:=+[.D64]*[.$K$3]" office:value-type="float" office:value="30.876608" calcext:value-type="float">
            <text:p>30.876608</text:p>
          </table:table-cell>
          <table:table-cell table:formula="of:=+[.E91]-([.C92]-[.C91])/[.C91]*[.E91]/2" office:value-type="float" office:value="0.0234375" calcext:value-type="float">
            <text:p>0.0234375</text:p>
          </table:table-cell>
          <table:table-cell table:formula="of:=+[.F91]+([.C92]-[.C91])/[.C92]*[.F91]/2" office:value-type="float" office:value="0.057421875" calcext:value-type="float">
            <text:p>0.057421875</text:p>
          </table:table-cell>
          <table:table-cell table:formula="of:=+[.D92]+[.E92]*[.C92]+[.F92]*[.B92]" office:value-type="float" office:value="95.329733" calcext:value-type="float">
            <text:p>95.329733</text:p>
          </table:table-cell>
          <table:table-cell office:value-type="float" office:value="109.27" calcext:value-type="float">
            <text:p>109.27</text:p>
          </table:table-cell>
          <table:table-cell table:formula="of:=+[.H92]-[.G92]" office:value-type="float" office:value="13.940267" calcext:value-type="float">
            <text:p>13.9402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table:formula="of:=+[.D65]*[.$K$3]" office:value-type="float" office:value="44.10944" calcext:value-type="float">
            <text:p>44.10944</text:p>
          </table:table-cell>
          <table:table-cell table:formula="of:=+[.E92]-([.C93]-[.C92])/[.C92]*[.E92]/2" office:value-type="float" office:value="0.01953125" calcext:value-type="float">
            <text:p>0.01953125</text:p>
          </table:table-cell>
          <table:table-cell table:formula="of:=+[.F92]+([.C93]-[.C92])/[.C93]*[.F92]/2" office:value-type="float" office:value="0.064599609375" calcext:value-type="float">
            <text:p>0.064599609375</text:p>
          </table:table-cell>
          <table:table-cell table:formula="of:=+[.D93]+[.E93]*[.C93]+[.F93]*[.B93]" office:value-type="float" office:value="116.521549375" calcext:value-type="float">
            <text:p>116.521549375</text:p>
          </table:table-cell>
          <table:table-cell office:value-type="float" office:value="131.22" calcext:value-type="float">
            <text:p>131.22</text:p>
          </table:table-cell>
          <table:table-cell table:formula="of:=+[.H93]-[.G93]" office:value-type="float" office:value="14.698450625" calcext:value-type="float">
            <text:p>14.698450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formula="of:=+[.D66]*[.$K$3]" office:value-type="float" office:value="52.931328" calcext:value-type="float">
            <text:p>52.931328</text:p>
          </table:table-cell>
          <table:table-cell table:formula="of:=+[.E93]-([.C94]-[.C93])/[.C93]*[.E93]/2" office:value-type="float" office:value="0.01708984375" calcext:value-type="float">
            <text:p>0.01708984375</text:p>
          </table:table-cell>
          <table:table-cell table:formula="of:=+[.F93]+([.C94]-[.C93])/[.C94]*[.F93]/2" office:value-type="float" office:value="0.0710595703125" calcext:value-type="float">
            <text:p>0.0710595703125</text:p>
          </table:table-cell>
          <table:table-cell table:formula="of:=+[.D94]+[.E94]*[.C94]+[.F94]*[.B94]" office:value-type="float" office:value="132.5358201875" calcext:value-type="float">
            <text:p>132.5358201875</text:p>
          </table:table-cell>
          <table:table-cell office:value-type="float" office:value="151.25" calcext:value-type="float">
            <text:p>151.25</text:p>
          </table:table-cell>
          <table:table-cell table:formula="of:=+[.H94]-[.G94]" office:value-type="float" office:value="18.7141798125" calcext:value-type="float">
            <text:p>18.7141798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table:formula="of:=+[.D67]*[.$K$3]" office:value-type="float" office:value="66.16416" calcext:value-type="float">
            <text:p>66.16416</text:p>
          </table:table-cell>
          <table:table-cell table:formula="of:=+[.E94]-([.C95]-[.C94])/[.C94]*[.E94]/2" office:value-type="float" office:value="0.015380859375" calcext:value-type="float">
            <text:p>0.015380859375</text:p>
          </table:table-cell>
          <table:table-cell table:formula="of:=+[.F94]+([.C95]-[.C94])/[.C95]*[.F94]/2" office:value-type="float" office:value="0.076981201171875" calcext:value-type="float">
            <text:p>0.076981201171875</text:p>
          </table:table-cell>
          <table:table-cell table:formula="of:=+[.D95]+[.E95]*[.C95]+[.F95]*[.B95]" office:value-type="float" office:value="152.373876796875" calcext:value-type="float">
            <text:p>152.373876796875</text:p>
          </table:table-cell>
          <table:table-cell office:value-type="float" office:value="169.86" calcext:value-type="float">
            <text:p>169.86</text:p>
          </table:table-cell>
          <table:table-cell table:formula="of:=+[.H95]-[.G95]" office:value-type="float" office:value="17.486123203125" calcext:value-type="float">
            <text:p>17.486123203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formula="of:=+[.D68]*[.$K$3]" office:value-type="float" office:value="74.986048" calcext:value-type="float">
            <text:p>74.986048</text:p>
          </table:table-cell>
          <table:table-cell table:formula="of:=+[.E95]-([.C96]-[.C95])/[.C95]*[.E95]/2" office:value-type="float" office:value="0.01409912109375" calcext:value-type="float">
            <text:p>0.01409912109375</text:p>
          </table:table-cell>
          <table:table-cell table:formula="of:=+[.F95]+([.C96]-[.C95])/[.C96]*[.F95]/2" office:value-type="float" office:value="0.0824798583984375" calcext:value-type="float">
            <text:p>0.082479858398438</text:p>
          </table:table-cell>
          <table:table-cell table:formula="of:=+[.D96]+[.E96]*[.C96]+[.F96]*[.B96]" office:value-type="float" office:value="167.335291164062" calcext:value-type="float">
            <text:p>167.335291164062</text:p>
          </table:table-cell>
          <table:table-cell office:value-type="float" office:value="187.36" calcext:value-type="float">
            <text:p>187.36</text:p>
          </table:table-cell>
          <table:table-cell table:formula="of:=+[.H96]-[.G96]" office:value-type="float" office:value="20.0247088359375" calcext:value-type="float">
            <text:p>20.0247088359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table:formula="of:=+[.D69]*[.$K$3]" office:value-type="float" office:value="79.396992" calcext:value-type="float">
            <text:p>79.396992</text:p>
          </table:table-cell>
          <table:table-cell table:formula="of:=+[.E96]-([.C97]-[.C96])/[.C96]*[.E96]/2" office:value-type="float" office:value="0.013092041015625" calcext:value-type="float">
            <text:p>0.013092041015625</text:p>
          </table:table-cell>
          <table:table-cell table:formula="of:=+[.F96]+([.C97]-[.C96])/[.C97]*[.F96]/2" office:value-type="float" office:value="0.0876348495483398" calcext:value-type="float">
            <text:p>0.08763484954834</text:p>
          </table:table-cell>
          <table:table-cell table:formula="of:=+[.D97]+[.E97]*[.C97]+[.F97]*[.B97]" office:value-type="float" office:value="177.50547436084" calcext:value-type="float">
            <text:p>177.50547436084</text:p>
          </table:table-cell>
          <table:table-cell office:value-type="float" office:value="203.98" calcext:value-type="float">
            <text:p>203.98</text:p>
          </table:table-cell>
          <table:table-cell table:formula="of:=+[.H97]-[.G97]" office:value-type="float" office:value="26.4745256391601" calcext:value-type="float">
            <text:p>26.47452563916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formula="of:=+[.D70]*[.$K$3]" office:value-type="float" office:value="88.21888" calcext:value-type="float">
            <text:p>88.21888</text:p>
          </table:table-cell>
          <table:table-cell table:formula="of:=+[.E97]-([.C98]-[.C97])/[.C97]*[.E97]/2" office:value-type="float" office:value="0.0122737884521484" calcext:value-type="float">
            <text:p>0.012273788452149</text:p>
          </table:table-cell>
          <table:table-cell table:formula="of:=+[.F97]+([.C98]-[.C97])/[.C98]*[.F97]/2" office:value-type="float" office:value="0.0925034523010254" calcext:value-type="float">
            <text:p>0.092503452301025</text:p>
          </table:table-cell>
          <table:table-cell table:formula="of:=+[.D98]+[.E98]*[.C98]+[.F98]*[.B98]" office:value-type="float" office:value="191.768741907959" calcext:value-type="float">
            <text:p>191.768741907959</text:p>
          </table:table-cell>
          <table:table-cell office:value-type="float" office:value="219.86" calcext:value-type="float">
            <text:p>219.86</text:p>
          </table:table-cell>
          <table:table-cell table:formula="of:=+[.H98]-[.G98]" office:value-type="float" office:value="28.091258092041" calcext:value-type="float">
            <text:p>28.09125809204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000" calcext:value-type="float">
            <text:p>1000</text:p>
          </table:table-cell>
          <table:table-cell table:formula="of:=+[.D71]*[.$K$3]" office:value-type="float" office:value="92.629824" calcext:value-type="float">
            <text:p>92.629824</text:p>
          </table:table-cell>
          <table:table-cell table:formula="of:=+[.E98]-([.C99]-[.C98])/[.C98]*[.E98]/2" office:value-type="float" office:value="0.011591911315918" calcext:value-type="float">
            <text:p>0.011591911315918</text:p>
          </table:table-cell>
          <table:table-cell table:formula="of:=+[.F98]+([.C99]-[.C98])/[.C99]*[.F98]/2" office:value-type="float" office:value="0.0971286249160766" calcext:value-type="float">
            <text:p>0.097128624916077</text:p>
          </table:table-cell>
          <table:table-cell table:formula="of:=+[.D99]+[.E99]*[.C99]+[.F99]*[.B99]" office:value-type="float" office:value="201.350360231995" calcext:value-type="float">
            <text:p>201.350360231995</text:p>
          </table:table-cell>
          <table:table-cell office:value-type="float" office:value="235.11" calcext:value-type="float">
            <text:p>235.11</text:p>
          </table:table-cell>
          <table:table-cell table:formula="of:=+[.H99]-[.G99]" office:value-type="float" office:value="33.7596397680054" calcext:value-type="float">
            <text:p>33.7596397680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table:formula="of:=+[.D72]*[.$K$3]" office:value-type="float" office:value="105.862656" calcext:value-type="float">
            <text:p>105.862656</text:p>
          </table:table-cell>
          <table:table-cell table:formula="of:=+[.E99]-([.C100]-[.C99])/[.C99]*[.E99]/2" office:value-type="float" office:value="0.0101429224014282" calcext:value-type="float">
            <text:p>0.010142922401428</text:p>
          </table:table-cell>
          <table:table-cell table:formula="of:=+[.F99]+([.C100]-[.C99])/[.C100]*[.F99]/2" office:value-type="float" office:value="0.106841487407684" calcext:value-type="float">
            <text:p>0.106841487407684</text:p>
          </table:table-cell>
          <table:table-cell table:formula="of:=+[.D100]+[.E100]*[.C100]+[.F100]*[.B100]" office:value-type="float" office:value="225.38279640947" calcext:value-type="float">
            <text:p>225.38279640947</text:p>
          </table:table-cell>
          <table:table-cell office:value-type="float" office:value="270.98" calcext:value-type="float">
            <text:p>270.98</text:p>
          </table:table-cell>
          <table:table-cell table:formula="of:=+[.H100]-[.G100]" office:value-type="float" office:value="45.5972035905304" calcext:value-type="float">
            <text:p>45.59720359053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table:formula="of:=+[.D73]*[.$K$3]" office:value-type="float" office:value="119.095488" calcext:value-type="float">
            <text:p>119.095488</text:p>
          </table:table-cell>
          <table:table-cell table:formula="of:=+[.E100]-([.C101]-[.C100])/[.C100]*[.E100]/2" office:value-type="float" office:value="0.00912863016128541" calcext:value-type="float">
            <text:p>0.009128630161285</text:p>
          </table:table-cell>
          <table:table-cell table:formula="of:=+[.F100]+([.C101]-[.C100])/[.C101]*[.F100]/2" office:value-type="float" office:value="0.115744944691658" calcext:value-type="float">
            <text:p>0.115744944691658</text:p>
          </table:table-cell>
          <table:table-cell table:formula="of:=+[.D101]+[.E101]*[.C101]+[.F101]*[.B101]" office:value-type="float" office:value="248.533377933586" calcext:value-type="float">
            <text:p>248.533377933586</text:p>
          </table:table-cell>
          <table:table-cell office:value-type="float" office:value="304.32" calcext:value-type="float">
            <text:p>304.32</text:p>
          </table:table-cell>
          <table:table-cell table:formula="of:=+[.H101]-[.G101]" office:value-type="float" office:value="55.7866220664139" calcext:value-type="float">
            <text:p>55.78662206641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750" calcext:value-type="float">
            <text:p>1750</text:p>
          </table:table-cell>
          <table:table-cell table:formula="of:=+[.D74]*[.$K$3]" office:value-type="float" office:value="132.32832" calcext:value-type="float">
            <text:p>132.32832</text:p>
          </table:table-cell>
          <table:table-cell table:formula="of:=+[.E101]-([.C102]-[.C101])/[.C101]*[.E101]/2" office:value-type="float" office:value="0.00836791098117829" calcext:value-type="float">
            <text:p>0.008367910981178</text:p>
          </table:table-cell>
          <table:table-cell table:formula="of:=+[.F101]+([.C102]-[.C101])/[.C102]*[.F101]/2" office:value-type="float" office:value="0.124012440741062" calcext:value-type="float">
            <text:p>0.124012440741062</text:p>
          </table:table-cell>
          <table:table-cell table:formula="of:=+[.D102]+[.E102]*[.C102]+[.F102]*[.B102]" office:value-type="float" office:value="270.984604958124" calcext:value-type="float">
            <text:p>270.984604958124</text:p>
          </table:table-cell>
          <table:table-cell office:value-type="float" office:value="335.69" calcext:value-type="float">
            <text:p>335.69</text:p>
          </table:table-cell>
          <table:table-cell table:formula="of:=+[.H102]-[.G102]" office:value-type="float" office:value="64.7053950418758" calcext:value-type="float">
            <text:p>64.70539504187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+[.D75]*[.$K$3]" office:value-type="float" office:value="141.150208" calcext:value-type="float">
            <text:p>141.150208</text:p>
          </table:table-cell>
          <table:table-cell table:formula="of:=+[.E102]-([.C103]-[.C102])/[.C102]*[.E102]/2" office:value-type="float" office:value="0.00777020305395127" calcext:value-type="float">
            <text:p>0.007770203053951</text:p>
          </table:table-cell>
          <table:table-cell table:formula="of:=+[.F102]+([.C103]-[.C102])/[.C103]*[.F102]/2" office:value-type="float" office:value="0.131763218287379" calcext:value-type="float">
            <text:p>0.131763218287379</text:p>
          </table:table-cell>
          <table:table-cell table:formula="of:=+[.D103]+[.E103]*[.C103]+[.F103]*[.B103]" office:value-type="float" office:value="288.453832395281" calcext:value-type="float">
            <text:p>288.453832395281</text:p>
          </table:table-cell>
          <table:table-cell office:value-type="float" office:value="365.46" calcext:value-type="float">
            <text:p>365.46</text:p>
          </table:table-cell>
          <table:table-cell table:formula="of:=+[.H103]-[.G103]" office:value-type="float" office:value="77.0061676047189" calcext:value-type="float">
            <text:p>77.00616760471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table:formula="of:=+[.D76]*[.$K$3]" office:value-type="float" office:value="163.204928" calcext:value-type="float">
            <text:p>163.204928</text:p>
          </table:table-cell>
          <table:table-cell table:formula="of:=+[.E103]-([.C104]-[.C103])/[.C103]*[.E103]/2" office:value-type="float" office:value="0.00679892767220736" calcext:value-type="float">
            <text:p>0.006798927672207</text:p>
          </table:table-cell>
          <table:table-cell table:formula="of:=+[.F103]+([.C104]-[.C103])/[.C104]*[.F103]/2" office:value-type="float" office:value="0.144939540116116" calcext:value-type="float">
            <text:p>0.144939540116116</text:p>
          </table:table-cell>
          <table:table-cell table:formula="of:=+[.D104]+[.E104]*[.C104]+[.F104]*[.B104]" office:value-type="float" office:value="325.141787296635" calcext:value-type="float">
            <text:p>325.141787296635</text:p>
          </table:table-cell>
          <table:table-cell office:value-type="float" office:value="421.23" calcext:value-type="float">
            <text:p>421.23</text:p>
          </table:table-cell>
          <table:table-cell table:formula="of:=+[.H104]-[.G104]" office:value-type="float" office:value="96.0882127033652" calcext:value-type="float">
            <text:p>96.08821270336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table:formula="of:=+[.D77]*[.$K$3]" office:value-type="float" office:value="176.43776" calcext:value-type="float">
            <text:p>176.43776</text:p>
          </table:table-cell>
          <table:table-cell table:formula="of:=+[.E104]-([.C105]-[.C104])/[.C104]*[.E104]/2" office:value-type="float" office:value="0.00611903490498663" calcext:value-type="float">
            <text:p>0.006119034904987</text:p>
          </table:table-cell>
          <table:table-cell table:formula="of:=+[.F104]+([.C105]-[.C104])/[.C105]*[.F104]/2" office:value-type="float" office:value="0.157017835125793" calcext:value-type="float">
            <text:p>0.157017835125793</text:p>
          </table:table-cell>
          <table:table-cell table:formula="of:=+[.D105]+[.E105]*[.C105]+[.F105]*[.B105]" office:value-type="float" office:value="351.812699840753" calcext:value-type="float">
            <text:p>351.812699840753</text:p>
          </table:table-cell>
          <table:table-cell office:value-type="float" office:value="473.05" calcext:value-type="float">
            <text:p>473.05</text:p>
          </table:table-cell>
          <table:table-cell table:formula="of:=+[.H105]-[.G105]" office:value-type="float" office:value="121.237300159247" calcext:value-type="float">
            <text:p>121.2373001592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500" calcext:value-type="float">
            <text:p>3500</text:p>
          </table:table-cell>
          <table:table-cell table:formula="of:=+[.D78]*[.$K$3]" office:value-type="float" office:value="211.725312" calcext:value-type="float">
            <text:p>211.725312</text:p>
          </table:table-cell>
          <table:table-cell table:formula="of:=+[.E105]-([.C106]-[.C105])/[.C105]*[.E105]/2" office:value-type="float" office:value="0.00560911532957107" calcext:value-type="float">
            <text:p>0.005609115329571</text:p>
          </table:table-cell>
          <table:table-cell table:formula="of:=+[.F105]+([.C106]-[.C105])/[.C106]*[.F105]/2" office:value-type="float" office:value="0.168233394777635" calcext:value-type="float">
            <text:p>0.168233394777635</text:p>
          </table:table-cell>
          <table:table-cell table:formula="of:=+[.D106]+[.E106]*[.C106]+[.F106]*[.B106]" office:value-type="float" office:value="399.590610431134" calcext:value-type="float">
            <text:p>399.590610431134</text:p>
          </table:table-cell>
          <table:table-cell office:value-type="float" office:value="521.81" calcext:value-type="float">
            <text:p>521.81</text:p>
          </table:table-cell>
          <table:table-cell table:formula="of:=+[.H106]-[.G106]" office:value-type="float" office:value="122.219389568866" calcext:value-type="float">
            <text:p>122.2193895688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+[.D79]*[.$K$3]" office:value-type="float" office:value="229.369088" calcext:value-type="float">
            <text:p>229.369088</text:p>
          </table:table-cell>
          <table:table-cell table:formula="of:=+[.E106]-([.C107]-[.C106])/[.C106]*[.E106]/2" office:value-type="float" office:value="0.00520846423460171" calcext:value-type="float">
            <text:p>0.005208464234602</text:p>
          </table:table-cell>
          <table:table-cell table:formula="of:=+[.F106]+([.C107]-[.C106])/[.C107]*[.F106]/2" office:value-type="float" office:value="0.178747981951237" calcext:value-type="float">
            <text:p>0.178747981951237</text:p>
          </table:table-cell>
          <table:table-cell table:formula="of:=+[.D107]+[.E107]*[.C107]+[.F107]*[.B107]" office:value-type="float" office:value="428.950926889644" calcext:value-type="float">
            <text:p>428.950926889644</text:p>
          </table:table-cell>
          <table:table-cell office:value-type="float" office:value="568.09" calcext:value-type="float">
            <text:p>568.09</text:p>
          </table:table-cell>
          <table:table-cell table:formula="of:=+[.H107]-[.G107]" office:value-type="float" office:value="139.139073110356" calcext:value-type="float">
            <text:p>139.1390731103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table:formula="of:=+[.D80]*[.$K$3]" office:value-type="float" office:value="255.834752" calcext:value-type="float">
            <text:p>255.834752</text:p>
          </table:table-cell>
          <table:table-cell table:formula="of:=+[.E107]-([.C108]-[.C107])/[.C107]*[.E107]/2" office:value-type="float" office:value="0.0045574062052765" calcext:value-type="float">
            <text:p>0.004557406205277</text:p>
          </table:table-cell>
          <table:table-cell table:formula="of:=+[.F107]+([.C108]-[.C107])/[.C108]*[.F107]/2" office:value-type="float" office:value="0.196622780146361" calcext:value-type="float">
            <text:p>0.196622780146361</text:p>
          </table:table-cell>
          <table:table-cell table:formula="of:=+[.D108]+[.E108]*[.C108]+[.F108]*[.B108]" office:value-type="float" office:value="475.244563172743" calcext:value-type="float">
            <text:p>475.244563172743</text:p>
          </table:table-cell>
          <table:table-cell office:value-type="float" office:value="654.77" calcext:value-type="float">
            <text:p>654.77</text:p>
          </table:table-cell>
          <table:table-cell table:formula="of:=+[.H108]-[.G108]" office:value-type="float" office:value="179.525436827257" calcext:value-type="float">
            <text:p>179.5254368272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table:formula="of:=+[.D81]*[.$K$3]" office:value-type="float" office:value="286.71136" calcext:value-type="float">
            <text:p>286.71136</text:p>
          </table:table-cell>
          <table:table-cell table:formula="of:=+[.E108]-([.C109]-[.C108])/[.C108]*[.E108]/2" office:value-type="float" office:value="0.00410166558474885" calcext:value-type="float">
            <text:p>0.004101665584749</text:p>
          </table:table-cell>
          <table:table-cell table:formula="of:=+[.F108]+([.C109]-[.C108])/[.C109]*[.F108]/2" office:value-type="float" office:value="0.213008011825224" calcext:value-type="float">
            <text:p>0.213008011825224</text:p>
          </table:table-cell>
          <table:table-cell table:formula="of:=+[.D109]+[.E109]*[.C109]+[.F109]*[.B109]" office:value-type="float" office:value="524.329365333718" calcext:value-type="float">
            <text:p>524.329365333718</text:p>
          </table:table-cell>
          <table:table-cell office:value-type="float" office:value="735.33" calcext:value-type="float">
            <text:p>735.33</text:p>
          </table:table-cell>
          <table:table-cell table:formula="of:=+[.H109]-[.G109]" office:value-type="float" office:value="211.000634666282" calcext:value-type="float">
            <text:p>211.0006346662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table:formula="of:=+[.D82]*[.$K$3]" office:value-type="float" office:value="308.76608" calcext:value-type="float">
            <text:p>308.76608</text:p>
          </table:table-cell>
          <table:table-cell table:formula="of:=+[.E109]-([.C110]-[.C109])/[.C109]*[.E109]/2" office:value-type="float" office:value="0.00375986011935311" calcext:value-type="float">
            <text:p>0.003759860119353</text:p>
          </table:table-cell>
          <table:table-cell table:formula="of:=+[.F109]+([.C110]-[.C109])/[.C110]*[.F109]/2" office:value-type="float" office:value="0.22822286981274" calcext:value-type="float">
            <text:p>0.22822286981274</text:p>
          </table:table-cell>
          <table:table-cell table:formula="of:=+[.D110]+[.E110]*[.C110]+[.F110]*[.B110]" office:value-type="float" office:value="563.307970648212" calcext:value-type="float">
            <text:p>563.307970648212</text:p>
          </table:table-cell>
          <table:table-cell office:value-type="float" office:value="811.12" calcext:value-type="float">
            <text:p>811.12</text:p>
          </table:table-cell>
          <table:table-cell table:formula="of:=+[.H110]-[.G110]" office:value-type="float" office:value="247.812029351788" calcext:value-type="float">
            <text:p>247.8120293517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table:formula="of:=+[.D83]*[.$K$3]" office:value-type="float" office:value="326.409856" calcext:value-type="float">
            <text:p>326.409856</text:p>
          </table:table-cell>
          <table:table-cell table:formula="of:=+[.E110]-([.C111]-[.C110])/[.C110]*[.E110]/2" office:value-type="float" office:value="0.00349129868225646" calcext:value-type="float">
            <text:p>0.003491298682256</text:p>
          </table:table-cell>
          <table:table-cell table:formula="of:=+[.F110]+([.C111]-[.C110])/[.C111]*[.F110]/2" office:value-type="float" office:value="0.242486799176037" calcext:value-type="float">
            <text:p>0.242486799176037</text:p>
          </table:table-cell>
          <table:table-cell table:formula="of:=+[.D111]+[.E111]*[.C111]+[.F111]*[.B111]" office:value-type="float" office:value="596.827044634088" calcext:value-type="float">
            <text:p>596.827044634088</text:p>
          </table:table-cell>
          <table:table-cell office:value-type="float" office:value="883.07" calcext:value-type="float">
            <text:p>883.07</text:p>
          </table:table-cell>
          <table:table-cell table:formula="of:=+[.H111]-[.G111]" office:value-type="float" office:value="286.242955365912" calcext:value-type="float">
            <text:p>286.2429553659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+[.D84]*[.$K$3]" office:value-type="float" office:value="344.053632" calcext:value-type="float">
            <text:p>344.053632</text:p>
          </table:table-cell>
          <table:table-cell table:formula="of:=+[.E111]-([.C112]-[.C111])/[.C111]*[.E111]/2" office:value-type="float" office:value="0.00327309251461543" calcext:value-type="float">
            <text:p>0.003273092514615</text:p>
          </table:table-cell>
          <table:table-cell table:formula="of:=+[.F111]+([.C112]-[.C111])/[.C112]*[.F111]/2" office:value-type="float" office:value="0.25595828801915" calcext:value-type="float">
            <text:p>0.25595828801915</text:p>
          </table:table-cell>
          <table:table-cell table:formula="of:=+[.D112]+[.E112]*[.C112]+[.F112]*[.B112]" office:value-type="float" office:value="629.469752650689" calcext:value-type="float">
            <text:p>629.469752650689</text:p>
          </table:table-cell>
          <table:table-cell office:value-type="float" office:value="951.8" calcext:value-type="float">
            <text:p>951.8</text:p>
          </table:table-cell>
          <table:table-cell table:formula="of:=+[.H112]-[.G112]" office:value-type="float" office:value="322.330247349311" calcext:value-type="float">
            <text:p>322.3302473493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+[.D85]*[.$K$3]" office:value-type="float" office:value="366.108352" calcext:value-type="float">
            <text:p>366.108352</text:p>
          </table:table-cell>
          <table:table-cell table:formula="of:=+[.E112]-([.C113]-[.C112])/[.C112]*[.E112]/2" office:value-type="float" office:value="0.00309125404158124" calcext:value-type="float">
            <text:p>0.003091254041581</text:p>
          </table:table-cell>
          <table:table-cell table:formula="of:=+[.F112]+([.C113]-[.C112])/[.C113]*[.F112]/2" office:value-type="float" office:value="0.268756202420107" calcext:value-type="float">
            <text:p>0.268756202420107</text:p>
          </table:table-cell>
          <table:table-cell table:formula="of:=+[.D113]+[.E113]*[.C113]+[.F113]*[.B113]" office:value-type="float" office:value="665.77709483592" calcext:value-type="float">
            <text:p>665.77709483592</text:p>
          </table:table-cell>
          <table:table-cell office:value-type="float" office:value="1017.81" calcext:value-type="float">
            <text:p>1017.81</text:p>
          </table:table-cell>
          <table:table-cell table:formula="of:=+[.H113]-[.G113]" office:value-type="float" office:value="352.03290516408" calcext:value-type="float">
            <text:p>352.032905164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table:formula="of:=+[.D86]*[.$K$3]" office:value-type="float" office:value="482.7778208" calcext:value-type="float">
            <text:p>482.7778208</text:p>
          </table:table-cell>
          <table:table-cell table:formula="of:=+[.E113]-([.C114]-[.C113])/[.C113]*[.E113]/2" office:value-type="float" office:value="0.00231844053118593" calcext:value-type="float">
            <text:p>0.002318440531186</text:p>
          </table:table-cell>
          <table:table-cell table:formula="of:=+[.F113]+([.C114]-[.C113])/[.C114]*[.F113]/2" office:value-type="float" office:value="0.313548902823459" calcext:value-type="float">
            <text:p>0.313548902823459</text:p>
          </table:table-cell>
          <table:table-cell table:formula="of:=+[.D114]+[.E114]*[.C114]+[.F114]*[.B114]" office:value-type="float" office:value="831.103331591248" calcext:value-type="float">
            <text:p>831.103331591248</text:p>
          </table:table-cell>
          <table:table-cell office:value-type="float" office:value="1317.45" calcext:value-type="float">
            <text:p>1317.45</text:p>
          </table:table-cell>
          <table:table-cell table:formula="of:=+[.H114]-[.G114]" office:value-type="float" office:value="486.346668408752" calcext:value-type="float">
            <text:p>486.3466684087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4000" calcext:value-type="float">
            <text:p>24000</text:p>
          </table:table-cell>
          <table:table-cell table:formula="of:=+[.D87]*[.$K$3]" office:value-type="float" office:value="666.4936384" calcext:value-type="float">
            <text:p>666.4936384</text:p>
          </table:table-cell>
          <table:table-cell table:formula="of:=+[.E114]-([.C115]-[.C114])/[.C114]*[.E114]/2" office:value-type="float" office:value="0.00162290837183015" calcext:value-type="float">
            <text:p>0.00162290837183</text:p>
          </table:table-cell>
          <table:table-cell table:formula="of:=+[.F114]+([.C115]-[.C114])/[.C115]*[.F114]/2" office:value-type="float" office:value="0.372339322102857" calcext:value-type="float">
            <text:p>0.372339322102857</text:p>
          </table:table-cell>
          <table:table-cell table:formula="of:=+[.D115]+[.E115]*[.C115]+[.F115]*[.B115]" office:value-type="float" office:value="1077.78276142678" calcext:value-type="float">
            <text:p>1077.78276142678</text:p>
          </table:table-cell>
          <table:table-cell office:value-type="float" office:value="1776.79" calcext:value-type="float">
            <text:p>1776.79</text:p>
          </table:table-cell>
          <table:table-cell table:formula="of:=+[.H115]-[.G115]" office:value-type="float" office:value="699.007238573219" calcext:value-type="float">
            <text:p>699.0072385732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table:formula="of:=+[.D88]*[.$K$3]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formula="of:=+[.D116]+[.E116]*[.C116]+[.F116]*[.B116]" office:value-type="float" office:value="62.5" calcext:value-type="float">
            <text:p>62.5</text:p>
          </table:table-cell>
          <table:table-cell office:value-type="float" office:value="51.36" calcext:value-type="float">
            <text:p>51.36</text:p>
          </table:table-cell>
          <table:table-cell table:formula="of:=+[.H116]-[.G116]" office:value-type="float" office:value="-11.14" calcext:value-type="float">
            <text:p>-11.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table:formula="of:=+[.D89]*[.$K$3]" office:value-type="float" office:value="4.2680294144" calcext:value-type="float">
            <text:p>4.2680294144</text:p>
          </table:table-cell>
          <table:table-cell table:formula="of:=+[.E116]-([.C117]-[.C116])/[.C116]*[.E116]/2" office:value-type="float" office:value="0.0375" calcext:value-type="float">
            <text:p>0.0375</text:p>
          </table:table-cell>
          <table:table-cell table:formula="of:=+[.F116]+([.C117]-[.C116])/[.C117]*[.F116]/2" office:value-type="float" office:value="0.0466666666666667" calcext:value-type="float">
            <text:p>0.046666666666667</text:p>
          </table:table-cell>
          <table:table-cell table:formula="of:=+[.D117]+[.E117]*[.C117]+[.F117]*[.B117]" office:value-type="float" office:value="77.0805294144" calcext:value-type="float">
            <text:p>77.0805294144</text:p>
          </table:table-cell>
          <table:table-cell office:value-type="float" office:value="66.48" calcext:value-type="float">
            <text:p>66.48</text:p>
          </table:table-cell>
          <table:table-cell table:formula="of:=+[.H117]-[.G117]" office:value-type="float" office:value="-10.6005294144" calcext:value-type="float">
            <text:p>-10.60052941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formula="of:=+[.D90]*[.$K$3]" office:value-type="float" office:value="9.1871141632" calcext:value-type="float">
            <text:p>9.1871141632</text:p>
          </table:table-cell>
          <table:table-cell table:formula="of:=+[.E117]-([.C118]-[.C117])/[.C117]*[.E117]/2" office:value-type="float" office:value="0.03125" calcext:value-type="float">
            <text:p>0.03125</text:p>
          </table:table-cell>
          <table:table-cell table:formula="of:=+[.F117]+([.C118]-[.C117])/[.C118]*[.F117]/2" office:value-type="float" office:value="0.0525" calcext:value-type="float">
            <text:p>0.0525</text:p>
          </table:table-cell>
          <table:table-cell table:formula="of:=+[.D118]+[.E118]*[.C118]+[.F118]*[.B118]" office:value-type="float" office:value="91.0621141632" calcext:value-type="float">
            <text:p>91.0621141632</text:p>
          </table:table-cell>
          <table:table-cell office:value-type="float" office:value="79.84" calcext:value-type="float">
            <text:p>79.84</text:p>
          </table:table-cell>
          <table:table-cell table:formula="of:=+[.H118]-[.G118]" office:value-type="float" office:value="-11.2221141632" calcext:value-type="float">
            <text:p>-11.22211416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table:formula="of:=+[.D91]*[.$K$3]" office:value-type="float" office:value="36.1697408" calcext:value-type="float">
            <text:p>36.1697408</text:p>
          </table:table-cell>
          <table:table-cell table:formula="of:=+[.E118]-([.C119]-[.C118])/[.C118]*[.E118]/2" office:value-type="float" office:value="0.015625" calcext:value-type="float">
            <text:p>0.015625</text:p>
          </table:table-cell>
          <table:table-cell table:formula="of:=+[.F118]+([.C119]-[.C118])/[.C119]*[.F118]/2" office:value-type="float" office:value="0.065625" calcext:value-type="float">
            <text:p>0.065625</text:p>
          </table:table-cell>
          <table:table-cell table:formula="of:=+[.D119]+[.E119]*[.C119]+[.F119]*[.B119]" office:value-type="float" office:value="137.7322408" calcext:value-type="float">
            <text:p>137.7322408</text:p>
          </table:table-cell>
          <table:table-cell office:value-type="float" office:value="124.11" calcext:value-type="float">
            <text:p>124.11</text:p>
          </table:table-cell>
          <table:table-cell table:formula="of:=+[.H119]-[.G119]" office:value-type="float" office:value="-13.6222408" calcext:value-type="float">
            <text:p>-13.62224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table:formula="of:=+[.D92]*[.$K$3]" office:value-type="float" office:value="50.63763712" calcext:value-type="float">
            <text:p>50.63763712</text:p>
          </table:table-cell>
          <table:table-cell table:formula="of:=+[.E119]-([.C120]-[.C119])/[.C119]*[.E119]/2" office:value-type="float" office:value="0.01171875" calcext:value-type="float">
            <text:p>0.01171875</text:p>
          </table:table-cell>
          <table:table-cell table:formula="of:=+[.F119]+([.C120]-[.C119])/[.C120]*[.F119]/2" office:value-type="float" office:value="0.0765625" calcext:value-type="float">
            <text:p>0.0765625</text:p>
          </table:table-cell>
          <table:table-cell table:formula="of:=+[.D120]+[.E120]*[.C120]+[.F120]*[.B120]" office:value-type="float" office:value="168.99701212" calcext:value-type="float">
            <text:p>168.99701212</text:p>
          </table:table-cell>
          <table:table-cell office:value-type="float" office:value="160.65" calcext:value-type="float">
            <text:p>160.65</text:p>
          </table:table-cell>
          <table:table-cell table:formula="of:=+[.H120]-[.G120]" office:value-type="float" office:value="-8.34701212000002" calcext:value-type="float">
            <text:p>-8.34701212000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400" calcext:value-type="float">
            <text:p>400</text:p>
          </table:table-cell>
          <table:table-cell table:formula="of:=+[.D93]*[.$K$3]" office:value-type="float" office:value="72.3394816" calcext:value-type="float">
            <text:p>72.3394816</text:p>
          </table:table-cell>
          <table:table-cell table:formula="of:=+[.E120]-([.C121]-[.C120])/[.C120]*[.E120]/2" office:value-type="float" office:value="0.009765625" calcext:value-type="float">
            <text:p>0.009765625</text:p>
          </table:table-cell>
          <table:table-cell table:formula="of:=+[.F120]+([.C121]-[.C120])/[.C121]*[.F120]/2" office:value-type="float" office:value="0.0861328125" calcext:value-type="float">
            <text:p>0.0861328125</text:p>
          </table:table-cell>
          <table:table-cell table:formula="of:=+[.D121]+[.E121]*[.C121]+[.F121]*[.B121]" office:value-type="float" office:value="205.44495035" calcext:value-type="float">
            <text:p>205.44495035</text:p>
          </table:table-cell>
          <table:table-cell office:value-type="float" office:value="192.92" calcext:value-type="float">
            <text:p>192.92</text:p>
          </table:table-cell>
          <table:table-cell table:formula="of:=+[.H121]-[.G121]" office:value-type="float" office:value="-12.52495035" calcext:value-type="float">
            <text:p>-12.524950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table:formula="of:=+[.D94]*[.$K$3]" office:value-type="float" office:value="86.80737792" calcext:value-type="float">
            <text:p>86.80737792</text:p>
          </table:table-cell>
          <table:table-cell table:formula="of:=+[.E121]-([.C122]-[.C121])/[.C121]*[.E121]/2" office:value-type="float" office:value="0.008544921875" calcext:value-type="float">
            <text:p>0.008544921875</text:p>
          </table:table-cell>
          <table:table-cell table:formula="of:=+[.F121]+([.C122]-[.C121])/[.C122]*[.F121]/2" office:value-type="float" office:value="0.09474609375" calcext:value-type="float">
            <text:p>0.09474609375</text:p>
          </table:table-cell>
          <table:table-cell table:formula="of:=+[.D122]+[.E122]*[.C122]+[.F122]*[.B122]" office:value-type="float" office:value="233.1989794825" calcext:value-type="float">
            <text:p>233.1989794825</text:p>
          </table:table-cell>
          <table:table-cell office:value-type="float" office:value="222.36" calcext:value-type="float">
            <text:p>222.36</text:p>
          </table:table-cell>
          <table:table-cell table:formula="of:=+[.H122]-[.G122]" office:value-type="float" office:value="-10.8389794825001" calcext:value-type="float">
            <text:p>-10.8389794825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table:formula="of:=+[.D95]*[.$K$3]" office:value-type="float" office:value="108.5092224" calcext:value-type="float">
            <text:p>108.5092224</text:p>
          </table:table-cell>
          <table:table-cell table:formula="of:=+[.E122]-([.C123]-[.C122])/[.C122]*[.E122]/2" office:value-type="float" office:value="0.0076904296875" calcext:value-type="float">
            <text:p>0.0076904296875</text:p>
          </table:table-cell>
          <table:table-cell table:formula="of:=+[.F122]+([.C123]-[.C122])/[.C123]*[.F122]/2" office:value-type="float" office:value="0.1026416015625" calcext:value-type="float">
            <text:p>0.1026416015625</text:p>
          </table:table-cell>
          <table:table-cell table:formula="of:=+[.D123]+[.E123]*[.C123]+[.F123]*[.B123]" office:value-type="float" office:value="267.08588255625" calcext:value-type="float">
            <text:p>267.08588255625</text:p>
          </table:table-cell>
          <table:table-cell office:value-type="float" office:value="249.72" calcext:value-type="float">
            <text:p>249.72</text:p>
          </table:table-cell>
          <table:table-cell table:formula="of:=+[.H123]-[.G123]" office:value-type="float" office:value="-17.3658825562501" calcext:value-type="float">
            <text:p>-17.36588255625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700" calcext:value-type="float">
            <text:p>700</text:p>
          </table:table-cell>
          <table:table-cell table:formula="of:=+[.D96]*[.$K$3]" office:value-type="float" office:value="122.97711872" calcext:value-type="float">
            <text:p>122.97711872</text:p>
          </table:table-cell>
          <table:table-cell table:formula="of:=+[.E123]-([.C124]-[.C123])/[.C123]*[.E123]/2" office:value-type="float" office:value="0.007049560546875" calcext:value-type="float">
            <text:p>0.007049560546875</text:p>
          </table:table-cell>
          <table:table-cell table:formula="of:=+[.F123]+([.C124]-[.C123])/[.C124]*[.F123]/2" office:value-type="float" office:value="0.10997314453125" calcext:value-type="float">
            <text:p>0.10997314453125</text:p>
          </table:table-cell>
          <table:table-cell table:formula="of:=+[.D124]+[.E124]*[.C124]+[.F124]*[.B124]" office:value-type="float" office:value="292.871527899688" calcext:value-type="float">
            <text:p>292.871527899688</text:p>
          </table:table-cell>
          <table:table-cell office:value-type="float" office:value="275.46" calcext:value-type="float">
            <text:p>275.46</text:p>
          </table:table-cell>
          <table:table-cell table:formula="of:=+[.H124]-[.G124]" office:value-type="float" office:value="-17.4115278996875" calcext:value-type="float">
            <text:p>-17.4115278996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800" calcext:value-type="float">
            <text:p>800</text:p>
          </table:table-cell>
          <table:table-cell table:formula="of:=+[.D97]*[.$K$3]" office:value-type="float" office:value="130.21106688" calcext:value-type="float">
            <text:p>130.21106688</text:p>
          </table:table-cell>
          <table:table-cell table:formula="of:=+[.E124]-([.C125]-[.C124])/[.C124]*[.E124]/2" office:value-type="float" office:value="0.0065460205078125" calcext:value-type="float">
            <text:p>0.006546020507813</text:p>
          </table:table-cell>
          <table:table-cell table:formula="of:=+[.F124]+([.C125]-[.C124])/[.C125]*[.F124]/2" office:value-type="float" office:value="0.116846466064453" calcext:value-type="float">
            <text:p>0.116846466064453</text:p>
          </table:table-cell>
          <table:table-cell table:formula="of:=+[.D125]+[.E125]*[.C125]+[.F125]*[.B125]" office:value-type="float" office:value="310.71758238293" calcext:value-type="float">
            <text:p>310.71758238293</text:p>
          </table:table-cell>
          <table:table-cell office:value-type="float" office:value="299.89" calcext:value-type="float">
            <text:p>299.89</text:p>
          </table:table-cell>
          <table:table-cell table:formula="of:=+[.H125]-[.G125]" office:value-type="float" office:value="-10.8275823829298" calcext:value-type="float">
            <text:p>-10.82758238292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900" calcext:value-type="float">
            <text:p>900</text:p>
          </table:table-cell>
          <table:table-cell table:formula="of:=+[.D98]*[.$K$3]" office:value-type="float" office:value="144.6789632" calcext:value-type="float">
            <text:p>144.6789632</text:p>
          </table:table-cell>
          <table:table-cell table:formula="of:=+[.E125]-([.C126]-[.C125])/[.C125]*[.E125]/2" office:value-type="float" office:value="0.00613689422607422" calcext:value-type="float">
            <text:p>0.006136894226074</text:p>
          </table:table-cell>
          <table:table-cell table:formula="of:=+[.F125]+([.C126]-[.C125])/[.C126]*[.F125]/2" office:value-type="float" office:value="0.123337936401367" calcext:value-type="float">
            <text:p>0.123337936401367</text:p>
          </table:table-cell>
          <table:table-cell table:formula="of:=+[.D126]+[.E126]*[.C126]+[.F126]*[.B126]" office:value-type="float" office:value="335.209072605518" calcext:value-type="float">
            <text:p>335.209072605518</text:p>
          </table:table-cell>
          <table:table-cell office:value-type="float" office:value="323.23" calcext:value-type="float">
            <text:p>323.23</text:p>
          </table:table-cell>
          <table:table-cell table:formula="of:=+[.H126]-[.G126]" office:value-type="float" office:value="-11.9790726055177" calcext:value-type="float">
            <text:p>-11.97907260551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+[.D99]*[.$K$3]" office:value-type="float" office:value="151.91291136" calcext:value-type="float">
            <text:p>151.91291136</text:p>
          </table:table-cell>
          <table:table-cell table:formula="of:=+[.E126]-([.C127]-[.C126])/[.C126]*[.E126]/2" office:value-type="float" office:value="0.00579595565795899" calcext:value-type="float">
            <text:p>0.005795955657959</text:p>
          </table:table-cell>
          <table:table-cell table:formula="of:=+[.F126]+([.C127]-[.C126])/[.C127]*[.F126]/2" office:value-type="float" office:value="0.129504833221436" calcext:value-type="float">
            <text:p>0.129504833221436</text:p>
          </table:table-cell>
          <table:table-cell table:formula="of:=+[.D127]+[.E127]*[.C127]+[.F127]*[.B127]" office:value-type="float" office:value="351.966116850112" calcext:value-type="float">
            <text:p>351.966116850112</text:p>
          </table:table-cell>
          <table:table-cell office:value-type="float" office:value="345.65" calcext:value-type="float">
            <text:p>345.65</text:p>
          </table:table-cell>
          <table:table-cell table:formula="of:=+[.H127]-[.G127]" office:value-type="float" office:value="-6.31611685011245" calcext:value-type="float">
            <text:p>-6.316116850112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1250" calcext:value-type="float">
            <text:p>1250</text:p>
          </table:table-cell>
          <table:table-cell table:formula="of:=+[.D100]*[.$K$3]" office:value-type="float" office:value="173.61475584" calcext:value-type="float">
            <text:p>173.61475584</text:p>
          </table:table-cell>
          <table:table-cell table:formula="of:=+[.E127]-([.C128]-[.C127])/[.C127]*[.E127]/2" office:value-type="float" office:value="0.00507146120071412" calcext:value-type="float">
            <text:p>0.005071461200714</text:p>
          </table:table-cell>
          <table:table-cell table:formula="of:=+[.F127]+([.C128]-[.C127])/[.C128]*[.F127]/2" office:value-type="float" office:value="0.142455316543579" calcext:value-type="float">
            <text:p>0.142455316543579</text:p>
          </table:table-cell>
          <table:table-cell table:formula="of:=+[.D128]+[.E128]*[.C128]+[.F128]*[.B128]" office:value-type="float" office:value="393.637057156261" calcext:value-type="float">
            <text:p>393.637057156261</text:p>
          </table:table-cell>
          <table:table-cell office:value-type="float" office:value="398.39" calcext:value-type="float">
            <text:p>398.39</text:p>
          </table:table-cell>
          <table:table-cell table:formula="of:=+[.H128]-[.G128]" office:value-type="float" office:value="4.75294284373859" calcext:value-type="float">
            <text:p>4.75294284373859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500" calcext:value-type="float">
            <text:p>1500</text:p>
          </table:table-cell>
          <table:table-cell table:formula="of:=+[.D101]*[.$K$3]" office:value-type="float" office:value="195.31660032" calcext:value-type="float">
            <text:p>195.31660032</text:p>
          </table:table-cell>
          <table:table-cell table:formula="of:=+[.E128]-([.C129]-[.C128])/[.C128]*[.E128]/2" office:value-type="float" office:value="0.0045643150806427" calcext:value-type="float">
            <text:p>0.004564315080643</text:p>
          </table:table-cell>
          <table:table-cell table:formula="of:=+[.F128]+([.C129]-[.C128])/[.C129]*[.F128]/2" office:value-type="float" office:value="0.154326592922211" calcext:value-type="float">
            <text:p>0.154326592922211</text:p>
          </table:table-cell>
          <table:table-cell table:formula="of:=+[.D129]+[.E129]*[.C129]+[.F129]*[.B129]" office:value-type="float" office:value="433.65296232428" calcext:value-type="float">
            <text:p>433.65296232428</text:p>
          </table:table-cell>
          <table:table-cell office:value-type="float" office:value="447.41" calcext:value-type="float">
            <text:p>447.41</text:p>
          </table:table-cell>
          <table:table-cell table:formula="of:=+[.H129]-[.G129]" office:value-type="float" office:value="13.7570376757199" calcext:value-type="float">
            <text:p>13.75703767571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1750" calcext:value-type="float">
            <text:p>1750</text:p>
          </table:table-cell>
          <table:table-cell table:formula="of:=+[.D102]*[.$K$3]" office:value-type="float" office:value="217.0184448" calcext:value-type="float">
            <text:p>217.0184448</text:p>
          </table:table-cell>
          <table:table-cell table:formula="of:=+[.E129]-([.C130]-[.C129])/[.C129]*[.E129]/2" office:value-type="float" office:value="0.00418395549058915" calcext:value-type="float">
            <text:p>0.004183955490589</text:p>
          </table:table-cell>
          <table:table-cell table:formula="of:=+[.F129]+([.C130]-[.C129])/[.C130]*[.F129]/2" office:value-type="float" office:value="0.165349920988083" calcext:value-type="float">
            <text:p>0.165349920988083</text:p>
          </table:table-cell>
          <table:table-cell table:formula="of:=+[.D130]+[.E130]*[.C130]+[.F130]*[.B130]" office:value-type="float" office:value="472.365248390655" calcext:value-type="float">
            <text:p>472.365248390655</text:p>
          </table:table-cell>
          <table:table-cell office:value-type="float" office:value="493.52" calcext:value-type="float">
            <text:p>493.52</text:p>
          </table:table-cell>
          <table:table-cell table:formula="of:=+[.H130]-[.G130]" office:value-type="float" office:value="21.1547516093445" calcext:value-type="float">
            <text:p>21.15475160934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table:formula="of:=+[.D103]*[.$K$3]" office:value-type="float" office:value="231.48634112" calcext:value-type="float">
            <text:p>231.48634112</text:p>
          </table:table-cell>
          <table:table-cell table:formula="of:=+[.E130]-([.C131]-[.C130])/[.C130]*[.E130]/2" office:value-type="float" office:value="0.00388510152697564" calcext:value-type="float">
            <text:p>0.003885101526976</text:p>
          </table:table-cell>
          <table:table-cell table:formula="of:=+[.F130]+([.C131]-[.C130])/[.C131]*[.F130]/2" office:value-type="float" office:value="0.175684291049838" calcext:value-type="float">
            <text:p>0.175684291049838</text:p>
          </table:table-cell>
          <table:table-cell table:formula="of:=+[.D131]+[.E131]*[.C131]+[.F131]*[.B131]" office:value-type="float" office:value="502.782980748709" calcext:value-type="float">
            <text:p>502.782980748709</text:p>
          </table:table-cell>
          <table:table-cell office:value-type="float" office:value="537.3" calcext:value-type="float">
            <text:p>537.3</text:p>
          </table:table-cell>
          <table:table-cell table:formula="of:=+[.H131]-[.G131]" office:value-type="float" office:value="34.5170192512915" calcext:value-type="float">
            <text:p>34.51701925129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2500" calcext:value-type="float">
            <text:p>2500</text:p>
          </table:table-cell>
          <table:table-cell table:formula="of:=+[.D104]*[.$K$3]" office:value-type="float" office:value="267.65608192" calcext:value-type="float">
            <text:p>267.65608192</text:p>
          </table:table-cell>
          <table:table-cell table:formula="of:=+[.E131]-([.C132]-[.C131])/[.C131]*[.E131]/2" office:value-type="float" office:value="0.00339946383610368" calcext:value-type="float">
            <text:p>0.003399463836104</text:p>
          </table:table-cell>
          <table:table-cell table:formula="of:=+[.F131]+([.C132]-[.C131])/[.C132]*[.F131]/2" office:value-type="float" office:value="0.193252720154822" calcext:value-type="float">
            <text:p>0.193252720154822</text:p>
          </table:table-cell>
          <table:table-cell table:formula="of:=+[.D132]+[.E132]*[.C132]+[.F132]*[.B132]" office:value-type="float" office:value="566.033821742492" calcext:value-type="float">
            <text:p>566.033821742492</text:p>
          </table:table-cell>
          <table:table-cell office:value-type="float" office:value="619.28" calcext:value-type="float">
            <text:p>619.28</text:p>
          </table:table-cell>
          <table:table-cell table:formula="of:=+[.H132]-[.G132]" office:value-type="float" office:value="53.2461782575078" calcext:value-type="float">
            <text:p>53.2461782575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3000" calcext:value-type="float">
            <text:p>3000</text:p>
          </table:table-cell>
          <table:table-cell table:formula="of:=+[.D105]*[.$K$3]" office:value-type="float" office:value="289.3579264" calcext:value-type="float">
            <text:p>289.3579264</text:p>
          </table:table-cell>
          <table:table-cell table:formula="of:=+[.E132]-([.C133]-[.C132])/[.C132]*[.E132]/2" office:value-type="float" office:value="0.00305951745249331" calcext:value-type="float">
            <text:p>0.003059517452493</text:p>
          </table:table-cell>
          <table:table-cell table:formula="of:=+[.F132]+([.C133]-[.C132])/[.C133]*[.F132]/2" office:value-type="float" office:value="0.209357113501057" calcext:value-type="float">
            <text:p>0.209357113501057</text:p>
          </table:table-cell>
          <table:table-cell table:formula="of:=+[.D133]+[.E133]*[.C133]+[.F133]*[.B133]" office:value-type="float" office:value="612.572149009066" calcext:value-type="float">
            <text:p>612.572149009066</text:p>
          </table:table-cell>
          <table:table-cell office:value-type="float" office:value="695.47" calcext:value-type="float">
            <text:p>695.47</text:p>
          </table:table-cell>
          <table:table-cell table:formula="of:=+[.H133]-[.G133]" office:value-type="float" office:value="82.8978509909343" calcext:value-type="float">
            <text:p>82.89785099093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3500" calcext:value-type="float">
            <text:p>3500</text:p>
          </table:table-cell>
          <table:table-cell table:formula="of:=+[.D106]*[.$K$3]" office:value-type="float" office:value="347.22951168" calcext:value-type="float">
            <text:p>347.22951168</text:p>
          </table:table-cell>
          <table:table-cell table:formula="of:=+[.E133]-([.C134]-[.C133])/[.C133]*[.E133]/2" office:value-type="float" office:value="0.00280455766478554" calcext:value-type="float">
            <text:p>0.002804557664786</text:p>
          </table:table-cell>
          <table:table-cell table:formula="of:=+[.F133]+([.C134]-[.C133])/[.C134]*[.F133]/2" office:value-type="float" office:value="0.224311193036847" calcext:value-type="float">
            <text:p>0.224311193036847</text:p>
          </table:table-cell>
          <table:table-cell table:formula="of:=+[.D134]+[.E134]*[.C134]+[.F134]*[.B134]" office:value-type="float" office:value="693.51225306202" calcext:value-type="float">
            <text:p>693.51225306202</text:p>
          </table:table-cell>
          <table:table-cell office:value-type="float" office:value="767.15" calcext:value-type="float">
            <text:p>767.15</text:p>
          </table:table-cell>
          <table:table-cell table:formula="of:=+[.H134]-[.G134]" office:value-type="float" office:value="73.6377469379802" calcext:value-type="float">
            <text:p>73.63774693798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4000" calcext:value-type="float">
            <text:p>4000</text:p>
          </table:table-cell>
          <table:table-cell table:formula="of:=+[.D107]*[.$K$3]" office:value-type="float" office:value="376.16530432" calcext:value-type="float">
            <text:p>376.16530432</text:p>
          </table:table-cell>
          <table:table-cell table:formula="of:=+[.E134]-([.C135]-[.C134])/[.C134]*[.E134]/2" office:value-type="float" office:value="0.00260423211730086" calcext:value-type="float">
            <text:p>0.002604232117301</text:p>
          </table:table-cell>
          <table:table-cell table:formula="of:=+[.F134]+([.C135]-[.C134])/[.C135]*[.F134]/2" office:value-type="float" office:value="0.23833064260165" calcext:value-type="float">
            <text:p>0.23833064260165</text:p>
          </table:table-cell>
          <table:table-cell table:formula="of:=+[.D135]+[.E135]*[.C135]+[.F135]*[.B135]" office:value-type="float" office:value="744.078196691678" calcext:value-type="float">
            <text:p>744.078196691678</text:p>
          </table:table-cell>
          <table:table-cell office:value-type="float" office:value="835.2" calcext:value-type="float">
            <text:p>835.2</text:p>
          </table:table-cell>
          <table:table-cell table:formula="of:=+[.H135]-[.G135]" office:value-type="float" office:value="91.1218033083219" calcext:value-type="float">
            <text:p>91.12180330832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5000" calcext:value-type="float">
            <text:p>5000</text:p>
          </table:table-cell>
          <table:table-cell table:formula="of:=+[.D108]*[.$K$3]" office:value-type="float" office:value="419.56899328" calcext:value-type="float">
            <text:p>419.56899328</text:p>
          </table:table-cell>
          <table:table-cell table:formula="of:=+[.E135]-([.C136]-[.C135])/[.C135]*[.E135]/2" office:value-type="float" office:value="0.00227870310263825" calcext:value-type="float">
            <text:p>0.002278703102638</text:p>
          </table:table-cell>
          <table:table-cell table:formula="of:=+[.F135]+([.C136]-[.C135])/[.C136]*[.F135]/2" office:value-type="float" office:value="0.262163706861815" calcext:value-type="float">
            <text:p>0.262163706861815</text:p>
          </table:table-cell>
          <table:table-cell table:formula="of:=+[.D136]+[.E136]*[.C136]+[.F136]*[.B136]" office:value-type="float" office:value="824.208069085913" calcext:value-type="float">
            <text:p>824.208069085913</text:p>
          </table:table-cell>
          <table:table-cell office:value-type="float" office:value="962.64" calcext:value-type="float">
            <text:p>962.64</text:p>
          </table:table-cell>
          <table:table-cell table:formula="of:=+[.H136]-[.G136]" office:value-type="float" office:value="138.431930914087" calcext:value-type="float">
            <text:p>138.431930914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6000" calcext:value-type="float">
            <text:p>6000</text:p>
          </table:table-cell>
          <table:table-cell table:formula="of:=+[.D109]*[.$K$3]" office:value-type="float" office:value="470.2066304" calcext:value-type="float">
            <text:p>470.2066304</text:p>
          </table:table-cell>
          <table:table-cell table:formula="of:=+[.E136]-([.C137]-[.C136])/[.C136]*[.E136]/2" office:value-type="float" office:value="0.00205083279237442" calcext:value-type="float">
            <text:p>0.002050832792374</text:p>
          </table:table-cell>
          <table:table-cell table:formula="of:=+[.F136]+([.C137]-[.C136])/[.C137]*[.F136]/2" office:value-type="float" office:value="0.284010682433633" calcext:value-type="float">
            <text:p>0.284010682433633</text:p>
          </table:table-cell>
          <table:table-cell table:formula="of:=+[.D137]+[.E137]*[.C137]+[.F137]*[.B137]" office:value-type="float" office:value="908.527650804696" calcext:value-type="float">
            <text:p>908.527650804696</text:p>
          </table:table-cell>
          <table:table-cell office:value-type="float" office:value="1081.07" calcext:value-type="float">
            <text:p>1081.07</text:p>
          </table:table-cell>
          <table:table-cell table:formula="of:=+[.H137]-[.G137]" office:value-type="float" office:value="172.542349195304" calcext:value-type="float">
            <text:p>172.5423491953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7000" calcext:value-type="float">
            <text:p>7000</text:p>
          </table:table-cell>
          <table:table-cell table:formula="of:=+[.D110]*[.$K$3]" office:value-type="float" office:value="506.3763712" calcext:value-type="float">
            <text:p>506.3763712</text:p>
          </table:table-cell>
          <table:table-cell table:formula="of:=+[.E137]-([.C138]-[.C137])/[.C137]*[.E137]/2" office:value-type="float" office:value="0.00187993005967656" calcext:value-type="float">
            <text:p>0.001879930059677</text:p>
          </table:table-cell>
          <table:table-cell table:formula="of:=+[.F137]+([.C138]-[.C137])/[.C138]*[.F137]/2" office:value-type="float" office:value="0.304297159750321" calcext:value-type="float">
            <text:p>0.304297159750321</text:p>
          </table:table-cell>
          <table:table-cell table:formula="of:=+[.D138]+[.E138]*[.C138]+[.F138]*[.B138]" office:value-type="float" office:value="975.981621243217" calcext:value-type="float">
            <text:p>975.981621243217</text:p>
          </table:table-cell>
          <table:table-cell office:value-type="float" office:value="1192.5" calcext:value-type="float">
            <text:p>1192.5</text:p>
          </table:table-cell>
          <table:table-cell table:formula="of:=+[.H138]-[.G138]" office:value-type="float" office:value="216.518378756783" calcext:value-type="float">
            <text:p>216.5183787567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8000" calcext:value-type="float">
            <text:p>8000</text:p>
          </table:table-cell>
          <table:table-cell table:formula="of:=+[.D111]*[.$K$3]" office:value-type="float" office:value="535.31216384" calcext:value-type="float">
            <text:p>535.31216384</text:p>
          </table:table-cell>
          <table:table-cell table:formula="of:=+[.E138]-([.C139]-[.C138])/[.C138]*[.E138]/2" office:value-type="float" office:value="0.00174564934112823" calcext:value-type="float">
            <text:p>0.001745649341128</text:p>
          </table:table-cell>
          <table:table-cell table:formula="of:=+[.F138]+([.C139]-[.C138])/[.C139]*[.F138]/2" office:value-type="float" office:value="0.323315732234716" calcext:value-type="float">
            <text:p>0.323315732234716</text:p>
          </table:table-cell>
          <table:table-cell table:formula="of:=+[.D139]+[.E139]*[.C139]+[.F139]*[.B139]" office:value-type="float" office:value="1034.2509569211" calcext:value-type="float">
            <text:p>1034.2509569211</text:p>
          </table:table-cell>
          <table:table-cell office:value-type="float" office:value="1298.27" calcext:value-type="float">
            <text:p>1298.27</text:p>
          </table:table-cell>
          <table:table-cell table:formula="of:=+[.H139]-[.G139]" office:value-type="float" office:value="264.0190430789" calcext:value-type="float">
            <text:p>264.01904307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9000" calcext:value-type="float">
            <text:p>9000</text:p>
          </table:table-cell>
          <table:table-cell table:formula="of:=+[.D112]*[.$K$3]" office:value-type="float" office:value="564.24795648" calcext:value-type="float">
            <text:p>564.24795648</text:p>
          </table:table-cell>
          <table:table-cell table:formula="of:=+[.E139]-([.C140]-[.C139])/[.C139]*[.E139]/2" office:value-type="float" office:value="0.00163654625730772" calcext:value-type="float">
            <text:p>0.001636546257308</text:p>
          </table:table-cell>
          <table:table-cell table:formula="of:=+[.F139]+([.C140]-[.C139])/[.C140]*[.F139]/2" office:value-type="float" office:value="0.341277717358867" calcext:value-type="float">
            <text:p>0.341277717358867</text:p>
          </table:table-cell>
          <table:table-cell table:formula="of:=+[.D140]+[.E140]*[.C140]+[.F140]*[.B140]" office:value-type="float" office:value="1090.89344883407" calcext:value-type="float">
            <text:p>1090.89344883407</text:p>
          </table:table-cell>
          <table:table-cell office:value-type="float" office:value="1399.33" calcext:value-type="float">
            <text:p>1399.33</text:p>
          </table:table-cell>
          <table:table-cell table:formula="of:=+[.H140]-[.G140]" office:value-type="float" office:value="308.436551165931" calcext:value-type="float">
            <text:p>308.4365511659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formula="of:=+[.D113]*[.$K$3]" office:value-type="float" office:value="600.41769728" calcext:value-type="float">
            <text:p>600.41769728</text:p>
          </table:table-cell>
          <table:table-cell table:formula="of:=+[.E140]-([.C141]-[.C140])/[.C140]*[.E140]/2" office:value-type="float" office:value="0.00154562702079062" calcext:value-type="float">
            <text:p>0.001545627020791</text:p>
          </table:table-cell>
          <table:table-cell table:formula="of:=+[.F140]+([.C141]-[.C140])/[.C141]*[.F140]/2" office:value-type="float" office:value="0.35834160322681" calcext:value-type="float">
            <text:p>0.35834160322681</text:p>
          </table:table-cell>
          <table:table-cell table:formula="of:=+[.D141]+[.E141]*[.C141]+[.F141]*[.B141]" office:value-type="float" office:value="1153.38637232812" calcext:value-type="float">
            <text:p>1153.38637232812</text:p>
          </table:table-cell>
          <table:table-cell office:value-type="float" office:value="1496.37" calcext:value-type="float">
            <text:p>1496.37</text:p>
          </table:table-cell>
          <table:table-cell table:formula="of:=+[.H141]-[.G141]" office:value-type="float" office:value="342.983627671879" calcext:value-type="float">
            <text:p>342.9836276718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15000" calcext:value-type="float">
            <text:p>15000</text:p>
          </table:table-cell>
          <table:table-cell table:formula="of:=+[.D114]*[.$K$3]" office:value-type="float" office:value="791.755626112" calcext:value-type="float">
            <text:p>791.755626112</text:p>
          </table:table-cell>
          <table:table-cell table:formula="of:=+[.E141]-([.C142]-[.C141])/[.C141]*[.E141]/2" office:value-type="float" office:value="0.00115922026559297" calcext:value-type="float">
            <text:p>0.001159220265593</text:p>
          </table:table-cell>
          <table:table-cell table:formula="of:=+[.F141]+([.C142]-[.C141])/[.C142]*[.F141]/2" office:value-type="float" office:value="0.418065203764612" calcext:value-type="float">
            <text:p>0.418065203764612</text:p>
          </table:table-cell>
          <table:table-cell table:formula="of:=+[.D142]+[.E142]*[.C142]+[.F142]*[.B142]" office:value-type="float" office:value="1436.24173574281" calcext:value-type="float">
            <text:p>1436.24173574281</text:p>
          </table:table-cell>
          <table:table-cell office:value-type="float" office:value="1936.89" calcext:value-type="float">
            <text:p>1936.89</text:p>
          </table:table-cell>
          <table:table-cell table:formula="of:=+[.H142]-[.G142]" office:value-type="float" office:value="500.648264257188" calcext:value-type="float">
            <text:p>500.6482642571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24000" calcext:value-type="float">
            <text:p>24000</text:p>
          </table:table-cell>
          <table:table-cell table:formula="of:=+[.D115]*[.$K$3]" office:value-type="float" office:value="1093.049566976" calcext:value-type="float">
            <text:p>1093.049566976</text:p>
          </table:table-cell>
          <table:table-cell table:formula="of:=+[.E142]-([.C143]-[.C142])/[.C142]*[.E142]/2" office:value-type="float" office:value="0.000811454185915076" calcext:value-type="float">
            <text:p>0.000811454185915</text:p>
          </table:table-cell>
          <table:table-cell table:formula="of:=+[.F142]+([.C143]-[.C142])/[.C143]*[.F142]/2" office:value-type="float" office:value="0.496452429470476" calcext:value-type="float">
            <text:p>0.496452429470476</text:p>
          </table:table-cell>
          <table:table-cell table:formula="of:=+[.D143]+[.E143]*[.C143]+[.F143]*[.B143]" office:value-type="float" office:value="1857.20311164368" calcext:value-type="float">
            <text:p>1857.20311164368</text:p>
          </table:table-cell>
          <table:table-cell office:value-type="float" office:value="2612.2" calcext:value-type="float">
            <text:p>2612.2</text:p>
          </table:table-cell>
          <table:table-cell table:formula="of:=+[.H143]-[.G143]" office:value-type="float" office:value="754.996888356323" calcext:value-type="float">
            <text:p>754.9968883563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table:formula="of:=+[.D116]*[.$K$3]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35" calcext:value-type="float">
            <text:p>0.035</text:p>
          </table:table-cell>
          <table:table-cell table:formula="of:=+[.D144]+[.E144]*[.C144]+[.F144]*[.B144]" office:value-type="float" office:value="72.5" calcext:value-type="float">
            <text:p>72.5</text:p>
          </table:table-cell>
          <table:table-cell office:value-type="float" office:value="67.79" calcext:value-type="float">
            <text:p>67.79</text:p>
          </table:table-cell>
          <table:table-cell table:formula="of:=+[.H144]-[.G144]" office:value-type="float" office:value="-4.70999999999999" calcext:value-type="float">
            <text:p>-4.709999999999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5" calcext:value-type="float">
            <text:p>75</text:p>
          </table:table-cell>
          <table:table-cell table:formula="of:=+[.D117]*[.$K$3]" office:value-type="float" office:value="6.999568239616" calcext:value-type="float">
            <text:p>6.999568239616</text:p>
          </table:table-cell>
          <table:table-cell table:formula="of:=+[.E144]-([.C145]-[.C144])/[.C144]*[.E144]/2" office:value-type="float" office:value="0.0375" calcext:value-type="float">
            <text:p>0.0375</text:p>
          </table:table-cell>
          <table:table-cell table:formula="of:=+[.F144]+([.C145]-[.C144])/[.C145]*[.F144]/2" office:value-type="float" office:value="0.0408333333333333" calcext:value-type="float">
            <text:p>0.040833333333333</text:p>
          </table:table-cell>
          <table:table-cell table:formula="of:=+[.D145]+[.E145]*[.C145]+[.F145]*[.B145]" office:value-type="float" office:value="91.4787349062827" calcext:value-type="float">
            <text:p>91.4787349062827</text:p>
          </table:table-cell>
          <table:table-cell office:value-type="float" office:value="87.75" calcext:value-type="float">
            <text:p>87.75</text:p>
          </table:table-cell>
          <table:table-cell table:formula="of:=+[.H145]-[.G145]" office:value-type="float" office:value="-3.72873490628268" calcext:value-type="float">
            <text:p>-3.728734906282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table:formula="of:=+[.D118]*[.$K$3]" office:value-type="float" office:value="15.066867227648" calcext:value-type="float">
            <text:p>15.066867227648</text:p>
          </table:table-cell>
          <table:table-cell table:formula="of:=+[.E145]-([.C146]-[.C145])/[.C145]*[.E145]/2" office:value-type="float" office:value="0.03125" calcext:value-type="float">
            <text:p>0.03125</text:p>
          </table:table-cell>
          <table:table-cell table:formula="of:=+[.F145]+([.C146]-[.C145])/[.C146]*[.F145]/2" office:value-type="float" office:value="0.0459375" calcext:value-type="float">
            <text:p>0.0459375</text:p>
          </table:table-cell>
          <table:table-cell table:formula="of:=+[.D146]+[.E146]*[.C146]+[.F146]*[.B146]" office:value-type="float" office:value="110.066867227648" calcext:value-type="float">
            <text:p>110.066867227648</text:p>
          </table:table-cell>
          <table:table-cell office:value-type="float" office:value="105.38" calcext:value-type="float">
            <text:p>105.38</text:p>
          </table:table-cell>
          <table:table-cell table:formula="of:=+[.H146]-[.G146]" office:value-type="float" office:value="-4.68686722764802" calcext:value-type="float">
            <text:p>-4.686867227648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formula="of:=+[.D119]*[.$K$3]" office:value-type="float" office:value="59.318374912" calcext:value-type="float">
            <text:p>59.318374912</text:p>
          </table:table-cell>
          <table:table-cell table:formula="of:=+[.E146]-([.C147]-[.C146])/[.C146]*[.E146]/2" office:value-type="float" office:value="0.015625" calcext:value-type="float">
            <text:p>0.015625</text:p>
          </table:table-cell>
          <table:table-cell table:formula="of:=+[.F146]+([.C147]-[.C146])/[.C147]*[.F146]/2" office:value-type="float" office:value="0.057421875" calcext:value-type="float">
            <text:p>0.057421875</text:p>
          </table:table-cell>
          <table:table-cell table:formula="of:=+[.D147]+[.E147]*[.C147]+[.F147]*[.B147]" office:value-type="float" office:value="177.287124912" calcext:value-type="float">
            <text:p>177.287124912</text:p>
          </table:table-cell>
          <table:table-cell office:value-type="float" office:value="163.8" calcext:value-type="float">
            <text:p>163.8</text:p>
          </table:table-cell>
          <table:table-cell table:formula="of:=+[.H147]-[.G147]" office:value-type="float" office:value="-13.487124912" calcext:value-type="float">
            <text:p>-13.4871249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  <table:table-cell table:formula="of:=+[.D120]*[.$K$3]" office:value-type="float" office:value="83.0457248768" calcext:value-type="float">
            <text:p>83.0457248768</text:p>
          </table:table-cell>
          <table:table-cell table:formula="of:=+[.E147]-([.C148]-[.C147])/[.C147]*[.E147]/2" office:value-type="float" office:value="0.01171875" calcext:value-type="float">
            <text:p>0.01171875</text:p>
          </table:table-cell>
          <table:table-cell table:formula="of:=+[.F147]+([.C148]-[.C147])/[.C148]*[.F147]/2" office:value-type="float" office:value="0.0669921875" calcext:value-type="float">
            <text:p>0.0669921875</text:p>
          </table:table-cell>
          <table:table-cell table:formula="of:=+[.D148]+[.E148]*[.C148]+[.F148]*[.B148]" office:value-type="float" office:value="220.5457248768" calcext:value-type="float">
            <text:p>220.5457248768</text:p>
          </table:table-cell>
          <table:table-cell office:value-type="float" office:value="212.03" calcext:value-type="float">
            <text:p>212.03</text:p>
          </table:table-cell>
          <table:table-cell table:formula="of:=+[.H148]-[.G148]" office:value-type="float" office:value="-8.51572487680005" calcext:value-type="float">
            <text:p>-8.51572487680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table:formula="of:=+[.D121]*[.$K$3]" office:value-type="float" office:value="118.636749824" calcext:value-type="float">
            <text:p>118.636749824</text:p>
          </table:table-cell>
          <table:table-cell table:formula="of:=+[.E148]-([.C149]-[.C148])/[.C148]*[.E148]/2" office:value-type="float" office:value="0.009765625" calcext:value-type="float">
            <text:p>0.009765625</text:p>
          </table:table-cell>
          <table:table-cell table:formula="of:=+[.F148]+([.C149]-[.C148])/[.C149]*[.F148]/2" office:value-type="float" office:value="0.0753662109375" calcext:value-type="float">
            <text:p>0.0753662109375</text:p>
          </table:table-cell>
          <table:table-cell table:formula="of:=+[.D149]+[.E149]*[.C149]+[.F149]*[.B149]" office:value-type="float" office:value="273.275421699" calcext:value-type="float">
            <text:p>273.275421699</text:p>
          </table:table-cell>
          <table:table-cell office:value-type="float" office:value="254.62" calcext:value-type="float">
            <text:p>254.62</text:p>
          </table:table-cell>
          <table:table-cell table:formula="of:=+[.H149]-[.G149]" office:value-type="float" office:value="-18.655421699" calcext:value-type="float">
            <text:p>-18.6554216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+[.D122]*[.$K$3]" office:value-type="float" office:value="142.3640997888" calcext:value-type="float">
            <text:p>142.3640997888</text:p>
          </table:table-cell>
          <table:table-cell table:formula="of:=+[.E149]-([.C150]-[.C149])/[.C149]*[.E149]/2" office:value-type="float" office:value="0.008544921875" calcext:value-type="float">
            <text:p>0.008544921875</text:p>
          </table:table-cell>
          <table:table-cell table:formula="of:=+[.F149]+([.C150]-[.C149])/[.C150]*[.F149]/2" office:value-type="float" office:value="0.08290283203125" calcext:value-type="float">
            <text:p>0.08290283203125</text:p>
          </table:table-cell>
          <table:table-cell table:formula="of:=+[.D150]+[.E150]*[.C150]+[.F150]*[.B150]" office:value-type="float" office:value="312.4422247888" calcext:value-type="float">
            <text:p>312.4422247888</text:p>
          </table:table-cell>
          <table:table-cell office:value-type="float" office:value="293.48" calcext:value-type="float">
            <text:p>293.48</text:p>
          </table:table-cell>
          <table:table-cell table:formula="of:=+[.H150]-[.G150]" office:value-type="float" office:value="-18.9622247888001" calcext:value-type="float">
            <text:p>-18.9622247888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600" calcext:value-type="float">
            <text:p>600</text:p>
          </table:table-cell>
          <table:table-cell table:formula="of:=+[.D123]*[.$K$3]" office:value-type="float" office:value="177.955124736" calcext:value-type="float">
            <text:p>177.955124736</text:p>
          </table:table-cell>
          <table:table-cell table:formula="of:=+[.E150]-([.C151]-[.C150])/[.C150]*[.E150]/2" office:value-type="float" office:value="0.0076904296875" calcext:value-type="float">
            <text:p>0.0076904296875</text:p>
          </table:table-cell>
          <table:table-cell table:formula="of:=+[.F150]+([.C151]-[.C150])/[.C151]*[.F150]/2" office:value-type="float" office:value="0.0898114013671875" calcext:value-type="float">
            <text:p>0.089811401367188</text:p>
          </table:table-cell>
          <table:table-cell table:formula="of:=+[.D151]+[.E151]*[.C151]+[.F151]*[.B151]" office:value-type="float" office:value="362.192185282875" calcext:value-type="float">
            <text:p>362.192185282875</text:p>
          </table:table-cell>
          <table:table-cell office:value-type="float" office:value="329.58" calcext:value-type="float">
            <text:p>329.58</text:p>
          </table:table-cell>
          <table:table-cell table:formula="of:=+[.H151]-[.G151]" office:value-type="float" office:value="-32.6121852828751" calcext:value-type="float">
            <text:p>-32.61218528287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formula="of:=+[.D124]*[.$K$3]" office:value-type="float" office:value="201.6824747008" calcext:value-type="float">
            <text:p>201.6824747008</text:p>
          </table:table-cell>
          <table:table-cell table:formula="of:=+[.E151]-([.C152]-[.C151])/[.C151]*[.E151]/2" office:value-type="float" office:value="0.007049560546875" calcext:value-type="float">
            <text:p>0.007049560546875</text:p>
          </table:table-cell>
          <table:table-cell table:formula="of:=+[.F151]+([.C152]-[.C151])/[.C152]*[.F151]/2" office:value-type="float" office:value="0.0962265014648438" calcext:value-type="float">
            <text:p>0.096226501464844</text:p>
          </table:table-cell>
          <table:table-cell table:formula="of:=+[.D152]+[.E152]*[.C152]+[.F152]*[.B152]" office:value-type="float" office:value="399.0701700133" calcext:value-type="float">
            <text:p>399.0701700133</text:p>
          </table:table-cell>
          <table:table-cell office:value-type="float" office:value="363.55" calcext:value-type="float">
            <text:p>363.55</text:p>
          </table:table-cell>
          <table:table-cell table:formula="of:=+[.H152]-[.G152]" office:value-type="float" office:value="-35.5201700133001" calcext:value-type="float">
            <text:p>-35.5201700133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table:formula="of:=+[.D125]*[.$K$3]" office:value-type="float" office:value="213.5461496832" calcext:value-type="float">
            <text:p>213.5461496832</text:p>
          </table:table-cell>
          <table:table-cell table:formula="of:=+[.E152]-([.C153]-[.C152])/[.C152]*[.E152]/2" office:value-type="float" office:value="0.0065460205078125" calcext:value-type="float">
            <text:p>0.006546020507813</text:p>
          </table:table-cell>
          <table:table-cell table:formula="of:=+[.F152]+([.C153]-[.C152])/[.C153]*[.F152]/2" office:value-type="float" office:value="0.102240657806397" calcext:value-type="float">
            <text:p>0.102240657806397</text:p>
          </table:table-cell>
          <table:table-cell table:formula="of:=+[.D153]+[.E153]*[.C153]+[.F153]*[.B153]" office:value-type="float" office:value="423.264281702243" calcext:value-type="float">
            <text:p>423.264281702243</text:p>
          </table:table-cell>
          <table:table-cell office:value-type="float" office:value="395.8" calcext:value-type="float">
            <text:p>395.8</text:p>
          </table:table-cell>
          <table:table-cell table:formula="of:=+[.H153]-[.G153]" office:value-type="float" office:value="-27.4642817022431" calcext:value-type="float">
            <text:p>-27.46428170224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900" calcext:value-type="float">
            <text:p>900</text:p>
          </table:table-cell>
          <table:table-cell table:formula="of:=+[.D126]*[.$K$3]" office:value-type="float" office:value="237.273499648" calcext:value-type="float">
            <text:p>237.273499648</text:p>
          </table:table-cell>
          <table:table-cell table:formula="of:=+[.E153]-([.C154]-[.C153])/[.C153]*[.E153]/2" office:value-type="float" office:value="0.00613689422607422" calcext:value-type="float">
            <text:p>0.006136894226074</text:p>
          </table:table-cell>
          <table:table-cell table:formula="of:=+[.F153]+([.C154]-[.C153])/[.C154]*[.F153]/2" office:value-type="float" office:value="0.107920694351196" calcext:value-type="float">
            <text:p>0.107920694351196</text:p>
          </table:table-cell>
          <table:table-cell table:formula="of:=+[.D154]+[.E154]*[.C154]+[.F154]*[.B154]" office:value-type="float" office:value="458.63809315386" calcext:value-type="float">
            <text:p>458.63809315386</text:p>
          </table:table-cell>
          <table:table-cell office:value-type="float" office:value="426.61" calcext:value-type="float">
            <text:p>426.61</text:p>
          </table:table-cell>
          <table:table-cell table:formula="of:=+[.H154]-[.G154]" office:value-type="float" office:value="-32.0280931538595" calcext:value-type="float">
            <text:p>-32.02809315385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+[.D127]*[.$K$3]" office:value-type="float" office:value="249.1371746304" calcext:value-type="float">
            <text:p>249.1371746304</text:p>
          </table:table-cell>
          <table:table-cell table:formula="of:=+[.E154]-([.C155]-[.C154])/[.C154]*[.E154]/2" office:value-type="float" office:value="0.00579595565795899" calcext:value-type="float">
            <text:p>0.005795955657959</text:p>
          </table:table-cell>
          <table:table-cell table:formula="of:=+[.F154]+([.C155]-[.C154])/[.C155]*[.F154]/2" office:value-type="float" office:value="0.113316729068756" calcext:value-type="float">
            <text:p>0.113316729068756</text:p>
          </table:table-cell>
          <table:table-cell table:formula="of:=+[.D155]+[.E155]*[.C155]+[.F155]*[.B155]" office:value-type="float" office:value="481.566588425871" calcext:value-type="float">
            <text:p>481.566588425871</text:p>
          </table:table-cell>
          <table:table-cell office:value-type="float" office:value="456.19" calcext:value-type="float">
            <text:p>456.19</text:p>
          </table:table-cell>
          <table:table-cell table:formula="of:=+[.H155]-[.G155]" office:value-type="float" office:value="-25.3765884258714" calcext:value-type="float">
            <text:p>-25.37658842587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250" calcext:value-type="float">
            <text:p>1250</text:p>
          </table:table-cell>
          <table:table-cell table:formula="of:=+[.D128]*[.$K$3]" office:value-type="float" office:value="284.7281995776" calcext:value-type="float">
            <text:p>284.7281995776</text:p>
          </table:table-cell>
          <table:table-cell table:formula="of:=+[.E155]-([.C156]-[.C155])/[.C155]*[.E155]/2" office:value-type="float" office:value="0.00507146120071412" calcext:value-type="float">
            <text:p>0.005071461200714</text:p>
          </table:table-cell>
          <table:table-cell table:formula="of:=+[.F155]+([.C156]-[.C155])/[.C156]*[.F155]/2" office:value-type="float" office:value="0.124648401975632" calcext:value-type="float">
            <text:p>0.124648401975632</text:p>
          </table:table-cell>
          <table:table-cell table:formula="of:=+[.D156]+[.E156]*[.C156]+[.F156]*[.B156]" office:value-type="float" office:value="540.364330029756" calcext:value-type="float">
            <text:p>540.364330029756</text:p>
          </table:table-cell>
          <table:table-cell office:value-type="float" office:value="525.8" calcext:value-type="float">
            <text:p>525.8</text:p>
          </table:table-cell>
          <table:table-cell table:formula="of:=+[.H156]-[.G156]" office:value-type="float" office:value="-14.5643300297563" calcext:value-type="float">
            <text:p>-14.56433002975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table:formula="of:=+[.D129]*[.$K$3]" office:value-type="float" office:value="320.3192245248" calcext:value-type="float">
            <text:p>320.3192245248</text:p>
          </table:table-cell>
          <table:table-cell table:formula="of:=+[.E156]-([.C157]-[.C156])/[.C156]*[.E156]/2" office:value-type="float" office:value="0.0045643150806427" calcext:value-type="float">
            <text:p>0.004564315080643</text:p>
          </table:table-cell>
          <table:table-cell table:formula="of:=+[.F156]+([.C157]-[.C156])/[.C157]*[.F156]/2" office:value-type="float" office:value="0.135035768806934" calcext:value-type="float">
            <text:p>0.135035768806934</text:p>
          </table:table-cell>
          <table:table-cell table:formula="of:=+[.D157]+[.E157]*[.C157]+[.F157]*[.B157]" office:value-type="float" office:value="597.237234759633" calcext:value-type="float">
            <text:p>597.237234759633</text:p>
          </table:table-cell>
          <table:table-cell office:value-type="float" office:value="590.49" calcext:value-type="float">
            <text:p>590.49</text:p>
          </table:table-cell>
          <table:table-cell table:formula="of:=+[.H157]-[.G157]" office:value-type="float" office:value="-6.74723475963287" calcext:value-type="float">
            <text:p>-6.747234759632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750" calcext:value-type="float">
            <text:p>1750</text:p>
          </table:table-cell>
          <table:table-cell table:formula="of:=+[.D130]*[.$K$3]" office:value-type="float" office:value="355.910249472" calcext:value-type="float">
            <text:p>355.910249472</text:p>
          </table:table-cell>
          <table:table-cell table:formula="of:=+[.E157]-([.C158]-[.C157])/[.C157]*[.E157]/2" office:value-type="float" office:value="0.00418395549058915" calcext:value-type="float">
            <text:p>0.004183955490589</text:p>
          </table:table-cell>
          <table:table-cell table:formula="of:=+[.F157]+([.C158]-[.C157])/[.C158]*[.F157]/2" office:value-type="float" office:value="0.144681180864573" calcext:value-type="float">
            <text:p>0.144681180864573</text:p>
          </table:table-cell>
          <table:table-cell table:formula="of:=+[.D158]+[.E158]*[.C158]+[.F158]*[.B158]" office:value-type="float" office:value="652.594533309676" calcext:value-type="float">
            <text:p>652.594533309676</text:p>
          </table:table-cell>
          <table:table-cell office:value-type="float" office:value="651.36" calcext:value-type="float">
            <text:p>651.36</text:p>
          </table:table-cell>
          <table:table-cell table:formula="of:=+[.H158]-[.G158]" office:value-type="float" office:value="-1.23453330967629" calcext:value-type="float">
            <text:p>-1.23453330967629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000" calcext:value-type="float">
            <text:p>2000</text:p>
          </table:table-cell>
          <table:table-cell table:formula="of:=+[.D131]*[.$K$3]" office:value-type="float" office:value="379.6375994368" calcext:value-type="float">
            <text:p>379.6375994368</text:p>
          </table:table-cell>
          <table:table-cell table:formula="of:=+[.E158]-([.C159]-[.C158])/[.C158]*[.E158]/2" office:value-type="float" office:value="0.00388510152697564" calcext:value-type="float">
            <text:p>0.003885101526976</text:p>
          </table:table-cell>
          <table:table-cell table:formula="of:=+[.F158]+([.C159]-[.C158])/[.C159]*[.F158]/2" office:value-type="float" office:value="0.153723754668608" calcext:value-type="float">
            <text:p>0.153723754668608</text:p>
          </table:table-cell>
          <table:table-cell table:formula="of:=+[.D159]+[.E159]*[.C159]+[.F159]*[.B159]" office:value-type="float" office:value="694.855311827968" calcext:value-type="float">
            <text:p>694.855311827968</text:p>
          </table:table-cell>
          <table:table-cell office:value-type="float" office:value="709.13" calcext:value-type="float">
            <text:p>709.13</text:p>
          </table:table-cell>
          <table:table-cell table:formula="of:=+[.H159]-[.G159]" office:value-type="float" office:value="14.2746881720319" calcext:value-type="float">
            <text:p>14.27468817203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table:formula="of:=+[.D132]*[.$K$3]" office:value-type="float" office:value="438.9559743488" calcext:value-type="float">
            <text:p>438.9559743488</text:p>
          </table:table-cell>
          <table:table-cell table:formula="of:=+[.E159]-([.C160]-[.C159])/[.C159]*[.E159]/2" office:value-type="float" office:value="0.00339946383610368" calcext:value-type="float">
            <text:p>0.003399463836104</text:p>
          </table:table-cell>
          <table:table-cell table:formula="of:=+[.F159]+([.C160]-[.C159])/[.C160]*[.F159]/2" office:value-type="float" office:value="0.169096130135469" calcext:value-type="float">
            <text:p>0.169096130135469</text:p>
          </table:table-cell>
          <table:table-cell table:formula="of:=+[.D160]+[.E160]*[.C160]+[.F160]*[.B160]" office:value-type="float" office:value="785.646894209998" calcext:value-type="float">
            <text:p>785.646894209998</text:p>
          </table:table-cell>
          <table:table-cell office:value-type="float" office:value="817.33" calcext:value-type="float">
            <text:p>817.33</text:p>
          </table:table-cell>
          <table:table-cell table:formula="of:=+[.H160]-[.G160]" office:value-type="float" office:value="31.6831057900023" calcext:value-type="float">
            <text:p>31.6831057900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formula="of:=+[.D133]*[.$K$3]" office:value-type="float" office:value="474.546999296" calcext:value-type="float">
            <text:p>474.546999296</text:p>
          </table:table-cell>
          <table:table-cell table:formula="of:=+[.E160]-([.C161]-[.C160])/[.C160]*[.E160]/2" office:value-type="float" office:value="0.00305951745249331" calcext:value-type="float">
            <text:p>0.003059517452493</text:p>
          </table:table-cell>
          <table:table-cell table:formula="of:=+[.F160]+([.C161]-[.C160])/[.C161]*[.F160]/2" office:value-type="float" office:value="0.183187474313425" calcext:value-type="float">
            <text:p>0.183187474313425</text:p>
          </table:table-cell>
          <table:table-cell table:formula="of:=+[.D161]+[.E161]*[.C161]+[.F161]*[.B161]" office:value-type="float" office:value="850.10050028033" calcext:value-type="float">
            <text:p>850.10050028033</text:p>
          </table:table-cell>
          <table:table-cell office:value-type="float" office:value="917.89" calcext:value-type="float">
            <text:p>917.89</text:p>
          </table:table-cell>
          <table:table-cell table:formula="of:=+[.H161]-[.G161]" office:value-type="float" office:value="67.7894997196701" calcext:value-type="float">
            <text:p>67.78949971967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3500" calcext:value-type="float">
            <text:p>3500</text:p>
          </table:table-cell>
          <table:table-cell table:formula="of:=+[.D134]*[.$K$3]" office:value-type="float" office:value="569.4563991552" calcext:value-type="float">
            <text:p>569.4563991552</text:p>
          </table:table-cell>
          <table:table-cell table:formula="of:=+[.E161]-([.C162]-[.C161])/[.C161]*[.E161]/2" office:value-type="float" office:value="0.00280455766478554" calcext:value-type="float">
            <text:p>0.002804557664786</text:p>
          </table:table-cell>
          <table:table-cell table:formula="of:=+[.F161]+([.C162]-[.C161])/[.C162]*[.F161]/2" office:value-type="float" office:value="0.196272293907241" calcext:value-type="float">
            <text:p>0.196272293907241</text:p>
          </table:table-cell>
          <table:table-cell table:formula="of:=+[.D162]+[.E162]*[.C162]+[.F162]*[.B162]" office:value-type="float" office:value="971.816938796432" calcext:value-type="float">
            <text:p>971.816938796432</text:p>
          </table:table-cell>
          <table:table-cell office:value-type="float" office:value="1012.5" calcext:value-type="float">
            <text:p>1012.5</text:p>
          </table:table-cell>
          <table:table-cell table:formula="of:=+[.H162]-[.G162]" office:value-type="float" office:value="40.6830612035683" calcext:value-type="float">
            <text:p>40.68306120356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+[.D135]*[.$K$3]" office:value-type="float" office:value="616.9110990848" calcext:value-type="float">
            <text:p>616.9110990848</text:p>
          </table:table-cell>
          <table:table-cell table:formula="of:=+[.E162]-([.C163]-[.C162])/[.C162]*[.E162]/2" office:value-type="float" office:value="0.00260423211730086" calcext:value-type="float">
            <text:p>0.002604232117301</text:p>
          </table:table-cell>
          <table:table-cell table:formula="of:=+[.F162]+([.C163]-[.C162])/[.C163]*[.F162]/2" office:value-type="float" office:value="0.208539312276444" calcext:value-type="float">
            <text:p>0.208539312276444</text:p>
          </table:table-cell>
          <table:table-cell table:formula="of:=+[.D163]+[.E163]*[.C163]+[.F163]*[.B163]" office:value-type="float" office:value="1044.40665210689" calcext:value-type="float">
            <text:p>1044.40665210689</text:p>
          </table:table-cell>
          <table:table-cell office:value-type="float" office:value="1102.3" calcext:value-type="float">
            <text:p>1102.3</text:p>
          </table:table-cell>
          <table:table-cell table:formula="of:=+[.H163]-[.G163]" office:value-type="float" office:value="57.8933478931092" calcext:value-type="float">
            <text:p>57.89334789310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table:formula="of:=+[.D136]*[.$K$3]" office:value-type="float" office:value="688.0931489792" calcext:value-type="float">
            <text:p>688.0931489792</text:p>
          </table:table-cell>
          <table:table-cell table:formula="of:=+[.E163]-([.C164]-[.C163])/[.C163]*[.E163]/2" office:value-type="float" office:value="0.00227870310263825" calcext:value-type="float">
            <text:p>0.002278703102638</text:p>
          </table:table-cell>
          <table:table-cell table:formula="of:=+[.F163]+([.C164]-[.C163])/[.C164]*[.F163]/2" office:value-type="float" office:value="0.229393243504088" calcext:value-type="float">
            <text:p>0.229393243504088</text:p>
          </table:table-cell>
          <table:table-cell table:formula="of:=+[.D164]+[.E164]*[.C164]+[.F164]*[.B164]" office:value-type="float" office:value="1158.27315150057" calcext:value-type="float">
            <text:p>1158.27315150057</text:p>
          </table:table-cell>
          <table:table-cell office:value-type="float" office:value="1270.5" calcext:value-type="float">
            <text:p>1270.5</text:p>
          </table:table-cell>
          <table:table-cell table:formula="of:=+[.H164]-[.G164]" office:value-type="float" office:value="112.226848499433" calcext:value-type="float">
            <text:p>112.2268484994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6000" calcext:value-type="float">
            <text:p>6000</text:p>
          </table:table-cell>
          <table:table-cell table:formula="of:=+[.D137]*[.$K$3]" office:value-type="float" office:value="771.138873856" calcext:value-type="float">
            <text:p>771.138873856</text:p>
          </table:table-cell>
          <table:table-cell table:formula="of:=+[.E164]-([.C165]-[.C164])/[.C164]*[.E164]/2" office:value-type="float" office:value="0.00205083279237442" calcext:value-type="float">
            <text:p>0.002050832792374</text:p>
          </table:table-cell>
          <table:table-cell table:formula="of:=+[.F164]+([.C165]-[.C164])/[.C165]*[.F164]/2" office:value-type="float" office:value="0.248509347129429" calcext:value-type="float">
            <text:p>0.248509347129429</text:p>
          </table:table-cell>
          <table:table-cell table:formula="of:=+[.D165]+[.E165]*[.C165]+[.F165]*[.B165]" office:value-type="float" office:value="1280.4625648691" calcext:value-type="float">
            <text:p>1280.4625648691</text:p>
          </table:table-cell>
          <table:table-cell office:value-type="float" office:value="1426.81" calcext:value-type="float">
            <text:p>1426.81</text:p>
          </table:table-cell>
          <table:table-cell table:formula="of:=+[.H165]-[.G165]" office:value-type="float" office:value="146.347435130896" calcext:value-type="float">
            <text:p>146.3474351308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0" calcext:value-type="float">
            <text:p>7000</text:p>
          </table:table-cell>
          <table:table-cell table:formula="of:=+[.D138]*[.$K$3]" office:value-type="float" office:value="830.457248768" calcext:value-type="float">
            <text:p>830.457248768</text:p>
          </table:table-cell>
          <table:table-cell table:formula="of:=+[.E165]-([.C166]-[.C165])/[.C165]*[.E165]/2" office:value-type="float" office:value="0.00187993005967656" calcext:value-type="float">
            <text:p>0.001879930059677</text:p>
          </table:table-cell>
          <table:table-cell table:formula="of:=+[.F165]+([.C166]-[.C165])/[.C166]*[.F165]/2" office:value-type="float" office:value="0.266260014781531" calcext:value-type="float">
            <text:p>0.266260014781531</text:p>
          </table:table-cell>
          <table:table-cell table:formula="of:=+[.D166]+[.E166]*[.C166]+[.F166]*[.B166]" office:value-type="float" office:value="1376.1367887488" calcext:value-type="float">
            <text:p>1376.1367887488</text:p>
          </table:table-cell>
          <table:table-cell office:value-type="float" office:value="1573.88" calcext:value-type="float">
            <text:p>1573.88</text:p>
          </table:table-cell>
          <table:table-cell table:formula="of:=+[.H166]-[.G166]" office:value-type="float" office:value="197.743211251203" calcext:value-type="float">
            <text:p>197.7432112512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table:formula="of:=+[.D139]*[.$K$3]" office:value-type="float" office:value="877.9119486976" calcext:value-type="float">
            <text:p>877.9119486976</text:p>
          </table:table-cell>
          <table:table-cell table:formula="of:=+[.E166]-([.C167]-[.C166])/[.C166]*[.E166]/2" office:value-type="float" office:value="0.00174564934112823" calcext:value-type="float">
            <text:p>0.001745649341128</text:p>
          </table:table-cell>
          <table:table-cell table:formula="of:=+[.F166]+([.C167]-[.C166])/[.C167]*[.F166]/2" office:value-type="float" office:value="0.282901265705376" calcext:value-type="float">
            <text:p>0.282901265705376</text:p>
          </table:table-cell>
          <table:table-cell table:formula="of:=+[.D167]+[.E167]*[.C167]+[.F167]*[.B167]" office:value-type="float" office:value="1457.67967483738" calcext:value-type="float">
            <text:p>1457.67967483738</text:p>
          </table:table-cell>
          <table:table-cell office:value-type="float" office:value="1713.47" calcext:value-type="float">
            <text:p>1713.47</text:p>
          </table:table-cell>
          <table:table-cell table:formula="of:=+[.H167]-[.G167]" office:value-type="float" office:value="255.790325162621" calcext:value-type="float">
            <text:p>255.790325162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+[.D140]*[.$K$3]" office:value-type="float" office:value="925.366648627201" calcext:value-type="float">
            <text:p>925.366648627201</text:p>
          </table:table-cell>
          <table:table-cell table:formula="of:=+[.E167]-([.C168]-[.C167])/[.C167]*[.E167]/2" office:value-type="float" office:value="0.00163654625730772" calcext:value-type="float">
            <text:p>0.001636546257308</text:p>
          </table:table-cell>
          <table:table-cell table:formula="of:=+[.F167]+([.C168]-[.C167])/[.C168]*[.F167]/2" office:value-type="float" office:value="0.298618002689008" calcext:value-type="float">
            <text:p>0.298618002689008</text:p>
          </table:table-cell>
          <table:table-cell table:formula="of:=+[.D168]+[.E168]*[.C168]+[.F168]*[.B168]" office:value-type="float" office:value="1537.33157032099" calcext:value-type="float">
            <text:p>1537.33157032099</text:p>
          </table:table-cell>
          <table:table-cell office:value-type="float" office:value="1846.85" calcext:value-type="float">
            <text:p>1846.85</text:p>
          </table:table-cell>
          <table:table-cell table:formula="of:=+[.H168]-[.G168]" office:value-type="float" office:value="309.518429679013" calcext:value-type="float">
            <text:p>309.518429679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formula="of:=+[.D141]*[.$K$3]" office:value-type="float" office:value="984.6850235392" calcext:value-type="float">
            <text:p>984.6850235392</text:p>
          </table:table-cell>
          <table:table-cell table:formula="of:=+[.E168]-([.C169]-[.C168])/[.C168]*[.E168]/2" office:value-type="float" office:value="0.00154562702079062" calcext:value-type="float">
            <text:p>0.001545627020791</text:p>
          </table:table-cell>
          <table:table-cell table:formula="of:=+[.F168]+([.C169]-[.C168])/[.C169]*[.F168]/2" office:value-type="float" office:value="0.313548902823459" calcext:value-type="float">
            <text:p>0.313548902823459</text:p>
          </table:table-cell>
          <table:table-cell table:formula="of:=+[.D169]+[.E169]*[.C169]+[.F169]*[.B169]" office:value-type="float" office:value="1627.23909939402" calcext:value-type="float">
            <text:p>1627.23909939402</text:p>
          </table:table-cell>
          <table:table-cell office:value-type="float" office:value="1974.93" calcext:value-type="float">
            <text:p>1974.93</text:p>
          </table:table-cell>
          <table:table-cell table:formula="of:=+[.H169]-[.G169]" office:value-type="float" office:value="347.690900605976" calcext:value-type="float">
            <text:p>347.6909006059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5000" calcext:value-type="float">
            <text:p>15000</text:p>
          </table:table-cell>
          <table:table-cell table:formula="of:=+[.D142]*[.$K$3]" office:value-type="float" office:value="1298.47922682368" calcext:value-type="float">
            <text:p>1298.47922682368</text:p>
          </table:table-cell>
          <table:table-cell table:formula="of:=+[.E169]-([.C170]-[.C169])/[.C169]*[.E169]/2" office:value-type="float" office:value="0.00115922026559297" calcext:value-type="float">
            <text:p>0.001159220265593</text:p>
          </table:table-cell>
          <table:table-cell table:formula="of:=+[.F169]+([.C170]-[.C169])/[.C170]*[.F169]/2" office:value-type="float" office:value="0.365807053294035" calcext:value-type="float">
            <text:p>0.365807053294035</text:p>
          </table:table-cell>
          <table:table-cell table:formula="of:=+[.D170]+[.E170]*[.C170]+[.F170]*[.B170]" office:value-type="float" office:value="2047.48163739565" calcext:value-type="float">
            <text:p>2047.48163739565</text:p>
          </table:table-cell>
          <table:table-cell office:value-type="float" office:value="2556.33" calcext:value-type="float">
            <text:p>2556.33</text:p>
          </table:table-cell>
          <table:table-cell table:formula="of:=+[.H170]-[.G170]" office:value-type="float" office:value="508.848362604354" calcext:value-type="float">
            <text:p>508.8483626043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4000" calcext:value-type="float">
            <text:p>24000</text:p>
          </table:table-cell>
          <table:table-cell table:formula="of:=+[.D143]*[.$K$3]" office:value-type="float" office:value="1792.60128984064" calcext:value-type="float">
            <text:p>1792.60128984064</text:p>
          </table:table-cell>
          <table:table-cell table:formula="of:=+[.E170]-([.C171]-[.C170])/[.C170]*[.E170]/2" office:value-type="float" office:value="0.000811454185915076" calcext:value-type="float">
            <text:p>0.000811454185915</text:p>
          </table:table-cell>
          <table:table-cell table:formula="of:=+[.F170]+([.C171]-[.C170])/[.C171]*[.F170]/2" office:value-type="float" office:value="0.434395875786667" calcext:value-type="float">
            <text:p>0.434395875786667</text:p>
          </table:table-cell>
          <table:table-cell table:formula="of:=+[.D171]+[.E171]*[.C171]+[.F171]*[.B171]" office:value-type="float" office:value="2680.86794187594" calcext:value-type="float">
            <text:p>2680.86794187594</text:p>
          </table:table-cell>
          <table:table-cell office:value-type="float" office:value="3447.62" calcext:value-type="float">
            <text:p>3447.62</text:p>
          </table:table-cell>
          <table:table-cell table:formula="of:=+[.H171]-[.G171]" office:value-type="float" office:value="766.752058124064" calcext:value-type="float">
            <text:p>766.752058124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formula="of:=+[.D144]*[.$K$3]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formula="of:=+[.D172]+[.E172]*[.C172]+[.F172]*[.B172]" office:value-type="float" office:value="76" calcext:value-type="float">
            <text:p>76</text:p>
          </table:table-cell>
          <table:table-cell office:value-type="float" office:value="84.22" calcext:value-type="float">
            <text:p>84.22</text:p>
          </table:table-cell>
          <table:table-cell table:formula="of:=+[.H172]-[.G172]" office:value-type="float" office:value="8.22" calcext:value-type="float">
            <text:p>8.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75" calcext:value-type="float">
            <text:p>75</text:p>
          </table:table-cell>
          <table:table-cell table:formula="of:=+[.D145]*[.$K$3]" office:value-type="float" office:value="11.4792919129702" calcext:value-type="float">
            <text:p>11.4792919129702</text:p>
          </table:table-cell>
          <table:table-cell table:formula="of:=+[.E172]-([.C173]-[.C172])/[.C172]*[.E172]/2" office:value-type="float" office:value="0.015" calcext:value-type="float">
            <text:p>0.015</text:p>
          </table:table-cell>
          <table:table-cell table:formula="of:=+[.F172]+([.C173]-[.C172])/[.C173]*[.F172]/2" office:value-type="float" office:value="0.035" calcext:value-type="float">
            <text:p>0.035</text:p>
          </table:table-cell>
          <table:table-cell table:formula="of:=+[.D173]+[.E173]*[.C173]+[.F173]*[.B173]" office:value-type="float" office:value="100.10429191297" calcext:value-type="float">
            <text:p>100.10429191297</text:p>
          </table:table-cell>
          <table:table-cell office:value-type="float" office:value="109.01" calcext:value-type="float">
            <text:p>109.01</text:p>
          </table:table-cell>
          <table:table-cell table:formula="of:=+[.H173]-[.G173]" office:value-type="float" office:value="8.90570808702978" calcext:value-type="float">
            <text:p>8.905708087029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formula="of:=+[.D146]*[.$K$3]" office:value-type="float" office:value="24.7096622533427" calcext:value-type="float">
            <text:p>24.7096622533427</text:p>
          </table:table-cell>
          <table:table-cell table:formula="of:=+[.E173]-([.C174]-[.C173])/[.C173]*[.E173]/2" office:value-type="float" office:value="0.0125" calcext:value-type="float">
            <text:p>0.0125</text:p>
          </table:table-cell>
          <table:table-cell table:formula="of:=+[.F173]+([.C174]-[.C173])/[.C174]*[.F173]/2" office:value-type="float" office:value="0.039375" calcext:value-type="float">
            <text:p>0.039375</text:p>
          </table:table-cell>
          <table:table-cell table:formula="of:=+[.D174]+[.E174]*[.C174]+[.F174]*[.B174]" office:value-type="float" office:value="124.397162253343" calcext:value-type="float">
            <text:p>124.397162253343</text:p>
          </table:table-cell>
          <table:table-cell office:value-type="float" office:value="130.91" calcext:value-type="float">
            <text:p>130.91</text:p>
          </table:table-cell>
          <table:table-cell table:formula="of:=+[.H174]-[.G174]" office:value-type="float" office:value="6.51283774665728" calcext:value-type="float">
            <text:p>6.512837746657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table:formula="of:=+[.D147]*[.$K$3]" office:value-type="float" office:value="97.28213485568" calcext:value-type="float">
            <text:p>97.28213485568</text:p>
          </table:table-cell>
          <table:table-cell table:formula="of:=+[.E174]-([.C175]-[.C174])/[.C174]*[.E174]/2" office:value-type="float" office:value="0.00625" calcext:value-type="float">
            <text:p>0.00625</text:p>
          </table:table-cell>
          <table:table-cell table:formula="of:=+[.F174]+([.C175]-[.C174])/[.C175]*[.F174]/2" office:value-type="float" office:value="0.04921875" calcext:value-type="float">
            <text:p>0.04921875</text:p>
          </table:table-cell>
          <table:table-cell table:formula="of:=+[.D175]+[.E175]*[.C175]+[.F175]*[.B175]" office:value-type="float" office:value="221.57900985568" calcext:value-type="float">
            <text:p>221.57900985568</text:p>
          </table:table-cell>
          <table:table-cell office:value-type="float" office:value="203.5" calcext:value-type="float">
            <text:p>203.5</text:p>
          </table:table-cell>
          <table:table-cell table:formula="of:=+[.H175]-[.G175]" office:value-type="float" office:value="-18.07900985568" calcext:value-type="float">
            <text:p>-18.079009855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300" calcext:value-type="float">
            <text:p>300</text:p>
          </table:table-cell>
          <table:table-cell table:formula="of:=+[.D148]*[.$K$3]" office:value-type="float" office:value="136.194988797952" calcext:value-type="float">
            <text:p>136.194988797952</text:p>
          </table:table-cell>
          <table:table-cell table:formula="of:=+[.E175]-([.C176]-[.C175])/[.C175]*[.E175]/2" office:value-type="float" office:value="0.0046875" calcext:value-type="float">
            <text:p>0.0046875</text:p>
          </table:table-cell>
          <table:table-cell table:formula="of:=+[.F175]+([.C176]-[.C175])/[.C176]*[.F175]/2" office:value-type="float" office:value="0.057421875" calcext:value-type="float">
            <text:p>0.057421875</text:p>
          </table:table-cell>
          <table:table-cell table:formula="of:=+[.D176]+[.E176]*[.C176]+[.F176]*[.B176]" office:value-type="float" office:value="281.155926297952" calcext:value-type="float">
            <text:p>281.155926297952</text:p>
          </table:table-cell>
          <table:table-cell office:value-type="float" office:value="263.4" calcext:value-type="float">
            <text:p>263.4</text:p>
          </table:table-cell>
          <table:table-cell table:formula="of:=+[.H176]-[.G176]" office:value-type="float" office:value="-17.755926297952" calcext:value-type="float">
            <text:p>-17.7559262979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400" calcext:value-type="float">
            <text:p>400</text:p>
          </table:table-cell>
          <table:table-cell table:formula="of:=+[.D149]*[.$K$3]" office:value-type="float" office:value="194.56426971136" calcext:value-type="float">
            <text:p>194.56426971136</text:p>
          </table:table-cell>
          <table:table-cell table:formula="of:=+[.E176]-([.C177]-[.C176])/[.C176]*[.E176]/2" office:value-type="float" office:value="0.00390625" calcext:value-type="float">
            <text:p>0.00390625</text:p>
          </table:table-cell>
          <table:table-cell table:formula="of:=+[.F176]+([.C177]-[.C176])/[.C177]*[.F176]/2" office:value-type="float" office:value="0.064599609375" calcext:value-type="float">
            <text:p>0.064599609375</text:p>
          </table:table-cell>
          <table:table-cell table:formula="of:=+[.D177]+[.E177]*[.C177]+[.F177]*[.B177]" office:value-type="float" office:value="357.62579314886" calcext:value-type="float">
            <text:p>357.62579314886</text:p>
          </table:table-cell>
          <table:table-cell office:value-type="float" office:value="316.32" calcext:value-type="float">
            <text:p>316.32</text:p>
          </table:table-cell>
          <table:table-cell table:formula="of:=+[.H177]-[.G177]" office:value-type="float" office:value="-41.3057931488601" calcext:value-type="float">
            <text:p>-41.30579314886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table:formula="of:=+[.D150]*[.$K$3]" office:value-type="float" office:value="233.477123653632" calcext:value-type="float">
            <text:p>233.477123653632</text:p>
          </table:table-cell>
          <table:table-cell table:formula="of:=+[.E177]-([.C178]-[.C177])/[.C177]*[.E177]/2" office:value-type="float" office:value="0.00341796875" calcext:value-type="float">
            <text:p>0.00341796875</text:p>
          </table:table-cell>
          <table:table-cell table:formula="of:=+[.F177]+([.C178]-[.C177])/[.C178]*[.F177]/2" office:value-type="float" office:value="0.0710595703125" calcext:value-type="float">
            <text:p>0.0710595703125</text:p>
          </table:table-cell>
          <table:table-cell table:formula="of:=+[.D178]+[.E178]*[.C178]+[.F178]*[.B178]" office:value-type="float" office:value="412.835033809882" calcext:value-type="float">
            <text:p>412.835033809882</text:p>
          </table:table-cell>
          <table:table-cell office:value-type="float" office:value="364.59" calcext:value-type="float">
            <text:p>364.59</text:p>
          </table:table-cell>
          <table:table-cell table:formula="of:=+[.H178]-[.G178]" office:value-type="float" office:value="-48.2450338098822" calcext:value-type="float">
            <text:p>-48.24503380988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600" calcext:value-type="float">
            <text:p>600</text:p>
          </table:table-cell>
          <table:table-cell table:formula="of:=+[.D151]*[.$K$3]" office:value-type="float" office:value="291.84640456704" calcext:value-type="float">
            <text:p>291.84640456704</text:p>
          </table:table-cell>
          <table:table-cell table:formula="of:=+[.E178]-([.C179]-[.C178])/[.C178]*[.E178]/2" office:value-type="float" office:value="0.003076171875" calcext:value-type="float">
            <text:p>0.003076171875</text:p>
          </table:table-cell>
          <table:table-cell table:formula="of:=+[.F178]+([.C179]-[.C178])/[.C179]*[.F178]/2" office:value-type="float" office:value="0.076981201171875" calcext:value-type="float">
            <text:p>0.076981201171875</text:p>
          </table:table-cell>
          <table:table-cell table:formula="of:=+[.D179]+[.E179]*[.C179]+[.F179]*[.B179]" office:value-type="float" office:value="486.145110621728" calcext:value-type="float">
            <text:p>486.145110621728</text:p>
          </table:table-cell>
          <table:table-cell office:value-type="float" office:value="409.45" calcext:value-type="float">
            <text:p>409.45</text:p>
          </table:table-cell>
          <table:table-cell table:formula="of:=+[.H179]-[.G179]" office:value-type="float" office:value="-76.6951106217277" calcext:value-type="float">
            <text:p>-76.69511062172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700" calcext:value-type="float">
            <text:p>700</text:p>
          </table:table-cell>
          <table:table-cell table:formula="of:=+[.D152]*[.$K$3]" office:value-type="float" office:value="330.759258509312" calcext:value-type="float">
            <text:p>330.759258509312</text:p>
          </table:table-cell>
          <table:table-cell table:formula="of:=+[.E179]-([.C180]-[.C179])/[.C179]*[.E179]/2" office:value-type="float" office:value="0.00281982421875" calcext:value-type="float">
            <text:p>0.00281982421875</text:p>
          </table:table-cell>
          <table:table-cell table:formula="of:=+[.F179]+([.C180]-[.C179])/[.C180]*[.F179]/2" office:value-type="float" office:value="0.0824798583984375" calcext:value-type="float">
            <text:p>0.082479858398438</text:p>
          </table:table-cell>
          <table:table-cell table:formula="of:=+[.D180]+[.E180]*[.C180]+[.F180]*[.B180]" office:value-type="float" office:value="538.932781458531" calcext:value-type="float">
            <text:p>538.932781458531</text:p>
          </table:table-cell>
          <table:table-cell office:value-type="float" office:value="451.65" calcext:value-type="float">
            <text:p>451.65</text:p>
          </table:table-cell>
          <table:table-cell table:formula="of:=+[.H180]-[.G180]" office:value-type="float" office:value="-87.2827814585309" calcext:value-type="float">
            <text:p>-87.28278145853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table:formula="of:=+[.D153]*[.$K$3]" office:value-type="float" office:value="350.215685480448" calcext:value-type="float">
            <text:p>350.215685480448</text:p>
          </table:table-cell>
          <table:table-cell table:formula="of:=+[.E180]-([.C181]-[.C180])/[.C180]*[.E180]/2" office:value-type="float" office:value="0.002618408203125" calcext:value-type="float">
            <text:p>0.002618408203125</text:p>
          </table:table-cell>
          <table:table-cell table:formula="of:=+[.F180]+([.C181]-[.C180])/[.C181]*[.F180]/2" office:value-type="float" office:value="0.0876348495483398" calcext:value-type="float">
            <text:p>0.08763484954834</text:p>
          </table:table-cell>
          <table:table-cell table:formula="of:=+[.D181]+[.E181]*[.C181]+[.F181]*[.B181]" office:value-type="float" office:value="571.397535913798" calcext:value-type="float">
            <text:p>571.397535913798</text:p>
          </table:table-cell>
          <table:table-cell office:value-type="float" office:value="491.71" calcext:value-type="float">
            <text:p>491.71</text:p>
          </table:table-cell>
          <table:table-cell table:formula="of:=+[.H181]-[.G181]" office:value-type="float" office:value="-79.6875359137978" calcext:value-type="float">
            <text:p>-79.68753591379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900" calcext:value-type="float">
            <text:p>900</text:p>
          </table:table-cell>
          <table:table-cell table:formula="of:=+[.D154]*[.$K$3]" office:value-type="float" office:value="389.12853942272" calcext:value-type="float">
            <text:p>389.12853942272</text:p>
          </table:table-cell>
          <table:table-cell table:formula="of:=+[.E181]-([.C182]-[.C181])/[.C181]*[.E181]/2" office:value-type="float" office:value="0.00245475769042969" calcext:value-type="float">
            <text:p>0.00245475769043</text:p>
          </table:table-cell>
          <table:table-cell table:formula="of:=+[.F181]+([.C182]-[.C181])/[.C182]*[.F181]/2" office:value-type="float" office:value="0.0925034523010254" calcext:value-type="float">
            <text:p>0.092503452301025</text:p>
          </table:table-cell>
          <table:table-cell table:formula="of:=+[.D182]+[.E182]*[.C182]+[.F182]*[.B182]" office:value-type="float" office:value="622.59645209667" calcext:value-type="float">
            <text:p>622.59645209667</text:p>
          </table:table-cell>
          <table:table-cell office:value-type="float" office:value="529.98" calcext:value-type="float">
            <text:p>529.98</text:p>
          </table:table-cell>
          <table:table-cell table:formula="of:=+[.H182]-[.G182]" office:value-type="float" office:value="-92.6164520966703" calcext:value-type="float">
            <text:p>-92.61645209667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table:formula="of:=+[.D155]*[.$K$3]" office:value-type="float" office:value="408.584966393856" calcext:value-type="float">
            <text:p>408.584966393856</text:p>
          </table:table-cell>
          <table:table-cell table:formula="of:=+[.E182]-([.C183]-[.C182])/[.C182]*[.E182]/2" office:value-type="float" office:value="0.00231838226318359" calcext:value-type="float">
            <text:p>0.002318382263184</text:p>
          </table:table-cell>
          <table:table-cell table:formula="of:=+[.F182]+([.C183]-[.C182])/[.C183]*[.F182]/2" office:value-type="float" office:value="0.0971286249160766" calcext:value-type="float">
            <text:p>0.097128624916077</text:p>
          </table:table-cell>
          <table:table-cell table:formula="of:=+[.D183]+[.E183]*[.C183]+[.F183]*[.B183]" office:value-type="float" office:value="653.724910947231" calcext:value-type="float">
            <text:p>653.724910947231</text:p>
          </table:table-cell>
          <table:table-cell office:value-type="float" office:value="566.74" calcext:value-type="float">
            <text:p>566.74</text:p>
          </table:table-cell>
          <table:table-cell table:formula="of:=+[.H183]-[.G183]" office:value-type="float" office:value="-86.9849109472314" calcext:value-type="float">
            <text:p>-86.98491094723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1250" calcext:value-type="float">
            <text:p>1250</text:p>
          </table:table-cell>
          <table:table-cell table:formula="of:=+[.D156]*[.$K$3]" office:value-type="float" office:value="466.954247307264" calcext:value-type="float">
            <text:p>466.954247307264</text:p>
          </table:table-cell>
          <table:table-cell table:formula="of:=+[.E183]-([.C184]-[.C183])/[.C183]*[.E183]/2" office:value-type="float" office:value="0.00202858448028564" calcext:value-type="float">
            <text:p>0.002028584480286</text:p>
          </table:table-cell>
          <table:table-cell table:formula="of:=+[.F183]+([.C184]-[.C183])/[.C184]*[.F183]/2" office:value-type="float" office:value="0.106841487407684" calcext:value-type="float">
            <text:p>0.106841487407684</text:p>
          </table:table-cell>
          <table:table-cell table:formula="of:=+[.D184]+[.E184]*[.C184]+[.F184]*[.B184]" office:value-type="float" office:value="736.593696426832" calcext:value-type="float">
            <text:p>736.593696426832</text:p>
          </table:table-cell>
          <table:table-cell office:value-type="float" office:value="653.21" calcext:value-type="float">
            <text:p>653.21</text:p>
          </table:table-cell>
          <table:table-cell table:formula="of:=+[.H184]-[.G184]" office:value-type="float" office:value="-83.383696426832" calcext:value-type="float">
            <text:p>-83.3836964268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1500" calcext:value-type="float">
            <text:p>1500</text:p>
          </table:table-cell>
          <table:table-cell table:formula="of:=+[.D157]*[.$K$3]" office:value-type="float" office:value="525.323528220672" calcext:value-type="float">
            <text:p>525.323528220672</text:p>
          </table:table-cell>
          <table:table-cell table:formula="of:=+[.E184]-([.C185]-[.C184])/[.C184]*[.E184]/2" office:value-type="float" office:value="0.00182572603225708" calcext:value-type="float">
            <text:p>0.001825726032257</text:p>
          </table:table-cell>
          <table:table-cell table:formula="of:=+[.F184]+([.C185]-[.C184])/[.C185]*[.F184]/2" office:value-type="float" office:value="0.115744944691658" calcext:value-type="float">
            <text:p>0.115744944691658</text:p>
          </table:table-cell>
          <table:table-cell table:formula="of:=+[.D185]+[.E185]*[.C185]+[.F185]*[.B185]" office:value-type="float" office:value="817.424478998203" calcext:value-type="float">
            <text:p>817.424478998203</text:p>
          </table:table-cell>
          <table:table-cell office:value-type="float" office:value="733.58" calcext:value-type="float">
            <text:p>733.58</text:p>
          </table:table-cell>
          <table:table-cell table:formula="of:=+[.H185]-[.G185]" office:value-type="float" office:value="-83.8444789982027" calcext:value-type="float">
            <text:p>-83.8444789982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1750" calcext:value-type="float">
            <text:p>1750</text:p>
          </table:table-cell>
          <table:table-cell table:formula="of:=+[.D158]*[.$K$3]" office:value-type="float" office:value="583.69280913408" calcext:value-type="float">
            <text:p>583.69280913408</text:p>
          </table:table-cell>
          <table:table-cell table:formula="of:=+[.E185]-([.C186]-[.C185])/[.C185]*[.E185]/2" office:value-type="float" office:value="0.00167358219623566" calcext:value-type="float">
            <text:p>0.001673582196236</text:p>
          </table:table-cell>
          <table:table-cell table:formula="of:=+[.F185]+([.C186]-[.C185])/[.C186]*[.F185]/2" office:value-type="float" office:value="0.124012440741062" calcext:value-type="float">
            <text:p>0.124012440741062</text:p>
          </table:table-cell>
          <table:table-cell table:formula="of:=+[.D186]+[.E186]*[.C186]+[.F186]*[.B186]" office:value-type="float" office:value="896.652679830148" calcext:value-type="float">
            <text:p>896.652679830148</text:p>
          </table:table-cell>
          <table:table-cell office:value-type="float" office:value="809.19" calcext:value-type="float">
            <text:p>809.19</text:p>
          </table:table-cell>
          <table:table-cell table:formula="of:=+[.H186]-[.G186]" office:value-type="float" office:value="-87.462679830148" calcext:value-type="float">
            <text:p>-87.4626798301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2000" calcext:value-type="float">
            <text:p>2000</text:p>
          </table:table-cell>
          <table:table-cell table:formula="of:=+[.D159]*[.$K$3]" office:value-type="float" office:value="622.605663076352" calcext:value-type="float">
            <text:p>622.605663076352</text:p>
          </table:table-cell>
          <table:table-cell table:formula="of:=+[.E186]-([.C187]-[.C186])/[.C186]*[.E186]/2" office:value-type="float" office:value="0.00155404061079025" calcext:value-type="float">
            <text:p>0.00155404061079</text:p>
          </table:table-cell>
          <table:table-cell table:formula="of:=+[.F186]+([.C187]-[.C186])/[.C187]*[.F186]/2" office:value-type="float" office:value="0.131763218287379" calcext:value-type="float">
            <text:p>0.131763218287379</text:p>
          </table:table-cell>
          <table:table-cell table:formula="of:=+[.D187]+[.E187]*[.C187]+[.F187]*[.B187]" office:value-type="float" office:value="955.121790016379" calcext:value-type="float">
            <text:p>955.121790016379</text:p>
          </table:table-cell>
          <table:table-cell office:value-type="float" office:value="880.96" calcext:value-type="float">
            <text:p>880.96</text:p>
          </table:table-cell>
          <table:table-cell table:formula="of:=+[.H187]-[.G187]" office:value-type="float" office:value="-74.161790016379" calcext:value-type="float">
            <text:p>-74.161790016379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500" calcext:value-type="float">
            <text:p>2500</text:p>
          </table:table-cell>
          <table:table-cell table:formula="of:=+[.D160]*[.$K$3]" office:value-type="float" office:value="719.887797932032" calcext:value-type="float">
            <text:p>719.887797932032</text:p>
          </table:table-cell>
          <table:table-cell table:formula="of:=+[.E187]-([.C188]-[.C187])/[.C187]*[.E187]/2" office:value-type="float" office:value="0.00135978553444147" calcext:value-type="float">
            <text:p>0.001359785534441</text:p>
          </table:table-cell>
          <table:table-cell table:formula="of:=+[.F187]+([.C188]-[.C187])/[.C188]*[.F187]/2" office:value-type="float" office:value="0.144939540116116" calcext:value-type="float">
            <text:p>0.144939540116116</text:p>
          </table:table-cell>
          <table:table-cell table:formula="of:=+[.D188]+[.E188]*[.C188]+[.F188]*[.B188]" office:value-type="float" office:value="1085.63611205843" calcext:value-type="float">
            <text:p>1085.63611205843</text:p>
          </table:table-cell>
          <table:table-cell office:value-type="float" office:value="1015.39" calcext:value-type="float">
            <text:p>1015.39</text:p>
          </table:table-cell>
          <table:table-cell table:formula="of:=+[.H188]-[.G188]" office:value-type="float" office:value="-70.246112058427" calcext:value-type="float">
            <text:p>-70.2461120584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table:formula="of:=+[.D161]*[.$K$3]" office:value-type="float" office:value="778.25707884544" calcext:value-type="float">
            <text:p>778.25707884544</text:p>
          </table:table-cell>
          <table:table-cell table:formula="of:=+[.E188]-([.C189]-[.C188])/[.C188]*[.E188]/2" office:value-type="float" office:value="0.00122380698099732" calcext:value-type="float">
            <text:p>0.001223806980997</text:p>
          </table:table-cell>
          <table:table-cell table:formula="of:=+[.F188]+([.C189]-[.C188])/[.C189]*[.F188]/2" office:value-type="float" office:value="0.157017835125793" calcext:value-type="float">
            <text:p>0.157017835125793</text:p>
          </table:table-cell>
          <table:table-cell table:formula="of:=+[.D189]+[.E189]*[.C189]+[.F189]*[.B189]" office:value-type="float" office:value="1174.47308760291" calcext:value-type="float">
            <text:p>1174.47308760291</text:p>
          </table:table-cell>
          <table:table-cell office:value-type="float" office:value="1140.31" calcext:value-type="float">
            <text:p>1140.31</text:p>
          </table:table-cell>
          <table:table-cell table:formula="of:=+[.H189]-[.G189]" office:value-type="float" office:value="-34.1630876029142" calcext:value-type="float">
            <text:p>-34.16308760291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3500" calcext:value-type="float">
            <text:p>3500</text:p>
          </table:table-cell>
          <table:table-cell table:formula="of:=+[.D162]*[.$K$3]" office:value-type="float" office:value="933.908494614528" calcext:value-type="float">
            <text:p>933.908494614528</text:p>
          </table:table-cell>
          <table:table-cell table:formula="of:=+[.E189]-([.C190]-[.C189])/[.C189]*[.E189]/2" office:value-type="float" office:value="0.00112182306591421" calcext:value-type="float">
            <text:p>0.001121823065914</text:p>
          </table:table-cell>
          <table:table-cell table:formula="of:=+[.F189]+([.C190]-[.C189])/[.C190]*[.F189]/2" office:value-type="float" office:value="0.168233394777635" calcext:value-type="float">
            <text:p>0.168233394777635</text:p>
          </table:table-cell>
          <table:table-cell table:formula="of:=+[.D190]+[.E190]*[.C190]+[.F190]*[.B190]" office:value-type="float" office:value="1358.41836228932" calcext:value-type="float">
            <text:p>1358.41836228932</text:p>
          </table:table-cell>
          <table:table-cell office:value-type="float" office:value="1257.85" calcext:value-type="float">
            <text:p>1257.85</text:p>
          </table:table-cell>
          <table:table-cell table:formula="of:=+[.H190]-[.G190]" office:value-type="float" office:value="-100.568362289316" calcext:value-type="float">
            <text:p>-100.5683622893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4000" calcext:value-type="float">
            <text:p>4000</text:p>
          </table:table-cell>
          <table:table-cell table:formula="of:=+[.D163]*[.$K$3]" office:value-type="float" office:value="1011.73420249907" calcext:value-type="float">
            <text:p>1011.73420249907</text:p>
          </table:table-cell>
          <table:table-cell table:formula="of:=+[.E190]-([.C191]-[.C190])/[.C190]*[.E190]/2" office:value-type="float" office:value="0.00104169284692034" calcext:value-type="float">
            <text:p>0.00104169284692</text:p>
          </table:table-cell>
          <table:table-cell table:formula="of:=+[.F190]+([.C191]-[.C190])/[.C191]*[.F190]/2" office:value-type="float" office:value="0.178747981951237" calcext:value-type="float">
            <text:p>0.178747981951237</text:p>
          </table:table-cell>
          <table:table-cell table:formula="of:=+[.D191]+[.E191]*[.C191]+[.F191]*[.B191]" office:value-type="float" office:value="1462.77092876485" calcext:value-type="float">
            <text:p>1462.77092876485</text:p>
          </table:table-cell>
          <table:table-cell office:value-type="float" office:value="1369.41" calcext:value-type="float">
            <text:p>1369.41</text:p>
          </table:table-cell>
          <table:table-cell table:formula="of:=+[.H191]-[.G191]" office:value-type="float" office:value="-93.3609287648467" calcext:value-type="float">
            <text:p>-93.36092876484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5000" calcext:value-type="float">
            <text:p>5000</text:p>
          </table:table-cell>
          <table:table-cell table:formula="of:=+[.D164]*[.$K$3]" office:value-type="float" office:value="1128.47276432589" calcext:value-type="float">
            <text:p>1128.47276432589</text:p>
          </table:table-cell>
          <table:table-cell table:formula="of:=+[.E191]-([.C192]-[.C191])/[.C191]*[.E191]/2" office:value-type="float" office:value="0.000911481241055299" calcext:value-type="float">
            <text:p>0.000911481241055</text:p>
          </table:table-cell>
          <table:table-cell table:formula="of:=+[.F191]+([.C192]-[.C191])/[.C192]*[.F191]/2" office:value-type="float" office:value="0.196622780146361" calcext:value-type="float">
            <text:p>0.196622780146361</text:p>
          </table:table-cell>
          <table:table-cell table:formula="of:=+[.D192]+[.E192]*[.C192]+[.F192]*[.B192]" office:value-type="float" office:value="1624.58712089707" calcext:value-type="float">
            <text:p>1624.58712089707</text:p>
          </table:table-cell>
          <table:table-cell office:value-type="float" office:value="1578.37" calcext:value-type="float">
            <text:p>1578.37</text:p>
          </table:table-cell>
          <table:table-cell table:formula="of:=+[.H192]-[.G192]" office:value-type="float" office:value="-46.2171208970674" calcext:value-type="float">
            <text:p>-46.21712089706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6000" calcext:value-type="float">
            <text:p>6000</text:p>
          </table:table-cell>
          <table:table-cell table:formula="of:=+[.D165]*[.$K$3]" office:value-type="float" office:value="1264.66775312384" calcext:value-type="float">
            <text:p>1264.66775312384</text:p>
          </table:table-cell>
          <table:table-cell table:formula="of:=+[.E192]-([.C193]-[.C192])/[.C192]*[.E192]/2" office:value-type="float" office:value="0.000820333116949769" calcext:value-type="float">
            <text:p>0.00082033311695</text:p>
          </table:table-cell>
          <table:table-cell table:formula="of:=+[.F192]+([.C193]-[.C192])/[.C193]*[.F192]/2" office:value-type="float" office:value="0.213008011825224" calcext:value-type="float">
            <text:p>0.213008011825224</text:p>
          </table:table-cell>
          <table:table-cell table:formula="of:=+[.D193]+[.E193]*[.C193]+[.F193]*[.B193]" office:value-type="float" office:value="1802.1097813886" calcext:value-type="float">
            <text:p>1802.1097813886</text:p>
          </table:table-cell>
          <table:table-cell office:value-type="float" office:value="1772.55" calcext:value-type="float">
            <text:p>1772.55</text:p>
          </table:table-cell>
          <table:table-cell table:formula="of:=+[.H193]-[.G193]" office:value-type="float" office:value="-29.5597813886002" calcext:value-type="float">
            <text:p>-29.5597813886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7000" calcext:value-type="float">
            <text:p>7000</text:p>
          </table:table-cell>
          <table:table-cell table:formula="of:=+[.D166]*[.$K$3]" office:value-type="float" office:value="1361.94988797952" calcext:value-type="float">
            <text:p>1361.94988797952</text:p>
          </table:table-cell>
          <table:table-cell table:formula="of:=+[.E193]-([.C194]-[.C193])/[.C193]*[.E193]/2" office:value-type="float" office:value="0.000751972023870621" calcext:value-type="float">
            <text:p>0.000751972023871</text:p>
          </table:table-cell>
          <table:table-cell table:formula="of:=+[.F193]+([.C194]-[.C193])/[.C194]*[.F193]/2" office:value-type="float" office:value="0.22822286981274" calcext:value-type="float">
            <text:p>0.22822286981274</text:p>
          </table:table-cell>
          <table:table-cell table:formula="of:=+[.D194]+[.E194]*[.C194]+[.F194]*[.B194]" office:value-type="float" office:value="1937.77086667847" calcext:value-type="float">
            <text:p>1937.77086667847</text:p>
          </table:table-cell>
          <table:table-cell office:value-type="float" office:value="1955.26" calcext:value-type="float">
            <text:p>1955.26</text:p>
          </table:table-cell>
          <table:table-cell table:formula="of:=+[.H194]-[.G194]" office:value-type="float" office:value="17.4891333215339" calcext:value-type="float">
            <text:p>17.48913332153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8000" calcext:value-type="float">
            <text:p>8000</text:p>
          </table:table-cell>
          <table:table-cell table:formula="of:=+[.D167]*[.$K$3]" office:value-type="float" office:value="1439.77559586406" calcext:value-type="float">
            <text:p>1439.77559586406</text:p>
          </table:table-cell>
          <table:table-cell table:formula="of:=+[.E194]-([.C195]-[.C194])/[.C194]*[.E194]/2" office:value-type="float" office:value="0.000698259736451291" calcext:value-type="float">
            <text:p>0.000698259736451</text:p>
          </table:table-cell>
          <table:table-cell table:formula="of:=+[.F194]+([.C195]-[.C194])/[.C195]*[.F194]/2" office:value-type="float" office:value="0.242486799176037" calcext:value-type="float">
            <text:p>0.242486799176037</text:p>
          </table:table-cell>
          <table:table-cell table:formula="of:=+[.D195]+[.E195]*[.C195]+[.F195]*[.B195]" office:value-type="float" office:value="2051.57867169577" calcext:value-type="float">
            <text:p>2051.57867169577</text:p>
          </table:table-cell>
          <table:table-cell office:value-type="float" office:value="2128.68" calcext:value-type="float">
            <text:p>2128.68</text:p>
          </table:table-cell>
          <table:table-cell table:formula="of:=+[.H195]-[.G195]" office:value-type="float" office:value="77.101328304233" calcext:value-type="float">
            <text:p>77.1013283042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9000" calcext:value-type="float">
            <text:p>9000</text:p>
          </table:table-cell>
          <table:table-cell table:formula="of:=+[.D168]*[.$K$3]" office:value-type="float" office:value="1517.60130374861" calcext:value-type="float">
            <text:p>1517.60130374861</text:p>
          </table:table-cell>
          <table:table-cell table:formula="of:=+[.E195]-([.C196]-[.C195])/[.C195]*[.E195]/2" office:value-type="float" office:value="0.000654618502923086" calcext:value-type="float">
            <text:p>0.000654618502923</text:p>
          </table:table-cell>
          <table:table-cell table:formula="of:=+[.F195]+([.C196]-[.C195])/[.C196]*[.F195]/2" office:value-type="float" office:value="0.25595828801915" calcext:value-type="float">
            <text:p>0.25595828801915</text:p>
          </table:table-cell>
          <table:table-cell table:formula="of:=+[.D196]+[.E196]*[.C196]+[.F196]*[.B196]" office:value-type="float" office:value="2163.38859032279" calcext:value-type="float">
            <text:p>2163.38859032279</text:p>
          </table:table-cell>
          <table:table-cell office:value-type="float" office:value="2294.37" calcext:value-type="float">
            <text:p>2294.37</text:p>
          </table:table-cell>
          <table:table-cell table:formula="of:=+[.H196]-[.G196]" office:value-type="float" office:value="130.981409677208" calcext:value-type="float">
            <text:p>130.9814096772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10000" calcext:value-type="float">
            <text:p>10000</text:p>
          </table:table-cell>
          <table:table-cell table:formula="of:=+[.D169]*[.$K$3]" office:value-type="float" office:value="1614.88343860429" calcext:value-type="float">
            <text:p>1614.88343860429</text:p>
          </table:table-cell>
          <table:table-cell table:formula="of:=+[.E196]-([.C197]-[.C196])/[.C196]*[.E196]/2" office:value-type="float" office:value="0.000618250808316247" calcext:value-type="float">
            <text:p>0.000618250808316</text:p>
          </table:table-cell>
          <table:table-cell table:formula="of:=+[.F196]+([.C197]-[.C196])/[.C197]*[.F196]/2" office:value-type="float" office:value="0.268756202420107" calcext:value-type="float">
            <text:p>0.268756202420107</text:p>
          </table:table-cell>
          <table:table-cell table:formula="of:=+[.D197]+[.E197]*[.C197]+[.F197]*[.B197]" office:value-type="float" office:value="2292.95645273772" calcext:value-type="float">
            <text:p>2292.95645273772</text:p>
          </table:table-cell>
          <table:table-cell office:value-type="float" office:value="2453.49" calcext:value-type="float">
            <text:p>2453.49</text:p>
          </table:table-cell>
          <table:table-cell table:formula="of:=+[.H197]-[.G197]" office:value-type="float" office:value="160.53354726228" calcext:value-type="float">
            <text:p>160.533547262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15000" calcext:value-type="float">
            <text:p>15000</text:p>
          </table:table-cell>
          <table:table-cell table:formula="of:=+[.D170]*[.$K$3]" office:value-type="float" office:value="2129.50593199084" calcext:value-type="float">
            <text:p>2129.50593199084</text:p>
          </table:table-cell>
          <table:table-cell table:formula="of:=+[.E197]-([.C198]-[.C197])/[.C197]*[.E197]/2" office:value-type="float" office:value="0.000463688106237186" calcext:value-type="float">
            <text:p>0.000463688106237</text:p>
          </table:table-cell>
          <table:table-cell table:formula="of:=+[.F197]+([.C198]-[.C197])/[.C198]*[.F197]/2" office:value-type="float" office:value="0.313548902823459" calcext:value-type="float">
            <text:p>0.313548902823459</text:p>
          </table:table-cell>
          <table:table-cell table:formula="of:=+[.D198]+[.E198]*[.C198]+[.F198]*[.B198]" office:value-type="float" office:value="2920.33351064304" calcext:value-type="float">
            <text:p>2920.33351064304</text:p>
          </table:table-cell>
          <table:table-cell office:value-type="float" office:value="3175.77" calcext:value-type="float">
            <text:p>3175.77</text:p>
          </table:table-cell>
          <table:table-cell table:formula="of:=+[.H198]-[.G198]" office:value-type="float" office:value="255.43648935696" calcext:value-type="float">
            <text:p>255.436489356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24000" calcext:value-type="float">
            <text:p>24000</text:p>
          </table:table-cell>
          <table:table-cell table:formula="of:=+[.D171]*[.$K$3]" office:value-type="float" office:value="2939.86611533865" calcext:value-type="float">
            <text:p>2939.86611533865</text:p>
          </table:table-cell>
          <table:table-cell table:formula="of:=+[.E198]-([.C199]-[.C198])/[.C198]*[.E198]/2" office:value-type="float" office:value="0.00032458167436603" calcext:value-type="float">
            <text:p>0.000324581674366</text:p>
          </table:table-cell>
          <table:table-cell table:formula="of:=+[.F198]+([.C199]-[.C198])/[.C199]*[.F198]/2" office:value-type="float" office:value="0.372339322102857" calcext:value-type="float">
            <text:p>0.372339322102857</text:p>
          </table:table-cell>
          <table:table-cell table:formula="of:=+[.D199]+[.E199]*[.C199]+[.F199]*[.B199]" office:value-type="float" office:value="3878.50438078058" calcext:value-type="float">
            <text:p>3878.50438078058</text:p>
          </table:table-cell>
          <table:table-cell office:value-type="float" office:value="4283.03" calcext:value-type="float">
            <text:p>4283.03</text:p>
          </table:table-cell>
          <table:table-cell table:formula="of:=+[.H199]-[.G199]" office:value-type="float" office:value="404.525619219421" calcext:value-type="float">
            <text:p>404.5256192194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table:formula="of:=+[.D172]*[.$K$3]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formula="of:=+[.D200]+[.E200]*[.C200]+[.F200]*[.B200]" office:value-type="float" office:value="91" calcext:value-type="float">
            <text:p>91</text:p>
          </table:table-cell>
          <table:table-cell office:value-type="float" office:value="100.64" calcext:value-type="float">
            <text:p>100.64</text:p>
          </table:table-cell>
          <table:table-cell table:formula="of:=+[.H200]-[.G200]" office:value-type="float" office:value="9.64" calcext:value-type="float">
            <text:p>9.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5" calcext:value-type="float">
            <text:p>75</text:p>
          </table:table-cell>
          <table:table-cell table:formula="of:=+[.D173]*[.$K$3]" office:value-type="float" office:value="18.8260387372712" calcext:value-type="float">
            <text:p>18.8260387372712</text:p>
          </table:table-cell>
          <table:table-cell table:formula="of:=+[.E200]-([.C201]-[.C200])/[.C200]*[.E200]/2" office:value-type="float" office:value="0.015" calcext:value-type="float">
            <text:p>0.015</text:p>
          </table:table-cell>
          <table:table-cell table:formula="of:=+[.F200]+([.C201]-[.C200])/[.C201]*[.F200]/2" office:value-type="float" office:value="0.035" calcext:value-type="float">
            <text:p>0.035</text:p>
          </table:table-cell>
          <table:table-cell table:formula="of:=+[.D201]+[.E201]*[.C201]+[.F201]*[.B201]" office:value-type="float" office:value="124.951038737271" calcext:value-type="float">
            <text:p>124.951038737271</text:p>
          </table:table-cell>
          <table:table-cell office:value-type="float" office:value="130.27" calcext:value-type="float">
            <text:p>130.27</text:p>
          </table:table-cell>
          <table:table-cell table:formula="of:=+[.H201]-[.G201]" office:value-type="float" office:value="5.31896126272882" calcext:value-type="float">
            <text:p>5.318961262728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table:formula="of:=+[.D174]*[.$K$3]" office:value-type="float" office:value="40.5238460954821" calcext:value-type="float">
            <text:p>40.5238460954821</text:p>
          </table:table-cell>
          <table:table-cell table:formula="of:=+[.E201]-([.C202]-[.C201])/[.C201]*[.E201]/2" office:value-type="float" office:value="0.0125" calcext:value-type="float">
            <text:p>0.0125</text:p>
          </table:table-cell>
          <table:table-cell table:formula="of:=+[.F201]+([.C202]-[.C201])/[.C202]*[.F201]/2" office:value-type="float" office:value="0.039375" calcext:value-type="float">
            <text:p>0.039375</text:p>
          </table:table-cell>
          <table:table-cell table:formula="of:=+[.D202]+[.E202]*[.C202]+[.F202]*[.B202]" office:value-type="float" office:value="159.898846095482" calcext:value-type="float">
            <text:p>159.898846095482</text:p>
          </table:table-cell>
          <table:table-cell office:value-type="float" office:value="156.45" calcext:value-type="float">
            <text:p>156.45</text:p>
          </table:table-cell>
          <table:table-cell table:formula="of:=+[.H202]-[.G202]" office:value-type="float" office:value="-3.44884609548208" calcext:value-type="float">
            <text:p>-3.448846095482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table:formula="of:=+[.D175]*[.$K$3]" office:value-type="float" office:value="159.542701163315" calcext:value-type="float">
            <text:p>159.542701163315</text:p>
          </table:table-cell>
          <table:table-cell table:formula="of:=+[.E202]-([.C203]-[.C202])/[.C202]*[.E202]/2" office:value-type="float" office:value="0.00625" calcext:value-type="float">
            <text:p>0.00625</text:p>
          </table:table-cell>
          <table:table-cell table:formula="of:=+[.F202]+([.C203]-[.C202])/[.C203]*[.F202]/2" office:value-type="float" office:value="0.04921875" calcext:value-type="float">
            <text:p>0.04921875</text:p>
          </table:table-cell>
          <table:table-cell table:formula="of:=+[.D203]+[.E203]*[.C203]+[.F203]*[.B203]" office:value-type="float" office:value="308.448951163315" calcext:value-type="float">
            <text:p>308.448951163315</text:p>
          </table:table-cell>
          <table:table-cell office:value-type="float" office:value="243.19" calcext:value-type="float">
            <text:p>243.19</text:p>
          </table:table-cell>
          <table:table-cell table:formula="of:=+[.H203]-[.G203]" office:value-type="float" office:value="-65.2589511633153" calcext:value-type="float">
            <text:p>-65.25895116331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table:formula="of:=+[.D176]*[.$K$3]" office:value-type="float" office:value="223.359781628641" calcext:value-type="float">
            <text:p>223.359781628641</text:p>
          </table:table-cell>
          <table:table-cell table:formula="of:=+[.E203]-([.C204]-[.C203])/[.C203]*[.E203]/2" office:value-type="float" office:value="0.0046875" calcext:value-type="float">
            <text:p>0.0046875</text:p>
          </table:table-cell>
          <table:table-cell table:formula="of:=+[.F203]+([.C204]-[.C203])/[.C204]*[.F203]/2" office:value-type="float" office:value="0.057421875" calcext:value-type="float">
            <text:p>0.057421875</text:p>
          </table:table-cell>
          <table:table-cell table:formula="of:=+[.D204]+[.E204]*[.C204]+[.F204]*[.B204]" office:value-type="float" office:value="397.031656628641" calcext:value-type="float">
            <text:p>397.031656628641</text:p>
          </table:table-cell>
          <table:table-cell office:value-type="float" office:value="314.78" calcext:value-type="float">
            <text:p>314.78</text:p>
          </table:table-cell>
          <table:table-cell table:formula="of:=+[.H204]-[.G204]" office:value-type="float" office:value="-82.2516566286414" calcext:value-type="float">
            <text:p>-82.25165662864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table:formula="of:=+[.D177]*[.$K$3]" office:value-type="float" office:value="319.085402326631" calcext:value-type="float">
            <text:p>319.085402326631</text:p>
          </table:table-cell>
          <table:table-cell table:formula="of:=+[.E204]-([.C205]-[.C204])/[.C204]*[.E204]/2" office:value-type="float" office:value="0.00390625" calcext:value-type="float">
            <text:p>0.00390625</text:p>
          </table:table-cell>
          <table:table-cell table:formula="of:=+[.F204]+([.C205]-[.C204])/[.C205]*[.F204]/2" office:value-type="float" office:value="0.064599609375" calcext:value-type="float">
            <text:p>0.064599609375</text:p>
          </table:table-cell>
          <table:table-cell table:formula="of:=+[.D205]+[.E205]*[.C205]+[.F205]*[.B205]" office:value-type="float" office:value="514.446730451631" calcext:value-type="float">
            <text:p>514.446730451631</text:p>
          </table:table-cell>
          <table:table-cell office:value-type="float" office:value="378.02" calcext:value-type="float">
            <text:p>378.02</text:p>
          </table:table-cell>
          <table:table-cell table:formula="of:=+[.H205]-[.G205]" office:value-type="float" office:value="-136.426730451631" calcext:value-type="float">
            <text:p>-136.4267304516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table:formula="of:=+[.D178]*[.$K$3]" office:value-type="float" office:value="382.902482791957" calcext:value-type="float">
            <text:p>382.902482791957</text:p>
          </table:table-cell>
          <table:table-cell table:formula="of:=+[.E205]-([.C206]-[.C205])/[.C205]*[.E205]/2" office:value-type="float" office:value="0.00341796875" calcext:value-type="float">
            <text:p>0.00341796875</text:p>
          </table:table-cell>
          <table:table-cell table:formula="of:=+[.F205]+([.C206]-[.C205])/[.C206]*[.F205]/2" office:value-type="float" office:value="0.0710595703125" calcext:value-type="float">
            <text:p>0.0710595703125</text:p>
          </table:table-cell>
          <table:table-cell table:formula="of:=+[.D206]+[.E206]*[.C206]+[.F206]*[.B206]" office:value-type="float" office:value="597.790178104457" calcext:value-type="float">
            <text:p>597.790178104457</text:p>
          </table:table-cell>
          <table:table-cell office:value-type="float" office:value="435.7" calcext:value-type="float">
            <text:p>435.7</text:p>
          </table:table-cell>
          <table:table-cell table:formula="of:=+[.H206]-[.G206]" office:value-type="float" office:value="-162.090178104457" calcext:value-type="float">
            <text:p>-162.0901781044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600" calcext:value-type="float">
            <text:p>600</text:p>
          </table:table-cell>
          <table:table-cell table:formula="of:=+[.D179]*[.$K$3]" office:value-type="float" office:value="478.628103489946" calcext:value-type="float">
            <text:p>478.628103489946</text:p>
          </table:table-cell>
          <table:table-cell table:formula="of:=+[.E206]-([.C207]-[.C206])/[.C206]*[.E206]/2" office:value-type="float" office:value="0.003076171875" calcext:value-type="float">
            <text:p>0.003076171875</text:p>
          </table:table-cell>
          <table:table-cell table:formula="of:=+[.F206]+([.C207]-[.C206])/[.C207]*[.F206]/2" office:value-type="float" office:value="0.076981201171875" calcext:value-type="float">
            <text:p>0.076981201171875</text:p>
          </table:table-cell>
          <table:table-cell table:formula="of:=+[.D207]+[.E207]*[.C207]+[.F207]*[.B207]" office:value-type="float" office:value="711.417410130571" calcext:value-type="float">
            <text:p>711.417410130571</text:p>
          </table:table-cell>
          <table:table-cell office:value-type="float" office:value="489.31" calcext:value-type="float">
            <text:p>489.31</text:p>
          </table:table-cell>
          <table:table-cell table:formula="of:=+[.H207]-[.G207]" office:value-type="float" office:value="-222.107410130571" calcext:value-type="float">
            <text:p>-222.1074101305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formula="of:=+[.D180]*[.$K$3]" office:value-type="float" office:value="542.445183955272" calcext:value-type="float">
            <text:p>542.445183955272</text:p>
          </table:table-cell>
          <table:table-cell table:formula="of:=+[.E207]-([.C208]-[.C207])/[.C207]*[.E207]/2" office:value-type="float" office:value="0.00281982421875" calcext:value-type="float">
            <text:p>0.00281982421875</text:p>
          </table:table-cell>
          <table:table-cell table:formula="of:=+[.F207]+([.C208]-[.C207])/[.C208]*[.F207]/2" office:value-type="float" office:value="0.0824798583984375" calcext:value-type="float">
            <text:p>0.082479858398438</text:p>
          </table:table-cell>
          <table:table-cell table:formula="of:=+[.D208]+[.E208]*[.C208]+[.F208]*[.B208]" office:value-type="float" office:value="791.858636103709" calcext:value-type="float">
            <text:p>791.858636103709</text:p>
          </table:table-cell>
          <table:table-cell office:value-type="float" office:value="539.74" calcext:value-type="float">
            <text:p>539.74</text:p>
          </table:table-cell>
          <table:table-cell table:formula="of:=+[.H208]-[.G208]" office:value-type="float" office:value="-252.118636103709" calcext:value-type="float">
            <text:p>-252.1186361037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800" calcext:value-type="float">
            <text:p>800</text:p>
          </table:table-cell>
          <table:table-cell table:formula="of:=+[.D181]*[.$K$3]" office:value-type="float" office:value="574.353724187935" calcext:value-type="float">
            <text:p>574.353724187935</text:p>
          </table:table-cell>
          <table:table-cell table:formula="of:=+[.E208]-([.C209]-[.C208])/[.C208]*[.E208]/2" office:value-type="float" office:value="0.002618408203125" calcext:value-type="float">
            <text:p>0.002618408203125</text:p>
          </table:table-cell>
          <table:table-cell table:formula="of:=+[.F208]+([.C209]-[.C208])/[.C209]*[.F208]/2" office:value-type="float" office:value="0.0876348495483398" calcext:value-type="float">
            <text:p>0.08763484954834</text:p>
          </table:table-cell>
          <table:table-cell table:formula="of:=+[.D209]+[.E209]*[.C209]+[.F209]*[.B209]" office:value-type="float" office:value="839.352999395455" calcext:value-type="float">
            <text:p>839.352999395455</text:p>
          </table:table-cell>
          <table:table-cell office:value-type="float" office:value="587.62" calcext:value-type="float">
            <text:p>587.62</text:p>
          </table:table-cell>
          <table:table-cell table:formula="of:=+[.H209]-[.G209]" office:value-type="float" office:value="-251.732999395455" calcext:value-type="float">
            <text:p>-251.7329993954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900" calcext:value-type="float">
            <text:p>900</text:p>
          </table:table-cell>
          <table:table-cell table:formula="of:=+[.D182]*[.$K$3]" office:value-type="float" office:value="638.170804653261" calcext:value-type="float">
            <text:p>638.170804653261</text:p>
          </table:table-cell>
          <table:table-cell table:formula="of:=+[.E209]-([.C210]-[.C209])/[.C209]*[.E209]/2" office:value-type="float" office:value="0.00245475769042969" calcext:value-type="float">
            <text:p>0.00245475769043</text:p>
          </table:table-cell>
          <table:table-cell table:formula="of:=+[.F209]+([.C210]-[.C209])/[.C210]*[.F209]/2" office:value-type="float" office:value="0.0925034523010254" calcext:value-type="float">
            <text:p>0.092503452301025</text:p>
          </table:table-cell>
          <table:table-cell table:formula="of:=+[.D210]+[.E210]*[.C210]+[.F210]*[.B210]" office:value-type="float" office:value="917.890443477724" calcext:value-type="float">
            <text:p>917.890443477724</text:p>
          </table:table-cell>
          <table:table-cell office:value-type="float" office:value="633.36" calcext:value-type="float">
            <text:p>633.36</text:p>
          </table:table-cell>
          <table:table-cell table:formula="of:=+[.H210]-[.G210]" office:value-type="float" office:value="-284.530443477724" calcext:value-type="float">
            <text:p>-284.5304434777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table:formula="of:=+[.D183]*[.$K$3]" office:value-type="float" office:value="670.079344885924" calcext:value-type="float">
            <text:p>670.079344885924</text:p>
          </table:table-cell>
          <table:table-cell table:formula="of:=+[.E210]-([.C211]-[.C210])/[.C210]*[.E210]/2" office:value-type="float" office:value="0.00231838226318359" calcext:value-type="float">
            <text:p>0.002318382263184</text:p>
          </table:table-cell>
          <table:table-cell table:formula="of:=+[.F210]+([.C211]-[.C210])/[.C211]*[.F210]/2" office:value-type="float" office:value="0.0971286249160766" calcext:value-type="float">
            <text:p>0.097128624916077</text:p>
          </table:table-cell>
          <table:table-cell table:formula="of:=+[.D211]+[.E211]*[.C211]+[.F211]*[.B211]" office:value-type="float" office:value="963.783601897338" calcext:value-type="float">
            <text:p>963.783601897338</text:p>
          </table:table-cell>
          <table:table-cell office:value-type="float" office:value="677.28" calcext:value-type="float">
            <text:p>677.28</text:p>
          </table:table-cell>
          <table:table-cell table:formula="of:=+[.H211]-[.G211]" office:value-type="float" office:value="-286.503601897338" calcext:value-type="float">
            <text:p>-286.5036018973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250" calcext:value-type="float">
            <text:p>1250</text:p>
          </table:table-cell>
          <table:table-cell table:formula="of:=+[.D184]*[.$K$3]" office:value-type="float" office:value="765.804965583914" calcext:value-type="float">
            <text:p>765.804965583914</text:p>
          </table:table-cell>
          <table:table-cell table:formula="of:=+[.E211]-([.C212]-[.C211])/[.C211]*[.E211]/2" office:value-type="float" office:value="0.00202858448028564" calcext:value-type="float">
            <text:p>0.002028584480286</text:p>
          </table:table-cell>
          <table:table-cell table:formula="of:=+[.F211]+([.C212]-[.C211])/[.C212]*[.F211]/2" office:value-type="float" office:value="0.106841487407684" calcext:value-type="float">
            <text:p>0.106841487407684</text:p>
          </table:table-cell>
          <table:table-cell table:formula="of:=+[.D212]+[.E212]*[.C212]+[.F212]*[.B212]" office:value-type="float" office:value="1088.86515840732" calcext:value-type="float">
            <text:p>1088.86515840732</text:p>
          </table:table-cell>
          <table:table-cell office:value-type="float" office:value="780.62" calcext:value-type="float">
            <text:p>780.62</text:p>
          </table:table-cell>
          <table:table-cell table:formula="of:=+[.H212]-[.G212]" office:value-type="float" office:value="-308.245158407323" calcext:value-type="float">
            <text:p>-308.2451584073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table:formula="of:=+[.D185]*[.$K$3]" office:value-type="float" office:value="861.530586281902" calcext:value-type="float">
            <text:p>861.530586281902</text:p>
          </table:table-cell>
          <table:table-cell table:formula="of:=+[.E212]-([.C213]-[.C212])/[.C212]*[.E212]/2" office:value-type="float" office:value="0.00182572603225708" calcext:value-type="float">
            <text:p>0.001825726032257</text:p>
          </table:table-cell>
          <table:table-cell table:formula="of:=+[.F212]+([.C213]-[.C212])/[.C213]*[.F212]/2" office:value-type="float" office:value="0.115744944691658" calcext:value-type="float">
            <text:p>0.115744944691658</text:p>
          </table:table-cell>
          <table:table-cell table:formula="of:=+[.D213]+[.E213]*[.C213]+[.F213]*[.B213]" office:value-type="float" office:value="1211.50400940526" calcext:value-type="float">
            <text:p>1211.50400940526</text:p>
          </table:table-cell>
          <table:table-cell office:value-type="float" office:value="876.66" calcext:value-type="float">
            <text:p>876.66</text:p>
          </table:table-cell>
          <table:table-cell table:formula="of:=+[.H213]-[.G213]" office:value-type="float" office:value="-334.844009405262" calcext:value-type="float">
            <text:p>-334.8440094052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750" calcext:value-type="float">
            <text:p>1750</text:p>
          </table:table-cell>
          <table:table-cell table:formula="of:=+[.D186]*[.$K$3]" office:value-type="float" office:value="957.256206979892" calcext:value-type="float">
            <text:p>957.256206979892</text:p>
          </table:table-cell>
          <table:table-cell table:formula="of:=+[.E213]-([.C214]-[.C213])/[.C213]*[.E213]/2" office:value-type="float" office:value="0.00167358219623566" calcext:value-type="float">
            <text:p>0.001673582196236</text:p>
          </table:table-cell>
          <table:table-cell table:formula="of:=+[.F213]+([.C214]-[.C213])/[.C214]*[.F213]/2" office:value-type="float" office:value="0.124012440741062" calcext:value-type="float">
            <text:p>0.124012440741062</text:p>
          </table:table-cell>
          <table:table-cell table:formula="of:=+[.D214]+[.E214]*[.C214]+[.F214]*[.B214]" office:value-type="float" office:value="1332.22229804649" calcext:value-type="float">
            <text:p>1332.22229804649</text:p>
          </table:table-cell>
          <table:table-cell office:value-type="float" office:value="967.03" calcext:value-type="float">
            <text:p>967.03</text:p>
          </table:table-cell>
          <table:table-cell table:formula="of:=+[.H214]-[.G214]" office:value-type="float" office:value="-365.192298046491" calcext:value-type="float">
            <text:p>-365.1922980464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table:formula="of:=+[.D187]*[.$K$3]" office:value-type="float" office:value="1021.07328744522" calcext:value-type="float">
            <text:p>1021.07328744522</text:p>
          </table:table-cell>
          <table:table-cell table:formula="of:=+[.E214]-([.C215]-[.C214])/[.C214]*[.E214]/2" office:value-type="float" office:value="0.00155404061079025" calcext:value-type="float">
            <text:p>0.00155404061079</text:p>
          </table:table-cell>
          <table:table-cell table:formula="of:=+[.F214]+([.C215]-[.C214])/[.C215]*[.F214]/2" office:value-type="float" office:value="0.131763218287379" calcext:value-type="float">
            <text:p>0.131763218287379</text:p>
          </table:table-cell>
          <table:table-cell table:formula="of:=+[.D215]+[.E215]*[.C215]+[.F215]*[.B215]" office:value-type="float" office:value="1419.47102352893" calcext:value-type="float">
            <text:p>1419.47102352893</text:p>
          </table:table-cell>
          <table:table-cell office:value-type="float" office:value="1052.8" calcext:value-type="float">
            <text:p>1052.8</text:p>
          </table:table-cell>
          <table:table-cell table:formula="of:=+[.H215]-[.G215]" office:value-type="float" office:value="-366.671023528934" calcext:value-type="float">
            <text:p>-366.6710235289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2500" calcext:value-type="float">
            <text:p>2500</text:p>
          </table:table-cell>
          <table:table-cell table:formula="of:=+[.D188]*[.$K$3]" office:value-type="float" office:value="1180.61598860853" calcext:value-type="float">
            <text:p>1180.61598860853</text:p>
          </table:table-cell>
          <table:table-cell table:formula="of:=+[.E215]-([.C216]-[.C215])/[.C215]*[.E215]/2" office:value-type="float" office:value="0.00135978553444147" calcext:value-type="float">
            <text:p>0.001359785534441</text:p>
          </table:table-cell>
          <table:table-cell table:formula="of:=+[.F215]+([.C216]-[.C215])/[.C216]*[.F215]/2" office:value-type="float" office:value="0.144939540116116" calcext:value-type="float">
            <text:p>0.144939540116116</text:p>
          </table:table-cell>
          <table:table-cell table:formula="of:=+[.D216]+[.E216]*[.C216]+[.F216]*[.B216]" office:value-type="float" office:value="1618.83407279299" calcext:value-type="float">
            <text:p>1618.83407279299</text:p>
          </table:table-cell>
          <table:table-cell office:value-type="float" office:value="1213.44" calcext:value-type="float">
            <text:p>1213.44</text:p>
          </table:table-cell>
          <table:table-cell table:formula="of:=+[.H216]-[.G216]" office:value-type="float" office:value="-405.394072792986" calcext:value-type="float">
            <text:p>-405.39407279298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3000" calcext:value-type="float">
            <text:p>3000</text:p>
          </table:table-cell>
          <table:table-cell table:formula="of:=+[.D189]*[.$K$3]" office:value-type="float" office:value="1276.34160930652" calcext:value-type="float">
            <text:p>1276.34160930652</text:p>
          </table:table-cell>
          <table:table-cell table:formula="of:=+[.E216]-([.C217]-[.C216])/[.C216]*[.E216]/2" office:value-type="float" office:value="0.00122380698099732" calcext:value-type="float">
            <text:p>0.001223806980997</text:p>
          </table:table-cell>
          <table:table-cell table:formula="of:=+[.F216]+([.C217]-[.C216])/[.C217]*[.F216]/2" office:value-type="float" office:value="0.157017835125793" calcext:value-type="float">
            <text:p>0.157017835125793</text:p>
          </table:table-cell>
          <table:table-cell table:formula="of:=+[.D217]+[.E217]*[.C217]+[.F217]*[.B217]" office:value-type="float" office:value="1751.06653562689" calcext:value-type="float">
            <text:p>1751.06653562689</text:p>
          </table:table-cell>
          <table:table-cell office:value-type="float" office:value="1362.73" calcext:value-type="float">
            <text:p>1362.73</text:p>
          </table:table-cell>
          <table:table-cell table:formula="of:=+[.H217]-[.G217]" office:value-type="float" office:value="-388.336535626892" calcext:value-type="float">
            <text:p>-388.3365356268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table:formula="of:=+[.D190]*[.$K$3]" office:value-type="float" office:value="1531.60993116783" calcext:value-type="float">
            <text:p>1531.60993116783</text:p>
          </table:table-cell>
          <table:table-cell table:formula="of:=+[.E217]-([.C218]-[.C217])/[.C217]*[.E217]/2" office:value-type="float" office:value="0.00112182306591421" calcext:value-type="float">
            <text:p>0.001121823065914</text:p>
          </table:table-cell>
          <table:table-cell table:formula="of:=+[.F217]+([.C218]-[.C217])/[.C218]*[.F217]/2" office:value-type="float" office:value="0.168233394777635" calcext:value-type="float">
            <text:p>0.168233394777635</text:p>
          </table:table-cell>
          <table:table-cell table:formula="of:=+[.D218]+[.E218]*[.C218]+[.F218]*[.B218]" office:value-type="float" office:value="2040.23649623143" calcext:value-type="float">
            <text:p>2040.23649623143</text:p>
          </table:table-cell>
          <table:table-cell office:value-type="float" office:value="1503.19" calcext:value-type="float">
            <text:p>1503.19</text:p>
          </table:table-cell>
          <table:table-cell table:formula="of:=+[.H218]-[.G218]" office:value-type="float" office:value="-537.046496231432" calcext:value-type="float">
            <text:p>-537.0464962314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table:formula="of:=+[.D191]*[.$K$3]" office:value-type="float" office:value="1659.24409209848" calcext:value-type="float">
            <text:p>1659.24409209848</text:p>
          </table:table-cell>
          <table:table-cell table:formula="of:=+[.E218]-([.C219]-[.C218])/[.C218]*[.E218]/2" office:value-type="float" office:value="0.00104169284692034" calcext:value-type="float">
            <text:p>0.00104169284692</text:p>
          </table:table-cell>
          <table:table-cell table:formula="of:=+[.F218]+([.C219]-[.C218])/[.C219]*[.F218]/2" office:value-type="float" office:value="0.178747981951237" calcext:value-type="float">
            <text:p>0.178747981951237</text:p>
          </table:table-cell>
          <table:table-cell table:formula="of:=+[.D219]+[.E219]*[.C219]+[.F219]*[.B219]" office:value-type="float" office:value="2199.65480933987" calcext:value-type="float">
            <text:p>2199.65480933987</text:p>
          </table:table-cell>
          <table:table-cell office:value-type="float" office:value="1636.52" calcext:value-type="float">
            <text:p>1636.52</text:p>
          </table:table-cell>
          <table:table-cell table:formula="of:=+[.H219]-[.G219]" office:value-type="float" office:value="-563.134809339872" calcext:value-type="float">
            <text:p>-563.1348093398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table:formula="of:=+[.D192]*[.$K$3]" office:value-type="float" office:value="1850.69533349446" calcext:value-type="float">
            <text:p>1850.69533349446</text:p>
          </table:table-cell>
          <table:table-cell table:formula="of:=+[.E219]-([.C220]-[.C219])/[.C219]*[.E219]/2" office:value-type="float" office:value="0.000911481241055299" calcext:value-type="float">
            <text:p>0.000911481241055</text:p>
          </table:table-cell>
          <table:table-cell table:formula="of:=+[.F219]+([.C220]-[.C219])/[.C220]*[.F219]/2" office:value-type="float" office:value="0.196622780146361" calcext:value-type="float">
            <text:p>0.196622780146361</text:p>
          </table:table-cell>
          <table:table-cell table:formula="of:=+[.D220]+[.E220]*[.C220]+[.F220]*[.B220]" office:value-type="float" office:value="2445.12108013882" calcext:value-type="float">
            <text:p>2445.12108013882</text:p>
          </table:table-cell>
          <table:table-cell office:value-type="float" office:value="1886.23" calcext:value-type="float">
            <text:p>1886.23</text:p>
          </table:table-cell>
          <table:table-cell table:formula="of:=+[.H220]-[.G220]" office:value-type="float" office:value="-558.891080138817" calcext:value-type="float">
            <text:p>-558.8910801388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formula="of:=+[.D193]*[.$K$3]" office:value-type="float" office:value="2074.0551151231" calcext:value-type="float">
            <text:p>2074.0551151231</text:p>
          </table:table-cell>
          <table:table-cell table:formula="of:=+[.E220]-([.C221]-[.C220])/[.C220]*[.E220]/2" office:value-type="float" office:value="0.000820333116949769" calcext:value-type="float">
            <text:p>0.00082033311695</text:p>
          </table:table-cell>
          <table:table-cell table:formula="of:=+[.F220]+([.C221]-[.C220])/[.C221]*[.F220]/2" office:value-type="float" office:value="0.213008011825224" calcext:value-type="float">
            <text:p>0.213008011825224</text:p>
          </table:table-cell>
          <table:table-cell table:formula="of:=+[.D221]+[.E221]*[.C221]+[.F221]*[.B221]" office:value-type="float" office:value="2718.00114930047" calcext:value-type="float">
            <text:p>2718.00114930047</text:p>
          </table:table-cell>
          <table:table-cell office:value-type="float" office:value="2118.29" calcext:value-type="float">
            <text:p>2118.29</text:p>
          </table:table-cell>
          <table:table-cell table:formula="of:=+[.H221]-[.G221]" office:value-type="float" office:value="-599.71114930047" calcext:value-type="float">
            <text:p>-599.711149300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0" calcext:value-type="float">
            <text:p>7000</text:p>
          </table:table-cell>
          <table:table-cell table:formula="of:=+[.D194]*[.$K$3]" office:value-type="float" office:value="2233.59781628641" calcext:value-type="float">
            <text:p>2233.59781628641</text:p>
          </table:table-cell>
          <table:table-cell table:formula="of:=+[.E221]-([.C222]-[.C221])/[.C221]*[.E221]/2" office:value-type="float" office:value="0.000751972023870621" calcext:value-type="float">
            <text:p>0.000751972023871</text:p>
          </table:table-cell>
          <table:table-cell table:formula="of:=+[.F221]+([.C222]-[.C221])/[.C222]*[.F221]/2" office:value-type="float" office:value="0.22822286981274" calcext:value-type="float">
            <text:p>0.22822286981274</text:p>
          </table:table-cell>
          <table:table-cell table:formula="of:=+[.D222]+[.E222]*[.C222]+[.F222]*[.B222]" office:value-type="float" office:value="2923.53022989173" calcext:value-type="float">
            <text:p>2923.53022989173</text:p>
          </table:table-cell>
          <table:table-cell office:value-type="float" office:value="2336.63" calcext:value-type="float">
            <text:p>2336.63</text:p>
          </table:table-cell>
          <table:table-cell table:formula="of:=+[.H222]-[.G222]" office:value-type="float" office:value="-586.900229891729" calcext:value-type="float">
            <text:p>-586.9002298917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8000" calcext:value-type="float">
            <text:p>8000</text:p>
          </table:table-cell>
          <table:table-cell table:formula="of:=+[.D195]*[.$K$3]" office:value-type="float" office:value="2361.23197721707" calcext:value-type="float">
            <text:p>2361.23197721707</text:p>
          </table:table-cell>
          <table:table-cell table:formula="of:=+[.E222]-([.C223]-[.C222])/[.C222]*[.E222]/2" office:value-type="float" office:value="0.000698259736451291" calcext:value-type="float">
            <text:p>0.000698259736451</text:p>
          </table:table-cell>
          <table:table-cell table:formula="of:=+[.F222]+([.C223]-[.C222])/[.C223]*[.F222]/2" office:value-type="float" office:value="0.242486799176037" calcext:value-type="float">
            <text:p>0.242486799176037</text:p>
          </table:table-cell>
          <table:table-cell table:formula="of:=+[.D223]+[.E223]*[.C223]+[.F223]*[.B223]" office:value-type="float" office:value="3094.27845263679" calcext:value-type="float">
            <text:p>3094.27845263679</text:p>
          </table:table-cell>
          <table:table-cell office:value-type="float" office:value="2543.88" calcext:value-type="float">
            <text:p>2543.88</text:p>
          </table:table-cell>
          <table:table-cell table:formula="of:=+[.H223]-[.G223]" office:value-type="float" office:value="-550.398452636787" calcext:value-type="float">
            <text:p>-550.3984526367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9000" calcext:value-type="float">
            <text:p>9000</text:p>
          </table:table-cell>
          <table:table-cell table:formula="of:=+[.D196]*[.$K$3]" office:value-type="float" office:value="2488.86613814772" calcext:value-type="float">
            <text:p>2488.86613814772</text:p>
          </table:table-cell>
          <table:table-cell table:formula="of:=+[.E223]-([.C224]-[.C223])/[.C223]*[.E223]/2" office:value-type="float" office:value="0.000654618502923086" calcext:value-type="float">
            <text:p>0.000654618502923</text:p>
          </table:table-cell>
          <table:table-cell table:formula="of:=+[.F223]+([.C224]-[.C223])/[.C224]*[.F223]/2" office:value-type="float" office:value="0.25595828801915" calcext:value-type="float">
            <text:p>0.25595828801915</text:p>
          </table:table-cell>
          <table:table-cell table:formula="of:=+[.D224]+[.E224]*[.C224]+[.F224]*[.B224]" office:value-type="float" office:value="3262.63256873148" calcext:value-type="float">
            <text:p>3262.63256873148</text:p>
          </table:table-cell>
          <table:table-cell office:value-type="float" office:value="2741.89" calcext:value-type="float">
            <text:p>2741.89</text:p>
          </table:table-cell>
          <table:table-cell table:formula="of:=+[.H224]-[.G224]" office:value-type="float" office:value="-520.742568731476" calcext:value-type="float">
            <text:p>-520.7425687314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0000" calcext:value-type="float">
            <text:p>10000</text:p>
          </table:table-cell>
          <table:table-cell table:formula="of:=+[.D197]*[.$K$3]" office:value-type="float" office:value="2648.40883931103" calcext:value-type="float">
            <text:p>2648.40883931103</text:p>
          </table:table-cell>
          <table:table-cell table:formula="of:=+[.E224]-([.C225]-[.C224])/[.C224]*[.E224]/2" office:value-type="float" office:value="0.000618250808316247" calcext:value-type="float">
            <text:p>0.000618250808316</text:p>
          </table:table-cell>
          <table:table-cell table:formula="of:=+[.F224]+([.C225]-[.C224])/[.C225]*[.F224]/2" office:value-type="float" office:value="0.268756202420107" calcext:value-type="float">
            <text:p>0.268756202420107</text:p>
          </table:table-cell>
          <table:table-cell table:formula="of:=+[.D225]+[.E225]*[.C225]+[.F225]*[.B225]" office:value-type="float" office:value="3460.85995465452" calcext:value-type="float">
            <text:p>3460.85995465452</text:p>
          </table:table-cell>
          <table:table-cell office:value-type="float" office:value="2932.05" calcext:value-type="float">
            <text:p>2932.05</text:p>
          </table:table-cell>
          <table:table-cell table:formula="of:=+[.H225]-[.G225]" office:value-type="float" office:value="-528.809954654518" calcext:value-type="float">
            <text:p>-528.8099546545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5000" calcext:value-type="float">
            <text:p>15000</text:p>
          </table:table-cell>
          <table:table-cell table:formula="of:=+[.D198]*[.$K$3]" office:value-type="float" office:value="3492.38972846497" calcext:value-type="float">
            <text:p>3492.38972846497</text:p>
          </table:table-cell>
          <table:table-cell table:formula="of:=+[.E225]-([.C226]-[.C225])/[.C225]*[.E225]/2" office:value-type="float" office:value="0.000463688106237186" calcext:value-type="float">
            <text:p>0.000463688106237</text:p>
          </table:table-cell>
          <table:table-cell table:formula="of:=+[.F225]+([.C226]-[.C225])/[.C226]*[.F225]/2" office:value-type="float" office:value="0.313548902823459" calcext:value-type="float">
            <text:p>0.313548902823459</text:p>
          </table:table-cell>
          <table:table-cell table:formula="of:=+[.D226]+[.E226]*[.C226]+[.F226]*[.B226]" office:value-type="float" office:value="4439.9917585289" calcext:value-type="float">
            <text:p>4439.9917585289</text:p>
          </table:table-cell>
          <table:table-cell office:value-type="float" office:value="3795.21" calcext:value-type="float">
            <text:p>3795.21</text:p>
          </table:table-cell>
          <table:table-cell table:formula="of:=+[.H226]-[.G226]" office:value-type="float" office:value="-644.781758528905" calcext:value-type="float">
            <text:p>-644.7817585289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24000" calcext:value-type="float">
            <text:p>24000</text:p>
          </table:table-cell>
          <table:table-cell table:formula="of:=+[.D199]*[.$K$3]" office:value-type="float" office:value="4821.38042915539" calcext:value-type="float">
            <text:p>4821.38042915539</text:p>
          </table:table-cell>
          <table:table-cell table:formula="of:=+[.E226]-([.C227]-[.C226])/[.C226]*[.E226]/2" office:value-type="float" office:value="0.00032458167436603" calcext:value-type="float">
            <text:p>0.000324581674366</text:p>
          </table:table-cell>
          <table:table-cell table:formula="of:=+[.F226]+([.C227]-[.C226])/[.C227]*[.F226]/2" office:value-type="float" office:value="0.372339322102857" calcext:value-type="float">
            <text:p>0.372339322102857</text:p>
          </table:table-cell>
          <table:table-cell table:formula="of:=+[.D227]+[.E227]*[.C227]+[.F227]*[.B227]" office:value-type="float" office:value="5946.18835564874" calcext:value-type="float">
            <text:p>5946.18835564874</text:p>
          </table:table-cell>
          <table:table-cell office:value-type="float" office:value="5118.45" calcext:value-type="float">
            <text:p>5118.45</text:p>
          </table:table-cell>
          <table:table-cell table:formula="of:=+[.H227]-[.G227]" office:value-type="float" office:value="-827.738355648744" calcext:value-type="float">
            <text:p>-827.7383556487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table:formula="of:=+[.D200]*[.$K$3]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formula="of:=+[.D228]+[.E228]*[.C228]+[.F228]*[.B228]" office:value-type="float" office:value="181" calcext:value-type="float">
            <text:p>181</text:p>
          </table:table-cell>
          <table:table-cell office:value-type="float" office:value="199.21" calcext:value-type="float">
            <text:p>199.21</text:p>
          </table:table-cell>
          <table:table-cell table:formula="of:=+[.H228]-[.G228]" office:value-type="float" office:value="18.21" calcext:value-type="float">
            <text:p>18.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75" calcext:value-type="float">
            <text:p>75</text:p>
          </table:table-cell>
          <table:table-cell table:formula="of:=+[.D201]*[.$K$3]" office:value-type="float" office:value="30.8747035291248" calcext:value-type="float">
            <text:p>30.8747035291248</text:p>
          </table:table-cell>
          <table:table-cell table:formula="of:=+[.E228]-([.C229]-[.C228])/[.C228]*[.E228]/2" office:value-type="float" office:value="0.015" calcext:value-type="float">
            <text:p>0.015</text:p>
          </table:table-cell>
          <table:table-cell table:formula="of:=+[.F228]+([.C229]-[.C228])/[.C229]*[.F228]/2" office:value-type="float" office:value="0.035" calcext:value-type="float">
            <text:p>0.035</text:p>
          </table:table-cell>
          <table:table-cell table:formula="of:=+[.D229]+[.E229]*[.C229]+[.F229]*[.B229]" office:value-type="float" office:value="241.999703529125" calcext:value-type="float">
            <text:p>241.999703529125</text:p>
          </table:table-cell>
          <table:table-cell office:value-type="float" office:value="257.85" calcext:value-type="float">
            <text:p>257.85</text:p>
          </table:table-cell>
          <table:table-cell table:formula="of:=+[.H229]-[.G229]" office:value-type="float" office:value="15.8502964708753" calcext:value-type="float">
            <text:p>15.85029647087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100" calcext:value-type="float">
            <text:p>100</text:p>
          </table:table-cell>
          <table:table-cell table:formula="of:=+[.D202]*[.$K$3]" office:value-type="float" office:value="66.4591075965906" calcext:value-type="float">
            <text:p>66.4591075965906</text:p>
          </table:table-cell>
          <table:table-cell table:formula="of:=+[.E229]-([.C230]-[.C229])/[.C229]*[.E229]/2" office:value-type="float" office:value="0.0125" calcext:value-type="float">
            <text:p>0.0125</text:p>
          </table:table-cell>
          <table:table-cell table:formula="of:=+[.F229]+([.C230]-[.C229])/[.C230]*[.F229]/2" office:value-type="float" office:value="0.039375" calcext:value-type="float">
            <text:p>0.039375</text:p>
          </table:table-cell>
          <table:table-cell table:formula="of:=+[.D230]+[.E230]*[.C230]+[.F230]*[.B230]" office:value-type="float" office:value="303.959107596591" calcext:value-type="float">
            <text:p>303.959107596591</text:p>
          </table:table-cell>
          <table:table-cell office:value-type="float" office:value="309.65" calcext:value-type="float">
            <text:p>309.65</text:p>
          </table:table-cell>
          <table:table-cell table:formula="of:=+[.H230]-[.G230]" office:value-type="float" office:value="5.69089240340941" calcext:value-type="float">
            <text:p>5.690892403409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200" calcext:value-type="float">
            <text:p>200</text:p>
          </table:table-cell>
          <table:table-cell table:formula="of:=+[.D203]*[.$K$3]" office:value-type="float" office:value="261.650029907837" calcext:value-type="float">
            <text:p>261.650029907837</text:p>
          </table:table-cell>
          <table:table-cell table:formula="of:=+[.E230]-([.C231]-[.C230])/[.C230]*[.E230]/2" office:value-type="float" office:value="0.00625" calcext:value-type="float">
            <text:p>0.00625</text:p>
          </table:table-cell>
          <table:table-cell table:formula="of:=+[.F230]+([.C231]-[.C230])/[.C231]*[.F230]/2" office:value-type="float" office:value="0.04921875" calcext:value-type="float">
            <text:p>0.04921875</text:p>
          </table:table-cell>
          <table:table-cell table:formula="of:=+[.D231]+[.E231]*[.C231]+[.F231]*[.B231]" office:value-type="float" office:value="558.212529907837" calcext:value-type="float">
            <text:p>558.212529907837</text:p>
          </table:table-cell>
          <table:table-cell office:value-type="float" office:value="481.34" calcext:value-type="float">
            <text:p>481.34</text:p>
          </table:table-cell>
          <table:table-cell table:formula="of:=+[.H231]-[.G231]" office:value-type="float" office:value="-76.8725299078371" calcext:value-type="float">
            <text:p>-76.87252990783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300" calcext:value-type="float">
            <text:p>300</text:p>
          </table:table-cell>
          <table:table-cell table:formula="of:=+[.D204]*[.$K$3]" office:value-type="float" office:value="366.310041870972" calcext:value-type="float">
            <text:p>366.310041870972</text:p>
          </table:table-cell>
          <table:table-cell table:formula="of:=+[.E231]-([.C232]-[.C231])/[.C231]*[.E231]/2" office:value-type="float" office:value="0.0046875" calcext:value-type="float">
            <text:p>0.0046875</text:p>
          </table:table-cell>
          <table:table-cell table:formula="of:=+[.F231]+([.C232]-[.C231])/[.C232]*[.F231]/2" office:value-type="float" office:value="0.057421875" calcext:value-type="float">
            <text:p>0.057421875</text:p>
          </table:table-cell>
          <table:table-cell table:formula="of:=+[.D232]+[.E232]*[.C232]+[.F232]*[.B232]" office:value-type="float" office:value="712.247541870972" calcext:value-type="float">
            <text:p>712.247541870972</text:p>
          </table:table-cell>
          <table:table-cell office:value-type="float" office:value="623.04" calcext:value-type="float">
            <text:p>623.04</text:p>
          </table:table-cell>
          <table:table-cell table:formula="of:=+[.H232]-[.G232]" office:value-type="float" office:value="-89.2075418709719" calcext:value-type="float">
            <text:p>-89.20754187097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400" calcext:value-type="float">
            <text:p>400</text:p>
          </table:table-cell>
          <table:table-cell table:formula="of:=+[.D205]*[.$K$3]" office:value-type="float" office:value="523.300059815674" calcext:value-type="float">
            <text:p>523.300059815674</text:p>
          </table:table-cell>
          <table:table-cell table:formula="of:=+[.E232]-([.C233]-[.C232])/[.C232]*[.E232]/2" office:value-type="float" office:value="0.00390625" calcext:value-type="float">
            <text:p>0.00390625</text:p>
          </table:table-cell>
          <table:table-cell table:formula="of:=+[.F232]+([.C233]-[.C232])/[.C233]*[.F232]/2" office:value-type="float" office:value="0.064599609375" calcext:value-type="float">
            <text:p>0.064599609375</text:p>
          </table:table-cell>
          <table:table-cell table:formula="of:=+[.D233]+[.E233]*[.C233]+[.F233]*[.B233]" office:value-type="float" office:value="912.460216065674" calcext:value-type="float">
            <text:p>912.460216065674</text:p>
          </table:table-cell>
          <table:table-cell office:value-type="float" office:value="748.22" calcext:value-type="float">
            <text:p>748.22</text:p>
          </table:table-cell>
          <table:table-cell table:formula="of:=+[.H233]-[.G233]" office:value-type="float" office:value="-164.240216065674" calcext:value-type="float">
            <text:p>-164.2402160656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500" calcext:value-type="float">
            <text:p>500</text:p>
          </table:table-cell>
          <table:table-cell table:formula="of:=+[.D206]*[.$K$3]" office:value-type="float" office:value="627.960071778809" calcext:value-type="float">
            <text:p>627.960071778809</text:p>
          </table:table-cell>
          <table:table-cell table:formula="of:=+[.E233]-([.C234]-[.C233])/[.C233]*[.E233]/2" office:value-type="float" office:value="0.00341796875" calcext:value-type="float">
            <text:p>0.00341796875</text:p>
          </table:table-cell>
          <table:table-cell table:formula="of:=+[.F233]+([.C234]-[.C233])/[.C234]*[.F233]/2" office:value-type="float" office:value="0.0710595703125" calcext:value-type="float">
            <text:p>0.0710595703125</text:p>
          </table:table-cell>
          <table:table-cell table:formula="of:=+[.D234]+[.E234]*[.C234]+[.F234]*[.B234]" office:value-type="float" office:value="1056.02647802881" calcext:value-type="float">
            <text:p>1056.02647802881</text:p>
          </table:table-cell>
          <table:table-cell office:value-type="float" office:value="862.39" calcext:value-type="float">
            <text:p>862.39</text:p>
          </table:table-cell>
          <table:table-cell table:formula="of:=+[.H234]-[.G234]" office:value-type="float" office:value="-193.636478028809" calcext:value-type="float">
            <text:p>-193.6364780288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600" calcext:value-type="float">
            <text:p>600</text:p>
          </table:table-cell>
          <table:table-cell table:formula="of:=+[.D207]*[.$K$3]" office:value-type="float" office:value="784.950089723511" calcext:value-type="float">
            <text:p>784.950089723511</text:p>
          </table:table-cell>
          <table:table-cell table:formula="of:=+[.E234]-([.C235]-[.C234])/[.C234]*[.E234]/2" office:value-type="float" office:value="0.003076171875" calcext:value-type="float">
            <text:p>0.003076171875</text:p>
          </table:table-cell>
          <table:table-cell table:formula="of:=+[.F234]+([.C235]-[.C234])/[.C235]*[.F234]/2" office:value-type="float" office:value="0.076981201171875" calcext:value-type="float">
            <text:p>0.076981201171875</text:p>
          </table:table-cell>
          <table:table-cell table:formula="of:=+[.D235]+[.E235]*[.C235]+[.F235]*[.B235]" office:value-type="float" office:value="1248.68299987976" calcext:value-type="float">
            <text:p>1248.68299987976</text:p>
          </table:table-cell>
          <table:table-cell office:value-type="float" office:value="968.49" calcext:value-type="float">
            <text:p>968.49</text:p>
          </table:table-cell>
          <table:table-cell table:formula="of:=+[.H235]-[.G235]" office:value-type="float" office:value="-280.192999879761" calcext:value-type="float">
            <text:p>-280.1929998797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700" calcext:value-type="float">
            <text:p>700</text:p>
          </table:table-cell>
          <table:table-cell table:formula="of:=+[.D208]*[.$K$3]" office:value-type="float" office:value="889.610101686646" calcext:value-type="float">
            <text:p>889.610101686646</text:p>
          </table:table-cell>
          <table:table-cell table:formula="of:=+[.E235]-([.C236]-[.C235])/[.C235]*[.E235]/2" office:value-type="float" office:value="0.00281982421875" calcext:value-type="float">
            <text:p>0.00281982421875</text:p>
          </table:table-cell>
          <table:table-cell table:formula="of:=+[.F235]+([.C236]-[.C235])/[.C236]*[.F235]/2" office:value-type="float" office:value="0.0824798583984375" calcext:value-type="float">
            <text:p>0.082479858398438</text:p>
          </table:table-cell>
          <table:table-cell table:formula="of:=+[.D236]+[.E236]*[.C236]+[.F236]*[.B236]" office:value-type="float" office:value="1386.4631290304" calcext:value-type="float">
            <text:p>1386.4631290304</text:p>
          </table:table-cell>
          <table:table-cell office:value-type="float" office:value="1068.32" calcext:value-type="float">
            <text:p>1068.32</text:p>
          </table:table-cell>
          <table:table-cell table:formula="of:=+[.H236]-[.G236]" office:value-type="float" office:value="-318.143129030396" calcext:value-type="float">
            <text:p>-318.1431290303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800" calcext:value-type="float">
            <text:p>800</text:p>
          </table:table-cell>
          <table:table-cell table:formula="of:=+[.D209]*[.$K$3]" office:value-type="float" office:value="941.940107668214" calcext:value-type="float">
            <text:p>941.940107668214</text:p>
          </table:table-cell>
          <table:table-cell table:formula="of:=+[.E236]-([.C237]-[.C236])/[.C236]*[.E236]/2" office:value-type="float" office:value="0.002618408203125" calcext:value-type="float">
            <text:p>0.002618408203125</text:p>
          </table:table-cell>
          <table:table-cell table:formula="of:=+[.F236]+([.C237]-[.C236])/[.C237]*[.F236]/2" office:value-type="float" office:value="0.0876348495483398" calcext:value-type="float">
            <text:p>0.08763484954834</text:p>
          </table:table-cell>
          <table:table-cell table:formula="of:=+[.D237]+[.E237]*[.C237]+[.F237]*[.B237]" office:value-type="float" office:value="1469.84393152075" calcext:value-type="float">
            <text:p>1469.84393152075</text:p>
          </table:table-cell>
          <table:table-cell office:value-type="float" office:value="1163.07" calcext:value-type="float">
            <text:p>1163.07</text:p>
          </table:table-cell>
          <table:table-cell table:formula="of:=+[.H237]-[.G237]" office:value-type="float" office:value="-306.773931520753" calcext:value-type="float">
            <text:p>-306.7739315207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900" calcext:value-type="float">
            <text:p>900</text:p>
          </table:table-cell>
          <table:table-cell table:formula="of:=+[.D210]*[.$K$3]" office:value-type="float" office:value="1046.60011963135" calcext:value-type="float">
            <text:p>1046.60011963135</text:p>
          </table:table-cell>
          <table:table-cell table:formula="of:=+[.E237]-([.C238]-[.C237])/[.C237]*[.E237]/2" office:value-type="float" office:value="0.00245475769042969" calcext:value-type="float">
            <text:p>0.00245475769043</text:p>
          </table:table-cell>
          <table:table-cell table:formula="of:=+[.F237]+([.C238]-[.C237])/[.C238]*[.F237]/2" office:value-type="float" office:value="0.0925034523010254" calcext:value-type="float">
            <text:p>0.092503452301025</text:p>
          </table:table-cell>
          <table:table-cell table:formula="of:=+[.D238]+[.E238]*[.C238]+[.F238]*[.B238]" office:value-type="float" office:value="1603.83011535889" calcext:value-type="float">
            <text:p>1603.83011535889</text:p>
          </table:table-cell>
          <table:table-cell office:value-type="float" office:value="1253.6" calcext:value-type="float">
            <text:p>1253.6</text:p>
          </table:table-cell>
          <table:table-cell table:formula="of:=+[.H238]-[.G238]" office:value-type="float" office:value="-350.230115358887" calcext:value-type="float">
            <text:p>-350.2301153588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  <table:table-cell table:formula="of:=+[.D211]*[.$K$3]" office:value-type="float" office:value="1098.93012561292" calcext:value-type="float">
            <text:p>1098.93012561292</text:p>
          </table:table-cell>
          <table:table-cell table:formula="of:=+[.E238]-([.C239]-[.C238])/[.C238]*[.E238]/2" office:value-type="float" office:value="0.00231838226318359" calcext:value-type="float">
            <text:p>0.002318382263184</text:p>
          </table:table-cell>
          <table:table-cell table:formula="of:=+[.F238]+([.C239]-[.C238])/[.C239]*[.F238]/2" office:value-type="float" office:value="0.0971286249160766" calcext:value-type="float">
            <text:p>0.097128624916077</text:p>
          </table:table-cell>
          <table:table-cell table:formula="of:=+[.D239]+[.E239]*[.C239]+[.F239]*[.B239]" office:value-type="float" office:value="1684.02025737256" calcext:value-type="float">
            <text:p>1684.02025737256</text:p>
          </table:table-cell>
          <table:table-cell office:value-type="float" office:value="1340.54" calcext:value-type="float">
            <text:p>1340.54</text:p>
          </table:table-cell>
          <table:table-cell table:formula="of:=+[.H239]-[.G239]" office:value-type="float" office:value="-343.480257372559" calcext:value-type="float">
            <text:p>-343.4802573725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1250" calcext:value-type="float">
            <text:p>1250</text:p>
          </table:table-cell>
          <table:table-cell table:formula="of:=+[.D212]*[.$K$3]" office:value-type="float" office:value="1255.92014355762" calcext:value-type="float">
            <text:p>1255.92014355762</text:p>
          </table:table-cell>
          <table:table-cell table:formula="of:=+[.E239]-([.C240]-[.C239])/[.C239]*[.E239]/2" office:value-type="float" office:value="0.00202858448028564" calcext:value-type="float">
            <text:p>0.002028584480286</text:p>
          </table:table-cell>
          <table:table-cell table:formula="of:=+[.F239]+([.C240]-[.C239])/[.C240]*[.F239]/2" office:value-type="float" office:value="0.106841487407684" calcext:value-type="float">
            <text:p>0.106841487407684</text:p>
          </table:table-cell>
          <table:table-cell table:formula="of:=+[.D240]+[.E240]*[.C240]+[.F240]*[.B240]" office:value-type="float" office:value="1899.50479860408" calcext:value-type="float">
            <text:p>1899.50479860408</text:p>
          </table:table-cell>
          <table:table-cell office:value-type="float" office:value="1545.09" calcext:value-type="float">
            <text:p>1545.09</text:p>
          </table:table-cell>
          <table:table-cell table:formula="of:=+[.H240]-[.G240]" office:value-type="float" office:value="-354.414798604081" calcext:value-type="float">
            <text:p>-354.4147986040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1500" calcext:value-type="float">
            <text:p>1500</text:p>
          </table:table-cell>
          <table:table-cell table:formula="of:=+[.D213]*[.$K$3]" office:value-type="float" office:value="1412.91016150232" calcext:value-type="float">
            <text:p>1412.91016150232</text:p>
          </table:table-cell>
          <table:table-cell table:formula="of:=+[.E240]-([.C241]-[.C240])/[.C240]*[.E240]/2" office:value-type="float" office:value="0.00182572603225708" calcext:value-type="float">
            <text:p>0.001825726032257</text:p>
          </table:table-cell>
          <table:table-cell table:formula="of:=+[.F240]+([.C241]-[.C240])/[.C241]*[.F240]/2" office:value-type="float" office:value="0.115744944691658" calcext:value-type="float">
            <text:p>0.115744944691658</text:p>
          </table:table-cell>
          <table:table-cell table:formula="of:=+[.D241]+[.E241]*[.C241]+[.F241]*[.B241]" office:value-type="float" office:value="2110.11841870065" calcext:value-type="float">
            <text:p>2110.11841870065</text:p>
          </table:table-cell>
          <table:table-cell office:value-type="float" office:value="1735.18" calcext:value-type="float">
            <text:p>1735.18</text:p>
          </table:table-cell>
          <table:table-cell table:formula="of:=+[.H241]-[.G241]" office:value-type="float" office:value="-374.938418700654" calcext:value-type="float">
            <text:p>-374.9384187006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1750" calcext:value-type="float">
            <text:p>1750</text:p>
          </table:table-cell>
          <table:table-cell table:formula="of:=+[.D214]*[.$K$3]" office:value-type="float" office:value="1569.90017944702" calcext:value-type="float">
            <text:p>1569.90017944702</text:p>
          </table:table-cell>
          <table:table-cell table:formula="of:=+[.E241]-([.C242]-[.C241])/[.C241]*[.E241]/2" office:value-type="float" office:value="0.00167358219623566" calcext:value-type="float">
            <text:p>0.001673582196236</text:p>
          </table:table-cell>
          <table:table-cell table:formula="of:=+[.F241]+([.C242]-[.C241])/[.C242]*[.F241]/2" office:value-type="float" office:value="0.124012440741062" calcext:value-type="float">
            <text:p>0.124012440741062</text:p>
          </table:table-cell>
          <table:table-cell table:formula="of:=+[.D242]+[.E242]*[.C242]+[.F242]*[.B242]" office:value-type="float" office:value="2316.90359273681" calcext:value-type="float">
            <text:p>2316.90359273681</text:p>
          </table:table-cell>
          <table:table-cell office:value-type="float" office:value="1914.03" calcext:value-type="float">
            <text:p>1914.03</text:p>
          </table:table-cell>
          <table:table-cell table:formula="of:=+[.H242]-[.G242]" office:value-type="float" office:value="-402.873592736808" calcext:value-type="float">
            <text:p>-402.8735927368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2000" calcext:value-type="float">
            <text:p>2000</text:p>
          </table:table-cell>
          <table:table-cell table:formula="of:=+[.D215]*[.$K$3]" office:value-type="float" office:value="1674.56019141016" calcext:value-type="float">
            <text:p>1674.56019141016</text:p>
          </table:table-cell>
          <table:table-cell table:formula="of:=+[.E242]-([.C243]-[.C242])/[.C242]*[.E242]/2" office:value-type="float" office:value="0.00155404061079025" calcext:value-type="float">
            <text:p>0.00155404061079</text:p>
          </table:table-cell>
          <table:table-cell table:formula="of:=+[.F242]+([.C243]-[.C242])/[.C243]*[.F242]/2" office:value-type="float" office:value="0.131763218287379" calcext:value-type="float">
            <text:p>0.131763218287379</text:p>
          </table:table-cell>
          <table:table-cell table:formula="of:=+[.D243]+[.E243]*[.C243]+[.F243]*[.B243]" office:value-type="float" office:value="2468.24758235601" calcext:value-type="float">
            <text:p>2468.24758235601</text:p>
          </table:table-cell>
          <table:table-cell office:value-type="float" office:value="2083.8" calcext:value-type="float">
            <text:p>2083.8</text:p>
          </table:table-cell>
          <table:table-cell table:formula="of:=+[.H243]-[.G243]" office:value-type="float" office:value="-384.447582356009" calcext:value-type="float">
            <text:p>-384.447582356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2500" calcext:value-type="float">
            <text:p>2500</text:p>
          </table:table-cell>
          <table:table-cell table:formula="of:=+[.D216]*[.$K$3]" office:value-type="float" office:value="1936.21022131799" calcext:value-type="float">
            <text:p>1936.21022131799</text:p>
          </table:table-cell>
          <table:table-cell table:formula="of:=+[.E243]-([.C244]-[.C243])/[.C243]*[.E243]/2" office:value-type="float" office:value="0.00135978553444147" calcext:value-type="float">
            <text:p>0.001359785534441</text:p>
          </table:table-cell>
          <table:table-cell table:formula="of:=+[.F243]+([.C244]-[.C243])/[.C244]*[.F243]/2" office:value-type="float" office:value="0.144939540116116" calcext:value-type="float">
            <text:p>0.144939540116116</text:p>
          </table:table-cell>
          <table:table-cell table:formula="of:=+[.D244]+[.E244]*[.C244]+[.F244]*[.B244]" office:value-type="float" office:value="2809.2469258508" calcext:value-type="float">
            <text:p>2809.2469258508</text:p>
          </table:table-cell>
          <table:table-cell office:value-type="float" office:value="2401.76" calcext:value-type="float">
            <text:p>2401.76</text:p>
          </table:table-cell>
          <table:table-cell table:formula="of:=+[.H244]-[.G244]" office:value-type="float" office:value="-407.486925850796" calcext:value-type="float">
            <text:p>-407.4869258507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3000" calcext:value-type="float">
            <text:p>3000</text:p>
          </table:table-cell>
          <table:table-cell table:formula="of:=+[.D217]*[.$K$3]" office:value-type="float" office:value="2093.2002392627" calcext:value-type="float">
            <text:p>2093.2002392627</text:p>
          </table:table-cell>
          <table:table-cell table:formula="of:=+[.E244]-([.C245]-[.C244])/[.C244]*[.E244]/2" office:value-type="float" office:value="0.00122380698099732" calcext:value-type="float">
            <text:p>0.001223806980997</text:p>
          </table:table-cell>
          <table:table-cell table:formula="of:=+[.F244]+([.C245]-[.C244])/[.C245]*[.F244]/2" office:value-type="float" office:value="0.157017835125793" calcext:value-type="float">
            <text:p>0.157017835125793</text:p>
          </table:table-cell>
          <table:table-cell table:formula="of:=+[.D245]+[.E245]*[.C245]+[.F245]*[.B245]" office:value-type="float" office:value="3038.97867096045" calcext:value-type="float">
            <text:p>3038.97867096045</text:p>
          </table:table-cell>
          <table:table-cell office:value-type="float" office:value="2697.25" calcext:value-type="float">
            <text:p>2697.25</text:p>
          </table:table-cell>
          <table:table-cell table:formula="of:=+[.H245]-[.G245]" office:value-type="float" office:value="-341.728670960445" calcext:value-type="float">
            <text:p>-341.7286709604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3500" calcext:value-type="float">
            <text:p>3500</text:p>
          </table:table-cell>
          <table:table-cell table:formula="of:=+[.D218]*[.$K$3]" office:value-type="float" office:value="2511.84028711524" calcext:value-type="float">
            <text:p>2511.84028711524</text:p>
          </table:table-cell>
          <table:table-cell table:formula="of:=+[.E245]-([.C246]-[.C245])/[.C245]*[.E245]/2" office:value-type="float" office:value="0.00112182306591421" calcext:value-type="float">
            <text:p>0.001121823065914</text:p>
          </table:table-cell>
          <table:table-cell table:formula="of:=+[.F245]+([.C246]-[.C245])/[.C246]*[.F245]/2" office:value-type="float" office:value="0.168233394777635" calcext:value-type="float">
            <text:p>0.168233394777635</text:p>
          </table:table-cell>
          <table:table-cell table:formula="of:=+[.D246]+[.E246]*[.C246]+[.F246]*[.B246]" office:value-type="float" office:value="3525.16703651175" calcext:value-type="float">
            <text:p>3525.16703651175</text:p>
          </table:table-cell>
          <table:table-cell office:value-type="float" office:value="2975.27" calcext:value-type="float">
            <text:p>2975.27</text:p>
          </table:table-cell>
          <table:table-cell table:formula="of:=+[.H246]-[.G246]" office:value-type="float" office:value="-549.897036511747" calcext:value-type="float">
            <text:p>-549.8970365117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4000" calcext:value-type="float">
            <text:p>4000</text:p>
          </table:table-cell>
          <table:table-cell table:formula="of:=+[.D219]*[.$K$3]" office:value-type="float" office:value="2721.16031104151" calcext:value-type="float">
            <text:p>2721.16031104151</text:p>
          </table:table-cell>
          <table:table-cell table:formula="of:=+[.E246]-([.C247]-[.C246])/[.C246]*[.E246]/2" office:value-type="float" office:value="0.00104169284692034" calcext:value-type="float">
            <text:p>0.00104169284692</text:p>
          </table:table-cell>
          <table:table-cell table:formula="of:=+[.F246]+([.C247]-[.C246])/[.C247]*[.F246]/2" office:value-type="float" office:value="0.178747981951237" calcext:value-type="float">
            <text:p>0.178747981951237</text:p>
          </table:table-cell>
          <table:table-cell table:formula="of:=+[.D247]+[.E247]*[.C247]+[.F247]*[.B247]" office:value-type="float" office:value="3797.81497413661" calcext:value-type="float">
            <text:p>3797.81497413661</text:p>
          </table:table-cell>
          <table:table-cell office:value-type="float" office:value="3239.16" calcext:value-type="float">
            <text:p>3239.16</text:p>
          </table:table-cell>
          <table:table-cell table:formula="of:=+[.H247]-[.G247]" office:value-type="float" office:value="-558.654974136611" calcext:value-type="float">
            <text:p>-558.6549741366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table:formula="of:=+[.D220]*[.$K$3]" office:value-type="float" office:value="3035.14034693091" calcext:value-type="float">
            <text:p>3035.14034693091</text:p>
          </table:table-cell>
          <table:table-cell table:formula="of:=+[.E247]-([.C248]-[.C247])/[.C247]*[.E247]/2" office:value-type="float" office:value="0.000911481241055299" calcext:value-type="float">
            <text:p>0.000911481241055</text:p>
          </table:table-cell>
          <table:table-cell table:formula="of:=+[.F247]+([.C248]-[.C247])/[.C248]*[.F247]/2" office:value-type="float" office:value="0.196622780146361" calcext:value-type="float">
            <text:p>0.196622780146361</text:p>
          </table:table-cell>
          <table:table-cell table:formula="of:=+[.D248]+[.E248]*[.C248]+[.F248]*[.B248]" office:value-type="float" office:value="4219.43443401435" calcext:value-type="float">
            <text:p>4219.43443401435</text:p>
          </table:table-cell>
          <table:table-cell office:value-type="float" office:value="3733.41" calcext:value-type="float">
            <text:p>3733.41</text:p>
          </table:table-cell>
          <table:table-cell table:formula="of:=+[.H248]-[.G248]" office:value-type="float" office:value="-486.024434014353" calcext:value-type="float">
            <text:p>-486.02443401435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6000" calcext:value-type="float">
            <text:p>6000</text:p>
          </table:table-cell>
          <table:table-cell table:formula="of:=+[.D221]*[.$K$3]" office:value-type="float" office:value="3401.45038880188" calcext:value-type="float">
            <text:p>3401.45038880188</text:p>
          </table:table-cell>
          <table:table-cell table:formula="of:=+[.E248]-([.C249]-[.C248])/[.C248]*[.E248]/2" office:value-type="float" office:value="0.000820333116949769" calcext:value-type="float">
            <text:p>0.00082033311695</text:p>
          </table:table-cell>
          <table:table-cell table:formula="of:=+[.F248]+([.C249]-[.C248])/[.C249]*[.F248]/2" office:value-type="float" office:value="0.213008011825224" calcext:value-type="float">
            <text:p>0.213008011825224</text:p>
          </table:table-cell>
          <table:table-cell table:formula="of:=+[.D249]+[.E249]*[.C249]+[.F249]*[.B249]" office:value-type="float" office:value="4684.42045845493" calcext:value-type="float">
            <text:p>4684.42045845493</text:p>
          </table:table-cell>
          <table:table-cell office:value-type="float" office:value="4192.73" calcext:value-type="float">
            <text:p>4192.73</text:p>
          </table:table-cell>
          <table:table-cell table:formula="of:=+[.H249]-[.G249]" office:value-type="float" office:value="-491.690458454928" calcext:value-type="float">
            <text:p>-491.6904584549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table:formula="of:=+[.D222]*[.$K$3]" office:value-type="float" office:value="3663.10041870972" calcext:value-type="float">
            <text:p>3663.10041870972</text:p>
          </table:table-cell>
          <table:table-cell table:formula="of:=+[.E249]-([.C250]-[.C249])/[.C249]*[.E249]/2" office:value-type="float" office:value="0.000751972023870621" calcext:value-type="float">
            <text:p>0.000751972023871</text:p>
          </table:table-cell>
          <table:table-cell table:formula="of:=+[.F249]+([.C250]-[.C249])/[.C250]*[.F249]/2" office:value-type="float" office:value="0.22822286981274" calcext:value-type="float">
            <text:p>0.22822286981274</text:p>
          </table:table-cell>
          <table:table-cell table:formula="of:=+[.D250]+[.E250]*[.C250]+[.F250]*[.B250]" office:value-type="float" office:value="5037.70144175326" calcext:value-type="float">
            <text:p>5037.70144175326</text:p>
          </table:table-cell>
          <table:table-cell office:value-type="float" office:value="4624.9" calcext:value-type="float">
            <text:p>4624.9</text:p>
          </table:table-cell>
          <table:table-cell table:formula="of:=+[.H250]-[.G250]" office:value-type="float" office:value="-412.801441753257" calcext:value-type="float">
            <text:p>-412.8014417532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8000" calcext:value-type="float">
            <text:p>8000</text:p>
          </table:table-cell>
          <table:table-cell table:formula="of:=+[.D223]*[.$K$3]" office:value-type="float" office:value="3872.42044263599" calcext:value-type="float">
            <text:p>3872.42044263599</text:p>
          </table:table-cell>
          <table:table-cell table:formula="of:=+[.E250]-([.C251]-[.C250])/[.C250]*[.E250]/2" office:value-type="float" office:value="0.000698259736451291" calcext:value-type="float">
            <text:p>0.000698259736451</text:p>
          </table:table-cell>
          <table:table-cell table:formula="of:=+[.F250]+([.C251]-[.C250])/[.C251]*[.F250]/2" office:value-type="float" office:value="0.242486799176037" calcext:value-type="float">
            <text:p>0.242486799176037</text:p>
          </table:table-cell>
          <table:table-cell table:formula="of:=+[.D251]+[.E251]*[.C251]+[.F251]*[.B251]" office:value-type="float" office:value="5332.92731558382" calcext:value-type="float">
            <text:p>5332.92731558382</text:p>
          </table:table-cell>
          <table:table-cell office:value-type="float" office:value="5035.1" calcext:value-type="float">
            <text:p>5035.1</text:p>
          </table:table-cell>
          <table:table-cell table:formula="of:=+[.H251]-[.G251]" office:value-type="float" office:value="-297.827315583819" calcext:value-type="float">
            <text:p>-297.8273155838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9000" calcext:value-type="float">
            <text:p>9000</text:p>
          </table:table-cell>
          <table:table-cell table:formula="of:=+[.D224]*[.$K$3]" office:value-type="float" office:value="4081.74046656226" calcext:value-type="float">
            <text:p>4081.74046656226</text:p>
          </table:table-cell>
          <table:table-cell table:formula="of:=+[.E251]-([.C252]-[.C251])/[.C251]*[.E251]/2" office:value-type="float" office:value="0.000654618502923086" calcext:value-type="float">
            <text:p>0.000654618502923</text:p>
          </table:table-cell>
          <table:table-cell table:formula="of:=+[.F251]+([.C252]-[.C251])/[.C252]*[.F251]/2" office:value-type="float" office:value="0.25595828801915" calcext:value-type="float">
            <text:p>0.25595828801915</text:p>
          </table:table-cell>
          <table:table-cell table:formula="of:=+[.D252]+[.E252]*[.C252]+[.F252]*[.B252]" office:value-type="float" office:value="5623.38176120347" calcext:value-type="float">
            <text:p>5623.38176120347</text:p>
          </table:table-cell>
          <table:table-cell office:value-type="float" office:value="5427.03" calcext:value-type="float">
            <text:p>5427.03</text:p>
          </table:table-cell>
          <table:table-cell table:formula="of:=+[.H252]-[.G252]" office:value-type="float" office:value="-196.351761203467" calcext:value-type="float">
            <text:p>-196.3517612034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formula="of:=+[.D225]*[.$K$3]" office:value-type="float" office:value="4343.3904964701" calcext:value-type="float">
            <text:p>4343.3904964701</text:p>
          </table:table-cell>
          <table:table-cell table:formula="of:=+[.E252]-([.C253]-[.C252])/[.C252]*[.E252]/2" office:value-type="float" office:value="0.000618250808316247" calcext:value-type="float">
            <text:p>0.000618250808316</text:p>
          </table:table-cell>
          <table:table-cell table:formula="of:=+[.F252]+([.C253]-[.C252])/[.C253]*[.F252]/2" office:value-type="float" office:value="0.268756202420107" calcext:value-type="float">
            <text:p>0.268756202420107</text:p>
          </table:table-cell>
          <table:table-cell table:formula="of:=+[.D253]+[.E253]*[.C253]+[.F253]*[.B253]" office:value-type="float" office:value="5962.1102190739" calcext:value-type="float">
            <text:p>5962.1102190739</text:p>
          </table:table-cell>
          <table:table-cell office:value-type="float" office:value="5803.4" calcext:value-type="float">
            <text:p>5803.4</text:p>
          </table:table-cell>
          <table:table-cell table:formula="of:=+[.H253]-[.G253]" office:value-type="float" office:value="-158.710219073902" calcext:value-type="float">
            <text:p>-158.7102190739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15000" calcext:value-type="float">
            <text:p>15000</text:p>
          </table:table-cell>
          <table:table-cell table:formula="of:=+[.D226]*[.$K$3]" office:value-type="float" office:value="5727.51915468255" calcext:value-type="float">
            <text:p>5727.51915468255</text:p>
          </table:table-cell>
          <table:table-cell table:formula="of:=+[.E253]-([.C254]-[.C253])/[.C253]*[.E253]/2" office:value-type="float" office:value="0.000463688106237186" calcext:value-type="float">
            <text:p>0.000463688106237</text:p>
          </table:table-cell>
          <table:table-cell table:formula="of:=+[.F253]+([.C254]-[.C253])/[.C254]*[.F253]/2" office:value-type="float" office:value="0.313548902823459" calcext:value-type="float">
            <text:p>0.313548902823459</text:p>
          </table:table-cell>
          <table:table-cell table:formula="of:=+[.D254]+[.E254]*[.C254]+[.F254]*[.B254]" office:value-type="float" office:value="7615.76789321686" calcext:value-type="float">
            <text:p>7615.76789321686</text:p>
          </table:table-cell>
          <table:table-cell office:value-type="float" office:value="7511.86" calcext:value-type="float">
            <text:p>7511.86</text:p>
          </table:table-cell>
          <table:table-cell table:formula="of:=+[.H254]-[.G254]" office:value-type="float" office:value="-103.907893216862" calcext:value-type="float">
            <text:p>-103.9078932168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24000" calcext:value-type="float">
            <text:p>24000</text:p>
          </table:table-cell>
          <table:table-cell table:formula="of:=+[.D227]*[.$K$3]" office:value-type="float" office:value="7907.06390381484" calcext:value-type="float">
            <text:p>7907.06390381484</text:p>
          </table:table-cell>
          <table:table-cell table:formula="of:=+[.E254]-([.C255]-[.C254])/[.C254]*[.E254]/2" office:value-type="float" office:value="0.00032458167436603" calcext:value-type="float">
            <text:p>0.000324581674366</text:p>
          </table:table-cell>
          <table:table-cell table:formula="of:=+[.F254]+([.C255]-[.C254])/[.C255]*[.F254]/2" office:value-type="float" office:value="0.372339322102857" calcext:value-type="float">
            <text:p>0.372339322102857</text:p>
          </table:table-cell>
          <table:table-cell table:formula="of:=+[.D255]+[.E255]*[.C255]+[.F255]*[.B255]" office:value-type="float" office:value="10148.8897966168" calcext:value-type="float">
            <text:p>10148.8897966168</text:p>
          </table:table-cell>
          <table:table-cell office:value-type="float" office:value="10130.94" calcext:value-type="float">
            <text:p>10130.94</text:p>
          </table:table-cell>
          <table:table-cell table:formula="of:=+[.H255]-[.G255]" office:value-type="float" office:value="-17.9497966167637" calcext:value-type="float">
            <text:p>-17.94979661676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50" calcext:value-type="float">
            <text:p>50</text:p>
          </table:table-cell>
          <table:table-cell table:formula="of:=+[.D228]*[.$K$3]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25" calcext:value-type="float">
            <text:p>0.025</text:p>
          </table:table-cell>
          <table:table-cell table:formula="of:=+[.D256]+[.E256]*[.C256]+[.F256]*[.$G$285]" office:value-type="float" office:value="301" calcext:value-type="float">
            <text:p>301</text:p>
          </table:table-cell>
          <table:table-cell office:value-type="float" office:value="330.62" calcext:value-type="float">
            <text:p>330.62</text:p>
          </table:table-cell>
          <table:table-cell table:formula="of:=+[.H256]-[.G256]" office:value-type="float" office:value="29.62" calcext:value-type="float">
            <text:p>29.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75" calcext:value-type="float">
            <text:p>75</text:p>
          </table:table-cell>
          <table:table-cell table:formula="of:=+[.D229]*[.$K$3]" office:value-type="float" office:value="50.6345137877646" calcext:value-type="float">
            <text:p>50.6345137877646</text:p>
          </table:table-cell>
          <table:table-cell table:formula="of:=+[.E256]-([.C257]-[.C256])/[.C256]*[.E256]/2" office:value-type="float" office:value="0.015" calcext:value-type="float">
            <text:p>0.015</text:p>
          </table:table-cell>
          <table:table-cell table:formula="of:=+[.F256]+([.C257]-[.C256])/[.C257]*[.F256]/2" office:value-type="float" office:value="0.0291666666666667" calcext:value-type="float">
            <text:p>0.029166666666667</text:p>
          </table:table-cell>
          <table:table-cell table:formula="of:=+[.D257]+[.E257]*[.C257]+[.F257]*[.$G$285]" office:value-type="float" office:value="401.759513787765" calcext:value-type="float">
            <text:p>401.759513787765</text:p>
          </table:table-cell>
          <table:table-cell office:value-type="float" office:value="427.95" calcext:value-type="float">
            <text:p>427.95</text:p>
          </table:table-cell>
          <table:table-cell table:formula="of:=+[.H257]-[.G257]" office:value-type="float" office:value="26.1904862122354" calcext:value-type="float">
            <text:p>26.19048621223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100" calcext:value-type="float">
            <text:p>100</text:p>
          </table:table-cell>
          <table:table-cell table:formula="of:=+[.D230]*[.$K$3]" office:value-type="float" office:value="108.992936458409" calcext:value-type="float">
            <text:p>108.992936458409</text:p>
          </table:table-cell>
          <table:table-cell table:formula="of:=+[.E257]-([.C258]-[.C257])/[.C257]*[.E257]/2" office:value-type="float" office:value="0.0125" calcext:value-type="float">
            <text:p>0.0125</text:p>
          </table:table-cell>
          <table:table-cell table:formula="of:=+[.F257]+([.C258]-[.C257])/[.C258]*[.F257]/2" office:value-type="float" office:value="0.0328125" calcext:value-type="float">
            <text:p>0.0328125</text:p>
          </table:table-cell>
          <table:table-cell table:formula="of:=+[.D258]+[.E258]*[.C258]+[.F258]*[.$G$285]" office:value-type="float" office:value="503.992936458409" calcext:value-type="float">
            <text:p>503.992936458409</text:p>
          </table:table-cell>
          <table:table-cell office:value-type="float" office:value="513.93" calcext:value-type="float">
            <text:p>513.93</text:p>
          </table:table-cell>
          <table:table-cell table:formula="of:=+[.H258]-[.G258]" office:value-type="float" office:value="9.93706354159133" calcext:value-type="float">
            <text:p>9.937063541591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200" calcext:value-type="float">
            <text:p>200</text:p>
          </table:table-cell>
          <table:table-cell table:formula="of:=+[.D231]*[.$K$3]" office:value-type="float" office:value="429.106049048853" calcext:value-type="float">
            <text:p>429.106049048853</text:p>
          </table:table-cell>
          <table:table-cell table:formula="of:=+[.E258]-([.C259]-[.C258])/[.C258]*[.E258]/2" office:value-type="float" office:value="0.00625" calcext:value-type="float">
            <text:p>0.00625</text:p>
          </table:table-cell>
          <table:table-cell table:formula="of:=+[.F258]+([.C259]-[.C258])/[.C259]*[.F258]/2" office:value-type="float" office:value="0.041015625" calcext:value-type="float">
            <text:p>0.041015625</text:p>
          </table:table-cell>
          <table:table-cell table:formula="of:=+[.D259]+[.E259]*[.C259]+[.F259]*[.$G$285]" office:value-type="float" office:value="922.543549048853" calcext:value-type="float">
            <text:p>922.543549048853</text:p>
          </table:table-cell>
          <table:table-cell office:value-type="float" office:value="798.88" calcext:value-type="float">
            <text:p>798.88</text:p>
          </table:table-cell>
          <table:table-cell table:formula="of:=+[.H259]-[.G259]" office:value-type="float" office:value="-123.663549048853" calcext:value-type="float">
            <text:p>-123.6635490488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300" calcext:value-type="float">
            <text:p>300</text:p>
          </table:table-cell>
          <table:table-cell table:formula="of:=+[.D232]*[.$K$3]" office:value-type="float" office:value="600.748468668394" calcext:value-type="float">
            <text:p>600.748468668394</text:p>
          </table:table-cell>
          <table:table-cell table:formula="of:=+[.E259]-([.C260]-[.C259])/[.C259]*[.E259]/2" office:value-type="float" office:value="0.0046875" calcext:value-type="float">
            <text:p>0.0046875</text:p>
          </table:table-cell>
          <table:table-cell table:formula="of:=+[.F259]+([.C260]-[.C259])/[.C260]*[.F259]/2" office:value-type="float" office:value="0.0478515625" calcext:value-type="float">
            <text:p>0.0478515625</text:p>
          </table:table-cell>
          <table:table-cell table:formula="of:=+[.D260]+[.E260]*[.C260]+[.F260]*[.$G$285]" office:value-type="float" office:value="1176.37346866839" calcext:value-type="float">
            <text:p>1176.37346866839</text:p>
          </table:table-cell>
          <table:table-cell office:value-type="float" office:value="1034.06" calcext:value-type="float">
            <text:p>1034.06</text:p>
          </table:table-cell>
          <table:table-cell table:formula="of:=+[.H260]-[.G260]" office:value-type="float" office:value="-142.313468668394" calcext:value-type="float">
            <text:p>-142.3134686683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400" calcext:value-type="float">
            <text:p>400</text:p>
          </table:table-cell>
          <table:table-cell table:formula="of:=+[.D233]*[.$K$3]" office:value-type="float" office:value="858.212098097706" calcext:value-type="float">
            <text:p>858.212098097706</text:p>
          </table:table-cell>
          <table:table-cell table:formula="of:=+[.E260]-([.C261]-[.C260])/[.C260]*[.E260]/2" office:value-type="float" office:value="0.00390625" calcext:value-type="float">
            <text:p>0.00390625</text:p>
          </table:table-cell>
          <table:table-cell table:formula="of:=+[.F260]+([.C261]-[.C260])/[.C261]*[.F260]/2" office:value-type="float" office:value="0.0538330078125" calcext:value-type="float">
            <text:p>0.0538330078125</text:p>
          </table:table-cell>
          <table:table-cell table:formula="of:=+[.D261]+[.E261]*[.C261]+[.F261]*[.$G$285]" office:value-type="float" office:value="1505.77069184771" calcext:value-type="float">
            <text:p>1505.77069184771</text:p>
          </table:table-cell>
          <table:table-cell office:value-type="float" office:value="1241.82" calcext:value-type="float">
            <text:p>1241.82</text:p>
          </table:table-cell>
          <table:table-cell table:formula="of:=+[.H261]-[.G261]" office:value-type="float" office:value="-263.950691847706" calcext:value-type="float">
            <text:p>-263.9506918477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500" calcext:value-type="float">
            <text:p>500</text:p>
          </table:table-cell>
          <table:table-cell table:formula="of:=+[.D234]*[.$K$3]" office:value-type="float" office:value="1029.85451771725" calcext:value-type="float">
            <text:p>1029.85451771725</text:p>
          </table:table-cell>
          <table:table-cell table:formula="of:=+[.E261]-([.C262]-[.C261])/[.C261]*[.E261]/2" office:value-type="float" office:value="0.00341796875" calcext:value-type="float">
            <text:p>0.00341796875</text:p>
          </table:table-cell>
          <table:table-cell table:formula="of:=+[.F261]+([.C262]-[.C261])/[.C262]*[.F261]/2" office:value-type="float" office:value="0.05921630859375" calcext:value-type="float">
            <text:p>0.05921630859375</text:p>
          </table:table-cell>
          <table:table-cell table:formula="of:=+[.D262]+[.E262]*[.C262]+[.F262]*[.$G$285]" office:value-type="float" office:value="1742.15920521725" calcext:value-type="float">
            <text:p>1742.15920521725</text:p>
          </table:table-cell>
          <table:table-cell office:value-type="float" office:value="1431.3" calcext:value-type="float">
            <text:p>1431.3</text:p>
          </table:table-cell>
          <table:table-cell table:formula="of:=+[.H262]-[.G262]" office:value-type="float" office:value="-310.859205217247" calcext:value-type="float">
            <text:p>-310.8592052172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600" calcext:value-type="float">
            <text:p>600</text:p>
          </table:table-cell>
          <table:table-cell table:formula="of:=+[.D235]*[.$K$3]" office:value-type="float" office:value="1287.31814714656" calcext:value-type="float">
            <text:p>1287.31814714656</text:p>
          </table:table-cell>
          <table:table-cell table:formula="of:=+[.E262]-([.C263]-[.C262])/[.C262]*[.E262]/2" office:value-type="float" office:value="0.003076171875" calcext:value-type="float">
            <text:p>0.003076171875</text:p>
          </table:table-cell>
          <table:table-cell table:formula="of:=+[.F262]+([.C263]-[.C262])/[.C263]*[.F262]/2" office:value-type="float" office:value="0.0641510009765625" calcext:value-type="float">
            <text:p>0.064151000976563</text:p>
          </table:table-cell>
          <table:table-cell table:formula="of:=+[.D263]+[.E263]*[.C263]+[.F263]*[.$G$285]" office:value-type="float" office:value="2058.97586199031" calcext:value-type="float">
            <text:p>2058.97586199031</text:p>
          </table:table-cell>
          <table:table-cell office:value-type="float" office:value="1607.4" calcext:value-type="float">
            <text:p>1607.4</text:p>
          </table:table-cell>
          <table:table-cell table:formula="of:=+[.H263]-[.G263]" office:value-type="float" office:value="-451.575861990309" calcext:value-type="float">
            <text:p>-451.5758619903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700" calcext:value-type="float">
            <text:p>700</text:p>
          </table:table-cell>
          <table:table-cell table:formula="of:=+[.D236]*[.$K$3]" office:value-type="float" office:value="1458.9605667661" calcext:value-type="float">
            <text:p>1458.9605667661</text:p>
          </table:table-cell>
          <table:table-cell table:formula="of:=+[.E263]-([.C264]-[.C263])/[.C263]*[.E263]/2" office:value-type="float" office:value="0.00281982421875" calcext:value-type="float">
            <text:p>0.00281982421875</text:p>
          </table:table-cell>
          <table:table-cell table:formula="of:=+[.F263]+([.C264]-[.C263])/[.C264]*[.F263]/2" office:value-type="float" office:value="0.0687332153320313" calcext:value-type="float">
            <text:p>0.068733215332031</text:p>
          </table:table-cell>
          <table:table-cell table:formula="of:=+[.D264]+[.E264]*[.C264]+[.F264]*[.$G$285]" office:value-type="float" office:value="2285.7330277036" calcext:value-type="float">
            <text:p>2285.7330277036</text:p>
          </table:table-cell>
          <table:table-cell office:value-type="float" office:value="1773.08" calcext:value-type="float">
            <text:p>1773.08</text:p>
          </table:table-cell>
          <table:table-cell table:formula="of:=+[.H264]-[.G264]" office:value-type="float" office:value="-512.6530277036" calcext:value-type="float">
            <text:p>-512.65302770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800" calcext:value-type="float">
            <text:p>800</text:p>
          </table:table-cell>
          <table:table-cell table:formula="of:=+[.D237]*[.$K$3]" office:value-type="float" office:value="1544.78177657587" calcext:value-type="float">
            <text:p>1544.78177657587</text:p>
          </table:table-cell>
          <table:table-cell table:formula="of:=+[.E264]-([.C265]-[.C264])/[.C264]*[.E264]/2" office:value-type="float" office:value="0.002618408203125" calcext:value-type="float">
            <text:p>0.002618408203125</text:p>
          </table:table-cell>
          <table:table-cell table:formula="of:=+[.F264]+([.C265]-[.C264])/[.C265]*[.F264]/2" office:value-type="float" office:value="0.0730290412902832" calcext:value-type="float">
            <text:p>0.073029041290283</text:p>
          </table:table-cell>
          <table:table-cell table:formula="of:=+[.D265]+[.E265]*[.C265]+[.F265]*[.$G$285]" office:value-type="float" office:value="2423.22499862177" calcext:value-type="float">
            <text:p>2423.22499862177</text:p>
          </table:table-cell>
          <table:table-cell office:value-type="float" office:value="1930.34" calcext:value-type="float">
            <text:p>1930.34</text:p>
          </table:table-cell>
          <table:table-cell table:formula="of:=+[.H265]-[.G265]" office:value-type="float" office:value="-492.884998621769" calcext:value-type="float">
            <text:p>-492.8849986217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900" calcext:value-type="float">
            <text:p>900</text:p>
          </table:table-cell>
          <table:table-cell table:formula="of:=+[.D238]*[.$K$3]" office:value-type="float" office:value="1716.42419619541" calcext:value-type="float">
            <text:p>1716.42419619541</text:p>
          </table:table-cell>
          <table:table-cell table:formula="of:=+[.E265]-([.C266]-[.C265])/[.C265]*[.E265]/2" office:value-type="float" office:value="0.00245475769042969" calcext:value-type="float">
            <text:p>0.00245475769043</text:p>
          </table:table-cell>
          <table:table-cell table:formula="of:=+[.F265]+([.C266]-[.C265])/[.C266]*[.F265]/2" office:value-type="float" office:value="0.0770862102508545" calcext:value-type="float">
            <text:p>0.077086210250855</text:p>
          </table:table-cell>
          <table:table-cell table:formula="of:=+[.D266]+[.E266]*[.C266]+[.F266]*[.$G$285]" office:value-type="float" office:value="2643.66800112705" calcext:value-type="float">
            <text:p>2643.66800112705</text:p>
          </table:table-cell>
          <table:table-cell office:value-type="float" office:value="2080.6" calcext:value-type="float">
            <text:p>2080.6</text:p>
          </table:table-cell>
          <table:table-cell table:formula="of:=+[.H266]-[.G266]" office:value-type="float" office:value="-563.068001127052" calcext:value-type="float">
            <text:p>-563.0680011270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1000" calcext:value-type="float">
            <text:p>1000</text:p>
          </table:table-cell>
          <table:table-cell table:formula="of:=+[.D239]*[.$K$3]" office:value-type="float" office:value="1802.24540600518" calcext:value-type="float">
            <text:p>1802.24540600518</text:p>
          </table:table-cell>
          <table:table-cell table:formula="of:=+[.E266]-([.C267]-[.C266])/[.C266]*[.E266]/2" office:value-type="float" office:value="0.00231838226318359" calcext:value-type="float">
            <text:p>0.002318382263184</text:p>
          </table:table-cell>
          <table:table-cell table:formula="of:=+[.F266]+([.C267]-[.C266])/[.C267]*[.F266]/2" office:value-type="float" office:value="0.0809405207633972" calcext:value-type="float">
            <text:p>0.080940520763397</text:p>
          </table:table-cell>
          <table:table-cell table:formula="of:=+[.D267]+[.E267]*[.C267]+[.F267]*[.$G$285]" office:value-type="float" office:value="2775.85003742913" calcext:value-type="float">
            <text:p>2775.85003742913</text:p>
          </table:table-cell>
          <table:table-cell office:value-type="float" office:value="2224.89" calcext:value-type="float">
            <text:p>2224.89</text:p>
          </table:table-cell>
          <table:table-cell table:formula="of:=+[.H267]-[.G267]" office:value-type="float" office:value="-550.960037429133" calcext:value-type="float">
            <text:p>-550.9600374291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1250" calcext:value-type="float">
            <text:p>1250</text:p>
          </table:table-cell>
          <table:table-cell table:formula="of:=+[.D240]*[.$K$3]" office:value-type="float" office:value="2059.70903543449" calcext:value-type="float">
            <text:p>2059.70903543449</text:p>
          </table:table-cell>
          <table:table-cell table:formula="of:=+[.E267]-([.C268]-[.C267])/[.C267]*[.E267]/2" office:value-type="float" office:value="0.00202858448028564" calcext:value-type="float">
            <text:p>0.002028584480286</text:p>
          </table:table-cell>
          <table:table-cell table:formula="of:=+[.F267]+([.C268]-[.C267])/[.C268]*[.F267]/2" office:value-type="float" office:value="0.0890345728397369" calcext:value-type="float">
            <text:p>0.089034572839737</text:p>
          </table:table-cell>
          <table:table-cell table:formula="of:=+[.D268]+[.E268]*[.C268]+[.F268]*[.$G$285]" office:value-type="float" office:value="3130.65964011169" calcext:value-type="float">
            <text:p>3130.65964011169</text:p>
          </table:table-cell>
          <table:table-cell office:value-type="float" office:value="2564.38" calcext:value-type="float">
            <text:p>2564.38</text:p>
          </table:table-cell>
          <table:table-cell table:formula="of:=+[.H268]-[.G268]" office:value-type="float" office:value="-566.279640111694" calcext:value-type="float">
            <text:p>-566.2796401116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1500" calcext:value-type="float">
            <text:p>1500</text:p>
          </table:table-cell>
          <table:table-cell table:formula="of:=+[.D241]*[.$K$3]" office:value-type="float" office:value="2317.17266486381" calcext:value-type="float">
            <text:p>2317.17266486381</text:p>
          </table:table-cell>
          <table:table-cell table:formula="of:=+[.E268]-([.C269]-[.C268])/[.C268]*[.E268]/2" office:value-type="float" office:value="0.00182572603225708" calcext:value-type="float">
            <text:p>0.001825726032257</text:p>
          </table:table-cell>
          <table:table-cell table:formula="of:=+[.F268]+([.C269]-[.C268])/[.C269]*[.F268]/2" office:value-type="float" office:value="0.0964541205763817" calcext:value-type="float">
            <text:p>0.096454120576382</text:p>
          </table:table-cell>
          <table:table-cell table:formula="of:=+[.D269]+[.E269]*[.C269]+[.F269]*[.$G$285]" office:value-type="float" office:value="3477.36070082877" calcext:value-type="float">
            <text:p>3477.36070082877</text:p>
          </table:table-cell>
          <table:table-cell office:value-type="float" office:value="2879.87" calcext:value-type="float">
            <text:p>2879.87</text:p>
          </table:table-cell>
          <table:table-cell table:formula="of:=+[.H269]-[.G269]" office:value-type="float" office:value="-597.490700828771" calcext:value-type="float">
            <text:p>-597.4907008287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1750" calcext:value-type="float">
            <text:p>1750</text:p>
          </table:table-cell>
          <table:table-cell table:formula="of:=+[.D242]*[.$K$3]" office:value-type="float" office:value="2574.63629429312" calcext:value-type="float">
            <text:p>2574.63629429312</text:p>
          </table:table-cell>
          <table:table-cell table:formula="of:=+[.E269]-([.C270]-[.C269])/[.C269]*[.E269]/2" office:value-type="float" office:value="0.00167358219623566" calcext:value-type="float">
            <text:p>0.001673582196236</text:p>
          </table:table-cell>
          <table:table-cell table:formula="of:=+[.F269]+([.C270]-[.C269])/[.C270]*[.F269]/2" office:value-type="float" office:value="0.103343700617552" calcext:value-type="float">
            <text:p>0.103343700617552</text:p>
          </table:table-cell>
          <table:table-cell table:formula="of:=+[.D270]+[.E270]*[.C270]+[.F270]*[.$G$285]" office:value-type="float" office:value="3817.68947054715" calcext:value-type="float">
            <text:p>3817.68947054715</text:p>
          </table:table-cell>
          <table:table-cell office:value-type="float" office:value="3176.71" calcext:value-type="float">
            <text:p>3176.71</text:p>
          </table:table-cell>
          <table:table-cell table:formula="of:=+[.H270]-[.G270]" office:value-type="float" office:value="-640.979470547151" calcext:value-type="float">
            <text:p>-640.9794705471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2000" calcext:value-type="float">
            <text:p>2000</text:p>
          </table:table-cell>
          <table:table-cell table:formula="of:=+[.D243]*[.$K$3]" office:value-type="float" office:value="2746.27871391266" calcext:value-type="float">
            <text:p>2746.27871391266</text:p>
          </table:table-cell>
          <table:table-cell table:formula="of:=+[.E270]-([.C271]-[.C270])/[.C270]*[.E270]/2" office:value-type="float" office:value="0.00155404061079025" calcext:value-type="float">
            <text:p>0.00155404061079</text:p>
          </table:table-cell>
          <table:table-cell table:formula="of:=+[.F270]+([.C271]-[.C270])/[.C271]*[.F270]/2" office:value-type="float" office:value="0.109802681906149" calcext:value-type="float">
            <text:p>0.109802681906149</text:p>
          </table:table-cell>
          <table:table-cell table:formula="of:=+[.D271]+[.E271]*[.C271]+[.F271]*[.$G$285]" office:value-type="float" office:value="4067.01897800802" calcext:value-type="float">
            <text:p>4067.01897800802</text:p>
          </table:table-cell>
          <table:table-cell office:value-type="float" office:value="3458.47" calcext:value-type="float">
            <text:p>3458.47</text:p>
          </table:table-cell>
          <table:table-cell table:formula="of:=+[.H271]-[.G271]" office:value-type="float" office:value="-608.548978008024" calcext:value-type="float">
            <text:p>-608.5489780080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2500" calcext:value-type="float">
            <text:p>2500</text:p>
          </table:table-cell>
          <table:table-cell table:formula="of:=+[.D244]*[.$K$3]" office:value-type="float" office:value="3175.38476296151" calcext:value-type="float">
            <text:p>3175.38476296151</text:p>
          </table:table-cell>
          <table:table-cell table:formula="of:=+[.E271]-([.C272]-[.C271])/[.C271]*[.E271]/2" office:value-type="float" office:value="0.00135978553444147" calcext:value-type="float">
            <text:p>0.001359785534441</text:p>
          </table:table-cell>
          <table:table-cell table:formula="of:=+[.F271]+([.C272]-[.C271])/[.C272]*[.F271]/2" office:value-type="float" office:value="0.120782950096764" calcext:value-type="float">
            <text:p>0.120782950096764</text:p>
          </table:table-cell>
          <table:table-cell table:formula="of:=+[.D272]+[.E272]*[.C272]+[.F272]*[.$G$285]" office:value-type="float" office:value="4628.17962795878" calcext:value-type="float">
            <text:p>4628.17962795878</text:p>
          </table:table-cell>
          <table:table-cell office:value-type="float" office:value="3986.19" calcext:value-type="float">
            <text:p>3986.19</text:p>
          </table:table-cell>
          <table:table-cell table:formula="of:=+[.H272]-[.G272]" office:value-type="float" office:value="-641.989627958779" calcext:value-type="float">
            <text:p>-641.9896279587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3000" calcext:value-type="float">
            <text:p>3000</text:p>
          </table:table-cell>
          <table:table-cell table:formula="of:=+[.D245]*[.$K$3]" office:value-type="float" office:value="3432.84839239082" calcext:value-type="float">
            <text:p>3432.84839239082</text:p>
          </table:table-cell>
          <table:table-cell table:formula="of:=+[.E272]-([.C273]-[.C272])/[.C272]*[.E272]/2" office:value-type="float" office:value="0.00122380698099732" calcext:value-type="float">
            <text:p>0.001223806980997</text:p>
          </table:table-cell>
          <table:table-cell table:formula="of:=+[.F272]+([.C273]-[.C272])/[.C273]*[.F272]/2" office:value-type="float" office:value="0.130848195938161" calcext:value-type="float">
            <text:p>0.130848195938161</text:p>
          </table:table-cell>
          <table:table-cell table:formula="of:=+[.D273]+[.E273]*[.C273]+[.F273]*[.$G$285]" office:value-type="float" office:value="5006.69816459174" calcext:value-type="float">
            <text:p>5006.69816459174</text:p>
          </table:table-cell>
          <table:table-cell office:value-type="float" office:value="4476.61" calcext:value-type="float">
            <text:p>4476.61</text:p>
          </table:table-cell>
          <table:table-cell table:formula="of:=+[.H273]-[.G273]" office:value-type="float" office:value="-530.088164591743" calcext:value-type="float">
            <text:p>-530.0881645917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3500" calcext:value-type="float">
            <text:p>3500</text:p>
          </table:table-cell>
          <table:table-cell table:formula="of:=+[.D246]*[.$K$3]" office:value-type="float" office:value="4119.41807086899" calcext:value-type="float">
            <text:p>4119.41807086899</text:p>
          </table:table-cell>
          <table:table-cell table:formula="of:=+[.E273]-([.C274]-[.C273])/[.C273]*[.E273]/2" office:value-type="float" office:value="0.00112182306591421" calcext:value-type="float">
            <text:p>0.001121823065914</text:p>
          </table:table-cell>
          <table:table-cell table:formula="of:=+[.F273]+([.C274]-[.C273])/[.C274]*[.F273]/2" office:value-type="float" office:value="0.140194495648029" calcext:value-type="float">
            <text:p>0.140194495648029</text:p>
          </table:table-cell>
          <table:table-cell table:formula="of:=+[.D274]+[.E274]*[.C274]+[.F274]*[.$G$285]" office:value-type="float" office:value="5805.67839937604" calcext:value-type="float">
            <text:p>5805.67839937604</text:p>
          </table:table-cell>
          <table:table-cell office:value-type="float" office:value="4938.03" calcext:value-type="float">
            <text:p>4938.03</text:p>
          </table:table-cell>
          <table:table-cell table:formula="of:=+[.H274]-[.G274]" office:value-type="float" office:value="-867.648399376039" calcext:value-type="float">
            <text:p>-867.6483993760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4000" calcext:value-type="float">
            <text:p>4000</text:p>
          </table:table-cell>
          <table:table-cell table:formula="of:=+[.D247]*[.$K$3]" office:value-type="float" office:value="4462.70291010807" calcext:value-type="float">
            <text:p>4462.70291010807</text:p>
          </table:table-cell>
          <table:table-cell table:formula="of:=+[.E274]-([.C275]-[.C274])/[.C274]*[.E274]/2" office:value-type="float" office:value="0.00104169284692034" calcext:value-type="float">
            <text:p>0.00104169284692</text:p>
          </table:table-cell>
          <table:table-cell table:formula="of:=+[.F274]+([.C275]-[.C274])/[.C275]*[.F274]/2" office:value-type="float" office:value="0.148956651626031" calcext:value-type="float">
            <text:p>0.148956651626031</text:p>
          </table:table-cell>
          <table:table-cell table:formula="of:=+[.D275]+[.E275]*[.C275]+[.F275]*[.$G$285]" office:value-type="float" office:value="6254.34950100812" calcext:value-type="float">
            <text:p>6254.34950100812</text:p>
          </table:table-cell>
          <table:table-cell office:value-type="float" office:value="5376.01" calcext:value-type="float">
            <text:p>5376.01</text:p>
          </table:table-cell>
          <table:table-cell table:formula="of:=+[.H275]-[.G275]" office:value-type="float" office:value="-878.339501008123" calcext:value-type="float">
            <text:p>-878.3395010081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5000" calcext:value-type="float">
            <text:p>5000</text:p>
          </table:table-cell>
          <table:table-cell table:formula="of:=+[.D248]*[.$K$3]" office:value-type="float" office:value="4977.63016896669" calcext:value-type="float">
            <text:p>4977.63016896669</text:p>
          </table:table-cell>
          <table:table-cell table:formula="of:=+[.E275]-([.C276]-[.C275])/[.C275]*[.E275]/2" office:value-type="float" office:value="0.000911481241055299" calcext:value-type="float">
            <text:p>0.000911481241055</text:p>
          </table:table-cell>
          <table:table-cell table:formula="of:=+[.F275]+([.C276]-[.C275])/[.C276]*[.F275]/2" office:value-type="float" office:value="0.163852316788634" calcext:value-type="float">
            <text:p>0.163852316788634</text:p>
          </table:table-cell>
          <table:table-cell table:formula="of:=+[.D276]+[.E276]*[.C276]+[.F276]*[.$G$285]" office:value-type="float" office:value="6948.41537663558" calcext:value-type="float">
            <text:p>6948.41537663558</text:p>
          </table:table-cell>
          <table:table-cell office:value-type="float" office:value="6196.32" calcext:value-type="float">
            <text:p>6196.32</text:p>
          </table:table-cell>
          <table:table-cell table:formula="of:=+[.H276]-[.G276]" office:value-type="float" office:value="-752.09537663558" calcext:value-type="float">
            <text:p>-752.095376635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6000" calcext:value-type="float">
            <text:p>6000</text:p>
          </table:table-cell>
          <table:table-cell table:formula="of:=+[.D249]*[.$K$3]" office:value-type="float" office:value="5578.37863763509" calcext:value-type="float">
            <text:p>5578.37863763509</text:p>
          </table:table-cell>
          <table:table-cell table:formula="of:=+[.E276]-([.C277]-[.C276])/[.C276]*[.E276]/2" office:value-type="float" office:value="0.000820333116949769" calcext:value-type="float">
            <text:p>0.00082033311695</text:p>
          </table:table-cell>
          <table:table-cell table:formula="of:=+[.F276]+([.C277]-[.C276])/[.C277]*[.F276]/2" office:value-type="float" office:value="0.17750667652102" calcext:value-type="float">
            <text:p>0.17750667652102</text:p>
          </table:table-cell>
          <table:table-cell table:formula="of:=+[.D277]+[.E277]*[.C277]+[.F277]*[.$G$285]" office:value-type="float" office:value="7713.38075458903" calcext:value-type="float">
            <text:p>7713.38075458903</text:p>
          </table:table-cell>
          <table:table-cell office:value-type="float" office:value="6958.65" calcext:value-type="float">
            <text:p>6958.65</text:p>
          </table:table-cell>
          <table:table-cell table:formula="of:=+[.H277]-[.G277]" office:value-type="float" office:value="-754.730754589032" calcext:value-type="float">
            <text:p>-754.7307545890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7000" calcext:value-type="float">
            <text:p>7000</text:p>
          </table:table-cell>
          <table:table-cell table:formula="of:=+[.D250]*[.$K$3]" office:value-type="float" office:value="6007.48468668394" calcext:value-type="float">
            <text:p>6007.48468668394</text:p>
          </table:table-cell>
          <table:table-cell table:formula="of:=+[.E277]-([.C278]-[.C277])/[.C277]*[.E277]/2" office:value-type="float" office:value="0.000751972023870621" calcext:value-type="float">
            <text:p>0.000751972023871</text:p>
          </table:table-cell>
          <table:table-cell table:formula="of:=+[.F277]+([.C278]-[.C277])/[.C278]*[.F277]/2" office:value-type="float" office:value="0.19018572484395" calcext:value-type="float">
            <text:p>0.19018572484395</text:p>
          </table:table-cell>
          <table:table-cell table:formula="of:=+[.D278]+[.E278]*[.C278]+[.F278]*[.$G$285]" office:value-type="float" office:value="8294.97718897844" calcext:value-type="float">
            <text:p>8294.97718897844</text:p>
          </table:table-cell>
          <table:table-cell office:value-type="float" office:value="7675.92" calcext:value-type="float">
            <text:p>7675.92</text:p>
          </table:table-cell>
          <table:table-cell table:formula="of:=+[.H278]-[.G278]" office:value-type="float" office:value="-619.057188978439" calcext:value-type="float">
            <text:p>-619.0571889784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8000" calcext:value-type="float">
            <text:p>8000</text:p>
          </table:table-cell>
          <table:table-cell table:formula="of:=+[.D251]*[.$K$3]" office:value-type="float" office:value="6350.76952592302" calcext:value-type="float">
            <text:p>6350.76952592302</text:p>
          </table:table-cell>
          <table:table-cell table:formula="of:=+[.E278]-([.C279]-[.C278])/[.C278]*[.E278]/2" office:value-type="float" office:value="0.000698259736451291" calcext:value-type="float">
            <text:p>0.000698259736451</text:p>
          </table:table-cell>
          <table:table-cell table:formula="of:=+[.F278]+([.C279]-[.C278])/[.C279]*[.F278]/2" office:value-type="float" office:value="0.202072332646697" calcext:value-type="float">
            <text:p>0.202072332646697</text:p>
          </table:table-cell>
          <table:table-cell table:formula="of:=+[.D279]+[.E279]*[.C279]+[.F279]*[.$G$285]" office:value-type="float" office:value="8781.223595575" calcext:value-type="float">
            <text:p>8781.223595575</text:p>
          </table:table-cell>
          <table:table-cell office:value-type="float" office:value="8356.73" calcext:value-type="float">
            <text:p>8356.73</text:p>
          </table:table-cell>
          <table:table-cell table:formula="of:=+[.H279]-[.G279]" office:value-type="float" office:value="-424.493595575001" calcext:value-type="float">
            <text:p>-424.493595575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9000" calcext:value-type="float">
            <text:p>9000</text:p>
          </table:table-cell>
          <table:table-cell table:formula="of:=+[.D252]*[.$K$3]" office:value-type="float" office:value="6694.05436516211" calcext:value-type="float">
            <text:p>6694.05436516211</text:p>
          </table:table-cell>
          <table:table-cell table:formula="of:=+[.E279]-([.C280]-[.C279])/[.C279]*[.E279]/2" office:value-type="float" office:value="0.000654618502923086" calcext:value-type="float">
            <text:p>0.000654618502923</text:p>
          </table:table-cell>
          <table:table-cell table:formula="of:=+[.F279]+([.C280]-[.C279])/[.C280]*[.F279]/2" office:value-type="float" office:value="0.213298573349292" calcext:value-type="float">
            <text:p>0.213298573349292</text:p>
          </table:table-cell>
          <table:table-cell table:formula="of:=+[.D280]+[.E280]*[.C280]+[.F280]*[.$G$285]" office:value-type="float" office:value="9259.52881187991" calcext:value-type="float">
            <text:p>9259.52881187991</text:p>
          </table:table-cell>
          <table:table-cell office:value-type="float" office:value="9007.21" calcext:value-type="float">
            <text:p>9007.21</text:p>
          </table:table-cell>
          <table:table-cell table:formula="of:=+[.H280]-[.G280]" office:value-type="float" office:value="-252.318811879912" calcext:value-type="float">
            <text:p>-252.3188118799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10000" calcext:value-type="float">
            <text:p>10000</text:p>
          </table:table-cell>
          <table:table-cell table:formula="of:=+[.D253]*[.$K$3]" office:value-type="float" office:value="7123.16041421096" calcext:value-type="float">
            <text:p>7123.16041421096</text:p>
          </table:table-cell>
          <table:table-cell table:formula="of:=+[.E280]-([.C281]-[.C280])/[.C280]*[.E280]/2" office:value-type="float" office:value="0.000618250808316247" calcext:value-type="float">
            <text:p>0.000618250808316</text:p>
          </table:table-cell>
          <table:table-cell table:formula="of:=+[.F280]+([.C281]-[.C280])/[.C281]*[.F280]/2" office:value-type="float" office:value="0.223963502016756" calcext:value-type="float">
            <text:p>0.223963502016756</text:p>
          </table:table-cell>
          <table:table-cell table:formula="of:=+[.D281]+[.E281]*[.C281]+[.F281]*[.$G$285]" office:value-type="float" office:value="9816.90494649519" calcext:value-type="float">
            <text:p>9816.90494649519</text:p>
          </table:table-cell>
          <table:table-cell office:value-type="float" office:value="9631.87" calcext:value-type="float">
            <text:p>9631.87</text:p>
          </table:table-cell>
          <table:table-cell table:formula="of:=+[.H281]-[.G281]" office:value-type="float" office:value="-185.034946495192" calcext:value-type="float">
            <text:p>-185.0349464951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15000" calcext:value-type="float">
            <text:p>15000</text:p>
          </table:table-cell>
          <table:table-cell table:formula="of:=+[.D254]*[.$K$3]" office:value-type="float" office:value="9393.13141367939" calcext:value-type="float">
            <text:p>9393.13141367939</text:p>
          </table:table-cell>
          <table:table-cell table:formula="of:=+[.E281]-([.C282]-[.C281])/[.C281]*[.E281]/2" office:value-type="float" office:value="0.000463688106237186" calcext:value-type="float">
            <text:p>0.000463688106237</text:p>
          </table:table-cell>
          <table:table-cell table:formula="of:=+[.F281]+([.C282]-[.C281])/[.C282]*[.F281]/2" office:value-type="float" office:value="0.261290752352882" calcext:value-type="float">
            <text:p>0.261290752352882</text:p>
          </table:table-cell>
          <table:table-cell table:formula="of:=+[.D282]+[.E282]*[.C282]+[.F282]*[.$G$285]" office:value-type="float" office:value="12535.5757635075" calcext:value-type="float">
            <text:p>12535.5757635075</text:p>
          </table:table-cell>
          <table:table-cell office:value-type="float" office:value="12467.38" calcext:value-type="float">
            <text:p>12467.38</text:p>
          </table:table-cell>
          <table:table-cell table:formula="of:=+[.H282]-[.G282]" office:value-type="float" office:value="-68.1957635075305" calcext:value-type="float">
            <text:p>-68.19576350753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24000" calcext:value-type="float">
            <text:p>24000</text:p>
          </table:table-cell>
          <table:table-cell table:formula="of:=+[.D255]*[.$K$3]" office:value-type="float" office:value="12967.5848022563" calcext:value-type="float">
            <text:p>12967.5848022563</text:p>
          </table:table-cell>
          <table:table-cell table:formula="of:=+[.E282]-([.C283]-[.C282])/[.C282]*[.E282]/2" office:value-type="float" office:value="0.00032458167436603" calcext:value-type="float">
            <text:p>0.000324581674366</text:p>
          </table:table-cell>
          <table:table-cell table:formula="of:=+[.F282]+([.C283]-[.C282])/[.C283]*[.F282]/2" office:value-type="float" office:value="0.310282768419047" calcext:value-type="float">
            <text:p>0.310282768419047</text:p>
          </table:table-cell>
          <table:table-cell table:formula="of:=+[.D283]+[.E283]*[.C283]+[.F283]*[.$G$285]" office:value-type="float" office:value="16698.7679834697" calcext:value-type="float">
            <text:p>16698.7679834697</text:p>
          </table:table-cell>
          <table:table-cell office:value-type="float" office:value="16814.26" calcext:value-type="float">
            <text:p>16814.26</text:p>
          </table:table-cell>
          <table:table-cell table:formula="of:=+[.H283]-[.G283]" office:value-type="float" office:value="115.492016530312" calcext:value-type="float">
            <text:p>115.492016530312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float" office:value="12000" calcext:value-type="float">
            <text:p>12000</text:p>
          </table:table-cell>
          <table:table-cell table:number-columns-repeated="6"/>
        </table:table-row>
      </table:table>
      <table:table table:name="Cost structures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tructure vehicle 1 (24‘ kg)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ixed costs</text:p>
          </table:table-cell>
          <table:table-cell/>
          <table:table-cell office:value-type="float" office:value="2" calcext:value-type="float">
            <text:p>2</text:p>
          </table:table-cell>
          <table:table-cell table:formula="of:=+[.D4]*[.D7]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weight interval</text:p>
          </table:table-cell>
          <table:table-cell office:value-type="string" calcext:value-type="string">
            <text:p>fixed costs</text:p>
          </table:table-cell>
          <table:table-cell office:value-type="string" calcext:value-type="string">
            <text:p>cost per kg</text:p>
          </table:table-cell>
          <table:table-cell office:value-type="string" calcext:value-type="string">
            <text:p>cost per km</text:p>
          </table:table-cell>
          <table:table-cell office:value-type="string" calcext:value-type="string">
            <text:p>total cost full load/max dist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+[.C7]+[.D7]*[.B7]+[.E7]*[.A7]" office:value-type="float" office:value="25" calcext:value-type="float">
            <text:p>25</text:p>
          </table:table-cell>
          <table:table-cell office:value-type="float" office:value="26.27" calcext:value-type="float">
            <text:p>26.27</text:p>
          </table:table-cell>
          <table:table-cell table:formula="of:=+MATCH([.B7];['file:///home/preben/repo/master/java/res/AT-DE_W-tariffs_LTL.csv'#$'AT-DE_W-tariffs_LTL'.C2:.C281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.155" calcext:value-type="float">
            <text:p>0.155</text:p>
          </table:table-cell>
          <table:table-cell office:value-type="float" office:value="0" calcext:value-type="float">
            <text:p>0</text:p>
          </table:table-cell>
          <table:table-cell table:formula="of:=+[.C8]+[.D8]*[.B8]+[.E8]*[.A8]" office:value-type="float" office:value="36" calcext:value-type="float">
            <text:p>36</text:p>
          </table:table-cell>
          <table:table-cell office:value-type="float" office:value="35.85" calcext:value-type="float">
            <text:p>35.8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  <table:table-cell table:formula="of:=+[.C9]+[.D9]*[.B9]+[.E9]*[.A9]" office:value-type="float" office:value="52.5" calcext:value-type="float">
            <text:p>52.5</text:p>
          </table:table-cell>
          <table:table-cell office:value-type="float" office:value="54.07" calcext:value-type="float">
            <text:p>54.0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.068" calcext:value-type="float">
            <text:p>0.068</text:p>
          </table:table-cell>
          <table:table-cell office:value-type="float" office:value="0" calcext:value-type="float">
            <text:p>0</text:p>
          </table:table-cell>
          <table:table-cell table:formula="of:=+[.C10]+[.D10]*[.B10]+[.E10]*[.A10]" office:value-type="float" office:value="73" calcext:value-type="float">
            <text:p>73</text:p>
          </table:table-cell>
          <table:table-cell office:value-type="float" office:value="73.79" calcext:value-type="float">
            <text:p>73.7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table:formula="of:=+[.C11]+[.D11]*[.B11]+[.E11]*[.A11]" office:value-type="float" office:value="100" calcext:value-type="float">
            <text:p>100</text:p>
          </table:table-cell>
          <table:table-cell office:value-type="float" office:value="100.7" calcext:value-type="float">
            <text:p>100.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0" calcext:value-type="float">
            <text:p>4000</text:p>
          </table:table-cell>
          <table:table-cell office:value-type="float" office:value="15" calcext:value-type="float">
            <text:p>15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+[.C12]+[.D12]*[.B12]+[.E12]*[.A12]" office:value-type="float" office:value="135" calcext:value-type="float">
            <text:p>135</text:p>
          </table:table-cell>
          <table:table-cell office:value-type="float" office:value="137.42" calcext:value-type="float">
            <text:p>137.4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00" calcext:value-type="float">
            <text:p>6000</text:p>
          </table:table-cell>
          <table:table-cell office:value-type="float" office:value="15" calcext:value-type="float">
            <text:p>15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+[.C13]+[.D13]*[.B13]+[.E13]*[.A13]" office:value-type="float" office:value="165" calcext:value-type="float">
            <text:p>165</text:p>
          </table:table-cell>
          <table:table-cell office:value-type="float" office:value="164.82" calcext:value-type="float">
            <text:p>164.8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table:formula="of:=+[.C14]+[.D14]*[.B14]+[.E14]*[.A14]" office:value-type="float" office:value="205" calcext:value-type="float">
            <text:p>205</text:p>
          </table:table-cell>
          <table:table-cell office:value-type="float" office:value="207.26" calcext:value-type="float">
            <text:p>207.2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000" calcext:value-type="float">
            <text:p>15000</text:p>
          </table:table-cell>
          <table:table-cell office:value-type="float" office:value="20" calcext:value-type="float">
            <text:p>2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formula="of:=+[.C15]+[.D15]*[.B15]+[.E15]*[.A15]" office:value-type="float" office:value="245" calcext:value-type="float">
            <text:p>245</text:p>
          </table:table-cell>
          <table:table-cell office:value-type="float" office:value="248.6" calcext:value-type="float">
            <text:p>248.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000" calcext:value-type="float">
            <text:p>24000</text:p>
          </table:table-cell>
          <table:table-cell office:value-type="float" office:value="30" calcext:value-type="float">
            <text:p>30</text:p>
          </table:table-cell>
          <table:table-cell office:value-type="float" office:value="0.0115" calcext:value-type="float">
            <text:p>0.0115</text:p>
          </table:table-cell>
          <table:table-cell office:value-type="float" office:value="0" calcext:value-type="float">
            <text:p>0</text:p>
          </table:table-cell>
          <table:table-cell table:formula="of:=+[.C16]+[.D16]*[.B16]+[.E16]*[.A16]" office:value-type="float" office:value="306" calcext:value-type="float">
            <text:p>306</text:p>
          </table:table-cell>
          <table:table-cell office:value-type="float" office:value="306.94" calcext:value-type="float">
            <text:p>306.94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2" calcext:value-type="float">
            <text:p>0.02</text:p>
          </table:table-cell>
          <table:table-cell table:formula="of:=+[.C17]+[.D17]*[.B17]+[.E17]*[.A17]" office:value-type="float" office:value="30" calcext:value-type="float">
            <text:p>30</text:p>
          </table:table-cell>
          <table:table-cell office:value-type="float" office:value="36.53" calcext:value-type="float">
            <text:p>36.53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formula="of:=+[.C8]*2+[.C17]" office:value-type="float" office:value="10" calcext:value-type="float">
            <text:p>10</text:p>
          </table:table-cell>
          <table:table-cell table:formula="of:=+[.D8]+0.0075" office:value-type="float" office:value="0.1625" calcext:value-type="float">
            <text:p>0.1625</text:p>
          </table:table-cell>
          <table:table-cell table:formula="of:=+[.$E$17]+[.E17]" office:value-type="float" office:value="0.04" calcext:value-type="float">
            <text:p>0.04</text:p>
          </table:table-cell>
          <table:table-cell table:formula="of:=+[.C18]+[.D18]*[.B18]+[.E18]*[.A18]" office:value-type="float" office:value="52.5" calcext:value-type="float">
            <text:p>52.5</text:p>
          </table:table-cell>
          <table:table-cell office:value-type="float" office:value="51.68" calcext:value-type="float">
            <text:p>51.68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table:formula="of:=+[.C9]*2" office:value-type="float" office:value="10" calcext:value-type="float">
            <text:p>10</text:p>
          </table:table-cell>
          <table:table-cell table:formula="of:=+[.D9]+0.0075" office:value-type="float" office:value="0.1025" calcext:value-type="float">
            <text:p>0.1025</text:p>
          </table:table-cell>
          <table:table-cell table:formula="of:=+[.$E$17]+[.E18]" office:value-type="float" office:value="0.06" calcext:value-type="float">
            <text:p>0.06</text:p>
          </table:table-cell>
          <table:table-cell table:formula="of:=+[.C19]+[.D19]*[.B19]+[.E19]*[.A19]" office:value-type="float" office:value="76.25" calcext:value-type="float">
            <text:p>76.25</text:p>
          </table:table-cell>
          <table:table-cell office:value-type="float" office:value="81.74" calcext:value-type="float">
            <text:p>81.74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formula="of:=+[.C10]*2" office:value-type="float" office:value="10" calcext:value-type="float">
            <text:p>10</text:p>
          </table:table-cell>
          <table:table-cell table:formula="of:=+[.D10]+0.0075" office:value-type="float" office:value="0.0755" calcext:value-type="float">
            <text:p>0.0755</text:p>
          </table:table-cell>
          <table:table-cell table:formula="of:=+[.$E$17]+[.E19]" office:value-type="float" office:value="0.08" calcext:value-type="float">
            <text:p>0.08</text:p>
          </table:table-cell>
          <table:table-cell table:formula="of:=+[.C20]+[.D20]*[.B20]+[.E20]*[.A20]" office:value-type="float" office:value="105.5" calcext:value-type="float">
            <text:p>105.5</text:p>
          </table:table-cell>
          <table:table-cell office:value-type="float" office:value="115.64" calcext:value-type="float">
            <text:p>115.64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00" calcext:value-type="float">
            <text:p>2000</text:p>
          </table:table-cell>
          <table:table-cell table:formula="of:=+[.C11]*2" office:value-type="float" office:value="20" calcext:value-type="float">
            <text:p>20</text:p>
          </table:table-cell>
          <table:table-cell table:formula="of:=+[.D11]+0.0075" office:value-type="float" office:value="0.0525" calcext:value-type="float">
            <text:p>0.0525</text:p>
          </table:table-cell>
          <table:table-cell table:formula="of:=+[.$E$17]+[.E20]" office:value-type="float" office:value="0.1" calcext:value-type="float">
            <text:p>0.1</text:p>
          </table:table-cell>
          <table:table-cell table:formula="of:=+[.C21]+[.D21]*[.B21]+[.E21]*[.A21]" office:value-type="float" office:value="150" calcext:value-type="float">
            <text:p>150</text:p>
          </table:table-cell>
          <table:table-cell office:value-type="float" office:value="163.59" calcext:value-type="float">
            <text:p>163.59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000" calcext:value-type="float">
            <text:p>4000</text:p>
          </table:table-cell>
          <table:table-cell table:formula="of:=+[.C12]*2" office:value-type="float" office:value="30" calcext:value-type="float">
            <text:p>30</text:p>
          </table:table-cell>
          <table:table-cell table:formula="of:=+[.D12]+0.0075" office:value-type="float" office:value="0.0375" calcext:value-type="float">
            <text:p>0.0375</text:p>
          </table:table-cell>
          <table:table-cell table:formula="of:=+[.$E$17]+[.E21]" office:value-type="float" office:value="0.12" calcext:value-type="float">
            <text:p>0.12</text:p>
          </table:table-cell>
          <table:table-cell table:formula="of:=+[.C22]+[.D22]*[.B22]+[.E22]*[.A22]" office:value-type="float" office:value="210" calcext:value-type="float">
            <text:p>210</text:p>
          </table:table-cell>
          <table:table-cell office:value-type="float" office:value="231.41" calcext:value-type="float">
            <text:p>231.41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000" calcext:value-type="float">
            <text:p>6000</text:p>
          </table:table-cell>
          <table:table-cell table:formula="of:=+[.C13]*2" office:value-type="float" office:value="30" calcext:value-type="float">
            <text:p>30</text:p>
          </table:table-cell>
          <table:table-cell table:formula="of:=+[.D13]+0.0075" office:value-type="float" office:value="0.0325" calcext:value-type="float">
            <text:p>0.0325</text:p>
          </table:table-cell>
          <table:table-cell table:formula="of:=+[.$E$17]+[.E22]" office:value-type="float" office:value="0.14" calcext:value-type="float">
            <text:p>0.14</text:p>
          </table:table-cell>
          <table:table-cell table:formula="of:=+[.C23]+[.D23]*[.B23]+[.E23]*[.A23]" office:value-type="float" office:value="260" calcext:value-type="float">
            <text:p>260</text:p>
          </table:table-cell>
          <table:table-cell office:value-type="float" office:value="283.47" calcext:value-type="float">
            <text:p>283.47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0" calcext:value-type="float">
            <text:p>10000</text:p>
          </table:table-cell>
          <table:table-cell table:formula="of:=+[.C14]*2" office:value-type="float" office:value="30" calcext:value-type="float">
            <text:p>30</text:p>
          </table:table-cell>
          <table:table-cell table:formula="of:=+[.D14]+0.0075" office:value-type="float" office:value="0.0265" calcext:value-type="float">
            <text:p>0.0265</text:p>
          </table:table-cell>
          <table:table-cell table:formula="of:=+[.$E$17]+[.E23]" office:value-type="float" office:value="0.16" calcext:value-type="float">
            <text:p>0.16</text:p>
          </table:table-cell>
          <table:table-cell table:formula="of:=+[.C24]+[.D24]*[.B24]+[.E24]*[.A24]" office:value-type="float" office:value="335" calcext:value-type="float">
            <text:p>335</text:p>
          </table:table-cell>
          <table:table-cell office:value-type="float" office:value="366.05" calcext:value-type="float">
            <text:p>366.05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000" calcext:value-type="float">
            <text:p>15000</text:p>
          </table:table-cell>
          <table:table-cell table:formula="of:=+[.C15]*2" office:value-type="float" office:value="40" calcext:value-type="float">
            <text:p>40</text:p>
          </table:table-cell>
          <table:table-cell table:formula="of:=+[.D15]+0.0075" office:value-type="float" office:value="0.0225" calcext:value-type="float">
            <text:p>0.0225</text:p>
          </table:table-cell>
          <table:table-cell table:formula="of:=+[.$E$17]+[.E24]" office:value-type="float" office:value="0.18" calcext:value-type="float">
            <text:p>0.18</text:p>
          </table:table-cell>
          <table:table-cell table:formula="of:=+[.C25]+[.D25]*[.B25]+[.E25]*[.A25]" office:value-type="float" office:value="422.5" calcext:value-type="float">
            <text:p>422.5</text:p>
          </table:table-cell>
          <table:table-cell office:value-type="float" office:value="448.39" calcext:value-type="float">
            <text:p>448.39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000" calcext:value-type="float">
            <text:p>24000</text:p>
          </table:table-cell>
          <table:table-cell table:formula="of:=+[.C16]*2" office:value-type="float" office:value="60" calcext:value-type="float">
            <text:p>60</text:p>
          </table:table-cell>
          <table:table-cell table:formula="of:=+[.D16]+0.0075" office:value-type="float" office:value="0.019" calcext:value-type="float">
            <text:p>0.019</text:p>
          </table:table-cell>
          <table:table-cell table:formula="of:=+[.$E$17]+[.E25]" office:value-type="float" office:value="0.2" calcext:value-type="float">
            <text:p>0.2</text:p>
          </table:table-cell>
          <table:table-cell table:formula="of:=+[.C26]+[.D26]*[.B26]+[.E26]*[.A26]" office:value-type="float" office:value="566" calcext:value-type="float">
            <text:p>566</text:p>
          </table:table-cell>
          <table:table-cell office:value-type="float" office:value="567.29" calcext:value-type="float">
            <text:p>567.2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03" calcext:value-type="float">
            <text:p>0.03</text:p>
          </table:table-cell>
          <table:table-cell table:formula="of:=+[.C27]+[.D27]*[.B27]+[.E27]*[.A27]" office:value-type="float" office:value="55" calcext:value-type="float">
            <text:p>55</text:p>
          </table:table-cell>
          <table:table-cell office:value-type="float" office:value="53.66" calcext:value-type="float">
            <text:p>53.66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formula="of:=+[.C18]*2" office:value-type="float" office:value="20" calcext:value-type="float">
            <text:p>20</text:p>
          </table:table-cell>
          <table:table-cell table:formula="of:=+[.D18]+0.0075*1.5" office:value-type="float" office:value="0.17375" calcext:value-type="float">
            <text:p>0.17375</text:p>
          </table:table-cell>
          <table:table-cell table:formula="of:=+[.$E$27]+[.E27]" office:value-type="float" office:value="0.06" calcext:value-type="float">
            <text:p>0.06</text:p>
          </table:table-cell>
          <table:table-cell table:formula="of:=+[.C28]+[.D28]*[.B28]+[.E28]*[.A28]" office:value-type="float" office:value="84.75" calcext:value-type="float">
            <text:p>84.75</text:p>
          </table:table-cell>
          <table:table-cell office:value-type="float" office:value="77.82" calcext:value-type="float">
            <text:p>77.82</text:p>
          </table:table-cell>
          <table:table-cell office:value-type="float" office:value="0.1" calcext:value-type="float">
            <text:p>0.1</text:p>
          </table:table-cell>
          <table:table-cell table:formula="of:=+[.D27]*0.7" office:value-type="float" office:value="0.175" calcext:value-type="float">
            <text:p>0.175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formula="of:=+[.C19]*2" office:value-type="float" office:value="20" calcext:value-type="float">
            <text:p>20</text:p>
          </table:table-cell>
          <table:table-cell table:formula="of:=+[.D19]+0.0075*1.5" office:value-type="float" office:value="0.11375" calcext:value-type="float">
            <text:p>0.11375</text:p>
          </table:table-cell>
          <table:table-cell table:formula="of:=+[.$E$27]+[.E28]" office:value-type="float" office:value="0.09" calcext:value-type="float">
            <text:p>0.09</text:p>
          </table:table-cell>
          <table:table-cell table:formula="of:=+[.C29]+[.D29]*[.B29]+[.E29]*[.A29]" office:value-type="float" office:value="121.875" calcext:value-type="float">
            <text:p>121.875</text:p>
          </table:table-cell>
          <table:table-cell office:value-type="float" office:value="127.21" calcext:value-type="float">
            <text:p>127.21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+[.C20]*2" office:value-type="float" office:value="20" calcext:value-type="float">
            <text:p>20</text:p>
          </table:table-cell>
          <table:table-cell table:formula="of:=+[.D20]+0.0075*1.5" office:value-type="float" office:value="0.08675" calcext:value-type="float">
            <text:p>0.08675</text:p>
          </table:table-cell>
          <table:table-cell table:formula="of:=+[.$E$27]+[.E29]" office:value-type="float" office:value="0.12" calcext:value-type="float">
            <text:p>0.12</text:p>
          </table:table-cell>
          <table:table-cell table:formula="of:=+[.C30]+[.D30]*[.B30]+[.E30]*[.A30]" office:value-type="float" office:value="166.75" calcext:value-type="float">
            <text:p>166.75</text:p>
          </table:table-cell>
          <table:table-cell office:value-type="float" office:value="184.49" calcext:value-type="float">
            <text:p>184.4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formula="of:=+[.C21]*2" office:value-type="float" office:value="40" calcext:value-type="float">
            <text:p>40</text:p>
          </table:table-cell>
          <table:table-cell table:formula="of:=+[.D21]+0.0075*1.5" office:value-type="float" office:value="0.06375" calcext:value-type="float">
            <text:p>0.06375</text:p>
          </table:table-cell>
          <table:table-cell table:formula="of:=+[.$E$27]+[.E30]" office:value-type="float" office:value="0.15" calcext:value-type="float">
            <text:p>0.15</text:p>
          </table:table-cell>
          <table:table-cell table:formula="of:=+[.C31]+[.D31]*[.B31]+[.E31]*[.A31]" office:value-type="float" office:value="242.5" calcext:value-type="float">
            <text:p>242.5</text:p>
          </table:table-cell>
          <table:table-cell office:value-type="float" office:value="267.57" calcext:value-type="float">
            <text:p>267.57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table:formula="of:=+[.C22]*2" office:value-type="float" office:value="60" calcext:value-type="float">
            <text:p>60</text:p>
          </table:table-cell>
          <table:table-cell table:formula="of:=+[.D22]+0.0075*1.5" office:value-type="float" office:value="0.04875" calcext:value-type="float">
            <text:p>0.04875</text:p>
          </table:table-cell>
          <table:table-cell table:formula="of:=+[.$E$27]+[.E31]" office:value-type="float" office:value="0.18" calcext:value-type="float">
            <text:p>0.18</text:p>
          </table:table-cell>
          <table:table-cell table:formula="of:=+[.C32]+[.D32]*[.B32]+[.E32]*[.A32]" office:value-type="float" office:value="345" calcext:value-type="float">
            <text:p>345</text:p>
          </table:table-cell>
          <table:table-cell office:value-type="float" office:value="388.05" calcext:value-type="float">
            <text:p>388.0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table:formula="of:=+[.C23]*2" office:value-type="float" office:value="60" calcext:value-type="float">
            <text:p>60</text:p>
          </table:table-cell>
          <table:table-cell table:formula="of:=+[.D23]+0.0075*1.5" office:value-type="float" office:value="0.04375" calcext:value-type="float">
            <text:p>0.04375</text:p>
          </table:table-cell>
          <table:table-cell table:formula="of:=+[.$E$27]+[.E32]" office:value-type="float" office:value="0.21" calcext:value-type="float">
            <text:p>0.21</text:p>
          </table:table-cell>
          <table:table-cell table:formula="of:=+[.C33]+[.D33]*[.B33]+[.E33]*[.A33]" office:value-type="float" office:value="427.5" calcext:value-type="float">
            <text:p>427.5</text:p>
          </table:table-cell>
          <table:table-cell office:value-type="float" office:value="482.31" calcext:value-type="float">
            <text:p>482.31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+[.C24]*2" office:value-type="float" office:value="60" calcext:value-type="float">
            <text:p>60</text:p>
          </table:table-cell>
          <table:table-cell table:formula="of:=+[.D24]+0.0075*1.5" office:value-type="float" office:value="0.03775" calcext:value-type="float">
            <text:p>0.03775</text:p>
          </table:table-cell>
          <table:table-cell table:formula="of:=+[.$E$27]+[.E33]" office:value-type="float" office:value="0.24" calcext:value-type="float">
            <text:p>0.24</text:p>
          </table:table-cell>
          <table:table-cell table:formula="of:=+[.C34]+[.D34]*[.B34]+[.E34]*[.A34]" office:value-type="float" office:value="557.5" calcext:value-type="float">
            <text:p>557.5</text:p>
          </table:table-cell>
          <table:table-cell office:value-type="float" office:value="634.33" calcext:value-type="float">
            <text:p>634.33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00" calcext:value-type="float">
            <text:p>15000</text:p>
          </table:table-cell>
          <table:table-cell table:formula="of:=+[.C25]*2" office:value-type="float" office:value="80" calcext:value-type="float">
            <text:p>80</text:p>
          </table:table-cell>
          <table:table-cell table:formula="of:=+[.D25]+0.0075*1.5" office:value-type="float" office:value="0.03375" calcext:value-type="float">
            <text:p>0.03375</text:p>
          </table:table-cell>
          <table:table-cell table:formula="of:=+[.$E$27]+[.E34]" office:value-type="float" office:value="0.27" calcext:value-type="float">
            <text:p>0.27</text:p>
          </table:table-cell>
          <table:table-cell table:formula="of:=+[.C35]+[.D35]*[.B35]+[.E35]*[.A35]" office:value-type="float" office:value="721.25" calcext:value-type="float">
            <text:p>721.25</text:p>
          </table:table-cell>
          <table:table-cell office:value-type="float" office:value="788.42" calcext:value-type="float">
            <text:p>788.42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000" calcext:value-type="float">
            <text:p>24000</text:p>
          </table:table-cell>
          <table:table-cell table:formula="of:=+[.C26]*2" office:value-type="float" office:value="120" calcext:value-type="float">
            <text:p>120</text:p>
          </table:table-cell>
          <table:table-cell table:formula="of:=+[.D26]+0.0075*1.5" office:value-type="float" office:value="0.03025" calcext:value-type="float">
            <text:p>0.03025</text:p>
          </table:table-cell>
          <table:table-cell table:formula="of:=+[.$E$27]+[.E35]" office:value-type="float" office:value="0.3" calcext:value-type="float">
            <text:p>0.3</text:p>
          </table:table-cell>
          <table:table-cell table:formula="of:=+[.C36]+[.D36]*[.B36]+[.E36]*[.A36]" office:value-type="float" office:value="996" calcext:value-type="float">
            <text:p>996</text:p>
          </table:table-cell>
          <table:table-cell office:value-type="float" office:value="1014.46" calcext:value-type="float">
            <text:p>1014.4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3" calcext:value-type="float">
            <text:p>0.03</text:p>
          </table:table-cell>
          <table:table-cell table:formula="of:=+[.C37]+[.D37]*[.B37]+[.E37]*[.A37]" office:value-type="float" office:value="55" calcext:value-type="float">
            <text:p>55</text:p>
          </table:table-cell>
          <table:table-cell office:value-type="float" office:value="54.31" calcext:value-type="float">
            <text:p>54.3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formula="of:=+[.C28]*2" office:value-type="float" office:value="40" calcext:value-type="float">
            <text:p>40</text:p>
          </table:table-cell>
          <table:table-cell table:formula="of:=+[.D28]+0.0075*1.5" office:value-type="float" office:value="0.185" calcext:value-type="float">
            <text:p>0.185</text:p>
          </table:table-cell>
          <table:table-cell table:formula="of:=+0.04+[.E37]" office:value-type="float" office:value="0.07" calcext:value-type="float">
            <text:p>0.07</text:p>
          </table:table-cell>
          <table:table-cell table:formula="of:=+[.C38]+[.D38]*[.B38]+[.E38]*[.A38]" office:value-type="float" office:value="147" calcext:value-type="float">
            <text:p>147</text:p>
          </table:table-cell>
          <table:table-cell office:value-type="float" office:value="84.42" calcext:value-type="float">
            <text:p>84.4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formula="of:=+[.C29]*2" office:value-type="float" office:value="40" calcext:value-type="float">
            <text:p>40</text:p>
          </table:table-cell>
          <table:table-cell table:formula="of:=+[.D29]+0.0075*1.5" office:value-type="float" office:value="0.125" calcext:value-type="float">
            <text:p>0.125</text:p>
          </table:table-cell>
          <table:table-cell table:formula="of:=+0.04+[.E38]" office:value-type="float" office:value="0.11" calcext:value-type="float">
            <text:p>0.11</text:p>
          </table:table-cell>
          <table:table-cell table:formula="of:=+[.C39]+[.D39]*[.B39]+[.E39]*[.A39]" office:value-type="float" office:value="212.5" calcext:value-type="float">
            <text:p>212.5</text:p>
          </table:table-cell>
          <table:table-cell office:value-type="float" office:value="151.25" calcext:value-type="float">
            <text:p>151.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formula="of:=+[.C30]*2" office:value-type="float" office:value="40" calcext:value-type="float">
            <text:p>40</text:p>
          </table:table-cell>
          <table:table-cell table:formula="of:=+[.D30]+0.0075*1.5" office:value-type="float" office:value="0.098" calcext:value-type="float">
            <text:p>0.098</text:p>
          </table:table-cell>
          <table:table-cell table:formula="of:=+0.04+[.E39]" office:value-type="float" office:value="0.15" calcext:value-type="float">
            <text:p>0.15</text:p>
          </table:table-cell>
          <table:table-cell table:formula="of:=+[.C40]+[.D40]*[.B40]+[.E40]*[.A40]" office:value-type="float" office:value="288" calcext:value-type="float">
            <text:p>288</text:p>
          </table:table-cell>
          <table:table-cell office:value-type="float" office:value="235.11" calcext:value-type="float">
            <text:p>235.1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+[.C31]*2" office:value-type="float" office:value="80" calcext:value-type="float">
            <text:p>80</text:p>
          </table:table-cell>
          <table:table-cell table:formula="of:=+[.D31]+0.0075*1.5" office:value-type="float" office:value="0.075" calcext:value-type="float">
            <text:p>0.075</text:p>
          </table:table-cell>
          <table:table-cell table:formula="of:=+0.04+[.E40]" office:value-type="float" office:value="0.19" calcext:value-type="float">
            <text:p>0.19</text:p>
          </table:table-cell>
          <table:table-cell table:formula="of:=+[.C41]+[.D41]*[.B41]+[.E41]*[.A41]" office:value-type="float" office:value="420" calcext:value-type="float">
            <text:p>420</text:p>
          </table:table-cell>
          <table:table-cell office:value-type="float" office:value="365.46" calcext:value-type="float">
            <text:p>365.4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+[.C32]*2" office:value-type="float" office:value="120" calcext:value-type="float">
            <text:p>120</text:p>
          </table:table-cell>
          <table:table-cell table:formula="of:=+[.D32]+0.0075*1.5" office:value-type="float" office:value="0.06" calcext:value-type="float">
            <text:p>0.06</text:p>
          </table:table-cell>
          <table:table-cell table:formula="of:=+0.04+[.E41]" office:value-type="float" office:value="0.23" calcext:value-type="float">
            <text:p>0.23</text:p>
          </table:table-cell>
          <table:table-cell table:formula="of:=+[.C42]+[.D42]*[.B42]+[.E42]*[.A42]" office:value-type="float" office:value="590" calcext:value-type="float">
            <text:p>590</text:p>
          </table:table-cell>
          <table:table-cell office:value-type="float" office:value="568.09" calcext:value-type="float">
            <text:p>568.0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table:formula="of:=+[.C33]*2" office:value-type="float" office:value="120" calcext:value-type="float">
            <text:p>120</text:p>
          </table:table-cell>
          <table:table-cell table:formula="of:=+[.D33]+0.0075*1.5" office:value-type="float" office:value="0.055" calcext:value-type="float">
            <text:p>0.055</text:p>
          </table:table-cell>
          <table:table-cell table:formula="of:=+0.04+[.E42]" office:value-type="float" office:value="0.27" calcext:value-type="float">
            <text:p>0.27</text:p>
          </table:table-cell>
          <table:table-cell table:formula="of:=+[.C43]+[.D43]*[.B43]+[.E43]*[.A43]" office:value-type="float" office:value="720" calcext:value-type="float">
            <text:p>720</text:p>
          </table:table-cell>
          <table:table-cell office:value-type="float" office:value="735.33" calcext:value-type="float">
            <text:p>735.3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+[.C34]*2" office:value-type="float" office:value="120" calcext:value-type="float">
            <text:p>120</text:p>
          </table:table-cell>
          <table:table-cell table:formula="of:=+[.D34]+0.0075*1.5" office:value-type="float" office:value="0.049" calcext:value-type="float">
            <text:p>0.049</text:p>
          </table:table-cell>
          <table:table-cell table:formula="of:=+0.04+[.E43]" office:value-type="float" office:value="0.31" calcext:value-type="float">
            <text:p>0.31</text:p>
          </table:table-cell>
          <table:table-cell table:formula="of:=+[.C44]+[.D44]*[.B44]+[.E44]*[.A44]" office:value-type="float" office:value="920" calcext:value-type="float">
            <text:p>920</text:p>
          </table:table-cell>
          <table:table-cell office:value-type="float" office:value="1017.81" calcext:value-type="float">
            <text:p>1017.8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table:formula="of:=+[.C35]*2" office:value-type="float" office:value="160" calcext:value-type="float">
            <text:p>160</text:p>
          </table:table-cell>
          <table:table-cell table:formula="of:=+[.D35]+0.0075*1.5" office:value-type="float" office:value="0.045" calcext:value-type="float">
            <text:p>0.045</text:p>
          </table:table-cell>
          <table:table-cell table:formula="of:=+0.04+[.E44]" office:value-type="float" office:value="0.35" calcext:value-type="float">
            <text:p>0.35</text:p>
          </table:table-cell>
          <table:table-cell table:formula="of:=+[.C45]+[.D45]*[.B45]+[.E45]*[.A45]" office:value-type="float" office:value="1185" calcext:value-type="float">
            <text:p>1185</text:p>
          </table:table-cell>
          <table:table-cell office:value-type="float" office:value="1317.45" calcext:value-type="float">
            <text:p>1317.4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4000" calcext:value-type="float">
            <text:p>24000</text:p>
          </table:table-cell>
          <table:table-cell table:formula="of:=+[.C36]*2" office:value-type="float" office:value="240" calcext:value-type="float">
            <text:p>240</text:p>
          </table:table-cell>
          <table:table-cell table:formula="of:=+[.D36]+0.0075*1.5" office:value-type="float" office:value="0.0415" calcext:value-type="float">
            <text:p>0.0415</text:p>
          </table:table-cell>
          <table:table-cell table:formula="of:=+0.04+[.E45]" office:value-type="float" office:value="0.39" calcext:value-type="float">
            <text:p>0.39</text:p>
          </table:table-cell>
          <table:table-cell table:formula="of:=+[.C46]+[.D46]*[.B46]+[.E46]*[.A46]" office:value-type="float" office:value="1626" calcext:value-type="float">
            <text:p>1626</text:p>
          </table:table-cell>
          <table:table-cell office:value-type="float" office:value="1776.79" calcext:value-type="float">
            <text:p>1776.79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03" calcext:value-type="float">
            <text:p>0.03</text:p>
          </table:table-cell>
          <table:table-cell table:formula="of:=+[.C47]+[.D47]*[.B47]+[.E47]*[.A47]" office:value-type="float" office:value="80" calcext:value-type="float">
            <text:p>80</text:p>
          </table:table-cell>
          <table:table-cell office:value-type="float" office:value="79.84" calcext:value-type="float">
            <text:p>79.84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table:formula="of:=+[.C38]*2" office:value-type="float" office:value="80" calcext:value-type="float">
            <text:p>80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table:formula="of:=+[.C48]+[.D48]*[.B48]+[.E48]*[.A48]"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table:formula="of:=+[.C39]*2" office:value-type="float" office:value="80" calcext:value-type="float">
            <text:p>80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table:formula="of:=+[.C49]+[.D49]*[.B49]+[.E49]*[.A49]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+[.C40]*2" office:value-type="float" office:value="80" calcext:value-type="float">
            <text:p>80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table:formula="of:=+[.C50]+[.D50]*[.B50]+[.E50]*[.A50]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table:formula="of:=+[.C41]*2" office:value-type="float" office:value="160" calcext:value-type="float">
            <text:p>160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" calcext:value-type="float">
            <text:p>0.03</text:p>
          </table:table-cell>
          <table:table-cell table:formula="of:=+[.C51]+[.D51]*[.B51]+[.E51]*[.A51]"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00" calcext:value-type="float">
            <text:p>4000</text:p>
          </table:table-cell>
          <table:table-cell table:formula="of:=+[.C42]*2" office:value-type="float" office:value="240" calcext:value-type="float">
            <text:p>240</text:p>
          </table:table-cell>
          <table:table-cell table:number-columns-repeated="2" office:value-type="float" office:value="0.03" calcext:value-type="float">
            <text:p>0.03</text:p>
          </table:table-cell>
          <table:table-cell table:formula="of:=+[.C52]+[.D52]*[.B52]+[.E52]*[.A52]"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000" calcext:value-type="float">
            <text:p>6000</text:p>
          </table:table-cell>
          <table:table-cell table:formula="of:=+[.C43]*2" office:value-type="float" office:value="240" calcext:value-type="float">
            <text:p>24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" calcext:value-type="float">
            <text:p>0.03</text:p>
          </table:table-cell>
          <table:table-cell table:formula="of:=+[.C53]+[.D53]*[.B53]+[.E53]*[.A53]"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formula="of:=+[.C44]*2" office:value-type="float" office:value="240" calcext:value-type="float">
            <text:p>24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" calcext:value-type="float">
            <text:p>0.03</text:p>
          </table:table-cell>
          <table:table-cell table:formula="of:=+[.C54]+[.D54]*[.B54]+[.E54]*[.A54]"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00" calcext:value-type="float">
            <text:p>15000</text:p>
          </table:table-cell>
          <table:table-cell table:formula="of:=+[.C45]*2" office:value-type="float" office:value="320" calcext:value-type="float">
            <text:p>32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" calcext:value-type="float">
            <text:p>0.03</text:p>
          </table:table-cell>
          <table:table-cell table:formula="of:=+[.C55]+[.D55]*[.B55]+[.E55]*[.A55]" office:value-type="float" office:value="590" calcext:value-type="float">
            <text:p>590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4000" calcext:value-type="float">
            <text:p>24000</text:p>
          </table:table-cell>
          <table:table-cell table:formula="of:=+[.C46]*2" office:value-type="float" office:value="480" calcext:value-type="float">
            <text:p>480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3" calcext:value-type="float">
            <text:p>0.03</text:p>
          </table:table-cell>
          <table:table-cell table:formula="of:=+[.C56]+[.D56]*[.B56]+[.E56]*[.A56]"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4" calcext:value-type="float">
            <text:p>0.04</text:p>
          </table:table-cell>
          <table:table-cell table:formula="of:=+[.C57]+[.D57]*[.B57]+[.E57]*[.A57]" office:value-type="float" office:value="105" calcext:value-type="float">
            <text:p>105</text:p>
          </table:table-cell>
          <table:table-cell office:value-type="float" office:value="105.38" calcext:value-type="float">
            <text:p>105.38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formula="of:=+[.C48]*2" office:value-type="float" office:value="160" calcext:value-type="float">
            <text:p>160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+[.C58]+[.D58]*[.B58]+[.E58]*[.A58]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+[.C49]*2" office:value-type="float" office:value="160" calcext:value-type="float">
            <text:p>160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C59]+[.D59]*[.B59]+[.E59]*[.A59]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+[.C50]*2" office:value-type="float" office:value="160" calcext:value-type="float">
            <text:p>160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+[.C60]+[.D60]*[.B60]+[.E60]*[.A60]"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table:formula="of:=+[.C51]*2" office:value-type="float" office:value="320" calcext:value-type="float">
            <text:p>320</text:p>
          </table:table-cell>
          <table:table-cell office:value-type="float" office:value="0.045" calcext:value-type="float">
            <text:p>0.045</text:p>
          </table:table-cell>
          <table:table-cell/>
          <table:table-cell table:formula="of:=+[.C61]+[.D61]*[.B61]+[.E61]*[.A61]"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+[.C52]*2" office:value-type="float" office:value="480" calcext:value-type="float">
            <text:p>480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+[.C62]+[.D62]*[.B62]+[.E62]*[.A62]"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00" calcext:value-type="float">
            <text:p>6000</text:p>
          </table:table-cell>
          <table:table-cell table:formula="of:=+[.C53]*2" office:value-type="float" office:value="480" calcext:value-type="float">
            <text:p>480</text:p>
          </table:table-cell>
          <table:table-cell office:value-type="float" office:value="0.025" calcext:value-type="float">
            <text:p>0.025</text:p>
          </table:table-cell>
          <table:table-cell/>
          <table:table-cell table:formula="of:=+[.C63]+[.D63]*[.B63]+[.E63]*[.A63]" office:value-type="float" office:value="630" calcext:value-type="float">
            <text:p>63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formula="of:=+[.C54]*2" office:value-type="float" office:value="480" calcext:value-type="float">
            <text:p>480</text:p>
          </table:table-cell>
          <table:table-cell office:value-type="float" office:value="0.019" calcext:value-type="float">
            <text:p>0.019</text:p>
          </table:table-cell>
          <table:table-cell/>
          <table:table-cell table:formula="of:=+[.C64]+[.D64]*[.B64]+[.E64]*[.A64]" office:value-type="float" office:value="670" calcext:value-type="float">
            <text:p>67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00" calcext:value-type="float">
            <text:p>15000</text:p>
          </table:table-cell>
          <table:table-cell table:formula="of:=+[.C55]*2" office:value-type="float" office:value="640" calcext:value-type="float">
            <text:p>640</text:p>
          </table:table-cell>
          <table:table-cell office:value-type="float" office:value="0.015" calcext:value-type="float">
            <text:p>0.015</text:p>
          </table:table-cell>
          <table:table-cell/>
          <table:table-cell table:formula="of:=+[.C65]+[.D65]*[.B65]+[.E65]*[.A65]" office:value-type="float" office:value="865" calcext:value-type="float">
            <text:p>865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000" calcext:value-type="float">
            <text:p>24000</text:p>
          </table:table-cell>
          <table:table-cell table:formula="of:=+[.C56]*2" office:value-type="float" office:value="960" calcext:value-type="float">
            <text:p>960</text:p>
          </table:table-cell>
          <table:table-cell office:value-type="float" office:value="0.0115" calcext:value-type="float">
            <text:p>0.0115</text:p>
          </table:table-cell>
          <table:table-cell/>
          <table:table-cell table:formula="of:=+[.C66]+[.D66]*[.B66]+[.E66]*[.A66]" office:value-type="float" office:value="1236" calcext:value-type="float">
            <text:p>1236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04" calcext:value-type="float">
            <text:p>0.04</text:p>
          </table:table-cell>
          <table:table-cell table:formula="of:=+[.C67]+[.D67]*[.B67]+[.E67]*[.A67]" office:value-type="float" office:value="130" calcext:value-type="float">
            <text:p>130</text:p>
          </table:table-cell>
          <table:table-cell office:value-type="float" office:value="130.91" calcext:value-type="float">
            <text:p>130.91</text:p>
          </table:table-cell>
          <table:table-cell table:number-columns-repeated="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table:formula="of:=+[.C68]+[.D68]*[.B68]+[.E68]*[.A68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formula="of:=+[.C69]+[.D69]*[.B69]+[.E69]*[.A69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table:formula="of:=+[.C70]+[.D70]*[.B70]+[.E70]*[.A70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0.045" calcext:value-type="float">
            <text:p>0.045</text:p>
          </table:table-cell>
          <table:table-cell/>
          <table:table-cell table:formula="of:=+[.C71]+[.D71]*[.B71]+[.E71]*[.A71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+[.C72]+[.D72]*[.B72]+[.E72]*[.A72]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0.025" calcext:value-type="float">
            <text:p>0.025</text:p>
          </table:table-cell>
          <table:table-cell/>
          <table:table-cell table:formula="of:=+[.C73]+[.D73]*[.B73]+[.E73]*[.A73]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0.019" calcext:value-type="float">
            <text:p>0.019</text:p>
          </table:table-cell>
          <table:table-cell/>
          <table:table-cell table:formula="of:=+[.C74]+[.D74]*[.B74]+[.E74]*[.A74]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0.015" calcext:value-type="float">
            <text:p>0.015</text:p>
          </table:table-cell>
          <table:table-cell/>
          <table:table-cell table:formula="of:=+[.C75]+[.D75]*[.B75]+[.E75]*[.A75]"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0.0115" calcext:value-type="float">
            <text:p>0.0115</text:p>
          </table:table-cell>
          <table:table-cell/>
          <table:table-cell table:formula="of:=+[.C76]+[.D76]*[.B76]+[.E76]*[.A76]"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04" calcext:value-type="float">
            <text:p>0.04</text:p>
          </table:table-cell>
          <table:table-cell table:formula="of:=+[.C77]+[.D77]*[.B77]+[.E77]*[.A77]" office:value-type="float" office:value="155" calcext:value-type="float">
            <text:p>155</text:p>
          </table:table-cell>
          <table:table-cell office:value-type="float" office:value="156.45" calcext:value-type="float">
            <text:p>156.45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table:formula="of:=+[.C78]+[.D78]*[.B78]+[.E78]*[.A78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formula="of:=+[.C79]+[.D79]*[.B79]+[.E79]*[.A79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table:formula="of:=+[.C80]+[.D80]*[.B80]+[.E80]*[.A80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0.045" calcext:value-type="float">
            <text:p>0.045</text:p>
          </table:table-cell>
          <table:table-cell/>
          <table:table-cell table:formula="of:=+[.C81]+[.D81]*[.B81]+[.E81]*[.A81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+[.C82]+[.D82]*[.B82]+[.E82]*[.A82]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0.025" calcext:value-type="float">
            <text:p>0.025</text:p>
          </table:table-cell>
          <table:table-cell/>
          <table:table-cell table:formula="of:=+[.C83]+[.D83]*[.B83]+[.E83]*[.A83]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0.019" calcext:value-type="float">
            <text:p>0.019</text:p>
          </table:table-cell>
          <table:table-cell/>
          <table:table-cell table:formula="of:=+[.C84]+[.D84]*[.B84]+[.E84]*[.A84]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0.015" calcext:value-type="float">
            <text:p>0.015</text:p>
          </table:table-cell>
          <table:table-cell/>
          <table:table-cell table:formula="of:=+[.C85]+[.D85]*[.B85]+[.E85]*[.A85]"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0.0115" calcext:value-type="float">
            <text:p>0.0115</text:p>
          </table:table-cell>
          <table:table-cell/>
          <table:table-cell table:formula="of:=+[.C86]+[.D86]*[.B86]+[.E86]*[.A86]"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0.25" calcext:value-type="float">
            <text:p>0.25</text:p>
          </table:table-cell>
          <table:table-cell office:value-type="float" office:value="0.04" calcext:value-type="float">
            <text:p>0.04</text:p>
          </table:table-cell>
          <table:table-cell table:formula="of:=+[.C87]+[.D87]*[.B87]+[.E87]*[.A87]" office:value-type="float" office:value="310" calcext:value-type="float">
            <text:p>310</text:p>
          </table:table-cell>
          <table:table-cell office:value-type="float" office:value="309.65" calcext:value-type="float">
            <text:p>309.65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table:formula="of:=+[.C88]+[.D88]*[.B88]+[.E88]*[.A88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formula="of:=+[.C89]+[.D89]*[.B89]+[.E89]*[.A89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table:formula="of:=+[.C90]+[.D90]*[.B90]+[.E90]*[.A90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0.045" calcext:value-type="float">
            <text:p>0.045</text:p>
          </table:table-cell>
          <table:table-cell/>
          <table:table-cell table:formula="of:=+[.C91]+[.D91]*[.B91]+[.E91]*[.A91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+[.C92]+[.D92]*[.B92]+[.E92]*[.A92]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000" calcext:value-type="float">
            <text:p>6000</text:p>
          </table:table-cell>
          <table:table-cell/>
          <table:table-cell office:value-type="float" office:value="0.025" calcext:value-type="float">
            <text:p>0.025</text:p>
          </table:table-cell>
          <table:table-cell/>
          <table:table-cell table:formula="of:=+[.C93]+[.D93]*[.B93]+[.E93]*[.A93]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0.019" calcext:value-type="float">
            <text:p>0.019</text:p>
          </table:table-cell>
          <table:table-cell/>
          <table:table-cell table:formula="of:=+[.C94]+[.D94]*[.B94]+[.E94]*[.A94]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0.015" calcext:value-type="float">
            <text:p>0.015</text:p>
          </table:table-cell>
          <table:table-cell/>
          <table:table-cell table:formula="of:=+[.C95]+[.D95]*[.B95]+[.E95]*[.A95]"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0.0115" calcext:value-type="float">
            <text:p>0.0115</text:p>
          </table:table-cell>
          <table:table-cell/>
          <table:table-cell table:formula="of:=+[.C96]+[.D96]*[.B96]+[.E96]*[.A96]"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.25" calcext:value-type="float">
            <text:p>0.25</text:p>
          </table:table-cell>
          <table:table-cell office:value-type="float" office:value="0.04" calcext:value-type="float">
            <text:p>0.04</text:p>
          </table:table-cell>
          <table:table-cell table:formula="of:=+[.C97]+[.D97]*[.B97]+[.E97]*[.$E$108]" office:value-type="float" office:value="355.04" calcext:value-type="float">
            <text:p>355.04</text:p>
          </table:table-cell>
          <table:table-cell office:value-type="float" office:value="513.93" calcext:value-type="float">
            <text:p>513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+[.C98]+[.D98]*[.B98]+[.E98]*[.$E$108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+[.C99]+[.D99]*[.B99]+[.E99]*[.$E$108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formula="of:=+[.C100]+[.D100]*[.B100]+[.E100]*[.$E$108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table:formula="of:=+[.C101]+[.D101]*[.B101]+[.E101]*[.$E$108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+[.C102]+[.D102]*[.B102]+[.E102]*[.$E$108]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+[.C103]+[.D103]*[.B103]+[.E103]*[.$E$108]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table:formula="of:=+[.C104]+[.D104]*[.B104]+[.E104]*[.$E$108]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formula="of:=+[.C105]+[.D105]*[.B105]+[.E105]*[.$E$108]"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24000" calcext:value-type="float">
            <text:p>24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4" calcext:value-type="float">
            <text:p>0.04</text:p>
          </table:table-cell>
          <table:table-cell table:formula="of:=+[.C106]+[.D106]*[.B106]+[.E106]*[.$E$108]" office:value-type="float" office:value="10516.04" calcext:value-type="float">
            <text:p>10516.04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float" office:value="6001" calcext:value-type="float">
            <text:p>6001</text:p>
          </table:table-cell>
          <table:table-cell table:number-columns-repeated="4"/>
        </table:table-row>
      </table:table>
      <table:table table:name="Vehicles" table:style-name="ta1" table:print="false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r 1</text:p>
          </table:table-cell>
          <table:table-cell/>
        </table:table-row>
        <table:table-row table:style-name="ro1">
          <table:table-cell office:value-type="string" calcext:value-type="string">
            <text:p>Cap_Weight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Cap_Vol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oling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rane</text:p>
          </table:table-cell>
          <table:table-cell office:value-type="string" calcext:value-type="string">
            <text:p>o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ar 2</text:p>
          </table:table-cell>
          <table:table-cell/>
        </table:table-row>
        <table:table-row table:style-name="ro1">
          <table:table-cell office:value-type="string" calcext:value-type="string">
            <text:p>Cap_Weight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Cap_Vol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ooli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rane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ar 3</text:p>
          </table:table-cell>
          <table:table-cell/>
        </table:table-row>
        <table:table-row table:style-name="ro1">
          <table:table-cell office:value-type="string" calcext:value-type="string">
            <text:p>Cap_Weight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Cap_Vol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ool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rane</text:p>
          </table:table-cell>
          <table:table-cell office:value-type="string" calcext:value-type="string">
            <text:p>no</text:p>
          </table:table-cell>
        </table:table-row>
      </table:table>
      <table:table table:name="Sheet4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6"/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Travel tim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6" table:formula="of:=+10.5*60" office:value-type="float" office:value="630" calcext:value-type="float">
            <text:p>630</text:p>
          </table:table-cell>
          <table:table-cell table:style-name="ce6" office:value-type="float" office:value="1054" calcext:value-type="float">
            <text:p>1054</text:p>
          </table:table-cell>
          <table:table-cell table:formula="of:=+[.B3]/[.C3]" office:value-type="float" office:value="0.597722960151803" calcext:value-type="float">
            <text:p>0.597722960151803</text:p>
          </table:table-cell>
          <table:table-cell table:formula="of:=+[.C3]*[.D3]" office:value-type="float" office:value="630" calcext:value-type="float">
            <text:p>630</text:p>
          </table:table-cell>
        </table:table-row>
        <table:table-row table:style-name="ro1">
          <table:table-cell/>
          <table:table-cell table:style-name="ce6" table:formula="of:=+5.667*60" office:value-type="float" office:value="340.02" calcext:value-type="float">
            <text:p>340.02</text:p>
          </table:table-cell>
          <table:table-cell table:style-name="ce6" office:value-type="float" office:value="450" calcext:value-type="float">
            <text:p>450</text:p>
          </table:table-cell>
          <table:table-cell table:formula="of:=+[.B4]/[.C4]" office:value-type="float" office:value="0.7556" calcext:value-type="float">
            <text:p>0.7556</text:p>
          </table:table-cell>
          <table:table-cell table:formula="of:=+[.C4]*[.D4]" office:value-type="float" office:value="340.02" calcext:value-type="float">
            <text:p>340.02</text:p>
          </table:table-cell>
        </table:table-row>
        <table:table-row table:style-name="ro1">
          <table:table-cell/>
          <table:table-cell table:formula="of:=+12.5*60" office:value-type="float" office:value="750" calcext:value-type="float">
            <text:p>750</text:p>
          </table:table-cell>
          <table:table-cell office:value-type="float" office:value="1275" calcext:value-type="float">
            <text:p>1275</text:p>
          </table:table-cell>
          <table:table-cell table:formula="of:=+[.B5]/[.C5]" office:value-type="float" office:value="0.588235294117647" calcext:value-type="float">
            <text:p>0.588235294117647</text:p>
          </table:table-cell>
          <table:table-cell table:formula="of:=+[.C5]*[.D5]" office:value-type="float" office:value="750" calcext:value-type="float">
            <text:p>750</text:p>
          </table:table-cell>
        </table:table-row>
        <table:table-row table:style-name="ro1">
          <table:table-cell/>
          <table:table-cell table:formula="of:=+14.5*60" office:value-type="float" office:value="870" calcext:value-type="float">
            <text:p>870</text:p>
          </table:table-cell>
          <table:table-cell office:value-type="float" office:value="1540" calcext:value-type="float">
            <text:p>1540</text:p>
          </table:table-cell>
          <table:table-cell table:formula="of:=+[.B6]/[.C6]" office:value-type="float" office:value="0.564935064935065" calcext:value-type="float">
            <text:p>0.564935064935065</text:p>
          </table:table-cell>
          <table:table-cell table:formula="of:=+[.C6]*[.D6]" office:value-type="float" office:value="870" calcext:value-type="float">
            <text:p>870</text:p>
          </table:table-cell>
        </table:table-row>
        <table:table-row table:style-name="ro1">
          <table:table-cell/>
          <table:table-cell table:formula="of:=+16.15*60" office:value-type="float" office:value="969" calcext:value-type="float">
            <text:p>969</text:p>
          </table:table-cell>
          <table:table-cell office:value-type="float" office:value="1575" calcext:value-type="float">
            <text:p>1575</text:p>
          </table:table-cell>
          <table:table-cell table:formula="of:=+[.B7]/[.C7]" office:value-type="float" office:value="0.615238095238095" calcext:value-type="float">
            <text:p>0.615238095238095</text:p>
          </table:table-cell>
          <table:table-cell table:formula="of:=+[.C7]*[.D7]" office:value-type="float" office:value="969" calcext:value-type="float">
            <text:p>969</text:p>
          </table:table-cell>
        </table:table-row>
        <table:table-row table:style-name="ro1">
          <table:table-cell table:number-columns-repeated="3"/>
          <table:table-cell table:style-name="Default" table:formula="of:=+AVERAGE([.D3:.D7])" office:value-type="float" office:value="0.624346282888522" calcext:value-type="float">
            <text:p>0.624346282888522</text:p>
          </table:table-cell>
          <table:table-cell table:style-name="Default"/>
        </table:table-row>
      </table:table>
      <table:table table:name="'file:///home/preben/repo/master/java/res/AT-DE_W-tariffs_LTL.csv'#AT-DE_W-tariffs_LTL" table:print="false" table:style-name="ta_extref">
        <table:table-source xlink:type="simple" xlink:href="../../java/res/AT-DE_W-tariffs_LTL.csv" table:table-name="AT-DE_W-tariffs_LTL" table:filter-name="Text - txt - csv (StarCalc)" table:filter-options="59/44,34,76,1,,2057,false,false" table:mode="copy-results-only"/>
        <table:table-column table:number-columns-repeated="3"/>
        <table:table-row>
          <table:table-cell table:number-columns-repeated="2"/>
          <table:table-cell table:style-name="ce3" office:value-type="string">
            <text:p>KM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0" loext:min-decimal-places="10" number:min-integer-digits="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1">00/00/0000</text:date>, <text:time style:data-style-name="N2" text:time-value="23:24:55.0091838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06:55:39.640226468</meta:creation-date>
    <dc:date>2019-07-01T23:25:36.019537461</dc:date>
    <meta:editing-duration>P2DT19H11M56S</meta:editing-duration>
    <meta:editing-cycles>8</meta:editing-cycles>
    <meta:generator>LibreOffice/6.0.7.3$Linux_X86_64 LibreOffice_project/00m0$Build-3</meta:generator>
    <meta:document-statistic meta:table-count="4" meta:cell-count="2894" meta:object-count="0"/>
  </office:meta>
</office:document-meta>
</file>